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6.81cm" svg:height="15.141cm" svg:x="13.116cm" svg:y="0.531cm">
            <draw:object draw:notify-on-update-of-ranges="LOGGER02.B1:LOGGER02.B1 LOGGER02.B2:LOGGER02.B1057 LOGGER02.C1:LOGGER02.C1 LOGGER02.C2:LOGGER02.C10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9" calcext:value-type="float">
            <text:p>1.29</text:p>
          </table:table-cell>
          <table:table-cell office:value-type="float" office:value="499.72" calcext:value-type="float">
            <text:p>499.72</text:p>
          </table:table-cell>
          <table:table-cell office:value-type="float" office:value="642.64" calcext:value-type="float">
            <text:p>64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7" calcext:value-type="float">
            <text:p>15037</text:p>
          </table:table-cell>
          <table:table-cell table:formula="of:=[.A3]/1000/(60*60*24)" office:value-type="time" office:time-value="PT00H00M15.037S" calcext:value-type="time">
            <text:p>00:00:15</text:p>
          </table:table-cell>
          <table:table-cell office:value-type="float" office:value="1.28" calcext:value-type="float">
            <text:p>1.28</text:p>
          </table:table-cell>
          <table:table-cell office:value-type="float" office:value="499.92" calcext:value-type="float">
            <text:p>499.92</text:p>
          </table:table-cell>
          <table:table-cell office:value-type="float" office:value="638.89" calcext:value-type="float">
            <text:p>638.89</text:p>
          </table:table-cell>
          <table:table-cell office:value-type="float" office:value="2.09" calcext:value-type="float">
            <text:p>2.09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float" office:value="31037" calcext:value-type="float">
            <text:p>31037</text:p>
          </table:table-cell>
          <table:table-cell table:formula="of:=[.A4]/1000/(60*60*24)" office:value-type="time" office:time-value="PT00H00M31.037S" calcext:value-type="time">
            <text:p>00:00:31</text:p>
          </table:table-cell>
          <table:table-cell office:value-type="float" office:value="1.27" calcext:value-type="float">
            <text:p>1.27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6.37" calcext:value-type="float">
            <text:p>636.37</text:p>
          </table:table-cell>
          <table:table-cell office:value-type="float" office:value="4.31" calcext:value-type="float">
            <text:p>4.31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float" office:value="47037" calcext:value-type="float">
            <text:p>47037</text:p>
          </table:table-cell>
          <table:table-cell table:formula="of:=[.A5]/1000/(60*60*24)" office:value-type="time" office:time-value="PT00H00M47.037S" calcext:value-type="time">
            <text:p>00:00:47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6.63" calcext:value-type="float">
            <text:p>636.63</text:p>
          </table:table-cell>
          <table:table-cell office:value-type="float" office:value="6.53" calcext:value-type="float">
            <text:p>6.53</text:p>
          </table:table-cell>
          <table:table-cell office:value-type="float" office:value="8.34" calcext:value-type="float">
            <text:p>8.34</text:p>
          </table:table-cell>
        </table:table-row>
        <table:table-row table:style-name="ro1">
          <table:table-cell office:value-type="float" office:value="63037" calcext:value-type="float">
            <text:p>63037</text:p>
          </table:table-cell>
          <table:table-cell table:formula="of:=[.A6]/1000/(60*60*24)" office:value-type="time" office:time-value="PT00H01M03.037S" calcext:value-type="time">
            <text:p>00:01:03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4.72" calcext:value-type="float">
            <text:p>634.72</text:p>
          </table:table-cell>
          <table:table-cell office:value-type="float" office:value="8.75" calcext:value-type="float">
            <text:p>8.75</text:p>
          </table:table-cell>
          <table:table-cell office:value-type="float" office:value="11.16" calcext:value-type="float">
            <text:p>11.16</text:p>
          </table:table-cell>
        </table:table-row>
        <table:table-row table:style-name="ro1">
          <table:table-cell office:value-type="float" office:value="79037" calcext:value-type="float">
            <text:p>79037</text:p>
          </table:table-cell>
          <table:table-cell table:formula="of:=[.A7]/1000/(60*60*24)" office:value-type="time" office:time-value="PT00H01M19.037S" calcext:value-type="time">
            <text:p>00:01:19</text:p>
          </table:table-cell>
          <table:table-cell office:value-type="float" office:value="1.27" calcext:value-type="float">
            <text:p>1.27</text:p>
          </table:table-cell>
          <table:table-cell office:value-type="float" office:value="499.2" calcext:value-type="float">
            <text:p>499.2</text:p>
          </table:table-cell>
          <table:table-cell office:value-type="float" office:value="633.97" calcext:value-type="float">
            <text:p>633.97</text:p>
          </table:table-cell>
          <table:table-cell office:value-type="float" office:value="10.97" calcext:value-type="float">
            <text:p>10.97</text:p>
          </table:table-cell>
          <table:table-cell office:value-type="float" office:value="13.98" calcext:value-type="float">
            <text:p>13.98</text:p>
          </table:table-cell>
        </table:table-row>
        <table:table-row table:style-name="ro1">
          <table:table-cell office:value-type="float" office:value="95037" calcext:value-type="float">
            <text:p>95037</text:p>
          </table:table-cell>
          <table:table-cell table:formula="of:=[.A8]/1000/(60*60*24)" office:value-type="time" office:time-value="PT00H01M35.037S" calcext:value-type="time">
            <text:p>00:01:35</text:p>
          </table:table-cell>
          <table:table-cell office:value-type="float" office:value="1.27" calcext:value-type="float">
            <text:p>1.27</text:p>
          </table:table-cell>
          <table:table-cell office:value-type="float" office:value="499.6" calcext:value-type="float">
            <text:p>499.6</text:p>
          </table:table-cell>
          <table:table-cell office:value-type="float" office:value="634.47" calcext:value-type="float">
            <text:p>634.47</text:p>
          </table:table-cell>
          <table:table-cell office:value-type="float" office:value="13.19" calcext:value-type="float">
            <text:p>13.19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float" office:value="111037" calcext:value-type="float">
            <text:p>111037</text:p>
          </table:table-cell>
          <table:table-cell table:formula="of:=[.A9]/1000/(60*60*24)" office:value-type="time" office:time-value="PT00H01M51.037S" calcext:value-type="time">
            <text:p>00:01:51</text:p>
          </table:table-cell>
          <table:table-cell office:value-type="float" office:value="1.27" calcext:value-type="float">
            <text:p>1.27</text:p>
          </table:table-cell>
          <table:table-cell office:value-type="float" office:value="499.52" calcext:value-type="float">
            <text:p>499.52</text:p>
          </table:table-cell>
          <table:table-cell office:value-type="float" office:value="632.37" calcext:value-type="float">
            <text:p>632.37</text:p>
          </table:table-cell>
          <table:table-cell office:value-type="float" office:value="15.41" calcext:value-type="float">
            <text:p>15.41</text:p>
          </table:table-cell>
          <table:table-cell office:value-type="float" office:value="19.61" calcext:value-type="float">
            <text:p>19.61</text:p>
          </table:table-cell>
        </table:table-row>
        <table:table-row table:style-name="ro1">
          <table:table-cell office:value-type="float" office:value="127038" calcext:value-type="float">
            <text:p>127038</text:p>
          </table:table-cell>
          <table:table-cell table:formula="of:=[.A10]/1000/(60*60*24)" office:value-type="time" office:time-value="PT00H02M07.038S" calcext:value-type="time">
            <text:p>00:02:07</text:p>
          </table:table-cell>
          <table:table-cell office:value-type="float" office:value="1.26" calcext:value-type="float">
            <text:p>1.26</text:p>
          </table:table-cell>
          <table:table-cell office:value-type="float" office:value="499.32" calcext:value-type="float">
            <text:p>499.32</text:p>
          </table:table-cell>
          <table:table-cell office:value-type="float" office:value="630.12" calcext:value-type="float">
            <text:p>630.12</text:p>
          </table:table-cell>
          <table:table-cell office:value-type="float" office:value="17.63" calcext:value-type="float">
            <text:p>17.63</text:p>
          </table:table-cell>
          <table:table-cell office:value-type="float" office:value="22.42" calcext:value-type="float">
            <text:p>22.42</text:p>
          </table:table-cell>
        </table:table-row>
        <table:table-row table:style-name="ro1">
          <table:table-cell office:value-type="float" office:value="143037" calcext:value-type="float">
            <text:p>143037</text:p>
          </table:table-cell>
          <table:table-cell table:formula="of:=[.A11]/1000/(60*60*24)" office:value-type="time" office:time-value="PT00H02M23.037S" calcext:value-type="time">
            <text:p>00:02:23</text:p>
          </table:table-cell>
          <table:table-cell office:value-type="float" office:value="1.26" calcext:value-type="float">
            <text:p>1.26</text:p>
          </table:table-cell>
          <table:table-cell office:value-type="float" office:value="499.12" calcext:value-type="float">
            <text:p>499.12</text:p>
          </table:table-cell>
          <table:table-cell office:value-type="float" office:value="629.87" calcext:value-type="float">
            <text:p>629.87</text:p>
          </table:table-cell>
          <table:table-cell office:value-type="float" office:value="19.85" calcext:value-type="float">
            <text:p>19.85</text:p>
          </table:table-cell>
          <table:table-cell office:value-type="float" office:value="25.22" calcext:value-type="float">
            <text:p>25.22</text:p>
          </table:table-cell>
        </table:table-row>
        <table:table-row table:style-name="ro1">
          <table:table-cell office:value-type="float" office:value="159037" calcext:value-type="float">
            <text:p>159037</text:p>
          </table:table-cell>
          <table:table-cell table:formula="of:=[.A12]/1000/(60*60*24)" office:value-type="time" office:time-value="PT00H02M39.037S" calcext:value-type="time">
            <text:p>00:02:39</text:p>
          </table:table-cell>
          <table:table-cell office:value-type="float" office:value="1.26" calcext:value-type="float">
            <text:p>1.26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0.62" calcext:value-type="float">
            <text:p>630.62</text:p>
          </table:table-cell>
          <table:table-cell office:value-type="float" office:value="22.07" calcext:value-type="float">
            <text:p>22.07</text:p>
          </table:table-cell>
          <table:table-cell office:value-type="float" office:value="28.03" calcext:value-type="float">
            <text:p>28.03</text:p>
          </table:table-cell>
        </table:table-row>
        <table:table-row table:style-name="ro1">
          <table:table-cell office:value-type="float" office:value="175038" calcext:value-type="float">
            <text:p>175038</text:p>
          </table:table-cell>
          <table:table-cell table:formula="of:=[.A13]/1000/(60*60*24)" office:value-type="time" office:time-value="PT00H02M55.038S" calcext:value-type="time">
            <text:p>00:02:55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28.22" calcext:value-type="float">
            <text:p>628.22</text:p>
          </table:table-cell>
          <table:table-cell office:value-type="float" office:value="24.29" calcext:value-type="float">
            <text:p>24.29</text:p>
          </table:table-cell>
          <table:table-cell office:value-type="float" office:value="30.82" calcext:value-type="float">
            <text:p>30.82</text:p>
          </table:table-cell>
        </table:table-row>
        <table:table-row table:style-name="ro1">
          <table:table-cell office:value-type="float" office:value="191037" calcext:value-type="float">
            <text:p>191037</text:p>
          </table:table-cell>
          <table:table-cell table:formula="of:=[.A14]/1000/(60*60*24)" office:value-type="time" office:time-value="PT00H03M11.037S" calcext:value-type="time">
            <text:p>00:03:11</text:p>
          </table:table-cell>
          <table:table-cell office:value-type="float" office:value="1.26" calcext:value-type="float">
            <text:p>1.26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8.11" calcext:value-type="float">
            <text:p>628.11</text:p>
          </table:table-cell>
          <table:table-cell office:value-type="float" office:value="26.51" calcext:value-type="float">
            <text:p>26.51</text:p>
          </table:table-cell>
          <table:table-cell office:value-type="float" office:value="33.62" calcext:value-type="float">
            <text:p>33.62</text:p>
          </table:table-cell>
        </table:table-row>
        <table:table-row table:style-name="ro1">
          <table:table-cell office:value-type="float" office:value="207037" calcext:value-type="float">
            <text:p>207037</text:p>
          </table:table-cell>
          <table:table-cell table:formula="of:=[.A15]/1000/(60*60*24)" office:value-type="time" office:time-value="PT00H03M27.037S" calcext:value-type="time">
            <text:p>00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6.38" calcext:value-type="float">
            <text:p>626.38</text:p>
          </table:table-cell>
          <table:table-cell office:value-type="float" office:value="28.73" calcext:value-type="float">
            <text:p>28.73</text:p>
          </table:table-cell>
          <table:table-cell office:value-type="float" office:value="36.41" calcext:value-type="float">
            <text:p>36.41</text:p>
          </table:table-cell>
        </table:table-row>
        <table:table-row table:style-name="ro1">
          <table:table-cell office:value-type="float" office:value="223037" calcext:value-type="float">
            <text:p>223037</text:p>
          </table:table-cell>
          <table:table-cell table:formula="of:=[.A16]/1000/(60*60*24)" office:value-type="time" office:time-value="PT00H03M43.037S" calcext:value-type="time">
            <text:p>00:03:43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7" calcext:value-type="float">
            <text:p>628.47</text:p>
          </table:table-cell>
          <table:table-cell office:value-type="float" office:value="30.95" calcext:value-type="float">
            <text:p>30.95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1">
          <table:table-cell office:value-type="float" office:value="239037" calcext:value-type="float">
            <text:p>239037</text:p>
          </table:table-cell>
          <table:table-cell table:formula="of:=[.A17]/1000/(60*60*24)" office:value-type="time" office:time-value="PT00H03M59.037S" calcext:value-type="time">
            <text:p>00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5.97" calcext:value-type="float">
            <text:p>625.97</text:p>
          </table:table-cell>
          <table:table-cell office:value-type="float" office:value="33.17" calcext:value-type="float">
            <text:p>33.17</text:p>
          </table:table-cell>
          <table:table-cell office:value-type="float" office:value="41.98" calcext:value-type="float">
            <text:p>41.98</text:p>
          </table:table-cell>
        </table:table-row>
        <table:table-row table:style-name="ro1">
          <table:table-cell office:value-type="float" office:value="255037" calcext:value-type="float">
            <text:p>255037</text:p>
          </table:table-cell>
          <table:table-cell table:formula="of:=[.A18]/1000/(60*60*24)" office:value-type="time" office:time-value="PT00H04M15.037S" calcext:value-type="time">
            <text:p>00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4.22" calcext:value-type="float">
            <text:p>624.22</text:p>
          </table:table-cell>
          <table:table-cell office:value-type="float" office:value="35.39" calcext:value-type="float">
            <text:p>35.39</text:p>
          </table:table-cell>
          <table:table-cell office:value-type="float" office:value="44.76" calcext:value-type="float">
            <text:p>44.76</text:p>
          </table:table-cell>
        </table:table-row>
        <table:table-row table:style-name="ro1">
          <table:table-cell office:value-type="float" office:value="271037" calcext:value-type="float">
            <text:p>271037</text:p>
          </table:table-cell>
          <table:table-cell table:formula="of:=[.A19]/1000/(60*60*24)" office:value-type="time" office:time-value="PT00H04M31.037S" calcext:value-type="time">
            <text:p>00:04:31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3.96" calcext:value-type="float">
            <text:p>623.96</text:p>
          </table:table-cell>
          <table:table-cell office:value-type="float" office:value="37.61" calcext:value-type="float">
            <text:p>37.61</text:p>
          </table:table-cell>
          <table:table-cell office:value-type="float" office:value="47.54" calcext:value-type="float">
            <text:p>47.54</text:p>
          </table:table-cell>
        </table:table-row>
        <table:table-row table:style-name="ro1">
          <table:table-cell office:value-type="float" office:value="287037" calcext:value-type="float">
            <text:p>287037</text:p>
          </table:table-cell>
          <table:table-cell table:formula="of:=[.A20]/1000/(60*60*24)" office:value-type="time" office:time-value="PT00H04M47.037S" calcext:value-type="time">
            <text:p>00:04:47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6.23" calcext:value-type="float">
            <text:p>626.23</text:p>
          </table:table-cell>
          <table:table-cell office:value-type="float" office:value="39.83" calcext:value-type="float">
            <text:p>39.83</text:p>
          </table:table-cell>
          <table:table-cell office:value-type="float" office:value="50.32" calcext:value-type="float">
            <text:p>50.32</text:p>
          </table:table-cell>
        </table:table-row>
        <table:table-row table:style-name="ro1">
          <table:table-cell office:value-type="float" office:value="303037" calcext:value-type="float">
            <text:p>303037</text:p>
          </table:table-cell>
          <table:table-cell table:formula="of:=[.A21]/1000/(60*60*24)" office:value-type="time" office:time-value="PT00H05M03.037S" calcext:value-type="time">
            <text:p>00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3.99" calcext:value-type="float">
            <text:p>623.99</text:p>
          </table:table-cell>
          <table:table-cell office:value-type="float" office:value="42.05" calcext:value-type="float">
            <text:p>42.05</text:p>
          </table:table-cell>
          <table:table-cell office:value-type="float" office:value="53.09" calcext:value-type="float">
            <text:p>53.09</text:p>
          </table:table-cell>
        </table:table-row>
        <table:table-row table:style-name="ro1">
          <table:table-cell office:value-type="float" office:value="319037" calcext:value-type="float">
            <text:p>319037</text:p>
          </table:table-cell>
          <table:table-cell table:formula="of:=[.A22]/1000/(60*60*24)" office:value-type="time" office:time-value="PT00H05M19.037S" calcext:value-type="time">
            <text:p>00:05:19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4.37" calcext:value-type="float">
            <text:p>624.37</text:p>
          </table:table-cell>
          <table:table-cell office:value-type="float" office:value="44.27" calcext:value-type="float">
            <text:p>44.27</text:p>
          </table:table-cell>
          <table:table-cell office:value-type="float" office:value="55.87" calcext:value-type="float">
            <text:p>55.87</text:p>
          </table:table-cell>
        </table:table-row>
        <table:table-row table:style-name="ro1">
          <table:table-cell office:value-type="float" office:value="335037" calcext:value-type="float">
            <text:p>335037</text:p>
          </table:table-cell>
          <table:table-cell table:formula="of:=[.A23]/1000/(60*60*24)" office:value-type="time" office:time-value="PT00H05M35.037S" calcext:value-type="time">
            <text:p>00:05:35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8" calcext:value-type="float">
            <text:p>622.38</text:p>
          </table:table-cell>
          <table:table-cell office:value-type="float" office:value="46.49" calcext:value-type="float">
            <text:p>46.49</text:p>
          </table:table-cell>
          <table:table-cell office:value-type="float" office:value="58.64" calcext:value-type="float">
            <text:p>58.64</text:p>
          </table:table-cell>
        </table:table-row>
        <table:table-row table:style-name="ro1">
          <table:table-cell office:value-type="float" office:value="351037" calcext:value-type="float">
            <text:p>351037</text:p>
          </table:table-cell>
          <table:table-cell table:formula="of:=[.A24]/1000/(60*60*24)" office:value-type="time" office:time-value="PT00H05M51.037S" calcext:value-type="time">
            <text:p>00:05:51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9" calcext:value-type="float">
            <text:p>622.49</text:p>
          </table:table-cell>
          <table:table-cell office:value-type="float" office:value="48.71" calcext:value-type="float">
            <text:p>48.71</text:p>
          </table:table-cell>
          <table:table-cell office:value-type="float" office:value="61.41" calcext:value-type="float">
            <text:p>61.41</text:p>
          </table:table-cell>
        </table:table-row>
        <table:table-row table:style-name="ro1">
          <table:table-cell office:value-type="float" office:value="367037" calcext:value-type="float">
            <text:p>367037</text:p>
          </table:table-cell>
          <table:table-cell table:formula="of:=[.A25]/1000/(60*60*24)" office:value-type="time" office:time-value="PT00H06M07.037S" calcext:value-type="time">
            <text:p>00:06:07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2.12" calcext:value-type="float">
            <text:p>622.12</text:p>
          </table:table-cell>
          <table:table-cell office:value-type="float" office:value="50.93" calcext:value-type="float">
            <text:p>50.93</text:p>
          </table:table-cell>
          <table:table-cell office:value-type="float" office:value="64.18" calcext:value-type="float">
            <text:p>64.18</text:p>
          </table:table-cell>
        </table:table-row>
        <table:table-row table:style-name="ro1">
          <table:table-cell office:value-type="float" office:value="383037" calcext:value-type="float">
            <text:p>383037</text:p>
          </table:table-cell>
          <table:table-cell table:formula="of:=[.A26]/1000/(60*60*24)" office:value-type="time" office:time-value="PT00H06M23.037S" calcext:value-type="time">
            <text:p>00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2" calcext:value-type="float">
            <text:p>620.22</text:p>
          </table:table-cell>
          <table:table-cell office:value-type="float" office:value="53.15" calcext:value-type="float">
            <text:p>53.15</text:p>
          </table:table-cell>
          <table:table-cell office:value-type="float" office:value="66.94" calcext:value-type="float">
            <text:p>66.94</text:p>
          </table:table-cell>
        </table:table-row>
        <table:table-row table:style-name="ro1">
          <table:table-cell office:value-type="float" office:value="399037" calcext:value-type="float">
            <text:p>399037</text:p>
          </table:table-cell>
          <table:table-cell table:formula="of:=[.A27]/1000/(60*60*24)" office:value-type="time" office:time-value="PT00H06M39.037S" calcext:value-type="time">
            <text:p>00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8" calcext:value-type="float">
            <text:p>620.38</text:p>
          </table:table-cell>
          <table:table-cell office:value-type="float" office:value="55.37" calcext:value-type="float">
            <text:p>55.37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float" office:value="415037" calcext:value-type="float">
            <text:p>415037</text:p>
          </table:table-cell>
          <table:table-cell table:formula="of:=[.A28]/1000/(60*60*24)" office:value-type="time" office:time-value="PT00H06M55.037S" calcext:value-type="time">
            <text:p>00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0.14" calcext:value-type="float">
            <text:p>620.14</text:p>
          </table:table-cell>
          <table:table-cell office:value-type="float" office:value="57.59" calcext:value-type="float">
            <text:p>57.59</text:p>
          </table:table-cell>
          <table:table-cell office:value-type="float" office:value="72.46" calcext:value-type="float">
            <text:p>72.46</text:p>
          </table:table-cell>
        </table:table-row>
        <table:table-row table:style-name="ro1">
          <table:table-cell office:value-type="float" office:value="431037" calcext:value-type="float">
            <text:p>431037</text:p>
          </table:table-cell>
          <table:table-cell table:formula="of:=[.A29]/1000/(60*60*24)" office:value-type="time" office:time-value="PT00H07M11.037S" calcext:value-type="time">
            <text:p>00:07:11</text:p>
          </table:table-cell>
          <table:table-cell office:value-type="float" office:value="1.25" calcext:value-type="float">
            <text:p>1.25</text:p>
          </table:table-cell>
          <table:table-cell office:value-type="float" office:value="499.2" calcext:value-type="float">
            <text:p>499.2</text:p>
          </table:table-cell>
          <table:table-cell office:value-type="float" office:value="621.99" calcext:value-type="float">
            <text:p>621.99</text:p>
          </table:table-cell>
          <table:table-cell office:value-type="float" office:value="59.81" calcext:value-type="float">
            <text:p>59.81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float" office:value="447037" calcext:value-type="float">
            <text:p>447037</text:p>
          </table:table-cell>
          <table:table-cell table:formula="of:=[.A30]/1000/(60*60*24)" office:value-type="time" office:time-value="PT00H07M27.037S" calcext:value-type="time">
            <text:p>00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8" calcext:value-type="float">
            <text:p>620.38</text:p>
          </table:table-cell>
          <table:table-cell office:value-type="float" office:value="62.03" calcext:value-type="float">
            <text:p>62.03</text:p>
          </table:table-cell>
          <table:table-cell office:value-type="float" office:value="77.98" calcext:value-type="float">
            <text:p>77.98</text:p>
          </table:table-cell>
        </table:table-row>
        <table:table-row table:style-name="ro1">
          <table:table-cell office:value-type="float" office:value="463037" calcext:value-type="float">
            <text:p>463037</text:p>
          </table:table-cell>
          <table:table-cell table:formula="of:=[.A31]/1000/(60*60*24)" office:value-type="time" office:time-value="PT00H07M43.037S" calcext:value-type="time">
            <text:p>00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20.22" calcext:value-type="float">
            <text:p>620.22</text:p>
          </table:table-cell>
          <table:table-cell office:value-type="float" office:value="64.25" calcext:value-type="float">
            <text:p>64.25</text:p>
          </table:table-cell>
          <table:table-cell office:value-type="float" office:value="80.73" calcext:value-type="float">
            <text:p>80.73</text:p>
          </table:table-cell>
        </table:table-row>
        <table:table-row table:style-name="ro1">
          <table:table-cell office:value-type="float" office:value="479037" calcext:value-type="float">
            <text:p>479037</text:p>
          </table:table-cell>
          <table:table-cell table:formula="of:=[.A32]/1000/(60*60*24)" office:value-type="time" office:time-value="PT00H07M59.037S" calcext:value-type="time">
            <text:p>00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3" calcext:value-type="float">
            <text:p>618.23</text:p>
          </table:table-cell>
          <table:table-cell office:value-type="float" office:value="66.47" calcext:value-type="float">
            <text:p>66.47</text:p>
          </table:table-cell>
          <table:table-cell office:value-type="float" office:value="83.48" calcext:value-type="float">
            <text:p>83.48</text:p>
          </table:table-cell>
        </table:table-row>
        <table:table-row table:style-name="ro1">
          <table:table-cell office:value-type="float" office:value="495037" calcext:value-type="float">
            <text:p>495037</text:p>
          </table:table-cell>
          <table:table-cell table:formula="of:=[.A33]/1000/(60*60*24)" office:value-type="time" office:time-value="PT00H08M15.037S" calcext:value-type="time">
            <text:p>00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499.4" calcext:value-type="float">
            <text:p>499.4</text:p>
          </table:table-cell>
          <table:table-cell office:value-type="float" office:value="618.21" calcext:value-type="float">
            <text:p>618.21</text:p>
          </table:table-cell>
          <table:table-cell office:value-type="float" office:value="68.69" calcext:value-type="float">
            <text:p>68.69</text:p>
          </table:table-cell>
          <table:table-cell office:value-type="float" office:value="86.24" calcext:value-type="float">
            <text:p>86.24</text:p>
          </table:table-cell>
        </table:table-row>
        <table:table-row table:style-name="ro1">
          <table:table-cell office:value-type="float" office:value="511037" calcext:value-type="float">
            <text:p>511037</text:p>
          </table:table-cell>
          <table:table-cell table:formula="of:=[.A34]/1000/(60*60*24)" office:value-type="time" office:time-value="PT00H08M31.037S" calcext:value-type="time">
            <text:p>00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8.62" calcext:value-type="float">
            <text:p>618.62</text:p>
          </table:table-cell>
          <table:table-cell office:value-type="float" office:value="70.91" calcext:value-type="float">
            <text:p>70.91</text:p>
          </table:table-cell>
          <table:table-cell office:value-type="float" office:value="88.98" calcext:value-type="float">
            <text:p>88.98</text:p>
          </table:table-cell>
        </table:table-row>
        <table:table-row table:style-name="ro1">
          <table:table-cell office:value-type="float" office:value="527037" calcext:value-type="float">
            <text:p>527037</text:p>
          </table:table-cell>
          <table:table-cell table:formula="of:=[.A35]/1000/(60*60*24)" office:value-type="time" office:time-value="PT00H08M47.037S" calcext:value-type="time">
            <text:p>00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499.72" calcext:value-type="float">
            <text:p>499.72</text:p>
          </table:table-cell>
          <table:table-cell office:value-type="float" office:value="618.62" calcext:value-type="float">
            <text:p>618.62</text:p>
          </table:table-cell>
          <table:table-cell office:value-type="float" office:value="73.13" calcext:value-type="float">
            <text:p>73.13</text:p>
          </table:table-cell>
          <table:table-cell office:value-type="float" office:value="91.73" calcext:value-type="float">
            <text:p>91.73</text:p>
          </table:table-cell>
        </table:table-row>
        <table:table-row table:style-name="ro1">
          <table:table-cell office:value-type="float" office:value="543037" calcext:value-type="float">
            <text:p>543037</text:p>
          </table:table-cell>
          <table:table-cell table:formula="of:=[.A36]/1000/(60*60*24)" office:value-type="time" office:time-value="PT00H09M03.037S" calcext:value-type="time">
            <text:p>00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9" calcext:value-type="float">
            <text:p>616.39</text:p>
          </table:table-cell>
          <table:table-cell office:value-type="float" office:value="75.35" calcext:value-type="float">
            <text:p>75.35</text:p>
          </table:table-cell>
          <table:table-cell office:value-type="float" office:value="94.48" calcext:value-type="float">
            <text:p>94.48</text:p>
          </table:table-cell>
        </table:table-row>
        <table:table-row table:style-name="ro1">
          <table:table-cell office:value-type="float" office:value="559037" calcext:value-type="float">
            <text:p>559037</text:p>
          </table:table-cell>
          <table:table-cell table:formula="of:=[.A37]/1000/(60*60*24)" office:value-type="time" office:time-value="PT00H09M19.037S" calcext:value-type="time">
            <text:p>00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77.57" calcext:value-type="float">
            <text:p>77.57</text:p>
          </table:table-cell>
          <table:table-cell office:value-type="float" office:value="97.22" calcext:value-type="float">
            <text:p>97.22</text:p>
          </table:table-cell>
        </table:table-row>
        <table:table-row table:style-name="ro1">
          <table:table-cell office:value-type="float" office:value="575037" calcext:value-type="float">
            <text:p>575037</text:p>
          </table:table-cell>
          <table:table-cell table:formula="of:=[.A38]/1000/(60*60*24)" office:value-type="time" office:time-value="PT00H09M35.037S" calcext:value-type="time">
            <text:p>00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8.14" calcext:value-type="float">
            <text:p>618.14</text:p>
          </table:table-cell>
          <table:table-cell office:value-type="float" office:value="79.78" calcext:value-type="float">
            <text:p>79.78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1">
          <table:table-cell office:value-type="float" office:value="591037" calcext:value-type="float">
            <text:p>591037</text:p>
          </table:table-cell>
          <table:table-cell table:formula="of:=[.A39]/1000/(60*60*24)" office:value-type="time" office:time-value="PT00H09M51.037S" calcext:value-type="time">
            <text:p>00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3" calcext:value-type="float">
            <text:p>616.23</text:p>
          </table:table-cell>
          <table:table-cell office:value-type="float" office:value="82" calcext:value-type="float">
            <text:p>82</text:p>
          </table:table-cell>
          <table:table-cell office:value-type="float" office:value="102.71" calcext:value-type="float">
            <text:p>102.71</text:p>
          </table:table-cell>
        </table:table-row>
        <table:table-row table:style-name="ro1">
          <table:table-cell office:value-type="float" office:value="607038" calcext:value-type="float">
            <text:p>607038</text:p>
          </table:table-cell>
          <table:table-cell table:formula="of:=[.A40]/1000/(60*60*24)" office:value-type="time" office:time-value="PT00H10M07.038S" calcext:value-type="time">
            <text:p>00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8" calcext:value-type="float">
            <text:p>616.38</text:p>
          </table:table-cell>
          <table:table-cell office:value-type="float" office:value="84.22" calcext:value-type="float">
            <text:p>84.22</text:p>
          </table:table-cell>
          <table:table-cell office:value-type="float" office:value="105.45" calcext:value-type="float">
            <text:p>105.45</text:p>
          </table:table-cell>
        </table:table-row>
        <table:table-row table:style-name="ro1">
          <table:table-cell office:value-type="float" office:value="623037" calcext:value-type="float">
            <text:p>623037</text:p>
          </table:table-cell>
          <table:table-cell table:formula="of:=[.A41]/1000/(60*60*24)" office:value-type="time" office:time-value="PT00H10M23.037S" calcext:value-type="time">
            <text:p>00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6.14" calcext:value-type="float">
            <text:p>616.14</text:p>
          </table:table-cell>
          <table:table-cell office:value-type="float" office:value="86.44" calcext:value-type="float">
            <text:p>86.44</text:p>
          </table:table-cell>
          <table:table-cell office:value-type="float" office:value="108.19" calcext:value-type="float">
            <text:p>108.19</text:p>
          </table:table-cell>
        </table:table-row>
        <table:table-row table:style-name="ro1">
          <table:table-cell office:value-type="float" office:value="639037" calcext:value-type="float">
            <text:p>639037</text:p>
          </table:table-cell>
          <table:table-cell table:formula="of:=[.A42]/1000/(60*60*24)" office:value-type="time" office:time-value="PT00H10M39.037S" calcext:value-type="time">
            <text:p>00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5.98" calcext:value-type="float">
            <text:p>615.98</text:p>
          </table:table-cell>
          <table:table-cell office:value-type="float" office:value="88.66" calcext:value-type="float">
            <text:p>88.66</text:p>
          </table:table-cell>
          <table:table-cell office:value-type="float" office:value="110.93" calcext:value-type="float">
            <text:p>110.93</text:p>
          </table:table-cell>
        </table:table-row>
        <table:table-row table:style-name="ro1">
          <table:table-cell office:value-type="float" office:value="655037" calcext:value-type="float">
            <text:p>655037</text:p>
          </table:table-cell>
          <table:table-cell table:formula="of:=[.A43]/1000/(60*60*24)" office:value-type="time" office:time-value="PT00H10M55.037S" calcext:value-type="time">
            <text:p>00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3" calcext:value-type="float">
            <text:p>614.13</text:p>
          </table:table-cell>
          <table:table-cell office:value-type="float" office:value="90.88" calcext:value-type="float">
            <text:p>90.88</text:p>
          </table:table-cell>
          <table:table-cell office:value-type="float" office:value="113.66" calcext:value-type="float">
            <text:p>113.66</text:p>
          </table:table-cell>
        </table:table-row>
        <table:table-row table:style-name="ro1">
          <table:table-cell office:value-type="float" office:value="671037" calcext:value-type="float">
            <text:p>671037</text:p>
          </table:table-cell>
          <table:table-cell table:formula="of:=[.A44]/1000/(60*60*24)" office:value-type="time" office:time-value="PT00H11M11.037S" calcext:value-type="time">
            <text:p>00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8" calcext:value-type="float">
            <text:p>616.38</text:p>
          </table:table-cell>
          <table:table-cell office:value-type="float" office:value="93.1" calcext:value-type="float">
            <text:p>93.1</text:p>
          </table:table-cell>
          <table:table-cell office:value-type="float" office:value="116.39" calcext:value-type="float">
            <text:p>116.39</text:p>
          </table:table-cell>
        </table:table-row>
        <table:table-row table:style-name="ro1">
          <table:table-cell office:value-type="float" office:value="687037" calcext:value-type="float">
            <text:p>687037</text:p>
          </table:table-cell>
          <table:table-cell table:formula="of:=[.A45]/1000/(60*60*24)" office:value-type="time" office:time-value="PT00H11M27.037S" calcext:value-type="time">
            <text:p>00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2" calcext:value-type="float">
            <text:p>499.2</text:p>
          </table:table-cell>
          <table:table-cell office:value-type="float" office:value="613.99" calcext:value-type="float">
            <text:p>613.99</text:p>
          </table:table-cell>
          <table:table-cell office:value-type="float" office:value="95.32" calcext:value-type="float">
            <text:p>95.32</text:p>
          </table:table-cell>
          <table:table-cell office:value-type="float" office:value="119.13" calcext:value-type="float">
            <text:p>119.13</text:p>
          </table:table-cell>
        </table:table-row>
        <table:table-row table:style-name="ro1">
          <table:table-cell office:value-type="float" office:value="703037" calcext:value-type="float">
            <text:p>703037</text:p>
          </table:table-cell>
          <table:table-cell table:formula="of:=[.A46]/1000/(60*60*24)" office:value-type="time" office:time-value="PT00H11M43.037S" calcext:value-type="time">
            <text:p>00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499.8" calcext:value-type="float">
            <text:p>499.8</text:p>
          </table:table-cell>
          <table:table-cell office:value-type="float" office:value="614.71" calcext:value-type="float">
            <text:p>614.71</text:p>
          </table:table-cell>
          <table:table-cell office:value-type="float" office:value="97.54" calcext:value-type="float">
            <text:p>97.54</text:p>
          </table:table-cell>
          <table:table-cell office:value-type="float" office:value="121.86" calcext:value-type="float">
            <text:p>121.86</text:p>
          </table:table-cell>
        </table:table-row>
        <table:table-row table:style-name="ro1">
          <table:table-cell office:value-type="float" office:value="719037" calcext:value-type="float">
            <text:p>719037</text:p>
          </table:table-cell>
          <table:table-cell table:formula="of:=[.A47]/1000/(60*60*24)" office:value-type="time" office:time-value="PT00H11M59.037S" calcext:value-type="time">
            <text:p>00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5" calcext:value-type="float">
            <text:p>614.25</text:p>
          </table:table-cell>
          <table:table-cell office:value-type="float" office:value="99.76" calcext:value-type="float">
            <text:p>99.76</text:p>
          </table:table-cell>
          <table:table-cell office:value-type="float" office:value="124.59" calcext:value-type="float">
            <text:p>124.59</text:p>
          </table:table-cell>
        </table:table-row>
        <table:table-row table:style-name="ro1">
          <table:table-cell office:value-type="float" office:value="735037" calcext:value-type="float">
            <text:p>735037</text:p>
          </table:table-cell>
          <table:table-cell table:formula="of:=[.A48]/1000/(60*60*24)" office:value-type="time" office:time-value="PT00H12M15.037S" calcext:value-type="time">
            <text:p>00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4" calcext:value-type="float">
            <text:p>612.14</text:p>
          </table:table-cell>
          <table:table-cell office:value-type="float" office:value="101.98" calcext:value-type="float">
            <text:p>101.98</text:p>
          </table:table-cell>
          <table:table-cell office:value-type="float" office:value="127.32" calcext:value-type="float">
            <text:p>127.32</text:p>
          </table:table-cell>
        </table:table-row>
        <table:table-row table:style-name="ro1">
          <table:table-cell office:value-type="float" office:value="751037" calcext:value-type="float">
            <text:p>751037</text:p>
          </table:table-cell>
          <table:table-cell table:formula="of:=[.A49]/1000/(60*60*24)" office:value-type="time" office:time-value="PT00H12M31.037S" calcext:value-type="time">
            <text:p>00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499.12" calcext:value-type="float">
            <text:p>499.12</text:p>
          </table:table-cell>
          <table:table-cell office:value-type="float" office:value="613.9" calcext:value-type="float">
            <text:p>613.9</text:p>
          </table:table-cell>
          <table:table-cell office:value-type="float" office:value="104.2" calcext:value-type="float">
            <text:p>104.2</text:p>
          </table:table-cell>
          <table:table-cell office:value-type="float" office:value="130.05" calcext:value-type="float">
            <text:p>130.05</text:p>
          </table:table-cell>
        </table:table-row>
        <table:table-row table:style-name="ro1">
          <table:table-cell office:value-type="float" office:value="767037" calcext:value-type="float">
            <text:p>767037</text:p>
          </table:table-cell>
          <table:table-cell table:formula="of:=[.A50]/1000/(60*60*24)" office:value-type="time" office:time-value="PT00H12M47.037S" calcext:value-type="time">
            <text:p>00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3" calcext:value-type="float">
            <text:p>614.13</text:p>
          </table:table-cell>
          <table:table-cell office:value-type="float" office:value="106.42" calcext:value-type="float">
            <text:p>106.42</text:p>
          </table:table-cell>
          <table:table-cell office:value-type="float" office:value="132.77" calcext:value-type="float">
            <text:p>132.77</text:p>
          </table:table-cell>
        </table:table-row>
        <table:table-row table:style-name="ro1">
          <table:table-cell office:value-type="float" office:value="783037" calcext:value-type="float">
            <text:p>783037</text:p>
          </table:table-cell>
          <table:table-cell table:formula="of:=[.A51]/1000/(60*60*24)" office:value-type="time" office:time-value="PT00H13M03.037S" calcext:value-type="time">
            <text:p>00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8" calcext:value-type="float">
            <text:p>614.48</text:p>
          </table:table-cell>
          <table:table-cell office:value-type="float" office:value="108.64" calcext:value-type="float">
            <text:p>108.64</text:p>
          </table:table-cell>
          <table:table-cell office:value-type="float" office:value="135.5" calcext:value-type="float">
            <text:p>135.5</text:p>
          </table:table-cell>
        </table:table-row>
        <table:table-row table:style-name="ro1">
          <table:table-cell office:value-type="float" office:value="799037" calcext:value-type="float">
            <text:p>799037</text:p>
          </table:table-cell>
          <table:table-cell table:formula="of:=[.A52]/1000/(60*60*24)" office:value-type="time" office:time-value="PT00H13M19.037S" calcext:value-type="time">
            <text:p>00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8" calcext:value-type="float">
            <text:p>614.48</text:p>
          </table:table-cell>
          <table:table-cell office:value-type="float" office:value="110.86" calcext:value-type="float">
            <text:p>110.86</text:p>
          </table:table-cell>
          <table:table-cell office:value-type="float" office:value="138.23" calcext:value-type="float">
            <text:p>138.23</text:p>
          </table:table-cell>
        </table:table-row>
        <table:table-row table:style-name="ro1">
          <table:table-cell office:value-type="float" office:value="815038" calcext:value-type="float">
            <text:p>815038</text:p>
          </table:table-cell>
          <table:table-cell table:formula="of:=[.A53]/1000/(60*60*24)" office:value-type="time" office:time-value="PT00H13M35.038S" calcext:value-type="time">
            <text:p>00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113.08" calcext:value-type="float">
            <text:p>113.08</text:p>
          </table:table-cell>
          <table:table-cell office:value-type="float" office:value="140.95" calcext:value-type="float">
            <text:p>140.95</text:p>
          </table:table-cell>
        </table:table-row>
        <table:table-row table:style-name="ro1">
          <table:table-cell office:value-type="float" office:value="831038" calcext:value-type="float">
            <text:p>831038</text:p>
          </table:table-cell>
          <table:table-cell table:formula="of:=[.A54]/1000/(60*60*24)" office:value-type="time" office:time-value="PT00H13M51.038S" calcext:value-type="time">
            <text:p>00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7" calcext:value-type="float">
            <text:p>614.47</text:p>
          </table:table-cell>
          <table:table-cell office:value-type="float" office:value="115.3" calcext:value-type="float">
            <text:p>115.3</text:p>
          </table:table-cell>
          <table:table-cell office:value-type="float" office:value="143.67" calcext:value-type="float">
            <text:p>143.67</text:p>
          </table:table-cell>
        </table:table-row>
        <table:table-row table:style-name="ro1">
          <table:table-cell office:value-type="float" office:value="847038" calcext:value-type="float">
            <text:p>847038</text:p>
          </table:table-cell>
          <table:table-cell table:formula="of:=[.A55]/1000/(60*60*24)" office:value-type="time" office:time-value="PT00H14M07.038S" calcext:value-type="time">
            <text:p>00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2.13" calcext:value-type="float">
            <text:p>612.13</text:p>
          </table:table-cell>
          <table:table-cell office:value-type="float" office:value="117.52" calcext:value-type="float">
            <text:p>117.52</text:p>
          </table:table-cell>
          <table:table-cell office:value-type="float" office:value="146.39" calcext:value-type="float">
            <text:p>146.39</text:p>
          </table:table-cell>
        </table:table-row>
        <table:table-row table:style-name="ro1">
          <table:table-cell office:value-type="float" office:value="863037" calcext:value-type="float">
            <text:p>863037</text:p>
          </table:table-cell>
          <table:table-cell table:formula="of:=[.A56]/1000/(60*60*24)" office:value-type="time" office:time-value="PT00H14M23.037S" calcext:value-type="time">
            <text:p>00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3" calcext:value-type="float">
            <text:p>614.13</text:p>
          </table:table-cell>
          <table:table-cell office:value-type="float" office:value="119.74" calcext:value-type="float">
            <text:p>119.74</text:p>
          </table:table-cell>
          <table:table-cell office:value-type="float" office:value="149.11" calcext:value-type="float">
            <text:p>149.11</text:p>
          </table:table-cell>
        </table:table-row>
        <table:table-row table:style-name="ro1">
          <table:table-cell office:value-type="float" office:value="879037" calcext:value-type="float">
            <text:p>879037</text:p>
          </table:table-cell>
          <table:table-cell table:formula="of:=[.A57]/1000/(60*60*24)" office:value-type="time" office:time-value="PT00H14M39.037S" calcext:value-type="time">
            <text:p>00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3" calcext:value-type="float">
            <text:p>610.23</text:p>
          </table:table-cell>
          <table:table-cell office:value-type="float" office:value="121.96" calcext:value-type="float">
            <text:p>121.96</text:p>
          </table:table-cell>
          <table:table-cell office:value-type="float" office:value="151.83" calcext:value-type="float">
            <text:p>151.83</text:p>
          </table:table-cell>
        </table:table-row>
        <table:table-row table:style-name="ro1">
          <table:table-cell office:value-type="float" office:value="895038" calcext:value-type="float">
            <text:p>895038</text:p>
          </table:table-cell>
          <table:table-cell table:formula="of:=[.A58]/1000/(60*60*24)" office:value-type="time" office:time-value="PT00H14M55.038S" calcext:value-type="time">
            <text:p>00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3" calcext:value-type="float">
            <text:p>610.23</text:p>
          </table:table-cell>
          <table:table-cell office:value-type="float" office:value="124.18" calcext:value-type="float">
            <text:p>124.18</text:p>
          </table:table-cell>
          <table:table-cell office:value-type="float" office:value="154.55" calcext:value-type="float">
            <text:p>154.55</text:p>
          </table:table-cell>
        </table:table-row>
        <table:table-row table:style-name="ro1">
          <table:table-cell office:value-type="float" office:value="911038" calcext:value-type="float">
            <text:p>911038</text:p>
          </table:table-cell>
          <table:table-cell table:formula="of:=[.A59]/1000/(60*60*24)" office:value-type="time" office:time-value="PT00H15M11.038S" calcext:value-type="time">
            <text:p>00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126.4" calcext:value-type="float">
            <text:p>126.4</text:p>
          </table:table-cell>
          <table:table-cell office:value-type="float" office:value="157.26" calcext:value-type="float">
            <text:p>157.26</text:p>
          </table:table-cell>
        </table:table-row>
        <table:table-row table:style-name="ro1">
          <table:table-cell office:value-type="float" office:value="927038" calcext:value-type="float">
            <text:p>927038</text:p>
          </table:table-cell>
          <table:table-cell table:formula="of:=[.A60]/1000/(60*60*24)" office:value-type="time" office:time-value="PT00H15M27.038S" calcext:value-type="time">
            <text:p>00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128.62" calcext:value-type="float">
            <text:p>128.62</text:p>
          </table:table-cell>
          <table:table-cell office:value-type="float" office:value="159.98" calcext:value-type="float">
            <text:p>159.98</text:p>
          </table:table-cell>
        </table:table-row>
        <table:table-row table:style-name="ro1">
          <table:table-cell office:value-type="float" office:value="943038" calcext:value-type="float">
            <text:p>943038</text:p>
          </table:table-cell>
          <table:table-cell table:formula="of:=[.A61]/1000/(60*60*24)" office:value-type="time" office:time-value="PT00H15M43.038S" calcext:value-type="time">
            <text:p>00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9.98" calcext:value-type="float">
            <text:p>609.98</text:p>
          </table:table-cell>
          <table:table-cell office:value-type="float" office:value="130.84" calcext:value-type="float">
            <text:p>130.84</text:p>
          </table:table-cell>
          <table:table-cell office:value-type="float" office:value="162.69" calcext:value-type="float">
            <text:p>162.69</text:p>
          </table:table-cell>
        </table:table-row>
        <table:table-row table:style-name="ro1">
          <table:table-cell office:value-type="float" office:value="959037" calcext:value-type="float">
            <text:p>959037</text:p>
          </table:table-cell>
          <table:table-cell table:formula="of:=[.A62]/1000/(60*60*24)" office:value-type="time" office:time-value="PT00H15M59.037S" calcext:value-type="time">
            <text:p>00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4" calcext:value-type="float">
            <text:p>610.14</text:p>
          </table:table-cell>
          <table:table-cell office:value-type="float" office:value="133.06" calcext:value-type="float">
            <text:p>133.06</text:p>
          </table:table-cell>
          <table:table-cell office:value-type="float" office:value="165.41" calcext:value-type="float">
            <text:p>165.41</text:p>
          </table:table-cell>
        </table:table-row>
        <table:table-row table:style-name="ro1">
          <table:table-cell office:value-type="float" office:value="975037" calcext:value-type="float">
            <text:p>975037</text:p>
          </table:table-cell>
          <table:table-cell table:formula="of:=[.A63]/1000/(60*60*24)" office:value-type="time" office:time-value="PT00H16M15.037S" calcext:value-type="time">
            <text:p>00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9.9" calcext:value-type="float">
            <text:p>609.9</text:p>
          </table:table-cell>
          <table:table-cell office:value-type="float" office:value="135.27" calcext:value-type="float">
            <text:p>135.27</text:p>
          </table:table-cell>
          <table:table-cell office:value-type="float" office:value="168.12" calcext:value-type="float">
            <text:p>168.12</text:p>
          </table:table-cell>
        </table:table-row>
        <table:table-row table:style-name="ro1">
          <table:table-cell office:value-type="float" office:value="991037" calcext:value-type="float">
            <text:p>991037</text:p>
          </table:table-cell>
          <table:table-cell table:formula="of:=[.A64]/1000/(60*60*24)" office:value-type="time" office:time-value="PT00H16M31.037S" calcext:value-type="time">
            <text:p>00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9.88" calcext:value-type="float">
            <text:p>609.88</text:p>
          </table:table-cell>
          <table:table-cell office:value-type="float" office:value="137.49" calcext:value-type="float">
            <text:p>137.49</text:p>
          </table:table-cell>
          <table:table-cell office:value-type="float" office:value="170.83" calcext:value-type="float">
            <text:p>170.83</text:p>
          </table:table-cell>
        </table:table-row>
        <table:table-row table:style-name="ro1">
          <table:table-cell office:value-type="float" office:value="1007037" calcext:value-type="float">
            <text:p>1007037</text:p>
          </table:table-cell>
          <table:table-cell table:formula="of:=[.A65]/1000/(60*60*24)" office:value-type="time" office:time-value="PT00H16M47.037S" calcext:value-type="time">
            <text:p>00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3" calcext:value-type="float">
            <text:p>610.23</text:p>
          </table:table-cell>
          <table:table-cell office:value-type="float" office:value="139.71" calcext:value-type="float">
            <text:p>139.71</text:p>
          </table:table-cell>
          <table:table-cell office:value-type="float" office:value="173.54" calcext:value-type="float">
            <text:p>173.54</text:p>
          </table:table-cell>
        </table:table-row>
        <table:table-row table:style-name="ro1">
          <table:table-cell office:value-type="float" office:value="1023037" calcext:value-type="float">
            <text:p>1023037</text:p>
          </table:table-cell>
          <table:table-cell table:formula="of:=[.A66]/1000/(60*60*24)" office:value-type="time" office:time-value="PT00H17M03.037S" calcext:value-type="time">
            <text:p>00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4" calcext:value-type="float">
            <text:p>608.24</text:p>
          </table:table-cell>
          <table:table-cell office:value-type="float" office:value="141.93" calcext:value-type="float">
            <text:p>141.93</text:p>
          </table:table-cell>
          <table:table-cell office:value-type="float" office:value="176.25" calcext:value-type="float">
            <text:p>176.25</text:p>
          </table:table-cell>
        </table:table-row>
        <table:table-row table:style-name="ro1">
          <table:table-cell office:value-type="float" office:value="1039037" calcext:value-type="float">
            <text:p>1039037</text:p>
          </table:table-cell>
          <table:table-cell table:formula="of:=[.A67]/1000/(60*60*24)" office:value-type="time" office:time-value="PT00H17M19.037S" calcext:value-type="time">
            <text:p>00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3" calcext:value-type="float">
            <text:p>610.23</text:p>
          </table:table-cell>
          <table:table-cell office:value-type="float" office:value="144.15" calcext:value-type="float">
            <text:p>144.15</text:p>
          </table:table-cell>
          <table:table-cell office:value-type="float" office:value="178.96" calcext:value-type="float">
            <text:p>178.96</text:p>
          </table:table-cell>
        </table:table-row>
        <table:table-row table:style-name="ro1">
          <table:table-cell office:value-type="float" office:value="1055037" calcext:value-type="float">
            <text:p>1055037</text:p>
          </table:table-cell>
          <table:table-cell table:formula="of:=[.A68]/1000/(60*60*24)" office:value-type="time" office:time-value="PT00H17M35.037S" calcext:value-type="time">
            <text:p>00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7.99" calcext:value-type="float">
            <text:p>607.99</text:p>
          </table:table-cell>
          <table:table-cell office:value-type="float" office:value="146.37" calcext:value-type="float">
            <text:p>146.37</text:p>
          </table:table-cell>
          <table:table-cell office:value-type="float" office:value="181.67" calcext:value-type="float">
            <text:p>181.67</text:p>
          </table:table-cell>
        </table:table-row>
        <table:table-row table:style-name="ro1">
          <table:table-cell office:value-type="float" office:value="1071038" calcext:value-type="float">
            <text:p>1071038</text:p>
          </table:table-cell>
          <table:table-cell table:formula="of:=[.A69]/1000/(60*60*24)" office:value-type="time" office:time-value="PT00H17M51.038S" calcext:value-type="time">
            <text:p>00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5" calcext:value-type="float">
            <text:p>608.15</text:p>
          </table:table-cell>
          <table:table-cell office:value-type="float" office:value="148.59" calcext:value-type="float">
            <text:p>148.59</text:p>
          </table:table-cell>
          <table:table-cell office:value-type="float" office:value="184.38" calcext:value-type="float">
            <text:p>184.38</text:p>
          </table:table-cell>
        </table:table-row>
        <table:table-row table:style-name="ro1">
          <table:table-cell office:value-type="float" office:value="1087037" calcext:value-type="float">
            <text:p>1087037</text:p>
          </table:table-cell>
          <table:table-cell table:formula="of:=[.A70]/1000/(60*60*24)" office:value-type="time" office:time-value="PT00H18M07.037S" calcext:value-type="time">
            <text:p>00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5" calcext:value-type="float">
            <text:p>608.15</text:p>
          </table:table-cell>
          <table:table-cell office:value-type="float" office:value="150.81" calcext:value-type="float">
            <text:p>150.81</text:p>
          </table:table-cell>
          <table:table-cell office:value-type="float" office:value="187.09" calcext:value-type="float">
            <text:p>187.09</text:p>
          </table:table-cell>
        </table:table-row>
        <table:table-row table:style-name="ro1">
          <table:table-cell office:value-type="float" office:value="1103037" calcext:value-type="float">
            <text:p>1103037</text:p>
          </table:table-cell>
          <table:table-cell table:formula="of:=[.A71]/1000/(60*60*24)" office:value-type="time" office:time-value="PT00H18M23.037S" calcext:value-type="time">
            <text:p>00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7.99" calcext:value-type="float">
            <text:p>607.99</text:p>
          </table:table-cell>
          <table:table-cell office:value-type="float" office:value="153.03" calcext:value-type="float">
            <text:p>153.03</text:p>
          </table:table-cell>
          <table:table-cell office:value-type="float" office:value="189.79" calcext:value-type="float">
            <text:p>189.79</text:p>
          </table:table-cell>
        </table:table-row>
        <table:table-row table:style-name="ro1">
          <table:table-cell office:value-type="float" office:value="1119038" calcext:value-type="float">
            <text:p>1119038</text:p>
          </table:table-cell>
          <table:table-cell table:formula="of:=[.A72]/1000/(60*60*24)" office:value-type="time" office:time-value="PT00H18M39.038S" calcext:value-type="time">
            <text:p>00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2" calcext:value-type="float">
            <text:p>610.12</text:p>
          </table:table-cell>
          <table:table-cell office:value-type="float" office:value="155.25" calcext:value-type="float">
            <text:p>155.25</text:p>
          </table:table-cell>
          <table:table-cell office:value-type="float" office:value="192.5" calcext:value-type="float">
            <text:p>192.5</text:p>
          </table:table-cell>
        </table:table-row>
        <table:table-row table:style-name="ro1">
          <table:table-cell office:value-type="float" office:value="1135038" calcext:value-type="float">
            <text:p>1135038</text:p>
          </table:table-cell>
          <table:table-cell table:formula="of:=[.A73]/1000/(60*60*24)" office:value-type="time" office:time-value="PT00H18M55.038S" calcext:value-type="time">
            <text:p>00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8" calcext:value-type="float">
            <text:p>608.38</text:p>
          </table:table-cell>
          <table:table-cell office:value-type="float" office:value="157.47" calcext:value-type="float">
            <text:p>157.47</text:p>
          </table:table-cell>
          <table:table-cell office:value-type="float" office:value="195.2" calcext:value-type="float">
            <text:p>195.2</text:p>
          </table:table-cell>
        </table:table-row>
        <table:table-row table:style-name="ro1">
          <table:table-cell office:value-type="float" office:value="1151038" calcext:value-type="float">
            <text:p>1151038</text:p>
          </table:table-cell>
          <table:table-cell table:formula="of:=[.A74]/1000/(60*60*24)" office:value-type="time" office:time-value="PT00H19M11.038S" calcext:value-type="time">
            <text:p>00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38" calcext:value-type="float">
            <text:p>608.38</text:p>
          </table:table-cell>
          <table:table-cell office:value-type="float" office:value="159.69" calcext:value-type="float">
            <text:p>159.69</text:p>
          </table:table-cell>
          <table:table-cell office:value-type="float" office:value="197.9" calcext:value-type="float">
            <text:p>197.9</text:p>
          </table:table-cell>
        </table:table-row>
        <table:table-row table:style-name="ro1">
          <table:table-cell office:value-type="float" office:value="1167037" calcext:value-type="float">
            <text:p>1167037</text:p>
          </table:table-cell>
          <table:table-cell table:formula="of:=[.A75]/1000/(60*60*24)" office:value-type="time" office:time-value="PT00H19M27.037S" calcext:value-type="time">
            <text:p>00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5" calcext:value-type="float">
            <text:p>606.15</text:p>
          </table:table-cell>
          <table:table-cell office:value-type="float" office:value="161.91" calcext:value-type="float">
            <text:p>161.91</text:p>
          </table:table-cell>
          <table:table-cell office:value-type="float" office:value="200.61" calcext:value-type="float">
            <text:p>200.61</text:p>
          </table:table-cell>
        </table:table-row>
        <table:table-row table:style-name="ro1">
          <table:table-cell office:value-type="float" office:value="1183038" calcext:value-type="float">
            <text:p>1183038</text:p>
          </table:table-cell>
          <table:table-cell table:formula="of:=[.A76]/1000/(60*60*24)" office:value-type="time" office:time-value="PT00H19M43.038S" calcext:value-type="time">
            <text:p>00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7.99" calcext:value-type="float">
            <text:p>607.99</text:p>
          </table:table-cell>
          <table:table-cell office:value-type="float" office:value="164.13" calcext:value-type="float">
            <text:p>164.13</text:p>
          </table:table-cell>
          <table:table-cell office:value-type="float" office:value="203.31" calcext:value-type="float">
            <text:p>203.31</text:p>
          </table:table-cell>
        </table:table-row>
        <table:table-row table:style-name="ro1">
          <table:table-cell office:value-type="float" office:value="1199038" calcext:value-type="float">
            <text:p>1199038</text:p>
          </table:table-cell>
          <table:table-cell table:formula="of:=[.A77]/1000/(60*60*24)" office:value-type="time" office:time-value="PT00H19M59.038S" calcext:value-type="time">
            <text:p>00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7.99" calcext:value-type="float">
            <text:p>607.99</text:p>
          </table:table-cell>
          <table:table-cell office:value-type="float" office:value="166.35" calcext:value-type="float">
            <text:p>166.35</text:p>
          </table:table-cell>
          <table:table-cell office:value-type="float" office:value="206.01" calcext:value-type="float">
            <text:p>206.01</text:p>
          </table:table-cell>
        </table:table-row>
        <table:table-row table:style-name="ro1">
          <table:table-cell office:value-type="float" office:value="1215037" calcext:value-type="float">
            <text:p>1215037</text:p>
          </table:table-cell>
          <table:table-cell table:formula="of:=[.A78]/1000/(60*60*24)" office:value-type="time" office:time-value="PT00H20M15.037S" calcext:value-type="time">
            <text:p>00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7.99" calcext:value-type="float">
            <text:p>607.99</text:p>
          </table:table-cell>
          <table:table-cell office:value-type="float" office:value="168.57" calcext:value-type="float">
            <text:p>168.57</text:p>
          </table:table-cell>
          <table:table-cell office:value-type="float" office:value="208.71" calcext:value-type="float">
            <text:p>208.71</text:p>
          </table:table-cell>
        </table:table-row>
        <table:table-row table:style-name="ro1">
          <table:table-cell office:value-type="float" office:value="1231038" calcext:value-type="float">
            <text:p>1231038</text:p>
          </table:table-cell>
          <table:table-cell table:formula="of:=[.A79]/1000/(60*60*24)" office:value-type="time" office:time-value="PT00H20M31.038S" calcext:value-type="time">
            <text:p>00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7" calcext:value-type="float">
            <text:p>608.47</text:p>
          </table:table-cell>
          <table:table-cell office:value-type="float" office:value="170.78" calcext:value-type="float">
            <text:p>170.78</text:p>
          </table:table-cell>
          <table:table-cell office:value-type="float" office:value="211.41" calcext:value-type="float">
            <text:p>211.41</text:p>
          </table:table-cell>
        </table:table-row>
        <table:table-row table:style-name="ro1">
          <table:table-cell office:value-type="float" office:value="1247037" calcext:value-type="float">
            <text:p>1247037</text:p>
          </table:table-cell>
          <table:table-cell table:formula="of:=[.A80]/1000/(60*60*24)" office:value-type="time" office:time-value="PT00H20M47.037S" calcext:value-type="time">
            <text:p>00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8.4" calcext:value-type="float">
            <text:p>608.4</text:p>
          </table:table-cell>
          <table:table-cell office:value-type="float" office:value="173" calcext:value-type="float">
            <text:p>173</text:p>
          </table:table-cell>
          <table:table-cell office:value-type="float" office:value="214.11" calcext:value-type="float">
            <text:p>214.11</text:p>
          </table:table-cell>
        </table:table-row>
        <table:table-row table:style-name="ro1">
          <table:table-cell office:value-type="float" office:value="1263037" calcext:value-type="float">
            <text:p>1263037</text:p>
          </table:table-cell>
          <table:table-cell table:formula="of:=[.A81]/1000/(60*60*24)" office:value-type="time" office:time-value="PT00H21M03.037S" calcext:value-type="time">
            <text:p>00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2" calcext:value-type="float">
            <text:p>608.12</text:p>
          </table:table-cell>
          <table:table-cell office:value-type="float" office:value="175.22" calcext:value-type="float">
            <text:p>175.22</text:p>
          </table:table-cell>
          <table:table-cell office:value-type="float" office:value="216.81" calcext:value-type="float">
            <text:p>216.81</text:p>
          </table:table-cell>
        </table:table-row>
        <table:table-row table:style-name="ro1">
          <table:table-cell office:value-type="float" office:value="1279037" calcext:value-type="float">
            <text:p>1279037</text:p>
          </table:table-cell>
          <table:table-cell table:formula="of:=[.A82]/1000/(60*60*24)" office:value-type="time" office:time-value="PT00H21M19.037S" calcext:value-type="time">
            <text:p>00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3" calcext:value-type="float">
            <text:p>606.13</text:p>
          </table:table-cell>
          <table:table-cell office:value-type="float" office:value="177.44" calcext:value-type="float">
            <text:p>177.44</text:p>
          </table:table-cell>
          <table:table-cell office:value-type="float" office:value="219.5" calcext:value-type="float">
            <text:p>219.5</text:p>
          </table:table-cell>
        </table:table-row>
        <table:table-row table:style-name="ro1">
          <table:table-cell office:value-type="float" office:value="1295037" calcext:value-type="float">
            <text:p>1295037</text:p>
          </table:table-cell>
          <table:table-cell table:formula="of:=[.A83]/1000/(60*60*24)" office:value-type="time" office:time-value="PT00H21M35.037S" calcext:value-type="time">
            <text:p>00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5" calcext:value-type="float">
            <text:p>606.15</text:p>
          </table:table-cell>
          <table:table-cell office:value-type="float" office:value="179.66" calcext:value-type="float">
            <text:p>179.66</text:p>
          </table:table-cell>
          <table:table-cell office:value-type="float" office:value="222.2" calcext:value-type="float">
            <text:p>222.2</text:p>
          </table:table-cell>
        </table:table-row>
        <table:table-row table:style-name="ro1">
          <table:table-cell office:value-type="float" office:value="1311038" calcext:value-type="float">
            <text:p>1311038</text:p>
          </table:table-cell>
          <table:table-cell table:formula="of:=[.A84]/1000/(60*60*24)" office:value-type="time" office:time-value="PT00H21M51.038S" calcext:value-type="time">
            <text:p>00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9.93" calcext:value-type="float">
            <text:p>609.93</text:p>
          </table:table-cell>
          <table:table-cell office:value-type="float" office:value="181.89" calcext:value-type="float">
            <text:p>181.89</text:p>
          </table:table-cell>
          <table:table-cell office:value-type="float" office:value="224.9" calcext:value-type="float">
            <text:p>224.9</text:p>
          </table:table-cell>
        </table:table-row>
        <table:table-row table:style-name="ro1">
          <table:table-cell office:value-type="float" office:value="1327037" calcext:value-type="float">
            <text:p>1327037</text:p>
          </table:table-cell>
          <table:table-cell table:formula="of:=[.A85]/1000/(60*60*24)" office:value-type="time" office:time-value="PT00H22M07.037S" calcext:value-type="time">
            <text:p>00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500.8" calcext:value-type="float">
            <text:p>500.8</text:p>
          </table:table-cell>
          <table:table-cell office:value-type="float" office:value="608" calcext:value-type="float">
            <text:p>608</text:p>
          </table:table-cell>
          <table:table-cell office:value-type="float" office:value="184.11" calcext:value-type="float">
            <text:p>184.11</text:p>
          </table:table-cell>
          <table:table-cell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1343037" calcext:value-type="float">
            <text:p>1343037</text:p>
          </table:table-cell>
          <table:table-cell table:formula="of:=[.A86]/1000/(60*60*24)" office:value-type="time" office:time-value="PT00H22M23.037S" calcext:value-type="time">
            <text:p>00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500.8" calcext:value-type="float">
            <text:p>500.8</text:p>
          </table:table-cell>
          <table:table-cell office:value-type="float" office:value="608.02" calcext:value-type="float">
            <text:p>608.02</text:p>
          </table:table-cell>
          <table:table-cell office:value-type="float" office:value="186.34" calcext:value-type="float">
            <text:p>186.34</text:p>
          </table:table-cell>
          <table:table-cell office:value-type="float" office:value="230.3" calcext:value-type="float">
            <text:p>230.3</text:p>
          </table:table-cell>
        </table:table-row>
        <table:table-row table:style-name="ro1">
          <table:table-cell office:value-type="float" office:value="1359037" calcext:value-type="float">
            <text:p>1359037</text:p>
          </table:table-cell>
          <table:table-cell table:formula="of:=[.A87]/1000/(60*60*24)" office:value-type="time" office:time-value="PT00H22M39.037S" calcext:value-type="time">
            <text:p>00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4" calcext:value-type="float">
            <text:p>606.24</text:p>
          </table:table-cell>
          <table:table-cell office:value-type="float" office:value="188.56" calcext:value-type="float">
            <text:p>188.5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375037" calcext:value-type="float">
            <text:p>1375037</text:p>
          </table:table-cell>
          <table:table-cell table:formula="of:=[.A88]/1000/(60*60*24)" office:value-type="time" office:time-value="PT00H22M55.037S" calcext:value-type="time">
            <text:p>00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3" calcext:value-type="float">
            <text:p>606.13</text:p>
          </table:table-cell>
          <table:table-cell office:value-type="float" office:value="190.78" calcext:value-type="float">
            <text:p>190.78</text:p>
          </table:table-cell>
          <table:table-cell office:value-type="float" office:value="235.69" calcext:value-type="float">
            <text:p>235.69</text:p>
          </table:table-cell>
        </table:table-row>
        <table:table-row table:style-name="ro1">
          <table:table-cell office:value-type="float" office:value="1391037" calcext:value-type="float">
            <text:p>1391037</text:p>
          </table:table-cell>
          <table:table-cell table:formula="of:=[.A89]/1000/(60*60*24)" office:value-type="time" office:time-value="PT00H23M11.037S" calcext:value-type="time">
            <text:p>00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9" calcext:value-type="float">
            <text:p>606.39</text:p>
          </table:table-cell>
          <table:table-cell office:value-type="float" office:value="193" calcext:value-type="float">
            <text:p>193</text:p>
          </table:table-cell>
          <table:table-cell office:value-type="float" office:value="238.38" calcext:value-type="float">
            <text:p>238.38</text:p>
          </table:table-cell>
        </table:table-row>
        <table:table-row table:style-name="ro1">
          <table:table-cell office:value-type="float" office:value="1407038" calcext:value-type="float">
            <text:p>1407038</text:p>
          </table:table-cell>
          <table:table-cell table:formula="of:=[.A90]/1000/(60*60*24)" office:value-type="time" office:time-value="PT00H23M27.038S" calcext:value-type="time">
            <text:p>00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6.23" calcext:value-type="float">
            <text:p>606.23</text:p>
          </table:table-cell>
          <table:table-cell office:value-type="float" office:value="195.22" calcext:value-type="float">
            <text:p>195.22</text:p>
          </table:table-cell>
          <table:table-cell office:value-type="float" office:value="241.07" calcext:value-type="float">
            <text:p>241.07</text:p>
          </table:table-cell>
        </table:table-row>
        <table:table-row table:style-name="ro1">
          <table:table-cell office:value-type="float" office:value="1423037" calcext:value-type="float">
            <text:p>1423037</text:p>
          </table:table-cell>
          <table:table-cell table:formula="of:=[.A91]/1000/(60*60*24)" office:value-type="time" office:time-value="PT00H23M43.037S" calcext:value-type="time">
            <text:p>00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3" calcext:value-type="float">
            <text:p>604.23</text:p>
          </table:table-cell>
          <table:table-cell office:value-type="float" office:value="197.44" calcext:value-type="float">
            <text:p>197.44</text:p>
          </table:table-cell>
          <table:table-cell office:value-type="float" office:value="243.76" calcext:value-type="float">
            <text:p>243.76</text:p>
          </table:table-cell>
        </table:table-row>
        <table:table-row table:style-name="ro1">
          <table:table-cell office:value-type="float" office:value="1439037" calcext:value-type="float">
            <text:p>1439037</text:p>
          </table:table-cell>
          <table:table-cell table:formula="of:=[.A92]/1000/(60*60*24)" office:value-type="time" office:time-value="PT00H23M59.037S" calcext:value-type="time">
            <text:p>00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5" calcext:value-type="float">
            <text:p>606.15</text:p>
          </table:table-cell>
          <table:table-cell office:value-type="float" office:value="199.66" calcext:value-type="float">
            <text:p>199.66</text:p>
          </table:table-cell>
          <table:table-cell office:value-type="float" office:value="246.45" calcext:value-type="float">
            <text:p>246.45</text:p>
          </table:table-cell>
        </table:table-row>
        <table:table-row table:style-name="ro1">
          <table:table-cell office:value-type="float" office:value="1455037" calcext:value-type="float">
            <text:p>1455037</text:p>
          </table:table-cell>
          <table:table-cell table:formula="of:=[.A93]/1000/(60*60*24)" office:value-type="time" office:time-value="PT00H24M15.037S" calcext:value-type="time">
            <text:p>00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201.87" calcext:value-type="float">
            <text:p>201.87</text:p>
          </table:table-cell>
          <table:table-cell office:value-type="float" office:value="249.14" calcext:value-type="float">
            <text:p>249.14</text:p>
          </table:table-cell>
        </table:table-row>
        <table:table-row table:style-name="ro1">
          <table:table-cell office:value-type="float" office:value="1471037" calcext:value-type="float">
            <text:p>1471037</text:p>
          </table:table-cell>
          <table:table-cell table:formula="of:=[.A94]/1000/(60*60*24)" office:value-type="time" office:time-value="PT00H24M31.037S" calcext:value-type="time">
            <text:p>00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39" calcext:value-type="float">
            <text:p>604.39</text:p>
          </table:table-cell>
          <table:table-cell office:value-type="float" office:value="204.09" calcext:value-type="float">
            <text:p>204.09</text:p>
          </table:table-cell>
          <table:table-cell office:value-type="float" office:value="251.83" calcext:value-type="float">
            <text:p>251.83</text:p>
          </table:table-cell>
        </table:table-row>
        <table:table-row table:style-name="ro1">
          <table:table-cell office:value-type="float" office:value="1487037" calcext:value-type="float">
            <text:p>1487037</text:p>
          </table:table-cell>
          <table:table-cell table:formula="of:=[.A95]/1000/(60*60*24)" office:value-type="time" office:time-value="PT00H24M47.037S" calcext:value-type="time">
            <text:p>00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501.12" calcext:value-type="float">
            <text:p>501.12</text:p>
          </table:table-cell>
          <table:table-cell office:value-type="float" office:value="606.4" calcext:value-type="float">
            <text:p>606.4</text:p>
          </table:table-cell>
          <table:table-cell office:value-type="float" office:value="206.32" calcext:value-type="float">
            <text:p>206.32</text:p>
          </table:table-cell>
          <table:table-cell office:value-type="float" office:value="254.53" calcext:value-type="float">
            <text:p>254.53</text:p>
          </table:table-cell>
        </table:table-row>
        <table:table-row table:style-name="ro1">
          <table:table-cell office:value-type="float" office:value="1503037" calcext:value-type="float">
            <text:p>1503037</text:p>
          </table:table-cell>
          <table:table-cell table:formula="of:=[.A96]/1000/(60*60*24)" office:value-type="time" office:time-value="PT00H25M03.037S" calcext:value-type="time">
            <text:p>00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208.54" calcext:value-type="float">
            <text:p>208.54</text:p>
          </table:table-cell>
          <table:table-cell office:value-type="float" office:value="257.21" calcext:value-type="float">
            <text:p>257.21</text:p>
          </table:table-cell>
        </table:table-row>
        <table:table-row table:style-name="ro1">
          <table:table-cell office:value-type="float" office:value="1519038" calcext:value-type="float">
            <text:p>1519038</text:p>
          </table:table-cell>
          <table:table-cell table:formula="of:=[.A97]/1000/(60*60*24)" office:value-type="time" office:time-value="PT00H25M19.038S" calcext:value-type="time">
            <text:p>00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210.76" calcext:value-type="float">
            <text:p>210.76</text:p>
          </table:table-cell>
          <table:table-cell office:value-type="float" office:value="259.9" calcext:value-type="float">
            <text:p>259.9</text:p>
          </table:table-cell>
        </table:table-row>
        <table:table-row table:style-name="ro1">
          <table:table-cell office:value-type="float" office:value="1535037" calcext:value-type="float">
            <text:p>1535037</text:p>
          </table:table-cell>
          <table:table-cell table:formula="of:=[.A98]/1000/(60*60*24)" office:value-type="time" office:time-value="PT00H25M35.037S" calcext:value-type="time">
            <text:p>00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212.97" calcext:value-type="float">
            <text:p>212.97</text:p>
          </table:table-cell>
          <table:table-cell office:value-type="float" office:value="262.58" calcext:value-type="float">
            <text:p>262.58</text:p>
          </table:table-cell>
        </table:table-row>
        <table:table-row table:style-name="ro1">
          <table:table-cell office:value-type="float" office:value="1551037" calcext:value-type="float">
            <text:p>1551037</text:p>
          </table:table-cell>
          <table:table-cell table:formula="of:=[.A99]/1000/(60*60*24)" office:value-type="time" office:time-value="PT00H25M51.037S" calcext:value-type="time">
            <text:p>00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215.19" calcext:value-type="float">
            <text:p>215.19</text:p>
          </table:table-cell>
          <table:table-cell office:value-type="float" office:value="265.27" calcext:value-type="float">
            <text:p>265.27</text:p>
          </table:table-cell>
        </table:table-row>
        <table:table-row table:style-name="ro1">
          <table:table-cell office:value-type="float" office:value="1567037" calcext:value-type="float">
            <text:p>1567037</text:p>
          </table:table-cell>
          <table:table-cell table:formula="of:=[.A100]/1000/(60*60*24)" office:value-type="time" office:time-value="PT00H26M07.037S" calcext:value-type="time">
            <text:p>00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217.41" calcext:value-type="float">
            <text:p>217.41</text:p>
          </table:table-cell>
          <table:table-cell office:value-type="float" office:value="267.96" calcext:value-type="float">
            <text:p>267.96</text:p>
          </table:table-cell>
        </table:table-row>
        <table:table-row table:style-name="ro1">
          <table:table-cell office:value-type="float" office:value="1583037" calcext:value-type="float">
            <text:p>1583037</text:p>
          </table:table-cell>
          <table:table-cell table:formula="of:=[.A101]/1000/(60*60*24)" office:value-type="time" office:time-value="PT00H26M23.037S" calcext:value-type="time">
            <text:p>00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9" calcext:value-type="float">
            <text:p>602.39</text:p>
          </table:table-cell>
          <table:table-cell office:value-type="float" office:value="219.63" calcext:value-type="float">
            <text:p>219.63</text:p>
          </table:table-cell>
          <table:table-cell office:value-type="float" office:value="270.64" calcext:value-type="float">
            <text:p>270.64</text:p>
          </table:table-cell>
        </table:table-row>
        <table:table-row table:style-name="ro1">
          <table:table-cell office:value-type="float" office:value="1599037" calcext:value-type="float">
            <text:p>1599037</text:p>
          </table:table-cell>
          <table:table-cell table:formula="of:=[.A102]/1000/(60*60*24)" office:value-type="time" office:time-value="PT00H26M39.037S" calcext:value-type="time">
            <text:p>00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4.01" calcext:value-type="float">
            <text:p>604.01</text:p>
          </table:table-cell>
          <table:table-cell office:value-type="float" office:value="221.85" calcext:value-type="float">
            <text:p>221.85</text:p>
          </table:table-cell>
          <table:table-cell office:value-type="float" office:value="273.32" calcext:value-type="float">
            <text:p>273.32</text:p>
          </table:table-cell>
        </table:table-row>
        <table:table-row table:style-name="ro1">
          <table:table-cell office:value-type="float" office:value="1615037" calcext:value-type="float">
            <text:p>1615037</text:p>
          </table:table-cell>
          <table:table-cell table:formula="of:=[.A103]/1000/(60*60*24)" office:value-type="time" office:time-value="PT00H26M55.037S" calcext:value-type="time">
            <text:p>00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8" calcext:value-type="float">
            <text:p>604.48</text:p>
          </table:table-cell>
          <table:table-cell office:value-type="float" office:value="224.07" calcext:value-type="float">
            <text:p>224.07</text:p>
          </table:table-cell>
          <table:table-cell office:value-type="float" office:value="276.01" calcext:value-type="float">
            <text:p>276.01</text:p>
          </table:table-cell>
        </table:table-row>
        <table:table-row table:style-name="ro1">
          <table:table-cell office:value-type="float" office:value="1631037" calcext:value-type="float">
            <text:p>1631037</text:p>
          </table:table-cell>
          <table:table-cell table:formula="of:=[.A104]/1000/(60*60*24)" office:value-type="time" office:time-value="PT00H27M11.037S" calcext:value-type="time">
            <text:p>00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226.29" calcext:value-type="float">
            <text:p>226.29</text:p>
          </table:table-cell>
          <table:table-cell office:value-type="float" office:value="278.69" calcext:value-type="float">
            <text:p>278.69</text:p>
          </table:table-cell>
        </table:table-row>
        <table:table-row table:style-name="ro1">
          <table:table-cell office:value-type="float" office:value="1647037" calcext:value-type="float">
            <text:p>1647037</text:p>
          </table:table-cell>
          <table:table-cell table:formula="of:=[.A105]/1000/(60*60*24)" office:value-type="time" office:time-value="PT00H27M27.037S" calcext:value-type="time">
            <text:p>00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" calcext:value-type="float">
            <text:p>499</text:p>
          </table:table-cell>
          <table:table-cell office:value-type="float" office:value="603.76" calcext:value-type="float">
            <text:p>603.76</text:p>
          </table:table-cell>
          <table:table-cell office:value-type="float" office:value="228.51" calcext:value-type="float">
            <text:p>228.51</text:p>
          </table:table-cell>
          <table:table-cell office:value-type="float" office:value="281.38" calcext:value-type="float">
            <text:p>281.38</text:p>
          </table:table-cell>
        </table:table-row>
        <table:table-row table:style-name="ro1">
          <table:table-cell office:value-type="float" office:value="1663037" calcext:value-type="float">
            <text:p>1663037</text:p>
          </table:table-cell>
          <table:table-cell table:formula="of:=[.A106]/1000/(60*60*24)" office:value-type="time" office:time-value="PT00H27M43.037S" calcext:value-type="time">
            <text:p>00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1.9" calcext:value-type="float">
            <text:p>601.9</text:p>
          </table:table-cell>
          <table:table-cell office:value-type="float" office:value="230.73" calcext:value-type="float">
            <text:p>230.73</text:p>
          </table:table-cell>
          <table:table-cell office:value-type="float" office:value="284.06" calcext:value-type="float">
            <text:p>284.06</text:p>
          </table:table-cell>
        </table:table-row>
        <table:table-row table:style-name="ro1">
          <table:table-cell office:value-type="float" office:value="1679037" calcext:value-type="float">
            <text:p>1679037</text:p>
          </table:table-cell>
          <table:table-cell table:formula="of:=[.A107]/1000/(60*60*24)" office:value-type="time" office:time-value="PT00H27M59.037S" calcext:value-type="time">
            <text:p>00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232.95" calcext:value-type="float">
            <text:p>232.95</text:p>
          </table:table-cell>
          <table:table-cell office:value-type="float" office:value="286.74" calcext:value-type="float">
            <text:p>286.74</text:p>
          </table:table-cell>
        </table:table-row>
        <table:table-row table:style-name="ro1">
          <table:table-cell office:value-type="float" office:value="1695037" calcext:value-type="float">
            <text:p>1695037</text:p>
          </table:table-cell>
          <table:table-cell table:formula="of:=[.A108]/1000/(60*60*24)" office:value-type="time" office:time-value="PT00H28M15.037S" calcext:value-type="time">
            <text:p>00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3.99" calcext:value-type="float">
            <text:p>603.99</text:p>
          </table:table-cell>
          <table:table-cell office:value-type="float" office:value="235.17" calcext:value-type="float">
            <text:p>235.17</text:p>
          </table:table-cell>
          <table:table-cell office:value-type="float" office:value="289.43" calcext:value-type="float">
            <text:p>289.43</text:p>
          </table:table-cell>
        </table:table-row>
        <table:table-row table:style-name="ro1">
          <table:table-cell office:value-type="float" office:value="1711037" calcext:value-type="float">
            <text:p>1711037</text:p>
          </table:table-cell>
          <table:table-cell table:formula="of:=[.A109]/1000/(60*60*24)" office:value-type="time" office:time-value="PT00H28M31.037S" calcext:value-type="time">
            <text:p>00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9" calcext:value-type="float">
            <text:p>602.49</text:p>
          </table:table-cell>
          <table:table-cell office:value-type="float" office:value="237.39" calcext:value-type="float">
            <text:p>237.39</text:p>
          </table:table-cell>
          <table:table-cell office:value-type="float" office:value="292.11" calcext:value-type="float">
            <text:p>292.11</text:p>
          </table:table-cell>
        </table:table-row>
        <table:table-row table:style-name="ro1">
          <table:table-cell office:value-type="float" office:value="1727037" calcext:value-type="float">
            <text:p>1727037</text:p>
          </table:table-cell>
          <table:table-cell table:formula="of:=[.A110]/1000/(60*60*24)" office:value-type="time" office:time-value="PT00H28M47.037S" calcext:value-type="time">
            <text:p>00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4.4" calcext:value-type="float">
            <text:p>604.4</text:p>
          </table:table-cell>
          <table:table-cell office:value-type="float" office:value="239.61" calcext:value-type="float">
            <text:p>239.61</text:p>
          </table:table-cell>
          <table:table-cell office:value-type="float" office:value="294.79" calcext:value-type="float">
            <text:p>294.79</text:p>
          </table:table-cell>
        </table:table-row>
        <table:table-row table:style-name="ro1">
          <table:table-cell office:value-type="float" office:value="1743037" calcext:value-type="float">
            <text:p>1743037</text:p>
          </table:table-cell>
          <table:table-cell table:formula="of:=[.A111]/1000/(60*60*24)" office:value-type="time" office:time-value="PT00H29M03.037S" calcext:value-type="time">
            <text:p>00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9" calcext:value-type="float">
            <text:p>602.39</text:p>
          </table:table-cell>
          <table:table-cell office:value-type="float" office:value="241.83" calcext:value-type="float">
            <text:p>241.83</text:p>
          </table:table-cell>
          <table:table-cell office:value-type="float" office:value="297.47" calcext:value-type="float">
            <text:p>297.47</text:p>
          </table:table-cell>
        </table:table-row>
        <table:table-row table:style-name="ro1">
          <table:table-cell office:value-type="float" office:value="1759038" calcext:value-type="float">
            <text:p>1759038</text:p>
          </table:table-cell>
          <table:table-cell table:formula="of:=[.A112]/1000/(60*60*24)" office:value-type="time" office:time-value="PT00H29M19.038S" calcext:value-type="time">
            <text:p>00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5" calcext:value-type="float">
            <text:p>602.15</text:p>
          </table:table-cell>
          <table:table-cell office:value-type="float" office:value="244.05" calcext:value-type="float">
            <text:p>244.05</text:p>
          </table:table-cell>
          <table:table-cell office:value-type="float" office:value="300.14" calcext:value-type="float">
            <text:p>300.14</text:p>
          </table:table-cell>
        </table:table-row>
        <table:table-row table:style-name="ro1">
          <table:table-cell office:value-type="float" office:value="1775037" calcext:value-type="float">
            <text:p>1775037</text:p>
          </table:table-cell>
          <table:table-cell table:formula="of:=[.A113]/1000/(60*60*24)" office:value-type="time" office:time-value="PT00H29M35.037S" calcext:value-type="time">
            <text:p>00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4.63" calcext:value-type="float">
            <text:p>604.63</text:p>
          </table:table-cell>
          <table:table-cell office:value-type="float" office:value="246.27" calcext:value-type="float">
            <text:p>246.27</text:p>
          </table:table-cell>
          <table:table-cell office:value-type="float" office:value="302.82" calcext:value-type="float">
            <text:p>302.82</text:p>
          </table:table-cell>
        </table:table-row>
        <table:table-row table:style-name="ro1">
          <table:table-cell office:value-type="float" office:value="1791037" calcext:value-type="float">
            <text:p>1791037</text:p>
          </table:table-cell>
          <table:table-cell table:formula="of:=[.A114]/1000/(60*60*24)" office:value-type="time" office:time-value="PT00H29M51.037S" calcext:value-type="time">
            <text:p>00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5" calcext:value-type="float">
            <text:p>604.15</text:p>
          </table:table-cell>
          <table:table-cell office:value-type="float" office:value="248.49" calcext:value-type="float">
            <text:p>248.49</text:p>
          </table:table-cell>
          <table:table-cell office:value-type="float" office:value="305.5" calcext:value-type="float">
            <text:p>305.5</text:p>
          </table:table-cell>
        </table:table-row>
        <table:table-row table:style-name="ro1">
          <table:table-cell office:value-type="float" office:value="1807038" calcext:value-type="float">
            <text:p>1807038</text:p>
          </table:table-cell>
          <table:table-cell table:formula="of:=[.A115]/1000/(60*60*24)" office:value-type="time" office:time-value="PT00H30M07.038S" calcext:value-type="time">
            <text:p>00:30:07</text:p>
          </table:table-cell>
          <table:table-cell office:value-type="float" office:value="1.2" calcext:value-type="float">
            <text:p>1.2</text:p>
          </table:table-cell>
          <table:table-cell office:value-type="float" office:value="499.8" calcext:value-type="float">
            <text:p>499.8</text:p>
          </table:table-cell>
          <table:table-cell office:value-type="float" office:value="600.71" calcext:value-type="float">
            <text:p>600.71</text:p>
          </table:table-cell>
          <table:table-cell office:value-type="float" office:value="250.71" calcext:value-type="float">
            <text:p>250.71</text:p>
          </table:table-cell>
          <table:table-cell office:value-type="float" office:value="308.18" calcext:value-type="float">
            <text:p>308.18</text:p>
          </table:table-cell>
        </table:table-row>
        <table:table-row table:style-name="ro1">
          <table:table-cell office:value-type="float" office:value="1823037" calcext:value-type="float">
            <text:p>1823037</text:p>
          </table:table-cell>
          <table:table-cell table:formula="of:=[.A116]/1000/(60*60*24)" office:value-type="time" office:time-value="PT00H30M23.037S" calcext:value-type="time">
            <text:p>00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2" calcext:value-type="float">
            <text:p>602</text:p>
          </table:table-cell>
          <table:table-cell office:value-type="float" office:value="252.92" calcext:value-type="float">
            <text:p>252.92</text:p>
          </table:table-cell>
          <table:table-cell office:value-type="float" office:value="310.85" calcext:value-type="float">
            <text:p>310.85</text:p>
          </table:table-cell>
        </table:table-row>
        <table:table-row table:style-name="ro1">
          <table:table-cell office:value-type="float" office:value="1839037" calcext:value-type="float">
            <text:p>1839037</text:p>
          </table:table-cell>
          <table:table-cell table:formula="of:=[.A117]/1000/(60*60*24)" office:value-type="time" office:time-value="PT00H30M39.037S" calcext:value-type="time">
            <text:p>00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4" calcext:value-type="float">
            <text:p>602.14</text:p>
          </table:table-cell>
          <table:table-cell office:value-type="float" office:value="255.14" calcext:value-type="float">
            <text:p>255.14</text:p>
          </table:table-cell>
          <table:table-cell office:value-type="float" office:value="313.53" calcext:value-type="float">
            <text:p>313.53</text:p>
          </table:table-cell>
        </table:table-row>
        <table:table-row table:style-name="ro1">
          <table:table-cell office:value-type="float" office:value="1855037" calcext:value-type="float">
            <text:p>1855037</text:p>
          </table:table-cell>
          <table:table-cell table:formula="of:=[.A118]/1000/(60*60*24)" office:value-type="time" office:time-value="PT00H30M55.037S" calcext:value-type="time">
            <text:p>00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2" calcext:value-type="float">
            <text:p>602</text:p>
          </table:table-cell>
          <table:table-cell office:value-type="float" office:value="257.36" calcext:value-type="float">
            <text:p>257.36</text:p>
          </table:table-cell>
          <table:table-cell office:value-type="float" office:value="316.2" calcext:value-type="float">
            <text:p>316.2</text:p>
          </table:table-cell>
        </table:table-row>
        <table:table-row table:style-name="ro1">
          <table:table-cell office:value-type="float" office:value="1871038" calcext:value-type="float">
            <text:p>1871038</text:p>
          </table:table-cell>
          <table:table-cell table:formula="of:=[.A119]/1000/(60*60*24)" office:value-type="time" office:time-value="PT00H31M11.038S" calcext:value-type="time">
            <text:p>00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12" calcext:value-type="float">
            <text:p>499.12</text:p>
          </table:table-cell>
          <table:table-cell office:value-type="float" office:value="601.91" calcext:value-type="float">
            <text:p>601.91</text:p>
          </table:table-cell>
          <table:table-cell office:value-type="float" office:value="259.58" calcext:value-type="float">
            <text:p>259.58</text:p>
          </table:table-cell>
          <table:table-cell office:value-type="float" office:value="318.88" calcext:value-type="float">
            <text:p>318.88</text:p>
          </table:table-cell>
        </table:table-row>
        <table:table-row table:style-name="ro1">
          <table:table-cell office:value-type="float" office:value="1887037" calcext:value-type="float">
            <text:p>1887037</text:p>
          </table:table-cell>
          <table:table-cell table:formula="of:=[.A120]/1000/(60*60*24)" office:value-type="time" office:time-value="PT00H31M27.037S" calcext:value-type="time">
            <text:p>00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2.49" calcext:value-type="float">
            <text:p>602.49</text:p>
          </table:table-cell>
          <table:table-cell office:value-type="float" office:value="261.8" calcext:value-type="float">
            <text:p>261.8</text:p>
          </table:table-cell>
          <table:table-cell office:value-type="float" office:value="321.55" calcext:value-type="float">
            <text:p>321.55</text:p>
          </table:table-cell>
        </table:table-row>
        <table:table-row table:style-name="ro1">
          <table:table-cell office:value-type="float" office:value="1903037" calcext:value-type="float">
            <text:p>1903037</text:p>
          </table:table-cell>
          <table:table-cell table:formula="of:=[.A121]/1000/(60*60*24)" office:value-type="time" office:time-value="PT00H31M43.037S" calcext:value-type="time">
            <text:p>00:31:43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0.63" calcext:value-type="float">
            <text:p>600.63</text:p>
          </table:table-cell>
          <table:table-cell office:value-type="float" office:value="264.02" calcext:value-type="float">
            <text:p>264.02</text:p>
          </table:table-cell>
          <table:table-cell office:value-type="float" office:value="324.22" calcext:value-type="float">
            <text:p>324.22</text:p>
          </table:table-cell>
        </table:table-row>
        <table:table-row table:style-name="ro1">
          <table:table-cell office:value-type="float" office:value="1919037" calcext:value-type="float">
            <text:p>1919037</text:p>
          </table:table-cell>
          <table:table-cell table:formula="of:=[.A122]/1000/(60*60*24)" office:value-type="time" office:time-value="PT00H31M59.037S" calcext:value-type="time">
            <text:p>00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2.13" calcext:value-type="float">
            <text:p>602.13</text:p>
          </table:table-cell>
          <table:table-cell office:value-type="float" office:value="266.24" calcext:value-type="float">
            <text:p>266.24</text:p>
          </table:table-cell>
          <table:table-cell office:value-type="float" office:value="326.89" calcext:value-type="float">
            <text:p>326.89</text:p>
          </table:table-cell>
        </table:table-row>
        <table:table-row table:style-name="ro1">
          <table:table-cell office:value-type="float" office:value="1935037" calcext:value-type="float">
            <text:p>1935037</text:p>
          </table:table-cell>
          <table:table-cell table:formula="of:=[.A123]/1000/(60*60*24)" office:value-type="time" office:time-value="PT00H32M15.037S" calcext:value-type="time">
            <text:p>00:32:15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1" calcext:value-type="float">
            <text:p>599.91</text:p>
          </table:table-cell>
          <table:table-cell office:value-type="float" office:value="268.46" calcext:value-type="float">
            <text:p>268.46</text:p>
          </table:table-cell>
          <table:table-cell office:value-type="float" office:value="329.56" calcext:value-type="float">
            <text:p>329.56</text:p>
          </table:table-cell>
        </table:table-row>
        <table:table-row table:style-name="ro1">
          <table:table-cell office:value-type="float" office:value="1951037" calcext:value-type="float">
            <text:p>1951037</text:p>
          </table:table-cell>
          <table:table-cell table:formula="of:=[.A124]/1000/(60*60*24)" office:value-type="time" office:time-value="PT00H32M31.037S" calcext:value-type="time">
            <text:p>00:32:3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270.68" calcext:value-type="float">
            <text:p>270.68</text:p>
          </table:table-cell>
          <table:table-cell office:value-type="float" office:value="332.23" calcext:value-type="float">
            <text:p>332.23</text:p>
          </table:table-cell>
        </table:table-row>
        <table:table-row table:style-name="ro1">
          <table:table-cell office:value-type="float" office:value="1967037" calcext:value-type="float">
            <text:p>1967037</text:p>
          </table:table-cell>
          <table:table-cell table:formula="of:=[.A125]/1000/(60*60*24)" office:value-type="time" office:time-value="PT00H32M47.037S" calcext:value-type="time">
            <text:p>00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9" calcext:value-type="float">
            <text:p>602.39</text:p>
          </table:table-cell>
          <table:table-cell office:value-type="float" office:value="272.9" calcext:value-type="float">
            <text:p>272.9</text:p>
          </table:table-cell>
          <table:table-cell office:value-type="float" office:value="334.9" calcext:value-type="float">
            <text:p>334.9</text:p>
          </table:table-cell>
        </table:table-row>
        <table:table-row table:style-name="ro1">
          <table:table-cell office:value-type="float" office:value="1983037" calcext:value-type="float">
            <text:p>1983037</text:p>
          </table:table-cell>
          <table:table-cell table:formula="of:=[.A126]/1000/(60*60*24)" office:value-type="time" office:time-value="PT00H33M03.037S" calcext:value-type="time">
            <text:p>00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" calcext:value-type="float">
            <text:p>499</text:p>
          </table:table-cell>
          <table:table-cell office:value-type="float" office:value="601.75" calcext:value-type="float">
            <text:p>601.75</text:p>
          </table:table-cell>
          <table:table-cell office:value-type="float" office:value="275.12" calcext:value-type="float">
            <text:p>275.12</text:p>
          </table:table-cell>
          <table:table-cell office:value-type="float" office:value="337.57" calcext:value-type="float">
            <text:p>337.57</text:p>
          </table:table-cell>
        </table:table-row>
        <table:table-row table:style-name="ro1">
          <table:table-cell office:value-type="float" office:value="1999037" calcext:value-type="float">
            <text:p>1999037</text:p>
          </table:table-cell>
          <table:table-cell table:formula="of:=[.A127]/1000/(60*60*24)" office:value-type="time" office:time-value="PT00H33M19.037S" calcext:value-type="time">
            <text:p>00:33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277.33" calcext:value-type="float">
            <text:p>277.33</text:p>
          </table:table-cell>
          <table:table-cell office:value-type="float" office:value="340.24" calcext:value-type="float">
            <text:p>340.24</text:p>
          </table:table-cell>
        </table:table-row>
        <table:table-row table:style-name="ro1">
          <table:table-cell office:value-type="float" office:value="2015037" calcext:value-type="float">
            <text:p>2015037</text:p>
          </table:table-cell>
          <table:table-cell table:formula="of:=[.A128]/1000/(60*60*24)" office:value-type="time" office:time-value="PT00H33M35.037S" calcext:value-type="time">
            <text:p>00:33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279.55" calcext:value-type="float">
            <text:p>279.55</text:p>
          </table:table-cell>
          <table:table-cell office:value-type="float" office:value="342.91" calcext:value-type="float">
            <text:p>342.91</text:p>
          </table:table-cell>
        </table:table-row>
        <table:table-row table:style-name="ro1">
          <table:table-cell office:value-type="float" office:value="2031037" calcext:value-type="float">
            <text:p>2031037</text:p>
          </table:table-cell>
          <table:table-cell table:formula="of:=[.A129]/1000/(60*60*24)" office:value-type="time" office:time-value="PT00H33M51.037S" calcext:value-type="time">
            <text:p>00:33:51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" calcext:value-type="float">
            <text:p>600</text:p>
          </table:table-cell>
          <table:table-cell office:value-type="float" office:value="281.77" calcext:value-type="float">
            <text:p>281.77</text:p>
          </table:table-cell>
          <table:table-cell office:value-type="float" office:value="345.58" calcext:value-type="float">
            <text:p>345.58</text:p>
          </table:table-cell>
        </table:table-row>
        <table:table-row table:style-name="ro1">
          <table:table-cell office:value-type="float" office:value="2047037" calcext:value-type="float">
            <text:p>2047037</text:p>
          </table:table-cell>
          <table:table-cell table:formula="of:=[.A130]/1000/(60*60*24)" office:value-type="time" office:time-value="PT00H34M07.037S" calcext:value-type="time">
            <text:p>00:34:07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4" calcext:value-type="float">
            <text:p>600.14</text:p>
          </table:table-cell>
          <table:table-cell office:value-type="float" office:value="283.99" calcext:value-type="float">
            <text:p>283.99</text:p>
          </table:table-cell>
          <table:table-cell office:value-type="float" office:value="348.25" calcext:value-type="float">
            <text:p>348.25</text:p>
          </table:table-cell>
        </table:table-row>
        <table:table-row table:style-name="ro1">
          <table:table-cell office:value-type="float" office:value="2063037" calcext:value-type="float">
            <text:p>2063037</text:p>
          </table:table-cell>
          <table:table-cell table:formula="of:=[.A131]/1000/(60*60*24)" office:value-type="time" office:time-value="PT00H34M23.037S" calcext:value-type="time">
            <text:p>00:34:23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" calcext:value-type="float">
            <text:p>600</text:p>
          </table:table-cell>
          <table:table-cell office:value-type="float" office:value="286.21" calcext:value-type="float">
            <text:p>286.21</text:p>
          </table:table-cell>
          <table:table-cell office:value-type="float" office:value="350.91" calcext:value-type="float">
            <text:p>350.91</text:p>
          </table:table-cell>
        </table:table-row>
        <table:table-row table:style-name="ro1">
          <table:table-cell office:value-type="float" office:value="2079037" calcext:value-type="float">
            <text:p>2079037</text:p>
          </table:table-cell>
          <table:table-cell table:formula="of:=[.A132]/1000/(60*60*24)" office:value-type="time" office:time-value="PT00H34M39.037S" calcext:value-type="time">
            <text:p>00:34:39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.01" calcext:value-type="float">
            <text:p>600.01</text:p>
          </table:table-cell>
          <table:table-cell office:value-type="float" office:value="288.43" calcext:value-type="float">
            <text:p>288.43</text:p>
          </table:table-cell>
          <table:table-cell office:value-type="float" office:value="353.58" calcext:value-type="float">
            <text:p>353.58</text:p>
          </table:table-cell>
        </table:table-row>
        <table:table-row table:style-name="ro1">
          <table:table-cell office:value-type="float" office:value="2095037" calcext:value-type="float">
            <text:p>2095037</text:p>
          </table:table-cell>
          <table:table-cell table:formula="of:=[.A133]/1000/(60*60*24)" office:value-type="time" office:time-value="PT00H34M55.037S" calcext:value-type="time">
            <text:p>00:34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7" calcext:value-type="float">
            <text:p>600.47</text:p>
          </table:table-cell>
          <table:table-cell office:value-type="float" office:value="290.65" calcext:value-type="float">
            <text:p>290.65</text:p>
          </table:table-cell>
          <table:table-cell office:value-type="float" office:value="356.25" calcext:value-type="float">
            <text:p>356.25</text:p>
          </table:table-cell>
        </table:table-row>
        <table:table-row table:style-name="ro1">
          <table:table-cell office:value-type="float" office:value="2111037" calcext:value-type="float">
            <text:p>2111037</text:p>
          </table:table-cell>
          <table:table-cell table:formula="of:=[.A134]/1000/(60*60*24)" office:value-type="time" office:time-value="PT00H35M11.037S" calcext:value-type="time">
            <text:p>00:35:1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292.87" calcext:value-type="float">
            <text:p>292.87</text:p>
          </table:table-cell>
          <table:table-cell office:value-type="float" office:value="358.92" calcext:value-type="float">
            <text:p>358.92</text:p>
          </table:table-cell>
        </table:table-row>
        <table:table-row table:style-name="ro1">
          <table:table-cell office:value-type="float" office:value="2127037" calcext:value-type="float">
            <text:p>2127037</text:p>
          </table:table-cell>
          <table:table-cell table:formula="of:=[.A135]/1000/(60*60*24)" office:value-type="time" office:time-value="PT00H35M27.037S" calcext:value-type="time">
            <text:p>00:35:2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295.09" calcext:value-type="float">
            <text:p>295.09</text:p>
          </table:table-cell>
          <table:table-cell office:value-type="float" office:value="361.59" calcext:value-type="float">
            <text:p>361.59</text:p>
          </table:table-cell>
        </table:table-row>
        <table:table-row table:style-name="ro1">
          <table:table-cell office:value-type="float" office:value="2143037" calcext:value-type="float">
            <text:p>2143037</text:p>
          </table:table-cell>
          <table:table-cell table:formula="of:=[.A136]/1000/(60*60*24)" office:value-type="time" office:time-value="PT00H35M43.037S" calcext:value-type="time">
            <text:p>00:35:43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.01" calcext:value-type="float">
            <text:p>600.01</text:p>
          </table:table-cell>
          <table:table-cell office:value-type="float" office:value="297.31" calcext:value-type="float">
            <text:p>297.31</text:p>
          </table:table-cell>
          <table:table-cell office:value-type="float" office:value="364.25" calcext:value-type="float">
            <text:p>364.25</text:p>
          </table:table-cell>
        </table:table-row>
        <table:table-row table:style-name="ro1">
          <table:table-cell office:value-type="float" office:value="2159037" calcext:value-type="float">
            <text:p>2159037</text:p>
          </table:table-cell>
          <table:table-cell table:formula="of:=[.A137]/1000/(60*60*24)" office:value-type="time" office:time-value="PT00H35M59.037S" calcext:value-type="time">
            <text:p>00:35:5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299.53" calcext:value-type="float">
            <text:p>299.53</text:p>
          </table:table-cell>
          <table:table-cell office:value-type="float" office:value="366.92" calcext:value-type="float">
            <text:p>366.92</text:p>
          </table:table-cell>
        </table:table-row>
        <table:table-row table:style-name="ro1">
          <table:table-cell office:value-type="float" office:value="2175037" calcext:value-type="float">
            <text:p>2175037</text:p>
          </table:table-cell>
          <table:table-cell table:formula="of:=[.A138]/1000/(60*60*24)" office:value-type="time" office:time-value="PT00H36M15.037S" calcext:value-type="time">
            <text:p>00:36:1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6" calcext:value-type="float">
            <text:p>600.16</text:p>
          </table:table-cell>
          <table:table-cell office:value-type="float" office:value="301.75" calcext:value-type="float">
            <text:p>301.75</text:p>
          </table:table-cell>
          <table:table-cell office:value-type="float" office:value="369.58" calcext:value-type="float">
            <text:p>369.58</text:p>
          </table:table-cell>
        </table:table-row>
        <table:table-row table:style-name="ro1">
          <table:table-cell office:value-type="float" office:value="2191037" calcext:value-type="float">
            <text:p>2191037</text:p>
          </table:table-cell>
          <table:table-cell table:formula="of:=[.A139]/1000/(60*60*24)" office:value-type="time" office:time-value="PT00H36M31.037S" calcext:value-type="time">
            <text:p>00:36:3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5" calcext:value-type="float">
            <text:p>600.25</text:p>
          </table:table-cell>
          <table:table-cell office:value-type="float" office:value="303.97" calcext:value-type="float">
            <text:p>303.97</text:p>
          </table:table-cell>
          <table:table-cell office:value-type="float" office:value="372.25" calcext:value-type="float">
            <text:p>372.25</text:p>
          </table:table-cell>
        </table:table-row>
        <table:table-row table:style-name="ro1">
          <table:table-cell office:value-type="float" office:value="2207037" calcext:value-type="float">
            <text:p>2207037</text:p>
          </table:table-cell>
          <table:table-cell table:formula="of:=[.A140]/1000/(60*60*24)" office:value-type="time" office:time-value="PT00H36M47.037S" calcext:value-type="time">
            <text:p>00:36:47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306.19" calcext:value-type="float">
            <text:p>306.19</text:p>
          </table:table-cell>
          <table:table-cell office:value-type="float" office:value="374.92" calcext:value-type="float">
            <text:p>374.92</text:p>
          </table:table-cell>
        </table:table-row>
        <table:table-row table:style-name="ro1">
          <table:table-cell office:value-type="float" office:value="2223037" calcext:value-type="float">
            <text:p>2223037</text:p>
          </table:table-cell>
          <table:table-cell table:formula="of:=[.A141]/1000/(60*60*24)" office:value-type="time" office:time-value="PT00H37M03.037S" calcext:value-type="time">
            <text:p>00:37:0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308.41" calcext:value-type="float">
            <text:p>308.41</text:p>
          </table:table-cell>
          <table:table-cell office:value-type="float" office:value="377.58" calcext:value-type="float">
            <text:p>377.58</text:p>
          </table:table-cell>
        </table:table-row>
        <table:table-row table:style-name="ro1">
          <table:table-cell office:value-type="float" office:value="2239037" calcext:value-type="float">
            <text:p>2239037</text:p>
          </table:table-cell>
          <table:table-cell table:formula="of:=[.A142]/1000/(60*60*24)" office:value-type="time" office:time-value="PT00H37M19.037S" calcext:value-type="time">
            <text:p>00:37:19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1" calcext:value-type="float">
            <text:p>599.91</text:p>
          </table:table-cell>
          <table:table-cell office:value-type="float" office:value="310.63" calcext:value-type="float">
            <text:p>310.63</text:p>
          </table:table-cell>
          <table:table-cell office:value-type="float" office:value="380.25" calcext:value-type="float">
            <text:p>380.25</text:p>
          </table:table-cell>
        </table:table-row>
        <table:table-row table:style-name="ro1">
          <table:table-cell office:value-type="float" office:value="2255037" calcext:value-type="float">
            <text:p>2255037</text:p>
          </table:table-cell>
          <table:table-cell table:formula="of:=[.A143]/1000/(60*60*24)" office:value-type="time" office:time-value="PT00H37M35.037S" calcext:value-type="time">
            <text:p>00:37:3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312.85" calcext:value-type="float">
            <text:p>312.85</text:p>
          </table:table-cell>
          <table:table-cell office:value-type="float" office:value="382.91" calcext:value-type="float">
            <text:p>382.91</text:p>
          </table:table-cell>
        </table:table-row>
        <table:table-row table:style-name="ro1">
          <table:table-cell office:value-type="float" office:value="2271037" calcext:value-type="float">
            <text:p>2271037</text:p>
          </table:table-cell>
          <table:table-cell table:formula="of:=[.A144]/1000/(60*60*24)" office:value-type="time" office:time-value="PT00H37M51.037S" calcext:value-type="time">
            <text:p>00:37:51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601.9" calcext:value-type="float">
            <text:p>601.9</text:p>
          </table:table-cell>
          <table:table-cell office:value-type="float" office:value="315.07" calcext:value-type="float">
            <text:p>315.07</text:p>
          </table:table-cell>
          <table:table-cell office:value-type="float" office:value="385.58" calcext:value-type="float">
            <text:p>385.58</text:p>
          </table:table-cell>
        </table:table-row>
        <table:table-row table:style-name="ro1">
          <table:table-cell office:value-type="float" office:value="2287037" calcext:value-type="float">
            <text:p>2287037</text:p>
          </table:table-cell>
          <table:table-cell table:formula="of:=[.A145]/1000/(60*60*24)" office:value-type="time" office:time-value="PT00H38M07.037S" calcext:value-type="time">
            <text:p>00:38:07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2" calcext:value-type="float">
            <text:p>602</text:p>
          </table:table-cell>
          <table:table-cell office:value-type="float" office:value="317.29" calcext:value-type="float">
            <text:p>317.29</text:p>
          </table:table-cell>
          <table:table-cell office:value-type="float" office:value="388.25" calcext:value-type="float">
            <text:p>388.25</text:p>
          </table:table-cell>
        </table:table-row>
        <table:table-row table:style-name="ro1">
          <table:table-cell office:value-type="float" office:value="2303038" calcext:value-type="float">
            <text:p>2303038</text:p>
          </table:table-cell>
          <table:table-cell table:formula="of:=[.A146]/1000/(60*60*24)" office:value-type="time" office:time-value="PT00H38M23.038S" calcext:value-type="time">
            <text:p>00:38:23</text:p>
          </table:table-cell>
          <table:table-cell office:value-type="float" office:value="1.2" calcext:value-type="float">
            <text:p>1.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9.91" calcext:value-type="float">
            <text:p>599.91</text:p>
          </table:table-cell>
          <table:table-cell office:value-type="float" office:value="319.52" calcext:value-type="float">
            <text:p>319.52</text:p>
          </table:table-cell>
          <table:table-cell office:value-type="float" office:value="390.92" calcext:value-type="float">
            <text:p>390.92</text:p>
          </table:table-cell>
        </table:table-row>
        <table:table-row table:style-name="ro1">
          <table:table-cell office:value-type="float" office:value="2319037" calcext:value-type="float">
            <text:p>2319037</text:p>
          </table:table-cell>
          <table:table-cell table:formula="of:=[.A147]/1000/(60*60*24)" office:value-type="time" office:time-value="PT00H38M39.037S" calcext:value-type="time">
            <text:p>00:38:39</text:p>
          </table:table-cell>
          <table:table-cell office:value-type="float" office:value="1.2" calcext:value-type="float">
            <text:p>1.2</text:p>
          </table:table-cell>
          <table:table-cell office:value-type="float" office:value="500.8" calcext:value-type="float">
            <text:p>500.8</text:p>
          </table:table-cell>
          <table:table-cell office:value-type="float" office:value="600.01" calcext:value-type="float">
            <text:p>600.01</text:p>
          </table:table-cell>
          <table:table-cell office:value-type="float" office:value="321.75" calcext:value-type="float">
            <text:p>321.75</text:p>
          </table:table-cell>
          <table:table-cell office:value-type="float" office:value="393.59" calcext:value-type="float">
            <text:p>393.59</text:p>
          </table:table-cell>
        </table:table-row>
        <table:table-row table:style-name="ro1">
          <table:table-cell office:value-type="float" office:value="2335037" calcext:value-type="float">
            <text:p>2335037</text:p>
          </table:table-cell>
          <table:table-cell table:formula="of:=[.A148]/1000/(60*60*24)" office:value-type="time" office:time-value="PT00H38M55.037S" calcext:value-type="time">
            <text:p>00:38:5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600.24" calcext:value-type="float">
            <text:p>600.24</text:p>
          </table:table-cell>
          <table:table-cell office:value-type="float" office:value="323.97" calcext:value-type="float">
            <text:p>323.97</text:p>
          </table:table-cell>
          <table:table-cell office:value-type="float" office:value="396.26" calcext:value-type="float">
            <text:p>396.26</text:p>
          </table:table-cell>
        </table:table-row>
        <table:table-row table:style-name="ro1">
          <table:table-cell office:value-type="float" office:value="2351038" calcext:value-type="float">
            <text:p>2351038</text:p>
          </table:table-cell>
          <table:table-cell table:formula="of:=[.A149]/1000/(60*60*24)" office:value-type="time" office:time-value="PT00H39M11.038S" calcext:value-type="time">
            <text:p>00:39:11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" calcext:value-type="float">
            <text:p>598</text:p>
          </table:table-cell>
          <table:table-cell office:value-type="float" office:value="326.19" calcext:value-type="float">
            <text:p>326.19</text:p>
          </table:table-cell>
          <table:table-cell office:value-type="float" office:value="398.92" calcext:value-type="float">
            <text:p>398.92</text:p>
          </table:table-cell>
        </table:table-row>
        <table:table-row table:style-name="ro1">
          <table:table-cell office:value-type="float" office:value="2367038" calcext:value-type="float">
            <text:p>2367038</text:p>
          </table:table-cell>
          <table:table-cell table:formula="of:=[.A150]/1000/(60*60*24)" office:value-type="time" office:time-value="PT00H39M27.038S" calcext:value-type="time">
            <text:p>00:39:27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328.41" calcext:value-type="float">
            <text:p>328.41</text:p>
          </table:table-cell>
          <table:table-cell office:value-type="float" office:value="401.58" calcext:value-type="float">
            <text:p>401.58</text:p>
          </table:table-cell>
        </table:table-row>
        <table:table-row table:style-name="ro1">
          <table:table-cell office:value-type="float" office:value="2383037" calcext:value-type="float">
            <text:p>2383037</text:p>
          </table:table-cell>
          <table:table-cell table:formula="of:=[.A151]/1000/(60*60*24)" office:value-type="time" office:time-value="PT00H39M43.037S" calcext:value-type="time">
            <text:p>00:39:43</text:p>
          </table:table-cell>
          <table:table-cell office:value-type="float" office:value="1.2" calcext:value-type="float">
            <text:p>1.2</text:p>
          </table:table-cell>
          <table:table-cell office:value-type="float" office:value="499" calcext:value-type="float">
            <text:p>499</text:p>
          </table:table-cell>
          <table:table-cell office:value-type="float" office:value="599.76" calcext:value-type="float">
            <text:p>599.76</text:p>
          </table:table-cell>
          <table:table-cell office:value-type="float" office:value="330.63" calcext:value-type="float">
            <text:p>330.63</text:p>
          </table:table-cell>
          <table:table-cell office:value-type="float" office:value="404.24" calcext:value-type="float">
            <text:p>404.24</text:p>
          </table:table-cell>
        </table:table-row>
        <table:table-row table:style-name="ro1">
          <table:table-cell office:value-type="float" office:value="2399037" calcext:value-type="float">
            <text:p>2399037</text:p>
          </table:table-cell>
          <table:table-cell table:formula="of:=[.A152]/1000/(60*60*24)" office:value-type="time" office:time-value="PT00H39M59.037S" calcext:value-type="time">
            <text:p>00:39:5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332.85" calcext:value-type="float">
            <text:p>332.85</text:p>
          </table:table-cell>
          <table:table-cell office:value-type="float" office:value="406.9" calcext:value-type="float">
            <text:p>406.9</text:p>
          </table:table-cell>
        </table:table-row>
        <table:table-row table:style-name="ro1">
          <table:table-cell office:value-type="float" office:value="2415037" calcext:value-type="float">
            <text:p>2415037</text:p>
          </table:table-cell>
          <table:table-cell table:formula="of:=[.A153]/1000/(60*60*24)" office:value-type="time" office:time-value="PT00H40M15.037S" calcext:value-type="time">
            <text:p>00:40:15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335.07" calcext:value-type="float">
            <text:p>335.07</text:p>
          </table:table-cell>
          <table:table-cell office:value-type="float" office:value="409.57" calcext:value-type="float">
            <text:p>409.57</text:p>
          </table:table-cell>
        </table:table-row>
        <table:table-row table:style-name="ro1">
          <table:table-cell office:value-type="float" office:value="2431037" calcext:value-type="float">
            <text:p>2431037</text:p>
          </table:table-cell>
          <table:table-cell table:formula="of:=[.A154]/1000/(60*60*24)" office:value-type="time" office:time-value="PT00H40M31.037S" calcext:value-type="time">
            <text:p>00:40:31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4" calcext:value-type="float">
            <text:p>598.14</text:p>
          </table:table-cell>
          <table:table-cell office:value-type="float" office:value="337.28" calcext:value-type="float">
            <text:p>337.28</text:p>
          </table:table-cell>
          <table:table-cell office:value-type="float" office:value="412.23" calcext:value-type="float">
            <text:p>412.23</text:p>
          </table:table-cell>
        </table:table-row>
        <table:table-row table:style-name="ro1">
          <table:table-cell office:value-type="float" office:value="2447037" calcext:value-type="float">
            <text:p>2447037</text:p>
          </table:table-cell>
          <table:table-cell table:formula="of:=[.A155]/1000/(60*60*24)" office:value-type="time" office:time-value="PT00H40M47.037S" calcext:value-type="time">
            <text:p>00:40:47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9.99" calcext:value-type="float">
            <text:p>599.99</text:p>
          </table:table-cell>
          <table:table-cell office:value-type="float" office:value="339.5" calcext:value-type="float">
            <text:p>339.5</text:p>
          </table:table-cell>
          <table:table-cell office:value-type="float" office:value="414.89" calcext:value-type="float">
            <text:p>414.89</text:p>
          </table:table-cell>
        </table:table-row>
        <table:table-row table:style-name="ro1">
          <table:table-cell office:value-type="float" office:value="2463038" calcext:value-type="float">
            <text:p>2463038</text:p>
          </table:table-cell>
          <table:table-cell table:formula="of:=[.A156]/1000/(60*60*24)" office:value-type="time" office:time-value="PT00H41M03.038S" calcext:value-type="time">
            <text:p>00:41:0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5" calcext:value-type="float">
            <text:p>598.15</text:p>
          </table:table-cell>
          <table:table-cell office:value-type="float" office:value="341.72" calcext:value-type="float">
            <text:p>341.72</text:p>
          </table:table-cell>
          <table:table-cell office:value-type="float" office:value="417.55" calcext:value-type="float">
            <text:p>417.55</text:p>
          </table:table-cell>
        </table:table-row>
        <table:table-row table:style-name="ro1">
          <table:table-cell office:value-type="float" office:value="2479037" calcext:value-type="float">
            <text:p>2479037</text:p>
          </table:table-cell>
          <table:table-cell table:formula="of:=[.A157]/1000/(60*60*24)" office:value-type="time" office:time-value="PT00H41M19.037S" calcext:value-type="time">
            <text:p>00:41:19</text:p>
          </table:table-cell>
          <table:table-cell office:value-type="float" office:value="1.2" calcext:value-type="float">
            <text:p>1.2</text:p>
          </table:table-cell>
          <table:table-cell office:value-type="float" office:value="499" calcext:value-type="float">
            <text:p>499</text:p>
          </table:table-cell>
          <table:table-cell office:value-type="float" office:value="599.76" calcext:value-type="float">
            <text:p>599.76</text:p>
          </table:table-cell>
          <table:table-cell office:value-type="float" office:value="343.94" calcext:value-type="float">
            <text:p>343.94</text:p>
          </table:table-cell>
          <table:table-cell office:value-type="float" office:value="420.21" calcext:value-type="float">
            <text:p>420.21</text:p>
          </table:table-cell>
        </table:table-row>
        <table:table-row table:style-name="ro1">
          <table:table-cell office:value-type="float" office:value="2495037" calcext:value-type="float">
            <text:p>2495037</text:p>
          </table:table-cell>
          <table:table-cell table:formula="of:=[.A158]/1000/(60*60*24)" office:value-type="time" office:time-value="PT00H41M35.037S" calcext:value-type="time">
            <text:p>00:41:35</text:p>
          </table:table-cell>
          <table:table-cell office:value-type="float" office:value="1.2" calcext:value-type="float">
            <text:p>1.2</text:p>
          </table:table-cell>
          <table:table-cell office:value-type="float" office:value="501" calcext:value-type="float">
            <text:p>501</text:p>
          </table:table-cell>
          <table:table-cell office:value-type="float" office:value="600.23" calcext:value-type="float">
            <text:p>600.23</text:p>
          </table:table-cell>
          <table:table-cell office:value-type="float" office:value="346.17" calcext:value-type="float">
            <text:p>346.17</text:p>
          </table:table-cell>
          <table:table-cell office:value-type="float" office:value="422.88" calcext:value-type="float">
            <text:p>422.88</text:p>
          </table:table-cell>
        </table:table-row>
        <table:table-row table:style-name="ro1">
          <table:table-cell office:value-type="float" office:value="2511037" calcext:value-type="float">
            <text:p>2511037</text:p>
          </table:table-cell>
          <table:table-cell table:formula="of:=[.A159]/1000/(60*60*24)" office:value-type="time" office:time-value="PT00H41M51.037S" calcext:value-type="time">
            <text:p>00:41:51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9.92" calcext:value-type="float">
            <text:p>599.92</text:p>
          </table:table-cell>
          <table:table-cell office:value-type="float" office:value="348.39" calcext:value-type="float">
            <text:p>348.39</text:p>
          </table:table-cell>
          <table:table-cell office:value-type="float" office:value="425.55" calcext:value-type="float">
            <text:p>425.55</text:p>
          </table:table-cell>
        </table:table-row>
        <table:table-row table:style-name="ro1">
          <table:table-cell office:value-type="float" office:value="2527037" calcext:value-type="float">
            <text:p>2527037</text:p>
          </table:table-cell>
          <table:table-cell table:formula="of:=[.A160]/1000/(60*60*24)" office:value-type="time" office:time-value="PT00H42M07.037S" calcext:value-type="time">
            <text:p>00:42:07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350.61" calcext:value-type="float">
            <text:p>350.61</text:p>
          </table:table-cell>
          <table:table-cell office:value-type="float" office:value="428.21" calcext:value-type="float">
            <text:p>428.21</text:p>
          </table:table-cell>
        </table:table-row>
        <table:table-row table:style-name="ro1">
          <table:table-cell office:value-type="float" office:value="2543037" calcext:value-type="float">
            <text:p>2543037</text:p>
          </table:table-cell>
          <table:table-cell table:formula="of:=[.A161]/1000/(60*60*24)" office:value-type="time" office:time-value="PT00H42M23.037S" calcext:value-type="time">
            <text:p>00:4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" calcext:value-type="float">
            <text:p>600</text:p>
          </table:table-cell>
          <table:table-cell office:value-type="float" office:value="352.83" calcext:value-type="float">
            <text:p>352.83</text:p>
          </table:table-cell>
          <table:table-cell office:value-type="float" office:value="430.87" calcext:value-type="float">
            <text:p>430.87</text:p>
          </table:table-cell>
        </table:table-row>
        <table:table-row table:style-name="ro1">
          <table:table-cell office:value-type="float" office:value="2559037" calcext:value-type="float">
            <text:p>2559037</text:p>
          </table:table-cell>
          <table:table-cell table:formula="of:=[.A162]/1000/(60*60*24)" office:value-type="time" office:time-value="PT00H42M39.037S" calcext:value-type="time">
            <text:p>00:42:3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355.05" calcext:value-type="float">
            <text:p>355.05</text:p>
          </table:table-cell>
          <table:table-cell office:value-type="float" office:value="433.53" calcext:value-type="float">
            <text:p>433.53</text:p>
          </table:table-cell>
        </table:table-row>
        <table:table-row table:style-name="ro1">
          <table:table-cell office:value-type="float" office:value="2575037" calcext:value-type="float">
            <text:p>2575037</text:p>
          </table:table-cell>
          <table:table-cell table:formula="of:=[.A163]/1000/(60*60*24)" office:value-type="time" office:time-value="PT00H42M55.037S" calcext:value-type="time">
            <text:p>00:42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8" calcext:value-type="float">
            <text:p>598.48</text:p>
          </table:table-cell>
          <table:table-cell office:value-type="float" office:value="357.27" calcext:value-type="float">
            <text:p>357.27</text:p>
          </table:table-cell>
          <table:table-cell office:value-type="float" office:value="436.19" calcext:value-type="float">
            <text:p>436.19</text:p>
          </table:table-cell>
        </table:table-row>
        <table:table-row table:style-name="ro1">
          <table:table-cell office:value-type="float" office:value="2591037" calcext:value-type="float">
            <text:p>2591037</text:p>
          </table:table-cell>
          <table:table-cell table:formula="of:=[.A164]/1000/(60*60*24)" office:value-type="time" office:time-value="PT00H43M11.037S" calcext:value-type="time">
            <text:p>00:43:1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359.49" calcext:value-type="float">
            <text:p>359.49</text:p>
          </table:table-cell>
          <table:table-cell office:value-type="float" office:value="438.85" calcext:value-type="float">
            <text:p>438.85</text:p>
          </table:table-cell>
        </table:table-row>
        <table:table-row table:style-name="ro1">
          <table:table-cell office:value-type="float" office:value="2607037" calcext:value-type="float">
            <text:p>2607037</text:p>
          </table:table-cell>
          <table:table-cell table:formula="of:=[.A165]/1000/(60*60*24)" office:value-type="time" office:time-value="PT00H43M27.037S" calcext:value-type="time">
            <text:p>00:43:2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361.71" calcext:value-type="float">
            <text:p>361.71</text:p>
          </table:table-cell>
          <table:table-cell office:value-type="float" office:value="441.51" calcext:value-type="float">
            <text:p>441.51</text:p>
          </table:table-cell>
        </table:table-row>
        <table:table-row table:style-name="ro1">
          <table:table-cell office:value-type="float" office:value="2623037" calcext:value-type="float">
            <text:p>2623037</text:p>
          </table:table-cell>
          <table:table-cell table:formula="of:=[.A166]/1000/(60*60*24)" office:value-type="time" office:time-value="PT00H43M43.037S" calcext:value-type="time">
            <text:p>00:43:43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363.93" calcext:value-type="float">
            <text:p>363.93</text:p>
          </table:table-cell>
          <table:table-cell office:value-type="float" office:value="444.17" calcext:value-type="float">
            <text:p>444.17</text:p>
          </table:table-cell>
        </table:table-row>
        <table:table-row table:style-name="ro1">
          <table:table-cell office:value-type="float" office:value="2639037" calcext:value-type="float">
            <text:p>2639037</text:p>
          </table:table-cell>
          <table:table-cell table:formula="of:=[.A167]/1000/(60*60*24)" office:value-type="time" office:time-value="PT00H43M59.037S" calcext:value-type="time">
            <text:p>00:43:5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366.15" calcext:value-type="float">
            <text:p>366.15</text:p>
          </table:table-cell>
          <table:table-cell office:value-type="float" office:value="446.83" calcext:value-type="float">
            <text:p>446.83</text:p>
          </table:table-cell>
        </table:table-row>
        <table:table-row table:style-name="ro1">
          <table:table-cell office:value-type="float" office:value="2655037" calcext:value-type="float">
            <text:p>2655037</text:p>
          </table:table-cell>
          <table:table-cell table:formula="of:=[.A168]/1000/(60*60*24)" office:value-type="time" office:time-value="PT00H44M15.037S" calcext:value-type="time">
            <text:p>00:44:15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368.37" calcext:value-type="float">
            <text:p>368.37</text:p>
          </table:table-cell>
          <table:table-cell office:value-type="float" office:value="449.49" calcext:value-type="float">
            <text:p>449.49</text:p>
          </table:table-cell>
        </table:table-row>
        <table:table-row table:style-name="ro1">
          <table:table-cell office:value-type="float" office:value="2671037" calcext:value-type="float">
            <text:p>2671037</text:p>
          </table:table-cell>
          <table:table-cell table:formula="of:=[.A169]/1000/(60*60*24)" office:value-type="time" office:time-value="PT00H44M31.037S" calcext:value-type="time">
            <text:p>00:44:3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370.59" calcext:value-type="float">
            <text:p>370.59</text:p>
          </table:table-cell>
          <table:table-cell office:value-type="float" office:value="452.15" calcext:value-type="float">
            <text:p>452.15</text:p>
          </table:table-cell>
        </table:table-row>
        <table:table-row table:style-name="ro1">
          <table:table-cell office:value-type="float" office:value="2687037" calcext:value-type="float">
            <text:p>2687037</text:p>
          </table:table-cell>
          <table:table-cell table:formula="of:=[.A170]/1000/(60*60*24)" office:value-type="time" office:time-value="PT00H44M47.037S" calcext:value-type="time">
            <text:p>00:44:4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372.81" calcext:value-type="float">
            <text:p>372.81</text:p>
          </table:table-cell>
          <table:table-cell office:value-type="float" office:value="454.81" calcext:value-type="float">
            <text:p>454.81</text:p>
          </table:table-cell>
        </table:table-row>
        <table:table-row table:style-name="ro1">
          <table:table-cell office:value-type="float" office:value="2703037" calcext:value-type="float">
            <text:p>2703037</text:p>
          </table:table-cell>
          <table:table-cell table:formula="of:=[.A171]/1000/(60*60*24)" office:value-type="time" office:time-value="PT00H45M03.037S" calcext:value-type="time">
            <text:p>00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375.03" calcext:value-type="float">
            <text:p>375.03</text:p>
          </table:table-cell>
          <table:table-cell office:value-type="float" office:value="457.47" calcext:value-type="float">
            <text:p>457.47</text:p>
          </table:table-cell>
        </table:table-row>
        <table:table-row table:style-name="ro1">
          <table:table-cell office:value-type="float" office:value="2719038" calcext:value-type="float">
            <text:p>2719038</text:p>
          </table:table-cell>
          <table:table-cell table:formula="of:=[.A172]/1000/(60*60*24)" office:value-type="time" office:time-value="PT00H45M19.038S" calcext:value-type="time">
            <text:p>00:45:1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377.25" calcext:value-type="float">
            <text:p>377.25</text:p>
          </table:table-cell>
          <table:table-cell office:value-type="float" office:value="460.13" calcext:value-type="float">
            <text:p>460.13</text:p>
          </table:table-cell>
        </table:table-row>
        <table:table-row table:style-name="ro1">
          <table:table-cell office:value-type="float" office:value="2735038" calcext:value-type="float">
            <text:p>2735038</text:p>
          </table:table-cell>
          <table:table-cell table:formula="of:=[.A173]/1000/(60*60*24)" office:value-type="time" office:time-value="PT00H45M35.038S" calcext:value-type="time">
            <text:p>00:45:3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7" calcext:value-type="float">
            <text:p>598.17</text:p>
          </table:table-cell>
          <table:table-cell office:value-type="float" office:value="379.47" calcext:value-type="float">
            <text:p>379.47</text:p>
          </table:table-cell>
          <table:table-cell office:value-type="float" office:value="462.79" calcext:value-type="float">
            <text:p>462.79</text:p>
          </table:table-cell>
        </table:table-row>
        <table:table-row table:style-name="ro1">
          <table:table-cell office:value-type="float" office:value="2751037" calcext:value-type="float">
            <text:p>2751037</text:p>
          </table:table-cell>
          <table:table-cell table:formula="of:=[.A174]/1000/(60*60*24)" office:value-type="time" office:time-value="PT00H45M51.037S" calcext:value-type="time">
            <text:p>00:45:51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6" calcext:value-type="float">
            <text:p>598.26</text:p>
          </table:table-cell>
          <table:table-cell office:value-type="float" office:value="381.69" calcext:value-type="float">
            <text:p>381.69</text:p>
          </table:table-cell>
          <table:table-cell office:value-type="float" office:value="465.45" calcext:value-type="float">
            <text:p>465.45</text:p>
          </table:table-cell>
        </table:table-row>
        <table:table-row table:style-name="ro1">
          <table:table-cell office:value-type="float" office:value="2767037" calcext:value-type="float">
            <text:p>2767037</text:p>
          </table:table-cell>
          <table:table-cell table:formula="of:=[.A175]/1000/(60*60*24)" office:value-type="time" office:time-value="PT00H46M07.037S" calcext:value-type="time">
            <text:p>00:46:07</text:p>
          </table:table-cell>
          <table:table-cell office:value-type="float" office:value="1.2" calcext:value-type="float">
            <text:p>1.2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0.14" calcext:value-type="float">
            <text:p>600.14</text:p>
          </table:table-cell>
          <table:table-cell office:value-type="float" office:value="383.91" calcext:value-type="float">
            <text:p>383.91</text:p>
          </table:table-cell>
          <table:table-cell office:value-type="float" office:value="468.11" calcext:value-type="float">
            <text:p>468.11</text:p>
          </table:table-cell>
        </table:table-row>
        <table:table-row table:style-name="ro1">
          <table:table-cell office:value-type="float" office:value="2783037" calcext:value-type="float">
            <text:p>2783037</text:p>
          </table:table-cell>
          <table:table-cell table:formula="of:=[.A176]/1000/(60*60*24)" office:value-type="time" office:time-value="PT00H46M23.037S" calcext:value-type="time">
            <text:p>00:46:23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386.13" calcext:value-type="float">
            <text:p>386.13</text:p>
          </table:table-cell>
          <table:table-cell office:value-type="float" office:value="470.76" calcext:value-type="float">
            <text:p>470.76</text:p>
          </table:table-cell>
        </table:table-row>
        <table:table-row table:style-name="ro1">
          <table:table-cell office:value-type="float" office:value="2799037" calcext:value-type="float">
            <text:p>2799037</text:p>
          </table:table-cell>
          <table:table-cell table:formula="of:=[.A177]/1000/(60*60*24)" office:value-type="time" office:time-value="PT00H46M39.037S" calcext:value-type="time">
            <text:p>00:46:3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388.35" calcext:value-type="float">
            <text:p>388.35</text:p>
          </table:table-cell>
          <table:table-cell office:value-type="float" office:value="473.42" calcext:value-type="float">
            <text:p>473.42</text:p>
          </table:table-cell>
        </table:table-row>
        <table:table-row table:style-name="ro1">
          <table:table-cell office:value-type="float" office:value="2815038" calcext:value-type="float">
            <text:p>2815038</text:p>
          </table:table-cell>
          <table:table-cell table:formula="of:=[.A178]/1000/(60*60*24)" office:value-type="time" office:time-value="PT00H46M55.038S" calcext:value-type="time">
            <text:p>00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390.57" calcext:value-type="float">
            <text:p>390.57</text:p>
          </table:table-cell>
          <table:table-cell office:value-type="float" office:value="476.08" calcext:value-type="float">
            <text:p>476.08</text:p>
          </table:table-cell>
        </table:table-row>
        <table:table-row table:style-name="ro1">
          <table:table-cell office:value-type="float" office:value="2831037" calcext:value-type="float">
            <text:p>2831037</text:p>
          </table:table-cell>
          <table:table-cell table:formula="of:=[.A179]/1000/(60*60*24)" office:value-type="time" office:time-value="PT00H47M11.037S" calcext:value-type="time">
            <text:p>00:47:11</text:p>
          </table:table-cell>
          <table:table-cell office:value-type="float" office:value="1.2" calcext:value-type="float">
            <text:p>1.2</text:p>
          </table:table-cell>
          <table:table-cell office:value-type="float" office:value="499" calcext:value-type="float">
            <text:p>499</text:p>
          </table:table-cell>
          <table:table-cell office:value-type="float" office:value="597.78" calcext:value-type="float">
            <text:p>597.78</text:p>
          </table:table-cell>
          <table:table-cell office:value-type="float" office:value="392.79" calcext:value-type="float">
            <text:p>392.79</text:p>
          </table:table-cell>
          <table:table-cell office:value-type="float" office:value="478.74" calcext:value-type="float">
            <text:p>478.74</text:p>
          </table:table-cell>
        </table:table-row>
        <table:table-row table:style-name="ro1">
          <table:table-cell office:value-type="float" office:value="2847037" calcext:value-type="float">
            <text:p>2847037</text:p>
          </table:table-cell>
          <table:table-cell table:formula="of:=[.A180]/1000/(60*60*24)" office:value-type="time" office:time-value="PT00H47M27.037S" calcext:value-type="time">
            <text:p>00:47:2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395" calcext:value-type="float">
            <text:p>395</text:p>
          </table:table-cell>
          <table:table-cell office:value-type="float" office:value="481.4" calcext:value-type="float">
            <text:p>481.4</text:p>
          </table:table-cell>
        </table:table-row>
        <table:table-row table:style-name="ro1">
          <table:table-cell office:value-type="float" office:value="2863037" calcext:value-type="float">
            <text:p>2863037</text:p>
          </table:table-cell>
          <table:table-cell table:formula="of:=[.A181]/1000/(60*60*24)" office:value-type="time" office:time-value="PT00H47M43.037S" calcext:value-type="time">
            <text:p>00:47:4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8" calcext:value-type="float">
            <text:p>600.48</text:p>
          </table:table-cell>
          <table:table-cell office:value-type="float" office:value="397.22" calcext:value-type="float">
            <text:p>397.22</text:p>
          </table:table-cell>
          <table:table-cell office:value-type="float" office:value="484.05" calcext:value-type="float">
            <text:p>484.05</text:p>
          </table:table-cell>
        </table:table-row>
        <table:table-row table:style-name="ro1">
          <table:table-cell office:value-type="float" office:value="2879038" calcext:value-type="float">
            <text:p>2879038</text:p>
          </table:table-cell>
          <table:table-cell table:formula="of:=[.A182]/1000/(60*60*24)" office:value-type="time" office:time-value="PT00H47M59.038S" calcext:value-type="time">
            <text:p>00:47:5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399.44" calcext:value-type="float">
            <text:p>399.44</text:p>
          </table:table-cell>
          <table:table-cell office:value-type="float" office:value="486.71" calcext:value-type="float">
            <text:p>486.71</text:p>
          </table:table-cell>
        </table:table-row>
        <table:table-row table:style-name="ro1">
          <table:table-cell office:value-type="float" office:value="2895037" calcext:value-type="float">
            <text:p>2895037</text:p>
          </table:table-cell>
          <table:table-cell table:formula="of:=[.A183]/1000/(60*60*24)" office:value-type="time" office:time-value="PT00H48M15.037S" calcext:value-type="time">
            <text:p>00:48:1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8.16" calcext:value-type="float">
            <text:p>598.16</text:p>
          </table:table-cell>
          <table:table-cell office:value-type="float" office:value="401.66" calcext:value-type="float">
            <text:p>401.66</text:p>
          </table:table-cell>
          <table:table-cell office:value-type="float" office:value="489.37" calcext:value-type="float">
            <text:p>489.37</text:p>
          </table:table-cell>
        </table:table-row>
        <table:table-row table:style-name="ro1">
          <table:table-cell office:value-type="float" office:value="2911037" calcext:value-type="float">
            <text:p>2911037</text:p>
          </table:table-cell>
          <table:table-cell table:formula="of:=[.A184]/1000/(60*60*24)" office:value-type="time" office:time-value="PT00H48M31.037S" calcext:value-type="time">
            <text:p>00:48:31</text:p>
          </table:table-cell>
          <table:table-cell office:value-type="float" office:value="1.2" calcext:value-type="float">
            <text:p>1.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8.63" calcext:value-type="float">
            <text:p>598.63</text:p>
          </table:table-cell>
          <table:table-cell office:value-type="float" office:value="403.88" calcext:value-type="float">
            <text:p>403.88</text:p>
          </table:table-cell>
          <table:table-cell office:value-type="float" office:value="492.03" calcext:value-type="float">
            <text:p>492.03</text:p>
          </table:table-cell>
        </table:table-row>
        <table:table-row table:style-name="ro1">
          <table:table-cell office:value-type="float" office:value="2927038" calcext:value-type="float">
            <text:p>2927038</text:p>
          </table:table-cell>
          <table:table-cell table:formula="of:=[.A185]/1000/(60*60*24)" office:value-type="time" office:time-value="PT00H48M47.038S" calcext:value-type="time">
            <text:p>00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406.1" calcext:value-type="float">
            <text:p>406.1</text:p>
          </table:table-cell>
          <table:table-cell office:value-type="float" office:value="494.69" calcext:value-type="float">
            <text:p>494.69</text:p>
          </table:table-cell>
        </table:table-row>
        <table:table-row table:style-name="ro1">
          <table:table-cell office:value-type="float" office:value="2943037" calcext:value-type="float">
            <text:p>2943037</text:p>
          </table:table-cell>
          <table:table-cell table:formula="of:=[.A186]/1000/(60*60*24)" office:value-type="time" office:time-value="PT00H49M03.037S" calcext:value-type="time">
            <text:p>00:49:0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408.32" calcext:value-type="float">
            <text:p>408.32</text:p>
          </table:table-cell>
          <table:table-cell office:value-type="float" office:value="497.34" calcext:value-type="float">
            <text:p>497.34</text:p>
          </table:table-cell>
        </table:table-row>
        <table:table-row table:style-name="ro1">
          <table:table-cell office:value-type="float" office:value="2959038" calcext:value-type="float">
            <text:p>2959038</text:p>
          </table:table-cell>
          <table:table-cell table:formula="of:=[.A187]/1000/(60*60*24)" office:value-type="time" office:time-value="PT00H49M19.038S" calcext:value-type="time">
            <text:p>00:49:1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410.54" calcext:value-type="float">
            <text:p>410.5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975037" calcext:value-type="float">
            <text:p>2975037</text:p>
          </table:table-cell>
          <table:table-cell table:formula="of:=[.A188]/1000/(60*60*24)" office:value-type="time" office:time-value="PT00H49M35.037S" calcext:value-type="time">
            <text:p>00:49:3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412.76" calcext:value-type="float">
            <text:p>412.76</text:p>
          </table:table-cell>
          <table:table-cell office:value-type="float" office:value="502.66" calcext:value-type="float">
            <text:p>502.66</text:p>
          </table:table-cell>
        </table:table-row>
        <table:table-row table:style-name="ro1">
          <table:table-cell office:value-type="float" office:value="2991037" calcext:value-type="float">
            <text:p>2991037</text:p>
          </table:table-cell>
          <table:table-cell table:formula="of:=[.A189]/1000/(60*60*24)" office:value-type="time" office:time-value="PT00H49M51.037S" calcext:value-type="time">
            <text:p>00:49:5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414.98" calcext:value-type="float">
            <text:p>414.98</text:p>
          </table:table-cell>
          <table:table-cell office:value-type="float" office:value="505.31" calcext:value-type="float">
            <text:p>505.31</text:p>
          </table:table-cell>
        </table:table-row>
        <table:table-row table:style-name="ro1">
          <table:table-cell office:value-type="float" office:value="3007038" calcext:value-type="float">
            <text:p>3007038</text:p>
          </table:table-cell>
          <table:table-cell table:formula="of:=[.A190]/1000/(60*60*24)" office:value-type="time" office:time-value="PT00H50M07.038S" calcext:value-type="time">
            <text:p>00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8" calcext:value-type="float">
            <text:p>596.48</text:p>
          </table:table-cell>
          <table:table-cell office:value-type="float" office:value="417.2" calcext:value-type="float">
            <text:p>417.2</text:p>
          </table:table-cell>
          <table:table-cell office:value-type="float" office:value="507.97" calcext:value-type="float">
            <text:p>507.97</text:p>
          </table:table-cell>
        </table:table-row>
        <table:table-row table:style-name="ro1">
          <table:table-cell office:value-type="float" office:value="3023037" calcext:value-type="float">
            <text:p>3023037</text:p>
          </table:table-cell>
          <table:table-cell table:formula="of:=[.A191]/1000/(60*60*24)" office:value-type="time" office:time-value="PT00H50M23.037S" calcext:value-type="time">
            <text:p>00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19.42" calcext:value-type="float">
            <text:p>419.42</text:p>
          </table:table-cell>
          <table:table-cell office:value-type="float" office:value="510.62" calcext:value-type="float">
            <text:p>510.62</text:p>
          </table:table-cell>
        </table:table-row>
        <table:table-row table:style-name="ro1">
          <table:table-cell office:value-type="float" office:value="3039037" calcext:value-type="float">
            <text:p>3039037</text:p>
          </table:table-cell>
          <table:table-cell table:formula="of:=[.A192]/1000/(60*60*24)" office:value-type="time" office:time-value="PT00H50M39.037S" calcext:value-type="time">
            <text:p>00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421.64" calcext:value-type="float">
            <text:p>421.64</text:p>
          </table:table-cell>
          <table:table-cell office:value-type="float" office:value="513.27" calcext:value-type="float">
            <text:p>513.27</text:p>
          </table:table-cell>
        </table:table-row>
        <table:table-row table:style-name="ro1">
          <table:table-cell office:value-type="float" office:value="3055038" calcext:value-type="float">
            <text:p>3055038</text:p>
          </table:table-cell>
          <table:table-cell table:formula="of:=[.A193]/1000/(60*60*24)" office:value-type="time" office:time-value="PT00H50M55.038S" calcext:value-type="time">
            <text:p>00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423.86" calcext:value-type="float">
            <text:p>423.86</text:p>
          </table:table-cell>
          <table:table-cell office:value-type="float" office:value="515.92" calcext:value-type="float">
            <text:p>515.92</text:p>
          </table:table-cell>
        </table:table-row>
        <table:table-row table:style-name="ro1">
          <table:table-cell office:value-type="float" office:value="3071037" calcext:value-type="float">
            <text:p>3071037</text:p>
          </table:table-cell>
          <table:table-cell table:formula="of:=[.A194]/1000/(60*60*24)" office:value-type="time" office:time-value="PT00H51M11.037S" calcext:value-type="time">
            <text:p>00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426.08" calcext:value-type="float">
            <text:p>426.08</text:p>
          </table:table-cell>
          <table:table-cell office:value-type="float" office:value="518.57" calcext:value-type="float">
            <text:p>518.57</text:p>
          </table:table-cell>
        </table:table-row>
        <table:table-row table:style-name="ro1">
          <table:table-cell office:value-type="float" office:value="3087037" calcext:value-type="float">
            <text:p>3087037</text:p>
          </table:table-cell>
          <table:table-cell table:formula="of:=[.A195]/1000/(60*60*24)" office:value-type="time" office:time-value="PT00H51M27.037S" calcext:value-type="time">
            <text:p>00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8" calcext:value-type="float">
            <text:p>596.48</text:p>
          </table:table-cell>
          <table:table-cell office:value-type="float" office:value="428.3" calcext:value-type="float">
            <text:p>428.3</text:p>
          </table:table-cell>
          <table:table-cell office:value-type="float" office:value="521.22" calcext:value-type="float">
            <text:p>521.22</text:p>
          </table:table-cell>
        </table:table-row>
        <table:table-row table:style-name="ro1">
          <table:table-cell office:value-type="float" office:value="3103037" calcext:value-type="float">
            <text:p>3103037</text:p>
          </table:table-cell>
          <table:table-cell table:formula="of:=[.A196]/1000/(60*60*24)" office:value-type="time" office:time-value="PT00H51M43.037S" calcext:value-type="time">
            <text:p>00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430.52" calcext:value-type="float">
            <text:p>430.52</text:p>
          </table:table-cell>
          <table:table-cell office:value-type="float" office:value="523.87" calcext:value-type="float">
            <text:p>523.87</text:p>
          </table:table-cell>
        </table:table-row>
        <table:table-row table:style-name="ro1">
          <table:table-cell office:value-type="float" office:value="3119037" calcext:value-type="float">
            <text:p>3119037</text:p>
          </table:table-cell>
          <table:table-cell table:formula="of:=[.A197]/1000/(60*60*24)" office:value-type="time" office:time-value="PT00H51M59.037S" calcext:value-type="time">
            <text:p>00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432.74" calcext:value-type="float">
            <text:p>432.74</text:p>
          </table:table-cell>
          <table:table-cell office:value-type="float" office:value="526.52" calcext:value-type="float">
            <text:p>526.52</text:p>
          </table:table-cell>
        </table:table-row>
        <table:table-row table:style-name="ro1">
          <table:table-cell office:value-type="float" office:value="3135038" calcext:value-type="float">
            <text:p>3135038</text:p>
          </table:table-cell>
          <table:table-cell table:formula="of:=[.A198]/1000/(60*60*24)" office:value-type="time" office:time-value="PT00H52M15.038S" calcext:value-type="time">
            <text:p>00:52:1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434.96" calcext:value-type="float">
            <text:p>434.96</text:p>
          </table:table-cell>
          <table:table-cell office:value-type="float" office:value="529.17" calcext:value-type="float">
            <text:p>529.17</text:p>
          </table:table-cell>
        </table:table-row>
        <table:table-row table:style-name="ro1">
          <table:table-cell office:value-type="float" office:value="3151037" calcext:value-type="float">
            <text:p>3151037</text:p>
          </table:table-cell>
          <table:table-cell table:formula="of:=[.A199]/1000/(60*60*24)" office:value-type="time" office:time-value="PT00H52M31.037S" calcext:value-type="time">
            <text:p>00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437.18" calcext:value-type="float">
            <text:p>437.18</text:p>
          </table:table-cell>
          <table:table-cell office:value-type="float" office:value="531.82" calcext:value-type="float">
            <text:p>531.82</text:p>
          </table:table-cell>
        </table:table-row>
        <table:table-row table:style-name="ro1">
          <table:table-cell office:value-type="float" office:value="3167037" calcext:value-type="float">
            <text:p>3167037</text:p>
          </table:table-cell>
          <table:table-cell table:formula="of:=[.A200]/1000/(60*60*24)" office:value-type="time" office:time-value="PT00H52M47.037S" calcext:value-type="time">
            <text:p>00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439.4" calcext:value-type="float">
            <text:p>439.4</text:p>
          </table:table-cell>
          <table:table-cell office:value-type="float" office:value="534.47" calcext:value-type="float">
            <text:p>534.47</text:p>
          </table:table-cell>
        </table:table-row>
        <table:table-row table:style-name="ro1">
          <table:table-cell office:value-type="float" office:value="3183037" calcext:value-type="float">
            <text:p>3183037</text:p>
          </table:table-cell>
          <table:table-cell table:formula="of:=[.A201]/1000/(60*60*24)" office:value-type="time" office:time-value="PT00H53M03.037S" calcext:value-type="time">
            <text:p>00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441.61" calcext:value-type="float">
            <text:p>441.61</text:p>
          </table:table-cell>
          <table:table-cell office:value-type="float" office:value="537.12" calcext:value-type="float">
            <text:p>537.12</text:p>
          </table:table-cell>
        </table:table-row>
        <table:table-row table:style-name="ro1">
          <table:table-cell office:value-type="float" office:value="3199037" calcext:value-type="float">
            <text:p>3199037</text:p>
          </table:table-cell>
          <table:table-cell table:formula="of:=[.A202]/1000/(60*60*24)" office:value-type="time" office:time-value="PT00H53M19.037S" calcext:value-type="time">
            <text:p>00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443.83" calcext:value-type="float">
            <text:p>443.83</text:p>
          </table:table-cell>
          <table:table-cell office:value-type="float" office:value="539.77" calcext:value-type="float">
            <text:p>539.77</text:p>
          </table:table-cell>
        </table:table-row>
        <table:table-row table:style-name="ro1">
          <table:table-cell office:value-type="float" office:value="3215037" calcext:value-type="float">
            <text:p>3215037</text:p>
          </table:table-cell>
          <table:table-cell table:formula="of:=[.A203]/1000/(60*60*24)" office:value-type="time" office:time-value="PT00H53M35.037S" calcext:value-type="time">
            <text:p>00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501" calcext:value-type="float">
            <text:p>501</text:p>
          </table:table-cell>
          <table:table-cell office:value-type="float" office:value="596.24" calcext:value-type="float">
            <text:p>596.24</text:p>
          </table:table-cell>
          <table:table-cell office:value-type="float" office:value="446.06" calcext:value-type="float">
            <text:p>446.06</text:p>
          </table:table-cell>
          <table:table-cell office:value-type="float" office:value="542.42" calcext:value-type="float">
            <text:p>542.42</text:p>
          </table:table-cell>
        </table:table-row>
        <table:table-row table:style-name="ro1">
          <table:table-cell office:value-type="float" office:value="3231037" calcext:value-type="float">
            <text:p>3231037</text:p>
          </table:table-cell>
          <table:table-cell table:formula="of:=[.A204]/1000/(60*60*24)" office:value-type="time" office:time-value="PT00H53M51.037S" calcext:value-type="time">
            <text:p>00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7.99" calcext:value-type="float">
            <text:p>597.99</text:p>
          </table:table-cell>
          <table:table-cell office:value-type="float" office:value="448.28" calcext:value-type="float">
            <text:p>448.28</text:p>
          </table:table-cell>
          <table:table-cell office:value-type="float" office:value="545.08" calcext:value-type="float">
            <text:p>545.08</text:p>
          </table:table-cell>
        </table:table-row>
        <table:table-row table:style-name="ro1">
          <table:table-cell office:value-type="float" office:value="3247037" calcext:value-type="float">
            <text:p>3247037</text:p>
          </table:table-cell>
          <table:table-cell table:formula="of:=[.A205]/1000/(60*60*24)" office:value-type="time" office:time-value="PT00H54M07.037S" calcext:value-type="time">
            <text:p>00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5.75" calcext:value-type="float">
            <text:p>595.75</text:p>
          </table:table-cell>
          <table:table-cell office:value-type="float" office:value="450.51" calcext:value-type="float">
            <text:p>450.51</text:p>
          </table:table-cell>
          <table:table-cell office:value-type="float" office:value="547.73" calcext:value-type="float">
            <text:p>547.73</text:p>
          </table:table-cell>
        </table:table-row>
        <table:table-row table:style-name="ro1">
          <table:table-cell office:value-type="float" office:value="3263037" calcext:value-type="float">
            <text:p>3263037</text:p>
          </table:table-cell>
          <table:table-cell table:formula="of:=[.A206]/1000/(60*60*24)" office:value-type="time" office:time-value="PT00H54M23.037S" calcext:value-type="time">
            <text:p>00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8" calcext:value-type="float">
            <text:p>598</text:p>
          </table:table-cell>
          <table:table-cell office:value-type="float" office:value="452.73" calcext:value-type="float">
            <text:p>452.73</text:p>
          </table:table-cell>
          <table:table-cell office:value-type="float" office:value="550.39" calcext:value-type="float">
            <text:p>550.39</text:p>
          </table:table-cell>
        </table:table-row>
        <table:table-row table:style-name="ro1">
          <table:table-cell office:value-type="float" office:value="3279037" calcext:value-type="float">
            <text:p>3279037</text:p>
          </table:table-cell>
          <table:table-cell table:formula="of:=[.A207]/1000/(60*60*24)" office:value-type="time" office:time-value="PT00H54M39.037S" calcext:value-type="time">
            <text:p>00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8.01" calcext:value-type="float">
            <text:p>598.01</text:p>
          </table:table-cell>
          <table:table-cell office:value-type="float" office:value="454.96" calcext:value-type="float">
            <text:p>454.96</text:p>
          </table:table-cell>
          <table:table-cell office:value-type="float" office:value="553.05" calcext:value-type="float">
            <text:p>553.05</text:p>
          </table:table-cell>
        </table:table-row>
        <table:table-row table:style-name="ro1">
          <table:table-cell office:value-type="float" office:value="3295038" calcext:value-type="float">
            <text:p>3295038</text:p>
          </table:table-cell>
          <table:table-cell table:formula="of:=[.A208]/1000/(60*60*24)" office:value-type="time" office:time-value="PT00H54M55.038S" calcext:value-type="time">
            <text:p>00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457.18" calcext:value-type="float">
            <text:p>457.18</text:p>
          </table:table-cell>
          <table:table-cell office:value-type="float" office:value="555.7" calcext:value-type="float">
            <text:p>555.7</text:p>
          </table:table-cell>
        </table:table-row>
        <table:table-row table:style-name="ro1">
          <table:table-cell office:value-type="float" office:value="3311037" calcext:value-type="float">
            <text:p>3311037</text:p>
          </table:table-cell>
          <table:table-cell table:formula="of:=[.A209]/1000/(60*60*24)" office:value-type="time" office:time-value="PT00H55M11.037S" calcext:value-type="time">
            <text:p>00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2" calcext:value-type="float">
            <text:p>595.92</text:p>
          </table:table-cell>
          <table:table-cell office:value-type="float" office:value="459.4" calcext:value-type="float">
            <text:p>459.4</text:p>
          </table:table-cell>
          <table:table-cell office:value-type="float" office:value="558.35" calcext:value-type="float">
            <text:p>558.35</text:p>
          </table:table-cell>
        </table:table-row>
        <table:table-row table:style-name="ro1">
          <table:table-cell office:value-type="float" office:value="3327037" calcext:value-type="float">
            <text:p>3327037</text:p>
          </table:table-cell>
          <table:table-cell table:formula="of:=[.A210]/1000/(60*60*24)" office:value-type="time" office:time-value="PT00H55M27.037S" calcext:value-type="time">
            <text:p>00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461.62" calcext:value-type="float">
            <text:p>461.62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3343038" calcext:value-type="float">
            <text:p>3343038</text:p>
          </table:table-cell>
          <table:table-cell table:formula="of:=[.A211]/1000/(60*60*24)" office:value-type="time" office:time-value="PT00H55M43.038S" calcext:value-type="time">
            <text:p>00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463.84" calcext:value-type="float">
            <text:p>463.84</text:p>
          </table:table-cell>
          <table:table-cell office:value-type="float" office:value="563.65" calcext:value-type="float">
            <text:p>563.65</text:p>
          </table:table-cell>
        </table:table-row>
        <table:table-row table:style-name="ro1">
          <table:table-cell office:value-type="float" office:value="3359037" calcext:value-type="float">
            <text:p>3359037</text:p>
          </table:table-cell>
          <table:table-cell table:formula="of:=[.A212]/1000/(60*60*24)" office:value-type="time" office:time-value="PT00H55M59.037S" calcext:value-type="time">
            <text:p>00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466.06" calcext:value-type="float">
            <text:p>466.06</text:p>
          </table:table-cell>
          <table:table-cell office:value-type="float" office:value="566.3" calcext:value-type="float">
            <text:p>566.3</text:p>
          </table:table-cell>
        </table:table-row>
        <table:table-row table:style-name="ro1">
          <table:table-cell office:value-type="float" office:value="3375038" calcext:value-type="float">
            <text:p>3375038</text:p>
          </table:table-cell>
          <table:table-cell table:formula="of:=[.A213]/1000/(60*60*24)" office:value-type="time" office:time-value="PT00H56M15.038S" calcext:value-type="time">
            <text:p>00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468.28" calcext:value-type="float">
            <text:p>468.28</text:p>
          </table:table-cell>
          <table:table-cell office:value-type="float" office:value="568.95" calcext:value-type="float">
            <text:p>568.95</text:p>
          </table:table-cell>
        </table:table-row>
        <table:table-row table:style-name="ro1">
          <table:table-cell office:value-type="float" office:value="3391037" calcext:value-type="float">
            <text:p>3391037</text:p>
          </table:table-cell>
          <table:table-cell table:formula="of:=[.A214]/1000/(60*60*24)" office:value-type="time" office:time-value="PT00H56M31.037S" calcext:value-type="time">
            <text:p>00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2" calcext:value-type="float">
            <text:p>596.62</text:p>
          </table:table-cell>
          <table:table-cell office:value-type="float" office:value="470.5" calcext:value-type="float">
            <text:p>470.5</text:p>
          </table:table-cell>
          <table:table-cell office:value-type="float" office:value="571.6" calcext:value-type="float">
            <text:p>571.6</text:p>
          </table:table-cell>
        </table:table-row>
        <table:table-row table:style-name="ro1">
          <table:table-cell office:value-type="float" office:value="3407038" calcext:value-type="float">
            <text:p>3407038</text:p>
          </table:table-cell>
          <table:table-cell table:formula="of:=[.A215]/1000/(60*60*24)" office:value-type="time" office:time-value="PT00H56M47.038S" calcext:value-type="time">
            <text:p>00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472.72" calcext:value-type="float">
            <text:p>472.72</text:p>
          </table:table-cell>
          <table:table-cell office:value-type="float" office:value="574.25" calcext:value-type="float">
            <text:p>574.25</text:p>
          </table:table-cell>
        </table:table-row>
        <table:table-row table:style-name="ro1">
          <table:table-cell office:value-type="float" office:value="3423038" calcext:value-type="float">
            <text:p>3423038</text:p>
          </table:table-cell>
          <table:table-cell table:formula="of:=[.A216]/1000/(60*60*24)" office:value-type="time" office:time-value="PT00H57M03.038S" calcext:value-type="time">
            <text:p>00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474.94" calcext:value-type="float">
            <text:p>474.94</text:p>
          </table:table-cell>
          <table:table-cell office:value-type="float" office:value="576.9" calcext:value-type="float">
            <text:p>576.9</text:p>
          </table:table-cell>
        </table:table-row>
        <table:table-row table:style-name="ro1">
          <table:table-cell office:value-type="float" office:value="3439037" calcext:value-type="float">
            <text:p>3439037</text:p>
          </table:table-cell>
          <table:table-cell table:formula="of:=[.A217]/1000/(60*60*24)" office:value-type="time" office:time-value="PT00H57M19.037S" calcext:value-type="time">
            <text:p>00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77.16" calcext:value-type="float">
            <text:p>477.16</text:p>
          </table:table-cell>
          <table:table-cell office:value-type="float" office:value="579.55" calcext:value-type="float">
            <text:p>579.55</text:p>
          </table:table-cell>
        </table:table-row>
        <table:table-row table:style-name="ro1">
          <table:table-cell office:value-type="float" office:value="3455038" calcext:value-type="float">
            <text:p>3455038</text:p>
          </table:table-cell>
          <table:table-cell table:formula="of:=[.A218]/1000/(60*60*24)" office:value-type="time" office:time-value="PT00H57M35.038S" calcext:value-type="time">
            <text:p>00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479.37" calcext:value-type="float">
            <text:p>479.37</text:p>
          </table:table-cell>
          <table:table-cell office:value-type="float" office:value="582.2" calcext:value-type="float">
            <text:p>582.2</text:p>
          </table:table-cell>
        </table:table-row>
        <table:table-row table:style-name="ro1">
          <table:table-cell office:value-type="float" office:value="3471037" calcext:value-type="float">
            <text:p>3471037</text:p>
          </table:table-cell>
          <table:table-cell table:formula="of:=[.A219]/1000/(60*60*24)" office:value-type="time" office:time-value="PT00H57M51.037S" calcext:value-type="time">
            <text:p>00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481.59" calcext:value-type="float">
            <text:p>481.59</text:p>
          </table:table-cell>
          <table:table-cell office:value-type="float" office:value="584.85" calcext:value-type="float">
            <text:p>584.85</text:p>
          </table:table-cell>
        </table:table-row>
        <table:table-row table:style-name="ro1">
          <table:table-cell office:value-type="float" office:value="3487037" calcext:value-type="float">
            <text:p>3487037</text:p>
          </table:table-cell>
          <table:table-cell table:formula="of:=[.A220]/1000/(60*60*24)" office:value-type="time" office:time-value="PT00H58M07.037S" calcext:value-type="time">
            <text:p>00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483.81" calcext:value-type="float">
            <text:p>483.81</text:p>
          </table:table-cell>
          <table:table-cell office:value-type="float" office:value="587.5" calcext:value-type="float">
            <text:p>587.5</text:p>
          </table:table-cell>
        </table:table-row>
        <table:table-row table:style-name="ro1">
          <table:table-cell office:value-type="float" office:value="3503037" calcext:value-type="float">
            <text:p>3503037</text:p>
          </table:table-cell>
          <table:table-cell table:formula="of:=[.A221]/1000/(60*60*24)" office:value-type="time" office:time-value="PT00H58M23.037S" calcext:value-type="time">
            <text:p>00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486.03" calcext:value-type="float">
            <text:p>486.03</text:p>
          </table:table-cell>
          <table:table-cell office:value-type="float" office:value="590.15" calcext:value-type="float">
            <text:p>590.15</text:p>
          </table:table-cell>
        </table:table-row>
        <table:table-row table:style-name="ro1">
          <table:table-cell office:value-type="float" office:value="3519037" calcext:value-type="float">
            <text:p>3519037</text:p>
          </table:table-cell>
          <table:table-cell table:formula="of:=[.A222]/1000/(60*60*24)" office:value-type="time" office:time-value="PT00H58M39.037S" calcext:value-type="time">
            <text:p>00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488.25" calcext:value-type="float">
            <text:p>488.25</text:p>
          </table:table-cell>
          <table:table-cell office:value-type="float" office:value="592.8" calcext:value-type="float">
            <text:p>592.8</text:p>
          </table:table-cell>
        </table:table-row>
        <table:table-row table:style-name="ro1">
          <table:table-cell office:value-type="float" office:value="3535037" calcext:value-type="float">
            <text:p>3535037</text:p>
          </table:table-cell>
          <table:table-cell table:formula="of:=[.A223]/1000/(60*60*24)" office:value-type="time" office:time-value="PT00H58M55.037S" calcext:value-type="time">
            <text:p>00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90.47" calcext:value-type="float">
            <text:p>490.47</text:p>
          </table:table-cell>
          <table:table-cell office:value-type="float" office:value="595.45" calcext:value-type="float">
            <text:p>595.45</text:p>
          </table:table-cell>
        </table:table-row>
        <table:table-row table:style-name="ro1">
          <table:table-cell office:value-type="float" office:value="3551037" calcext:value-type="float">
            <text:p>3551037</text:p>
          </table:table-cell>
          <table:table-cell table:formula="of:=[.A224]/1000/(60*60*24)" office:value-type="time" office:time-value="PT00H59M11.037S" calcext:value-type="time">
            <text:p>00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492.69" calcext:value-type="float">
            <text:p>492.69</text:p>
          </table:table-cell>
          <table:table-cell office:value-type="float" office:value="598.1" calcext:value-type="float">
            <text:p>598.1</text:p>
          </table:table-cell>
        </table:table-row>
        <table:table-row table:style-name="ro1">
          <table:table-cell office:value-type="float" office:value="3567037" calcext:value-type="float">
            <text:p>3567037</text:p>
          </table:table-cell>
          <table:table-cell table:formula="of:=[.A225]/1000/(60*60*24)" office:value-type="time" office:time-value="PT00H59M27.037S" calcext:value-type="time">
            <text:p>00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" calcext:value-type="float">
            <text:p>595.9</text:p>
          </table:table-cell>
          <table:table-cell office:value-type="float" office:value="494.91" calcext:value-type="float">
            <text:p>494.91</text:p>
          </table:table-cell>
          <table:table-cell office:value-type="float" office:value="600.75" calcext:value-type="float">
            <text:p>600.75</text:p>
          </table:table-cell>
        </table:table-row>
        <table:table-row table:style-name="ro1">
          <table:table-cell office:value-type="float" office:value="3583038" calcext:value-type="float">
            <text:p>3583038</text:p>
          </table:table-cell>
          <table:table-cell table:formula="of:=[.A226]/1000/(60*60*24)" office:value-type="time" office:time-value="PT00H59M43.038S" calcext:value-type="time">
            <text:p>00:59:4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497.13" calcext:value-type="float">
            <text:p>497.13</text:p>
          </table:table-cell>
          <table:table-cell office:value-type="float" office:value="603.4" calcext:value-type="float">
            <text:p>603.4</text:p>
          </table:table-cell>
        </table:table-row>
        <table:table-row table:style-name="ro1">
          <table:table-cell office:value-type="float" office:value="3599037" calcext:value-type="float">
            <text:p>3599037</text:p>
          </table:table-cell>
          <table:table-cell table:formula="of:=[.A227]/1000/(60*60*24)" office:value-type="time" office:time-value="PT00H59M59.037S" calcext:value-type="time">
            <text:p>00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8.01" calcext:value-type="float">
            <text:p>598.01</text:p>
          </table:table-cell>
          <table:table-cell office:value-type="float" office:value="499.36" calcext:value-type="float">
            <text:p>499.36</text:p>
          </table:table-cell>
          <table:table-cell office:value-type="float" office:value="606.06" calcext:value-type="float">
            <text:p>606.06</text:p>
          </table:table-cell>
        </table:table-row>
        <table:table-row table:style-name="ro1">
          <table:table-cell office:value-type="float" office:value="3615037" calcext:value-type="float">
            <text:p>3615037</text:p>
          </table:table-cell>
          <table:table-cell table:formula="of:=[.A228]/1000/(60*60*24)" office:value-type="time" office:time-value="PT01H00M15.037S" calcext:value-type="time">
            <text:p>01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501.58" calcext:value-type="float">
            <text:p>501.58</text:p>
          </table:table-cell>
          <table:table-cell office:value-type="float" office:value="608.71" calcext:value-type="float">
            <text:p>608.71</text:p>
          </table:table-cell>
        </table:table-row>
        <table:table-row table:style-name="ro1">
          <table:table-cell office:value-type="float" office:value="3631037" calcext:value-type="float">
            <text:p>3631037</text:p>
          </table:table-cell>
          <table:table-cell table:formula="of:=[.A229]/1000/(60*60*24)" office:value-type="time" office:time-value="PT01H00M31.037S" calcext:value-type="time">
            <text:p>01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8" calcext:value-type="float">
            <text:p>596.48</text:p>
          </table:table-cell>
          <table:table-cell office:value-type="float" office:value="503.79" calcext:value-type="float">
            <text:p>503.79</text:p>
          </table:table-cell>
          <table:table-cell office:value-type="float" office:value="611.36" calcext:value-type="float">
            <text:p>611.36</text:p>
          </table:table-cell>
        </table:table-row>
        <table:table-row table:style-name="ro1">
          <table:table-cell office:value-type="float" office:value="3647038" calcext:value-type="float">
            <text:p>3647038</text:p>
          </table:table-cell>
          <table:table-cell table:formula="of:=[.A230]/1000/(60*60*24)" office:value-type="time" office:time-value="PT01H00M47.038S" calcext:value-type="time">
            <text:p>01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506.01" calcext:value-type="float">
            <text:p>506.01</text:p>
          </table:table-cell>
          <table:table-cell office:value-type="float" office:value="614.01" calcext:value-type="float">
            <text:p>614.01</text:p>
          </table:table-cell>
        </table:table-row>
        <table:table-row table:style-name="ro1">
          <table:table-cell office:value-type="float" office:value="3663037" calcext:value-type="float">
            <text:p>3663037</text:p>
          </table:table-cell>
          <table:table-cell table:formula="of:=[.A231]/1000/(60*60*24)" office:value-type="time" office:time-value="PT01H01M03.037S" calcext:value-type="time">
            <text:p>01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508.23" calcext:value-type="float">
            <text:p>508.23</text:p>
          </table:table-cell>
          <table:table-cell office:value-type="float" office:value="616.66" calcext:value-type="float">
            <text:p>616.66</text:p>
          </table:table-cell>
        </table:table-row>
        <table:table-row table:style-name="ro1">
          <table:table-cell office:value-type="float" office:value="3679037" calcext:value-type="float">
            <text:p>3679037</text:p>
          </table:table-cell>
          <table:table-cell table:formula="of:=[.A232]/1000/(60*60*24)" office:value-type="time" office:time-value="PT01H01M19.037S" calcext:value-type="time">
            <text:p>01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510.45" calcext:value-type="float">
            <text:p>510.45</text:p>
          </table:table-cell>
          <table:table-cell office:value-type="float" office:value="619.31" calcext:value-type="float">
            <text:p>619.31</text:p>
          </table:table-cell>
        </table:table-row>
        <table:table-row table:style-name="ro1">
          <table:table-cell office:value-type="float" office:value="3695037" calcext:value-type="float">
            <text:p>3695037</text:p>
          </table:table-cell>
          <table:table-cell table:formula="of:=[.A233]/1000/(60*60*24)" office:value-type="time" office:time-value="PT01H01M35.037S" calcext:value-type="time">
            <text:p>01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512.67" calcext:value-type="float">
            <text:p>512.67</text:p>
          </table:table-cell>
          <table:table-cell office:value-type="float" office:value="621.96" calcext:value-type="float">
            <text:p>621.96</text:p>
          </table:table-cell>
        </table:table-row>
        <table:table-row table:style-name="ro1">
          <table:table-cell office:value-type="float" office:value="3711037" calcext:value-type="float">
            <text:p>3711037</text:p>
          </table:table-cell>
          <table:table-cell table:formula="of:=[.A234]/1000/(60*60*24)" office:value-type="time" office:time-value="PT01H01M51.037S" calcext:value-type="time">
            <text:p>01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514.89" calcext:value-type="float">
            <text:p>514.89</text:p>
          </table:table-cell>
          <table:table-cell office:value-type="float" office:value="624.61" calcext:value-type="float">
            <text:p>624.61</text:p>
          </table:table-cell>
        </table:table-row>
        <table:table-row table:style-name="ro1">
          <table:table-cell office:value-type="float" office:value="3727037" calcext:value-type="float">
            <text:p>3727037</text:p>
          </table:table-cell>
          <table:table-cell table:formula="of:=[.A235]/1000/(60*60*24)" office:value-type="time" office:time-value="PT01H02M07.037S" calcext:value-type="time">
            <text:p>01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517.11" calcext:value-type="float">
            <text:p>517.11</text:p>
          </table:table-cell>
          <table:table-cell office:value-type="float" office:value="627.26" calcext:value-type="float">
            <text:p>627.26</text:p>
          </table:table-cell>
        </table:table-row>
        <table:table-row table:style-name="ro1">
          <table:table-cell office:value-type="float" office:value="3743038" calcext:value-type="float">
            <text:p>3743038</text:p>
          </table:table-cell>
          <table:table-cell table:formula="of:=[.A236]/1000/(60*60*24)" office:value-type="time" office:time-value="PT01H02M23.038S" calcext:value-type="time">
            <text:p>01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5.78" calcext:value-type="float">
            <text:p>595.78</text:p>
          </table:table-cell>
          <table:table-cell office:value-type="float" office:value="519.33" calcext:value-type="float">
            <text:p>519.33</text:p>
          </table:table-cell>
          <table:table-cell office:value-type="float" office:value="629.91" calcext:value-type="float">
            <text:p>629.91</text:p>
          </table:table-cell>
        </table:table-row>
        <table:table-row table:style-name="ro1">
          <table:table-cell office:value-type="float" office:value="3759037" calcext:value-type="float">
            <text:p>3759037</text:p>
          </table:table-cell>
          <table:table-cell table:formula="of:=[.A237]/1000/(60*60*24)" office:value-type="time" office:time-value="PT01H02M39.037S" calcext:value-type="time">
            <text:p>01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1" calcext:value-type="float">
            <text:p>595.91</text:p>
          </table:table-cell>
          <table:table-cell office:value-type="float" office:value="521.55" calcext:value-type="float">
            <text:p>521.55</text:p>
          </table:table-cell>
          <table:table-cell office:value-type="float" office:value="632.56" calcext:value-type="float">
            <text:p>632.56</text:p>
          </table:table-cell>
        </table:table-row>
        <table:table-row table:style-name="ro1">
          <table:table-cell office:value-type="float" office:value="3775037" calcext:value-type="float">
            <text:p>3775037</text:p>
          </table:table-cell>
          <table:table-cell table:formula="of:=[.A238]/1000/(60*60*24)" office:value-type="time" office:time-value="PT01H02M55.037S" calcext:value-type="time">
            <text:p>01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523.77" calcext:value-type="float">
            <text:p>523.77</text:p>
          </table:table-cell>
          <table:table-cell office:value-type="float" office:value="635.21" calcext:value-type="float">
            <text:p>635.21</text:p>
          </table:table-cell>
        </table:table-row>
        <table:table-row table:style-name="ro1">
          <table:table-cell office:value-type="float" office:value="3791037" calcext:value-type="float">
            <text:p>3791037</text:p>
          </table:table-cell>
          <table:table-cell table:formula="of:=[.A239]/1000/(60*60*24)" office:value-type="time" office:time-value="PT01H03M11.037S" calcext:value-type="time">
            <text:p>01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525.99" calcext:value-type="float">
            <text:p>525.99</text:p>
          </table:table-cell>
          <table:table-cell office:value-type="float" office:value="637.86" calcext:value-type="float">
            <text:p>637.86</text:p>
          </table:table-cell>
        </table:table-row>
        <table:table-row table:style-name="ro1">
          <table:table-cell office:value-type="float" office:value="3807037" calcext:value-type="float">
            <text:p>3807037</text:p>
          </table:table-cell>
          <table:table-cell table:formula="of:=[.A240]/1000/(60*60*24)" office:value-type="time" office:time-value="PT01H03M27.037S" calcext:value-type="time">
            <text:p>01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528.21" calcext:value-type="float">
            <text:p>528.21</text:p>
          </table:table-cell>
          <table:table-cell office:value-type="float" office:value="640.51" calcext:value-type="float">
            <text:p>640.51</text:p>
          </table:table-cell>
        </table:table-row>
        <table:table-row table:style-name="ro1">
          <table:table-cell office:value-type="float" office:value="3823037" calcext:value-type="float">
            <text:p>3823037</text:p>
          </table:table-cell>
          <table:table-cell table:formula="of:=[.A241]/1000/(60*60*24)" office:value-type="time" office:time-value="PT01H03M43.037S" calcext:value-type="time">
            <text:p>01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2" calcext:value-type="float">
            <text:p>595.92</text:p>
          </table:table-cell>
          <table:table-cell office:value-type="float" office:value="530.43" calcext:value-type="float">
            <text:p>530.43</text:p>
          </table:table-cell>
          <table:table-cell office:value-type="float" office:value="643.15" calcext:value-type="float">
            <text:p>643.15</text:p>
          </table:table-cell>
        </table:table-row>
        <table:table-row table:style-name="ro1">
          <table:table-cell office:value-type="float" office:value="3839037" calcext:value-type="float">
            <text:p>3839037</text:p>
          </table:table-cell>
          <table:table-cell table:formula="of:=[.A242]/1000/(60*60*24)" office:value-type="time" office:time-value="PT01H03M59.037S" calcext:value-type="time">
            <text:p>01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532.65" calcext:value-type="float">
            <text:p>532.65</text:p>
          </table:table-cell>
          <table:table-cell office:value-type="float" office:value="645.8" calcext:value-type="float">
            <text:p>645.8</text:p>
          </table:table-cell>
        </table:table-row>
        <table:table-row table:style-name="ro1">
          <table:table-cell office:value-type="float" office:value="3855037" calcext:value-type="float">
            <text:p>3855037</text:p>
          </table:table-cell>
          <table:table-cell table:formula="of:=[.A243]/1000/(60*60*24)" office:value-type="time" office:time-value="PT01H04M15.037S" calcext:value-type="time">
            <text:p>01:04:1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9" calcext:value-type="float">
            <text:p>598.39</text:p>
          </table:table-cell>
          <table:table-cell office:value-type="float" office:value="534.87" calcext:value-type="float">
            <text:p>534.87</text:p>
          </table:table-cell>
          <table:table-cell office:value-type="float" office:value="648.45" calcext:value-type="float">
            <text:p>648.45</text:p>
          </table:table-cell>
        </table:table-row>
        <table:table-row table:style-name="ro1">
          <table:table-cell office:value-type="float" office:value="3871037" calcext:value-type="float">
            <text:p>3871037</text:p>
          </table:table-cell>
          <table:table-cell table:formula="of:=[.A244]/1000/(60*60*24)" office:value-type="time" office:time-value="PT01H04M31.037S" calcext:value-type="time">
            <text:p>01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501" calcext:value-type="float">
            <text:p>501</text:p>
          </table:table-cell>
          <table:table-cell office:value-type="float" office:value="598.24" calcext:value-type="float">
            <text:p>598.24</text:p>
          </table:table-cell>
          <table:table-cell office:value-type="float" office:value="537.09" calcext:value-type="float">
            <text:p>537.09</text:p>
          </table:table-cell>
          <table:table-cell office:value-type="float" office:value="651.11" calcext:value-type="float">
            <text:p>651.11</text:p>
          </table:table-cell>
        </table:table-row>
        <table:table-row table:style-name="ro1">
          <table:table-cell office:value-type="float" office:value="3887038" calcext:value-type="float">
            <text:p>3887038</text:p>
          </table:table-cell>
          <table:table-cell table:formula="of:=[.A245]/1000/(60*60*24)" office:value-type="time" office:time-value="PT01H04M47.038S" calcext:value-type="time">
            <text:p>01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539.31" calcext:value-type="float">
            <text:p>539.31</text:p>
          </table:table-cell>
          <table:table-cell office:value-type="float" office:value="653.76" calcext:value-type="float">
            <text:p>653.76</text:p>
          </table:table-cell>
        </table:table-row>
        <table:table-row table:style-name="ro1">
          <table:table-cell office:value-type="float" office:value="3903038" calcext:value-type="float">
            <text:p>3903038</text:p>
          </table:table-cell>
          <table:table-cell table:formula="of:=[.A246]/1000/(60*60*24)" office:value-type="time" office:time-value="PT01H05M03.038S" calcext:value-type="time">
            <text:p>01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" calcext:value-type="float">
            <text:p>595.9</text:p>
          </table:table-cell>
          <table:table-cell office:value-type="float" office:value="541.53" calcext:value-type="float">
            <text:p>541.53</text:p>
          </table:table-cell>
          <table:table-cell office:value-type="float" office:value="656.4" calcext:value-type="float">
            <text:p>656.4</text:p>
          </table:table-cell>
        </table:table-row>
        <table:table-row table:style-name="ro1">
          <table:table-cell office:value-type="float" office:value="3919037" calcext:value-type="float">
            <text:p>3919037</text:p>
          </table:table-cell>
          <table:table-cell table:formula="of:=[.A247]/1000/(60*60*24)" office:value-type="time" office:time-value="PT01H05M19.037S" calcext:value-type="time">
            <text:p>01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543.75" calcext:value-type="float">
            <text:p>543.75</text:p>
          </table:table-cell>
          <table:table-cell office:value-type="float" office:value="659.05" calcext:value-type="float">
            <text:p>659.05</text:p>
          </table:table-cell>
        </table:table-row>
        <table:table-row table:style-name="ro1">
          <table:table-cell office:value-type="float" office:value="3935037" calcext:value-type="float">
            <text:p>3935037</text:p>
          </table:table-cell>
          <table:table-cell table:formula="of:=[.A248]/1000/(60*60*24)" office:value-type="time" office:time-value="PT01H05M35.037S" calcext:value-type="time">
            <text:p>01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7" calcext:value-type="float">
            <text:p>596.17</text:p>
          </table:table-cell>
          <table:table-cell office:value-type="float" office:value="545.97" calcext:value-type="float">
            <text:p>545.97</text:p>
          </table:table-cell>
          <table:table-cell office:value-type="float" office:value="661.7" calcext:value-type="float">
            <text:p>661.7</text:p>
          </table:table-cell>
        </table:table-row>
        <table:table-row table:style-name="ro1">
          <table:table-cell office:value-type="float" office:value="3951038" calcext:value-type="float">
            <text:p>3951038</text:p>
          </table:table-cell>
          <table:table-cell table:formula="of:=[.A249]/1000/(60*60*24)" office:value-type="time" office:time-value="PT01H05M51.038S" calcext:value-type="time">
            <text:p>01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548.19" calcext:value-type="float">
            <text:p>548.19</text:p>
          </table:table-cell>
          <table:table-cell office:value-type="float" office:value="664.35" calcext:value-type="float">
            <text:p>664.35</text:p>
          </table:table-cell>
        </table:table-row>
        <table:table-row table:style-name="ro1">
          <table:table-cell office:value-type="float" office:value="3967038" calcext:value-type="float">
            <text:p>3967038</text:p>
          </table:table-cell>
          <table:table-cell table:formula="of:=[.A250]/1000/(60*60*24)" office:value-type="time" office:time-value="PT01H06M07.038S" calcext:value-type="time">
            <text:p>01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550.41" calcext:value-type="float">
            <text:p>550.41</text:p>
          </table:table-cell>
          <table:table-cell office:value-type="float" office:value="666.99" calcext:value-type="float">
            <text:p>666.99</text:p>
          </table:table-cell>
        </table:table-row>
        <table:table-row table:style-name="ro1">
          <table:table-cell office:value-type="float" office:value="3983037" calcext:value-type="float">
            <text:p>3983037</text:p>
          </table:table-cell>
          <table:table-cell table:formula="of:=[.A251]/1000/(60*60*24)" office:value-type="time" office:time-value="PT01H06M23.037S" calcext:value-type="time">
            <text:p>01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" calcext:value-type="float">
            <text:p>595.9</text:p>
          </table:table-cell>
          <table:table-cell office:value-type="float" office:value="552.62" calcext:value-type="float">
            <text:p>552.62</text:p>
          </table:table-cell>
          <table:table-cell office:value-type="float" office:value="669.64" calcext:value-type="float">
            <text:p>669.64</text:p>
          </table:table-cell>
        </table:table-row>
        <table:table-row table:style-name="ro1">
          <table:table-cell office:value-type="float" office:value="3999037" calcext:value-type="float">
            <text:p>3999037</text:p>
          </table:table-cell>
          <table:table-cell table:formula="of:=[.A252]/1000/(60*60*24)" office:value-type="time" office:time-value="PT01H06M39.037S" calcext:value-type="time">
            <text:p>01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554.84" calcext:value-type="float">
            <text:p>554.84</text:p>
          </table:table-cell>
          <table:table-cell office:value-type="float" office:value="672.29" calcext:value-type="float">
            <text:p>672.29</text:p>
          </table:table-cell>
        </table:table-row>
        <table:table-row table:style-name="ro1">
          <table:table-cell office:value-type="float" office:value="4015037" calcext:value-type="float">
            <text:p>4015037</text:p>
          </table:table-cell>
          <table:table-cell table:formula="of:=[.A253]/1000/(60*60*24)" office:value-type="time" office:time-value="PT01H06M55.037S" calcext:value-type="time">
            <text:p>01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557.06" calcext:value-type="float">
            <text:p>557.06</text:p>
          </table:table-cell>
          <table:table-cell office:value-type="float" office:value="674.94" calcext:value-type="float">
            <text:p>674.94</text:p>
          </table:table-cell>
        </table:table-row>
        <table:table-row table:style-name="ro1">
          <table:table-cell office:value-type="float" office:value="4031037" calcext:value-type="float">
            <text:p>4031037</text:p>
          </table:table-cell>
          <table:table-cell table:formula="of:=[.A254]/1000/(60*60*24)" office:value-type="time" office:time-value="PT01H07M11.037S" calcext:value-type="time">
            <text:p>01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559.28" calcext:value-type="float">
            <text:p>559.28</text:p>
          </table:table-cell>
          <table:table-cell office:value-type="float" office:value="677.59" calcext:value-type="float">
            <text:p>677.59</text:p>
          </table:table-cell>
        </table:table-row>
        <table:table-row table:style-name="ro1">
          <table:table-cell office:value-type="float" office:value="4047037" calcext:value-type="float">
            <text:p>4047037</text:p>
          </table:table-cell>
          <table:table-cell table:formula="of:=[.A255]/1000/(60*60*24)" office:value-type="time" office:time-value="PT01H07M27.037S" calcext:value-type="time">
            <text:p>01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7" calcext:value-type="float">
            <text:p>596.17</text:p>
          </table:table-cell>
          <table:table-cell office:value-type="float" office:value="561.5" calcext:value-type="float">
            <text:p>561.5</text:p>
          </table:table-cell>
          <table:table-cell office:value-type="float" office:value="680.24" calcext:value-type="float">
            <text:p>680.24</text:p>
          </table:table-cell>
        </table:table-row>
        <table:table-row table:style-name="ro1">
          <table:table-cell office:value-type="float" office:value="4063037" calcext:value-type="float">
            <text:p>4063037</text:p>
          </table:table-cell>
          <table:table-cell table:formula="of:=[.A256]/1000/(60*60*24)" office:value-type="time" office:time-value="PT01H07M43.037S" calcext:value-type="time">
            <text:p>01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563.72" calcext:value-type="float">
            <text:p>563.72</text:p>
          </table:table-cell>
          <table:table-cell office:value-type="float" office:value="682.88" calcext:value-type="float">
            <text:p>682.88</text:p>
          </table:table-cell>
        </table:table-row>
        <table:table-row table:style-name="ro1">
          <table:table-cell office:value-type="float" office:value="4079037" calcext:value-type="float">
            <text:p>4079037</text:p>
          </table:table-cell>
          <table:table-cell table:formula="of:=[.A257]/1000/(60*60*24)" office:value-type="time" office:time-value="PT01H07M59.037S" calcext:value-type="time">
            <text:p>01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565.94" calcext:value-type="float">
            <text:p>565.94</text:p>
          </table:table-cell>
          <table:table-cell office:value-type="float" office:value="685.53" calcext:value-type="float">
            <text:p>685.53</text:p>
          </table:table-cell>
        </table:table-row>
        <table:table-row table:style-name="ro1">
          <table:table-cell office:value-type="float" office:value="4095037" calcext:value-type="float">
            <text:p>4095037</text:p>
          </table:table-cell>
          <table:table-cell table:formula="of:=[.A258]/1000/(60*60*24)" office:value-type="time" office:time-value="PT01H08M15.037S" calcext:value-type="time">
            <text:p>01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568.16" calcext:value-type="float">
            <text:p>568.16</text:p>
          </table:table-cell>
          <table:table-cell office:value-type="float" office:value="688.18" calcext:value-type="float">
            <text:p>688.18</text:p>
          </table:table-cell>
        </table:table-row>
        <table:table-row table:style-name="ro1">
          <table:table-cell office:value-type="float" office:value="4111037" calcext:value-type="float">
            <text:p>4111037</text:p>
          </table:table-cell>
          <table:table-cell table:formula="of:=[.A259]/1000/(60*60*24)" office:value-type="time" office:time-value="PT01H08M31.037S" calcext:value-type="time">
            <text:p>01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4" calcext:value-type="float">
            <text:p>596.14</text:p>
          </table:table-cell>
          <table:table-cell office:value-type="float" office:value="570.38" calcext:value-type="float">
            <text:p>570.38</text:p>
          </table:table-cell>
          <table:table-cell office:value-type="float" office:value="690.82" calcext:value-type="float">
            <text:p>690.82</text:p>
          </table:table-cell>
        </table:table-row>
        <table:table-row table:style-name="ro1">
          <table:table-cell office:value-type="float" office:value="4127037" calcext:value-type="float">
            <text:p>4127037</text:p>
          </table:table-cell>
          <table:table-cell table:formula="of:=[.A260]/1000/(60*60*24)" office:value-type="time" office:time-value="PT01H08M47.037S" calcext:value-type="time">
            <text:p>01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572.6" calcext:value-type="float">
            <text:p>572.6</text:p>
          </table:table-cell>
          <table:table-cell office:value-type="float" office:value="693.47" calcext:value-type="float">
            <text:p>693.47</text:p>
          </table:table-cell>
        </table:table-row>
        <table:table-row table:style-name="ro1">
          <table:table-cell office:value-type="float" office:value="4143037" calcext:value-type="float">
            <text:p>4143037</text:p>
          </table:table-cell>
          <table:table-cell table:formula="of:=[.A261]/1000/(60*60*24)" office:value-type="time" office:time-value="PT01H09M03.037S" calcext:value-type="time">
            <text:p>01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574.82" calcext:value-type="float">
            <text:p>574.82</text:p>
          </table:table-cell>
          <table:table-cell office:value-type="float" office:value="696.12" calcext:value-type="float">
            <text:p>696.12</text:p>
          </table:table-cell>
        </table:table-row>
        <table:table-row table:style-name="ro1">
          <table:table-cell office:value-type="float" office:value="4159037" calcext:value-type="float">
            <text:p>4159037</text:p>
          </table:table-cell>
          <table:table-cell table:formula="of:=[.A262]/1000/(60*60*24)" office:value-type="time" office:time-value="PT01H09M19.037S" calcext:value-type="time">
            <text:p>01:09:1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577.03" calcext:value-type="float">
            <text:p>577.03</text:p>
          </table:table-cell>
          <table:table-cell office:value-type="float" office:value="698.77" calcext:value-type="float">
            <text:p>698.77</text:p>
          </table:table-cell>
        </table:table-row>
        <table:table-row table:style-name="ro1">
          <table:table-cell office:value-type="float" office:value="4175037" calcext:value-type="float">
            <text:p>4175037</text:p>
          </table:table-cell>
          <table:table-cell table:formula="of:=[.A263]/1000/(60*60*24)" office:value-type="time" office:time-value="PT01H09M35.037S" calcext:value-type="time">
            <text:p>01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5.75" calcext:value-type="float">
            <text:p>595.75</text:p>
          </table:table-cell>
          <table:table-cell office:value-type="float" office:value="579.26" calcext:value-type="float">
            <text:p>579.26</text:p>
          </table:table-cell>
          <table:table-cell office:value-type="float" office:value="701.41" calcext:value-type="float">
            <text:p>701.41</text:p>
          </table:table-cell>
        </table:table-row>
        <table:table-row table:style-name="ro1">
          <table:table-cell office:value-type="float" office:value="4191038" calcext:value-type="float">
            <text:p>4191038</text:p>
          </table:table-cell>
          <table:table-cell table:formula="of:=[.A264]/1000/(60*60*24)" office:value-type="time" office:time-value="PT01H09M51.038S" calcext:value-type="time">
            <text:p>01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3" calcext:value-type="float">
            <text:p>596.13</text:p>
          </table:table-cell>
          <table:table-cell office:value-type="float" office:value="581.48" calcext:value-type="float">
            <text:p>581.48</text:p>
          </table:table-cell>
          <table:table-cell office:value-type="float" office:value="704.07" calcext:value-type="float">
            <text:p>704.07</text:p>
          </table:table-cell>
        </table:table-row>
        <table:table-row table:style-name="ro1">
          <table:table-cell office:value-type="float" office:value="4207037" calcext:value-type="float">
            <text:p>4207037</text:p>
          </table:table-cell>
          <table:table-cell table:formula="of:=[.A265]/1000/(60*60*24)" office:value-type="time" office:time-value="PT01H10M07.037S" calcext:value-type="time">
            <text:p>01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6" calcext:value-type="float">
            <text:p>596.26</text:p>
          </table:table-cell>
          <table:table-cell office:value-type="float" office:value="583.7" calcext:value-type="float">
            <text:p>583.7</text:p>
          </table:table-cell>
          <table:table-cell office:value-type="float" office:value="706.72" calcext:value-type="float">
            <text:p>706.72</text:p>
          </table:table-cell>
        </table:table-row>
        <table:table-row table:style-name="ro1">
          <table:table-cell office:value-type="float" office:value="4223038" calcext:value-type="float">
            <text:p>4223038</text:p>
          </table:table-cell>
          <table:table-cell table:formula="of:=[.A266]/1000/(60*60*24)" office:value-type="time" office:time-value="PT01H10M23.038S" calcext:value-type="time">
            <text:p>01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585.92" calcext:value-type="float">
            <text:p>585.92</text:p>
          </table:table-cell>
          <table:table-cell office:value-type="float" office:value="709.37" calcext:value-type="float">
            <text:p>709.37</text:p>
          </table:table-cell>
        </table:table-row>
        <table:table-row table:style-name="ro1">
          <table:table-cell office:value-type="float" office:value="4239037" calcext:value-type="float">
            <text:p>4239037</text:p>
          </table:table-cell>
          <table:table-cell table:formula="of:=[.A267]/1000/(60*60*24)" office:value-type="time" office:time-value="PT01H10M39.037S" calcext:value-type="time">
            <text:p>01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588.14" calcext:value-type="float">
            <text:p>588.14</text:p>
          </table:table-cell>
          <table:table-cell office:value-type="float" office:value="712.01" calcext:value-type="float">
            <text:p>712.01</text:p>
          </table:table-cell>
        </table:table-row>
        <table:table-row table:style-name="ro1">
          <table:table-cell office:value-type="float" office:value="4255037" calcext:value-type="float">
            <text:p>4255037</text:p>
          </table:table-cell>
          <table:table-cell table:formula="of:=[.A268]/1000/(60*60*24)" office:value-type="time" office:time-value="PT01H10M55.037S" calcext:value-type="time">
            <text:p>01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8" calcext:value-type="float">
            <text:p>596.38</text:p>
          </table:table-cell>
          <table:table-cell office:value-type="float" office:value="590.36" calcext:value-type="float">
            <text:p>590.36</text:p>
          </table:table-cell>
          <table:table-cell office:value-type="float" office:value="714.66" calcext:value-type="float">
            <text:p>714.66</text:p>
          </table:table-cell>
        </table:table-row>
        <table:table-row table:style-name="ro1">
          <table:table-cell office:value-type="float" office:value="4271037" calcext:value-type="float">
            <text:p>4271037</text:p>
          </table:table-cell>
          <table:table-cell table:formula="of:=[.A269]/1000/(60*60*24)" office:value-type="time" office:time-value="PT01H11M11.037S" calcext:value-type="time">
            <text:p>01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592.58" calcext:value-type="float">
            <text:p>592.58</text:p>
          </table:table-cell>
          <table:table-cell office:value-type="float" office:value="717.31" calcext:value-type="float">
            <text:p>717.31</text:p>
          </table:table-cell>
        </table:table-row>
        <table:table-row table:style-name="ro1">
          <table:table-cell office:value-type="float" office:value="4287037" calcext:value-type="float">
            <text:p>4287037</text:p>
          </table:table-cell>
          <table:table-cell table:formula="of:=[.A270]/1000/(60*60*24)" office:value-type="time" office:time-value="PT01H11M27.037S" calcext:value-type="time">
            <text:p>01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4" calcext:value-type="float">
            <text:p>596.24</text:p>
          </table:table-cell>
          <table:table-cell office:value-type="float" office:value="594.8" calcext:value-type="float">
            <text:p>594.8</text:p>
          </table:table-cell>
          <table:table-cell office:value-type="float" office:value="719.95" calcext:value-type="float">
            <text:p>719.95</text:p>
          </table:table-cell>
        </table:table-row>
        <table:table-row table:style-name="ro1">
          <table:table-cell office:value-type="float" office:value="4303037" calcext:value-type="float">
            <text:p>4303037</text:p>
          </table:table-cell>
          <table:table-cell table:formula="of:=[.A271]/1000/(60*60*24)" office:value-type="time" office:time-value="PT01H11M43.037S" calcext:value-type="time">
            <text:p>01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597.02" calcext:value-type="float">
            <text:p>597.02</text:p>
          </table:table-cell>
          <table:table-cell office:value-type="float" office:value="722.6" calcext:value-type="float">
            <text:p>722.6</text:p>
          </table:table-cell>
        </table:table-row>
        <table:table-row table:style-name="ro1">
          <table:table-cell office:value-type="float" office:value="4319037" calcext:value-type="float">
            <text:p>4319037</text:p>
          </table:table-cell>
          <table:table-cell table:formula="of:=[.A272]/1000/(60*60*24)" office:value-type="time" office:time-value="PT01H11M59.037S" calcext:value-type="time">
            <text:p>01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599.24" calcext:value-type="float">
            <text:p>599.24</text:p>
          </table:table-cell>
          <table:table-cell office:value-type="float" office:value="725.25" calcext:value-type="float">
            <text:p>725.25</text:p>
          </table:table-cell>
        </table:table-row>
        <table:table-row table:style-name="ro1">
          <table:table-cell office:value-type="float" office:value="4335037" calcext:value-type="float">
            <text:p>4335037</text:p>
          </table:table-cell>
          <table:table-cell table:formula="of:=[.A273]/1000/(60*60*24)" office:value-type="time" office:time-value="PT01H12M15.037S" calcext:value-type="time">
            <text:p>01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601.46" calcext:value-type="float">
            <text:p>601.46</text:p>
          </table:table-cell>
          <table:table-cell office:value-type="float" office:value="727.89" calcext:value-type="float">
            <text:p>727.89</text:p>
          </table:table-cell>
        </table:table-row>
        <table:table-row table:style-name="ro1">
          <table:table-cell office:value-type="float" office:value="4351037" calcext:value-type="float">
            <text:p>4351037</text:p>
          </table:table-cell>
          <table:table-cell table:formula="of:=[.A274]/1000/(60*60*24)" office:value-type="time" office:time-value="PT01H12M31.037S" calcext:value-type="time">
            <text:p>01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603.68" calcext:value-type="float">
            <text:p>603.68</text:p>
          </table:table-cell>
          <table:table-cell office:value-type="float" office:value="730.54" calcext:value-type="float">
            <text:p>730.54</text:p>
          </table:table-cell>
        </table:table-row>
        <table:table-row table:style-name="ro1">
          <table:table-cell office:value-type="float" office:value="4367038" calcext:value-type="float">
            <text:p>4367038</text:p>
          </table:table-cell>
          <table:table-cell table:formula="of:=[.A275]/1000/(60*60*24)" office:value-type="time" office:time-value="PT01H12M47.038S" calcext:value-type="time">
            <text:p>01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3" calcext:value-type="float">
            <text:p>596.13</text:p>
          </table:table-cell>
          <table:table-cell office:value-type="float" office:value="605.9" calcext:value-type="float">
            <text:p>605.9</text:p>
          </table:table-cell>
          <table:table-cell office:value-type="float" office:value="733.19" calcext:value-type="float">
            <text:p>733.19</text:p>
          </table:table-cell>
        </table:table-row>
        <table:table-row table:style-name="ro1">
          <table:table-cell office:value-type="float" office:value="4383038" calcext:value-type="float">
            <text:p>4383038</text:p>
          </table:table-cell>
          <table:table-cell table:formula="of:=[.A276]/1000/(60*60*24)" office:value-type="time" office:time-value="PT01H13M03.038S" calcext:value-type="time">
            <text:p>01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608.12" calcext:value-type="float">
            <text:p>608.12</text:p>
          </table:table-cell>
          <table:table-cell office:value-type="float" office:value="735.84" calcext:value-type="float">
            <text:p>735.84</text:p>
          </table:table-cell>
        </table:table-row>
        <table:table-row table:style-name="ro1">
          <table:table-cell office:value-type="float" office:value="4399037" calcext:value-type="float">
            <text:p>4399037</text:p>
          </table:table-cell>
          <table:table-cell table:formula="of:=[.A277]/1000/(60*60*24)" office:value-type="time" office:time-value="PT01H13M19.037S" calcext:value-type="time">
            <text:p>01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610.34" calcext:value-type="float">
            <text:p>610.34</text:p>
          </table:table-cell>
          <table:table-cell office:value-type="float" office:value="738.49" calcext:value-type="float">
            <text:p>738.49</text:p>
          </table:table-cell>
        </table:table-row>
        <table:table-row table:style-name="ro1">
          <table:table-cell office:value-type="float" office:value="4415037" calcext:value-type="float">
            <text:p>4415037</text:p>
          </table:table-cell>
          <table:table-cell table:formula="of:=[.A278]/1000/(60*60*24)" office:value-type="time" office:time-value="PT01H13M35.037S" calcext:value-type="time">
            <text:p>01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7.66" calcext:value-type="float">
            <text:p>597.66</text:p>
          </table:table-cell>
          <table:table-cell office:value-type="float" office:value="612.57" calcext:value-type="float">
            <text:p>612.57</text:p>
          </table:table-cell>
          <table:table-cell office:value-type="float" office:value="741.14" calcext:value-type="float">
            <text:p>741.14</text:p>
          </table:table-cell>
        </table:table-row>
        <table:table-row table:style-name="ro1">
          <table:table-cell office:value-type="float" office:value="4431037" calcext:value-type="float">
            <text:p>4431037</text:p>
          </table:table-cell>
          <table:table-cell table:formula="of:=[.A279]/1000/(60*60*24)" office:value-type="time" office:time-value="PT01H13M51.037S" calcext:value-type="time">
            <text:p>01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614.79" calcext:value-type="float">
            <text:p>614.79</text:p>
          </table:table-cell>
          <table:table-cell office:value-type="float" office:value="743.79" calcext:value-type="float">
            <text:p>743.79</text:p>
          </table:table-cell>
        </table:table-row>
        <table:table-row table:style-name="ro1">
          <table:table-cell office:value-type="float" office:value="4447037" calcext:value-type="float">
            <text:p>4447037</text:p>
          </table:table-cell>
          <table:table-cell table:formula="of:=[.A280]/1000/(60*60*24)" office:value-type="time" office:time-value="PT01H14M07.037S" calcext:value-type="time">
            <text:p>01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617.01" calcext:value-type="float">
            <text:p>617.01</text:p>
          </table:table-cell>
          <table:table-cell office:value-type="float" office:value="746.44" calcext:value-type="float">
            <text:p>746.44</text:p>
          </table:table-cell>
        </table:table-row>
        <table:table-row table:style-name="ro1">
          <table:table-cell office:value-type="float" office:value="4463037" calcext:value-type="float">
            <text:p>4463037</text:p>
          </table:table-cell>
          <table:table-cell table:formula="of:=[.A281]/1000/(60*60*24)" office:value-type="time" office:time-value="PT01H14M23.037S" calcext:value-type="time">
            <text:p>01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619.23" calcext:value-type="float">
            <text:p>619.23</text:p>
          </table:table-cell>
          <table:table-cell office:value-type="float" office:value="749.08" calcext:value-type="float">
            <text:p>749.08</text:p>
          </table:table-cell>
        </table:table-row>
        <table:table-row table:style-name="ro1">
          <table:table-cell office:value-type="float" office:value="4479038" calcext:value-type="float">
            <text:p>4479038</text:p>
          </table:table-cell>
          <table:table-cell table:formula="of:=[.A282]/1000/(60*60*24)" office:value-type="time" office:time-value="PT01H14M39.038S" calcext:value-type="time">
            <text:p>01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621.45" calcext:value-type="float">
            <text:p>621.45</text:p>
          </table:table-cell>
          <table:table-cell office:value-type="float" office:value="751.73" calcext:value-type="float">
            <text:p>751.73</text:p>
          </table:table-cell>
        </table:table-row>
        <table:table-row table:style-name="ro1">
          <table:table-cell office:value-type="float" office:value="4495037" calcext:value-type="float">
            <text:p>4495037</text:p>
          </table:table-cell>
          <table:table-cell table:formula="of:=[.A283]/1000/(60*60*24)" office:value-type="time" office:time-value="PT01H14M55.037S" calcext:value-type="time">
            <text:p>01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623.67" calcext:value-type="float">
            <text:p>623.67</text:p>
          </table:table-cell>
          <table:table-cell office:value-type="float" office:value="754.38" calcext:value-type="float">
            <text:p>754.38</text:p>
          </table:table-cell>
        </table:table-row>
        <table:table-row table:style-name="ro1">
          <table:table-cell office:value-type="float" office:value="4511038" calcext:value-type="float">
            <text:p>4511038</text:p>
          </table:table-cell>
          <table:table-cell table:formula="of:=[.A284]/1000/(60*60*24)" office:value-type="time" office:time-value="PT01H15M11.038S" calcext:value-type="time">
            <text:p>01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9" calcext:value-type="float">
            <text:p>596.49</text:p>
          </table:table-cell>
          <table:table-cell office:value-type="float" office:value="625.89" calcext:value-type="float">
            <text:p>625.89</text:p>
          </table:table-cell>
          <table:table-cell office:value-type="float" office:value="757.02" calcext:value-type="float">
            <text:p>757.02</text:p>
          </table:table-cell>
        </table:table-row>
        <table:table-row table:style-name="ro1">
          <table:table-cell office:value-type="float" office:value="4527037" calcext:value-type="float">
            <text:p>4527037</text:p>
          </table:table-cell>
          <table:table-cell table:formula="of:=[.A285]/1000/(60*60*24)" office:value-type="time" office:time-value="PT01H15M27.037S" calcext:value-type="time">
            <text:p>01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628.11" calcext:value-type="float">
            <text:p>628.11</text:p>
          </table:table-cell>
          <table:table-cell office:value-type="float" office:value="759.67" calcext:value-type="float">
            <text:p>759.67</text:p>
          </table:table-cell>
        </table:table-row>
        <table:table-row table:style-name="ro1">
          <table:table-cell office:value-type="float" office:value="4543037" calcext:value-type="float">
            <text:p>4543037</text:p>
          </table:table-cell>
          <table:table-cell table:formula="of:=[.A286]/1000/(60*60*24)" office:value-type="time" office:time-value="PT01H15M43.037S" calcext:value-type="time">
            <text:p>01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630.33" calcext:value-type="float">
            <text:p>630.33</text:p>
          </table:table-cell>
          <table:table-cell office:value-type="float" office:value="762.32" calcext:value-type="float">
            <text:p>762.32</text:p>
          </table:table-cell>
        </table:table-row>
        <table:table-row table:style-name="ro1">
          <table:table-cell office:value-type="float" office:value="4559037" calcext:value-type="float">
            <text:p>4559037</text:p>
          </table:table-cell>
          <table:table-cell table:formula="of:=[.A287]/1000/(60*60*24)" office:value-type="time" office:time-value="PT01H15M59.037S" calcext:value-type="time">
            <text:p>01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9" calcext:value-type="float">
            <text:p>596.39</text:p>
          </table:table-cell>
          <table:table-cell office:value-type="float" office:value="632.55" calcext:value-type="float">
            <text:p>632.55</text:p>
          </table:table-cell>
          <table:table-cell office:value-type="float" office:value="764.96" calcext:value-type="float">
            <text:p>764.96</text:p>
          </table:table-cell>
        </table:table-row>
        <table:table-row table:style-name="ro1">
          <table:table-cell office:value-type="float" office:value="4575037" calcext:value-type="float">
            <text:p>4575037</text:p>
          </table:table-cell>
          <table:table-cell table:formula="of:=[.A288]/1000/(60*60*24)" office:value-type="time" office:time-value="PT01H16M15.037S" calcext:value-type="time">
            <text:p>01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4" calcext:value-type="float">
            <text:p>594.24</text:p>
          </table:table-cell>
          <table:table-cell office:value-type="float" office:value="634.76" calcext:value-type="float">
            <text:p>634.76</text:p>
          </table:table-cell>
          <table:table-cell office:value-type="float" office:value="767.61" calcext:value-type="float">
            <text:p>767.61</text:p>
          </table:table-cell>
        </table:table-row>
        <table:table-row table:style-name="ro1">
          <table:table-cell office:value-type="float" office:value="4591038" calcext:value-type="float">
            <text:p>4591038</text:p>
          </table:table-cell>
          <table:table-cell table:formula="of:=[.A289]/1000/(60*60*24)" office:value-type="time" office:time-value="PT01H16M31.038S" calcext:value-type="time">
            <text:p>01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5.9" calcext:value-type="float">
            <text:p>595.9</text:p>
          </table:table-cell>
          <table:table-cell office:value-type="float" office:value="636.98" calcext:value-type="float">
            <text:p>636.98</text:p>
          </table:table-cell>
          <table:table-cell office:value-type="float" office:value="770.25" calcext:value-type="float">
            <text:p>770.25</text:p>
          </table:table-cell>
        </table:table-row>
        <table:table-row table:style-name="ro1">
          <table:table-cell office:value-type="float" office:value="4607037" calcext:value-type="float">
            <text:p>4607037</text:p>
          </table:table-cell>
          <table:table-cell table:formula="of:=[.A290]/1000/(60*60*24)" office:value-type="time" office:time-value="PT01H16M47.037S" calcext:value-type="time">
            <text:p>01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639.2" calcext:value-type="float">
            <text:p>639.2</text:p>
          </table:table-cell>
          <table:table-cell office:value-type="float" office:value="772.9" calcext:value-type="float">
            <text:p>772.9</text:p>
          </table:table-cell>
        </table:table-row>
        <table:table-row table:style-name="ro1">
          <table:table-cell office:value-type="float" office:value="4623038" calcext:value-type="float">
            <text:p>4623038</text:p>
          </table:table-cell>
          <table:table-cell table:formula="of:=[.A291]/1000/(60*60*24)" office:value-type="time" office:time-value="PT01H17M03.038S" calcext:value-type="time">
            <text:p>01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641.42" calcext:value-type="float">
            <text:p>641.42</text:p>
          </table:table-cell>
          <table:table-cell office:value-type="float" office:value="775.54" calcext:value-type="float">
            <text:p>775.54</text:p>
          </table:table-cell>
        </table:table-row>
        <table:table-row table:style-name="ro1">
          <table:table-cell office:value-type="float" office:value="4639038" calcext:value-type="float">
            <text:p>4639038</text:p>
          </table:table-cell>
          <table:table-cell table:formula="of:=[.A292]/1000/(60*60*24)" office:value-type="time" office:time-value="PT01H17M19.038S" calcext:value-type="time">
            <text:p>01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643.64" calcext:value-type="float">
            <text:p>643.64</text:p>
          </table:table-cell>
          <table:table-cell office:value-type="float" office:value="778.19" calcext:value-type="float">
            <text:p>778.19</text:p>
          </table:table-cell>
        </table:table-row>
        <table:table-row table:style-name="ro1">
          <table:table-cell office:value-type="float" office:value="4655038" calcext:value-type="float">
            <text:p>4655038</text:p>
          </table:table-cell>
          <table:table-cell table:formula="of:=[.A293]/1000/(60*60*24)" office:value-type="time" office:time-value="PT01H17M35.038S" calcext:value-type="time">
            <text:p>01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6" calcext:value-type="float">
            <text:p>596.16</text:p>
          </table:table-cell>
          <table:table-cell office:value-type="float" office:value="645.86" calcext:value-type="float">
            <text:p>645.86</text:p>
          </table:table-cell>
          <table:table-cell office:value-type="float" office:value="780.83" calcext:value-type="float">
            <text:p>780.83</text:p>
          </table:table-cell>
        </table:table-row>
        <table:table-row table:style-name="ro1">
          <table:table-cell office:value-type="float" office:value="4671037" calcext:value-type="float">
            <text:p>4671037</text:p>
          </table:table-cell>
          <table:table-cell table:formula="of:=[.A294]/1000/(60*60*24)" office:value-type="time" office:time-value="PT01H17M51.037S" calcext:value-type="time">
            <text:p>01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648.08" calcext:value-type="float">
            <text:p>648.08</text:p>
          </table:table-cell>
          <table:table-cell office:value-type="float" office:value="783.48" calcext:value-type="float">
            <text:p>783.48</text:p>
          </table:table-cell>
        </table:table-row>
        <table:table-row table:style-name="ro1">
          <table:table-cell office:value-type="float" office:value="4687037" calcext:value-type="float">
            <text:p>4687037</text:p>
          </table:table-cell>
          <table:table-cell table:formula="of:=[.A295]/1000/(60*60*24)" office:value-type="time" office:time-value="PT01H18M07.037S" calcext:value-type="time">
            <text:p>01:18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650.3" calcext:value-type="float">
            <text:p>650.3</text:p>
          </table:table-cell>
          <table:table-cell office:value-type="float" office:value="786.12" calcext:value-type="float">
            <text:p>786.12</text:p>
          </table:table-cell>
        </table:table-row>
        <table:table-row table:style-name="ro1">
          <table:table-cell office:value-type="float" office:value="4703037" calcext:value-type="float">
            <text:p>4703037</text:p>
          </table:table-cell>
          <table:table-cell table:formula="of:=[.A296]/1000/(60*60*24)" office:value-type="time" office:time-value="PT01H18M23.037S" calcext:value-type="time">
            <text:p>01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652.52" calcext:value-type="float">
            <text:p>652.52</text:p>
          </table:table-cell>
          <table:table-cell office:value-type="float" office:value="788.77" calcext:value-type="float">
            <text:p>788.77</text:p>
          </table:table-cell>
        </table:table-row>
        <table:table-row table:style-name="ro1">
          <table:table-cell office:value-type="float" office:value="4719037" calcext:value-type="float">
            <text:p>4719037</text:p>
          </table:table-cell>
          <table:table-cell table:formula="of:=[.A297]/1000/(60*60*24)" office:value-type="time" office:time-value="PT01H18M39.037S" calcext:value-type="time">
            <text:p>01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1" calcext:value-type="float">
            <text:p>594.41</text:p>
          </table:table-cell>
          <table:table-cell office:value-type="float" office:value="654.74" calcext:value-type="float">
            <text:p>654.74</text:p>
          </table:table-cell>
          <table:table-cell office:value-type="float" office:value="791.41" calcext:value-type="float">
            <text:p>791.41</text:p>
          </table:table-cell>
        </table:table-row>
        <table:table-row table:style-name="ro1">
          <table:table-cell office:value-type="float" office:value="4735037" calcext:value-type="float">
            <text:p>4735037</text:p>
          </table:table-cell>
          <table:table-cell table:formula="of:=[.A298]/1000/(60*60*24)" office:value-type="time" office:time-value="PT01H18M55.037S" calcext:value-type="time">
            <text:p>01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656.96" calcext:value-type="float">
            <text:p>656.96</text:p>
          </table:table-cell>
          <table:table-cell office:value-type="float" office:value="794.06" calcext:value-type="float">
            <text:p>794.06</text:p>
          </table:table-cell>
        </table:table-row>
        <table:table-row table:style-name="ro1">
          <table:table-cell office:value-type="float" office:value="4751038" calcext:value-type="float">
            <text:p>4751038</text:p>
          </table:table-cell>
          <table:table-cell table:formula="of:=[.A299]/1000/(60*60*24)" office:value-type="time" office:time-value="PT01H19M11.038S" calcext:value-type="time">
            <text:p>01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659.18" calcext:value-type="float">
            <text:p>659.18</text:p>
          </table:table-cell>
          <table:table-cell office:value-type="float" office:value="796.7" calcext:value-type="float">
            <text:p>796.7</text:p>
          </table:table-cell>
        </table:table-row>
        <table:table-row table:style-name="ro1">
          <table:table-cell office:value-type="float" office:value="4767037" calcext:value-type="float">
            <text:p>4767037</text:p>
          </table:table-cell>
          <table:table-cell table:formula="of:=[.A300]/1000/(60*60*24)" office:value-type="time" office:time-value="PT01H19M27.037S" calcext:value-type="time">
            <text:p>01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661.4" calcext:value-type="float">
            <text:p>661.4</text:p>
          </table:table-cell>
          <table:table-cell office:value-type="float" office:value="799.34" calcext:value-type="float">
            <text:p>799.34</text:p>
          </table:table-cell>
        </table:table-row>
        <table:table-row table:style-name="ro1">
          <table:table-cell office:value-type="float" office:value="4783038" calcext:value-type="float">
            <text:p>4783038</text:p>
          </table:table-cell>
          <table:table-cell table:formula="of:=[.A301]/1000/(60*60*24)" office:value-type="time" office:time-value="PT01H19M43.038S" calcext:value-type="time">
            <text:p>01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38" calcext:value-type="float">
            <text:p>596.38</text:p>
          </table:table-cell>
          <table:table-cell office:value-type="float" office:value="663.62" calcext:value-type="float">
            <text:p>663.62</text:p>
          </table:table-cell>
          <table:table-cell office:value-type="float" office:value="801.99" calcext:value-type="float">
            <text:p>801.99</text:p>
          </table:table-cell>
        </table:table-row>
        <table:table-row table:style-name="ro1">
          <table:table-cell office:value-type="float" office:value="4799038" calcext:value-type="float">
            <text:p>4799038</text:p>
          </table:table-cell>
          <table:table-cell table:formula="of:=[.A302]/1000/(60*60*24)" office:value-type="time" office:time-value="PT01H19M59.038S" calcext:value-type="time">
            <text:p>01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665.84" calcext:value-type="float">
            <text:p>665.84</text:p>
          </table:table-cell>
          <table:table-cell office:value-type="float" office:value="804.63" calcext:value-type="float">
            <text:p>804.63</text:p>
          </table:table-cell>
        </table:table-row>
        <table:table-row table:style-name="ro1">
          <table:table-cell office:value-type="float" office:value="4815038" calcext:value-type="float">
            <text:p>4815038</text:p>
          </table:table-cell>
          <table:table-cell table:formula="of:=[.A303]/1000/(60*60*24)" office:value-type="time" office:time-value="PT01H20M15.038S" calcext:value-type="time">
            <text:p>01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668.06" calcext:value-type="float">
            <text:p>668.06</text:p>
          </table:table-cell>
          <table:table-cell office:value-type="float" office:value="807.27" calcext:value-type="float">
            <text:p>807.27</text:p>
          </table:table-cell>
        </table:table-row>
        <table:table-row table:style-name="ro1">
          <table:table-cell office:value-type="float" office:value="4831037" calcext:value-type="float">
            <text:p>4831037</text:p>
          </table:table-cell>
          <table:table-cell table:formula="of:=[.A304]/1000/(60*60*24)" office:value-type="time" office:time-value="PT01H20M31.037S" calcext:value-type="time">
            <text:p>01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670.28" calcext:value-type="float">
            <text:p>670.28</text:p>
          </table:table-cell>
          <table:table-cell office:value-type="float" office:value="809.92" calcext:value-type="float">
            <text:p>809.92</text:p>
          </table:table-cell>
        </table:table-row>
        <table:table-row table:style-name="ro1">
          <table:table-cell office:value-type="float" office:value="4847037" calcext:value-type="float">
            <text:p>4847037</text:p>
          </table:table-cell>
          <table:table-cell table:formula="of:=[.A305]/1000/(60*60*24)" office:value-type="time" office:time-value="PT01H20M47.037S" calcext:value-type="time">
            <text:p>01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672.49" calcext:value-type="float">
            <text:p>672.49</text:p>
          </table:table-cell>
          <table:table-cell office:value-type="float" office:value="812.56" calcext:value-type="float">
            <text:p>812.56</text:p>
          </table:table-cell>
        </table:table-row>
        <table:table-row table:style-name="ro1">
          <table:table-cell office:value-type="float" office:value="4863037" calcext:value-type="float">
            <text:p>4863037</text:p>
          </table:table-cell>
          <table:table-cell table:formula="of:=[.A306]/1000/(60*60*24)" office:value-type="time" office:time-value="PT01H21M03.037S" calcext:value-type="time">
            <text:p>01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674.71" calcext:value-type="float">
            <text:p>674.71</text:p>
          </table:table-cell>
          <table:table-cell office:value-type="float" office:value="815.2" calcext:value-type="float">
            <text:p>815.2</text:p>
          </table:table-cell>
        </table:table-row>
        <table:table-row table:style-name="ro1">
          <table:table-cell office:value-type="float" office:value="4879037" calcext:value-type="float">
            <text:p>4879037</text:p>
          </table:table-cell>
          <table:table-cell table:formula="of:=[.A307]/1000/(60*60*24)" office:value-type="time" office:time-value="PT01H21M19.037S" calcext:value-type="time">
            <text:p>01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676.93" calcext:value-type="float">
            <text:p>676.93</text:p>
          </table:table-cell>
          <table:table-cell office:value-type="float" office:value="817.85" calcext:value-type="float">
            <text:p>817.85</text:p>
          </table:table-cell>
        </table:table-row>
        <table:table-row table:style-name="ro1">
          <table:table-cell office:value-type="float" office:value="4895037" calcext:value-type="float">
            <text:p>4895037</text:p>
          </table:table-cell>
          <table:table-cell table:formula="of:=[.A308]/1000/(60*60*24)" office:value-type="time" office:time-value="PT01H21M35.037S" calcext:value-type="time">
            <text:p>01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6.4" calcext:value-type="float">
            <text:p>596.4</text:p>
          </table:table-cell>
          <table:table-cell office:value-type="float" office:value="679.15" calcext:value-type="float">
            <text:p>679.15</text:p>
          </table:table-cell>
          <table:table-cell office:value-type="float" office:value="820.49" calcext:value-type="float">
            <text:p>820.49</text:p>
          </table:table-cell>
        </table:table-row>
        <table:table-row table:style-name="ro1">
          <table:table-cell office:value-type="float" office:value="4911037" calcext:value-type="float">
            <text:p>4911037</text:p>
          </table:table-cell>
          <table:table-cell table:formula="of:=[.A309]/1000/(60*60*24)" office:value-type="time" office:time-value="PT01H21M51.037S" calcext:value-type="time">
            <text:p>01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1" calcext:value-type="float">
            <text:p>594.51</text:p>
          </table:table-cell>
          <table:table-cell office:value-type="float" office:value="681.37" calcext:value-type="float">
            <text:p>681.37</text:p>
          </table:table-cell>
          <table:table-cell office:value-type="float" office:value="823.13" calcext:value-type="float">
            <text:p>823.13</text:p>
          </table:table-cell>
        </table:table-row>
        <table:table-row table:style-name="ro1">
          <table:table-cell office:value-type="float" office:value="4927038" calcext:value-type="float">
            <text:p>4927038</text:p>
          </table:table-cell>
          <table:table-cell table:formula="of:=[.A310]/1000/(60*60*24)" office:value-type="time" office:time-value="PT01H22M07.038S" calcext:value-type="time">
            <text:p>01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683.59" calcext:value-type="float">
            <text:p>683.59</text:p>
          </table:table-cell>
          <table:table-cell office:value-type="float" office:value="825.78" calcext:value-type="float">
            <text:p>825.78</text:p>
          </table:table-cell>
        </table:table-row>
        <table:table-row table:style-name="ro1">
          <table:table-cell office:value-type="float" office:value="4943037" calcext:value-type="float">
            <text:p>4943037</text:p>
          </table:table-cell>
          <table:table-cell table:formula="of:=[.A311]/1000/(60*60*24)" office:value-type="time" office:time-value="PT01H22M23.037S" calcext:value-type="time">
            <text:p>01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685.81" calcext:value-type="float">
            <text:p>685.81</text:p>
          </table:table-cell>
          <table:table-cell office:value-type="float" office:value="828.42" calcext:value-type="float">
            <text:p>828.42</text:p>
          </table:table-cell>
        </table:table-row>
        <table:table-row table:style-name="ro1">
          <table:table-cell office:value-type="float" office:value="4959037" calcext:value-type="float">
            <text:p>4959037</text:p>
          </table:table-cell>
          <table:table-cell table:formula="of:=[.A312]/1000/(60*60*24)" office:value-type="time" office:time-value="PT01H22M39.037S" calcext:value-type="time">
            <text:p>01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9" calcext:value-type="float">
            <text:p>594.49</text:p>
          </table:table-cell>
          <table:table-cell office:value-type="float" office:value="688.03" calcext:value-type="float">
            <text:p>688.03</text:p>
          </table:table-cell>
          <table:table-cell office:value-type="float" office:value="831.06" calcext:value-type="float">
            <text:p>831.06</text:p>
          </table:table-cell>
        </table:table-row>
        <table:table-row table:style-name="ro1">
          <table:table-cell office:value-type="float" office:value="4975037" calcext:value-type="float">
            <text:p>4975037</text:p>
          </table:table-cell>
          <table:table-cell table:formula="of:=[.A313]/1000/(60*60*24)" office:value-type="time" office:time-value="PT01H22M55.037S" calcext:value-type="time">
            <text:p>01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" calcext:value-type="float">
            <text:p>594</text:p>
          </table:table-cell>
          <table:table-cell office:value-type="float" office:value="690.25" calcext:value-type="float">
            <text:p>690.25</text:p>
          </table:table-cell>
          <table:table-cell office:value-type="float" office:value="833.7" calcext:value-type="float">
            <text:p>833.7</text:p>
          </table:table-cell>
        </table:table-row>
        <table:table-row table:style-name="ro1">
          <table:table-cell office:value-type="float" office:value="4991037" calcext:value-type="float">
            <text:p>4991037</text:p>
          </table:table-cell>
          <table:table-cell table:formula="of:=[.A314]/1000/(60*60*24)" office:value-type="time" office:time-value="PT01H23M11.037S" calcext:value-type="time">
            <text:p>01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9" calcext:value-type="float">
            <text:p>594.49</text:p>
          </table:table-cell>
          <table:table-cell office:value-type="float" office:value="692.47" calcext:value-type="float">
            <text:p>692.47</text:p>
          </table:table-cell>
          <table:table-cell office:value-type="float" office:value="836.35" calcext:value-type="float">
            <text:p>836.35</text:p>
          </table:table-cell>
        </table:table-row>
        <table:table-row table:style-name="ro1">
          <table:table-cell office:value-type="float" office:value="5007037" calcext:value-type="float">
            <text:p>5007037</text:p>
          </table:table-cell>
          <table:table-cell table:formula="of:=[.A315]/1000/(60*60*24)" office:value-type="time" office:time-value="PT01H23M27.037S" calcext:value-type="time">
            <text:p>01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694.69" calcext:value-type="float">
            <text:p>694.69</text:p>
          </table:table-cell>
          <table:table-cell office:value-type="float" office:value="838.99" calcext:value-type="float">
            <text:p>838.99</text:p>
          </table:table-cell>
        </table:table-row>
        <table:table-row table:style-name="ro1">
          <table:table-cell office:value-type="float" office:value="5023037" calcext:value-type="float">
            <text:p>5023037</text:p>
          </table:table-cell>
          <table:table-cell table:formula="of:=[.A316]/1000/(60*60*24)" office:value-type="time" office:time-value="PT01H23M43.037S" calcext:value-type="time">
            <text:p>01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696.91" calcext:value-type="float">
            <text:p>696.91</text:p>
          </table:table-cell>
          <table:table-cell office:value-type="float" office:value="841.63" calcext:value-type="float">
            <text:p>841.63</text:p>
          </table:table-cell>
        </table:table-row>
        <table:table-row table:style-name="ro1">
          <table:table-cell office:value-type="float" office:value="5039038" calcext:value-type="float">
            <text:p>5039038</text:p>
          </table:table-cell>
          <table:table-cell table:formula="of:=[.A317]/1000/(60*60*24)" office:value-type="time" office:time-value="PT01H23M59.038S" calcext:value-type="time">
            <text:p>01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699.13" calcext:value-type="float">
            <text:p>699.13</text:p>
          </table:table-cell>
          <table:table-cell office:value-type="float" office:value="844.27" calcext:value-type="float">
            <text:p>844.27</text:p>
          </table:table-cell>
        </table:table-row>
        <table:table-row table:style-name="ro1">
          <table:table-cell office:value-type="float" office:value="5055038" calcext:value-type="float">
            <text:p>5055038</text:p>
          </table:table-cell>
          <table:table-cell table:formula="of:=[.A318]/1000/(60*60*24)" office:value-type="time" office:time-value="PT01H24M15.038S" calcext:value-type="time">
            <text:p>01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701.35" calcext:value-type="float">
            <text:p>701.35</text:p>
          </table:table-cell>
          <table:table-cell office:value-type="float" office:value="846.91" calcext:value-type="float">
            <text:p>846.91</text:p>
          </table:table-cell>
        </table:table-row>
        <table:table-row table:style-name="ro1">
          <table:table-cell office:value-type="float" office:value="5071038" calcext:value-type="float">
            <text:p>5071038</text:p>
          </table:table-cell>
          <table:table-cell table:formula="of:=[.A319]/1000/(60*60*24)" office:value-type="time" office:time-value="PT01H24M31.038S" calcext:value-type="time">
            <text:p>01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703.57" calcext:value-type="float">
            <text:p>703.57</text:p>
          </table:table-cell>
          <table:table-cell office:value-type="float" office:value="849.56" calcext:value-type="float">
            <text:p>849.56</text:p>
          </table:table-cell>
        </table:table-row>
        <table:table-row table:style-name="ro1">
          <table:table-cell office:value-type="float" office:value="5087037" calcext:value-type="float">
            <text:p>5087037</text:p>
          </table:table-cell>
          <table:table-cell table:formula="of:=[.A320]/1000/(60*60*24)" office:value-type="time" office:time-value="PT01H24M47.037S" calcext:value-type="time">
            <text:p>01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705.79" calcext:value-type="float">
            <text:p>705.79</text:p>
          </table:table-cell>
          <table:table-cell office:value-type="float" office:value="852.2" calcext:value-type="float">
            <text:p>852.2</text:p>
          </table:table-cell>
        </table:table-row>
        <table:table-row table:style-name="ro1">
          <table:table-cell office:value-type="float" office:value="5103037" calcext:value-type="float">
            <text:p>5103037</text:p>
          </table:table-cell>
          <table:table-cell table:formula="of:=[.A321]/1000/(60*60*24)" office:value-type="time" office:time-value="PT01H25M03.037S" calcext:value-type="time">
            <text:p>01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708.01" calcext:value-type="float">
            <text:p>708.01</text:p>
          </table:table-cell>
          <table:table-cell office:value-type="float" office:value="854.84" calcext:value-type="float">
            <text:p>854.84</text:p>
          </table:table-cell>
        </table:table-row>
        <table:table-row table:style-name="ro1">
          <table:table-cell office:value-type="float" office:value="5119037" calcext:value-type="float">
            <text:p>5119037</text:p>
          </table:table-cell>
          <table:table-cell table:formula="of:=[.A322]/1000/(60*60*24)" office:value-type="time" office:time-value="PT01H25M19.037S" calcext:value-type="time">
            <text:p>01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9" calcext:value-type="float">
            <text:p>594.39</text:p>
          </table:table-cell>
          <table:table-cell office:value-type="float" office:value="710.23" calcext:value-type="float">
            <text:p>710.23</text:p>
          </table:table-cell>
          <table:table-cell office:value-type="float" office:value="857.48" calcext:value-type="float">
            <text:p>857.48</text:p>
          </table:table-cell>
        </table:table-row>
        <table:table-row table:style-name="ro1">
          <table:table-cell office:value-type="float" office:value="5135038" calcext:value-type="float">
            <text:p>5135038</text:p>
          </table:table-cell>
          <table:table-cell table:formula="of:=[.A323]/1000/(60*60*24)" office:value-type="time" office:time-value="PT01H25M35.038S" calcext:value-type="time">
            <text:p>01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712.45" calcext:value-type="float">
            <text:p>712.45</text:p>
          </table:table-cell>
          <table:table-cell office:value-type="float" office:value="860.12" calcext:value-type="float">
            <text:p>860.12</text:p>
          </table:table-cell>
        </table:table-row>
        <table:table-row table:style-name="ro1">
          <table:table-cell office:value-type="float" office:value="5151038" calcext:value-type="float">
            <text:p>5151038</text:p>
          </table:table-cell>
          <table:table-cell table:formula="of:=[.A324]/1000/(60*60*24)" office:value-type="time" office:time-value="PT01H25M51.038S" calcext:value-type="time">
            <text:p>01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714.67" calcext:value-type="float">
            <text:p>714.67</text:p>
          </table:table-cell>
          <table:table-cell office:value-type="float" office:value="862.76" calcext:value-type="float">
            <text:p>862.76</text:p>
          </table:table-cell>
        </table:table-row>
        <table:table-row table:style-name="ro1">
          <table:table-cell office:value-type="float" office:value="5167037" calcext:value-type="float">
            <text:p>5167037</text:p>
          </table:table-cell>
          <table:table-cell table:formula="of:=[.A325]/1000/(60*60*24)" office:value-type="time" office:time-value="PT01H26M07.037S" calcext:value-type="time">
            <text:p>01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" calcext:value-type="float">
            <text:p>596</text:p>
          </table:table-cell>
          <table:table-cell office:value-type="float" office:value="716.88" calcext:value-type="float">
            <text:p>716.88</text:p>
          </table:table-cell>
          <table:table-cell office:value-type="float" office:value="865.41" calcext:value-type="float">
            <text:p>865.41</text:p>
          </table:table-cell>
        </table:table-row>
        <table:table-row table:style-name="ro1">
          <table:table-cell office:value-type="float" office:value="5183037" calcext:value-type="float">
            <text:p>5183037</text:p>
          </table:table-cell>
          <table:table-cell table:formula="of:=[.A326]/1000/(60*60*24)" office:value-type="time" office:time-value="PT01H26M23.037S" calcext:value-type="time">
            <text:p>01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719.1" calcext:value-type="float">
            <text:p>719.1</text:p>
          </table:table-cell>
          <table:table-cell office:value-type="float" office:value="868.05" calcext:value-type="float">
            <text:p>868.05</text:p>
          </table:table-cell>
        </table:table-row>
        <table:table-row table:style-name="ro1">
          <table:table-cell office:value-type="float" office:value="5199037" calcext:value-type="float">
            <text:p>5199037</text:p>
          </table:table-cell>
          <table:table-cell table:formula="of:=[.A327]/1000/(60*60*24)" office:value-type="time" office:time-value="PT01H26M39.037S" calcext:value-type="time">
            <text:p>01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721.32" calcext:value-type="float">
            <text:p>721.32</text:p>
          </table:table-cell>
          <table:table-cell office:value-type="float" office:value="870.69" calcext:value-type="float">
            <text:p>870.69</text:p>
          </table:table-cell>
        </table:table-row>
        <table:table-row table:style-name="ro1">
          <table:table-cell office:value-type="float" office:value="5215037" calcext:value-type="float">
            <text:p>5215037</text:p>
          </table:table-cell>
          <table:table-cell table:formula="of:=[.A328]/1000/(60*60*24)" office:value-type="time" office:time-value="PT01H26M55.037S" calcext:value-type="time">
            <text:p>01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723.54" calcext:value-type="float">
            <text:p>723.54</text:p>
          </table:table-cell>
          <table:table-cell office:value-type="float" office:value="873.33" calcext:value-type="float">
            <text:p>873.33</text:p>
          </table:table-cell>
        </table:table-row>
        <table:table-row table:style-name="ro1">
          <table:table-cell office:value-type="float" office:value="5231037" calcext:value-type="float">
            <text:p>5231037</text:p>
          </table:table-cell>
          <table:table-cell table:formula="of:=[.A329]/1000/(60*60*24)" office:value-type="time" office:time-value="PT01H27M11.037S" calcext:value-type="time">
            <text:p>01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725.76" calcext:value-type="float">
            <text:p>725.76</text:p>
          </table:table-cell>
          <table:table-cell office:value-type="float" office:value="875.97" calcext:value-type="float">
            <text:p>875.97</text:p>
          </table:table-cell>
        </table:table-row>
        <table:table-row table:style-name="ro1">
          <table:table-cell office:value-type="float" office:value="5247038" calcext:value-type="float">
            <text:p>5247038</text:p>
          </table:table-cell>
          <table:table-cell table:formula="of:=[.A330]/1000/(60*60*24)" office:value-type="time" office:time-value="PT01H27M27.038S" calcext:value-type="time">
            <text:p>01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2" calcext:value-type="float">
            <text:p>596.02</text:p>
          </table:table-cell>
          <table:table-cell office:value-type="float" office:value="727.98" calcext:value-type="float">
            <text:p>727.98</text:p>
          </table:table-cell>
          <table:table-cell office:value-type="float" office:value="878.61" calcext:value-type="float">
            <text:p>878.61</text:p>
          </table:table-cell>
        </table:table-row>
        <table:table-row table:style-name="ro1">
          <table:table-cell office:value-type="float" office:value="5263037" calcext:value-type="float">
            <text:p>5263037</text:p>
          </table:table-cell>
          <table:table-cell table:formula="of:=[.A331]/1000/(60*60*24)" office:value-type="time" office:time-value="PT01H27M43.037S" calcext:value-type="time">
            <text:p>01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2" calcext:value-type="float">
            <text:p>594.42</text:p>
          </table:table-cell>
          <table:table-cell office:value-type="float" office:value="730.2" calcext:value-type="float">
            <text:p>730.2</text:p>
          </table:table-cell>
          <table:table-cell office:value-type="float" office:value="881.25" calcext:value-type="float">
            <text:p>881.25</text:p>
          </table:table-cell>
        </table:table-row>
        <table:table-row table:style-name="ro1">
          <table:table-cell office:value-type="float" office:value="5279038" calcext:value-type="float">
            <text:p>5279038</text:p>
          </table:table-cell>
          <table:table-cell table:formula="of:=[.A332]/1000/(60*60*24)" office:value-type="time" office:time-value="PT01H27M59.038S" calcext:value-type="time">
            <text:p>01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4.64" calcext:value-type="float">
            <text:p>594.64</text:p>
          </table:table-cell>
          <table:table-cell office:value-type="float" office:value="732.42" calcext:value-type="float">
            <text:p>732.42</text:p>
          </table:table-cell>
          <table:table-cell office:value-type="float" office:value="883.9" calcext:value-type="float">
            <text:p>883.9</text:p>
          </table:table-cell>
        </table:table-row>
        <table:table-row table:style-name="ro1">
          <table:table-cell office:value-type="float" office:value="5295037" calcext:value-type="float">
            <text:p>5295037</text:p>
          </table:table-cell>
          <table:table-cell table:formula="of:=[.A333]/1000/(60*60*24)" office:value-type="time" office:time-value="PT01H28M15.037S" calcext:value-type="time">
            <text:p>01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734.64" calcext:value-type="float">
            <text:p>734.64</text:p>
          </table:table-cell>
          <table:table-cell office:value-type="float" office:value="886.54" calcext:value-type="float">
            <text:p>886.54</text:p>
          </table:table-cell>
        </table:table-row>
        <table:table-row table:style-name="ro1">
          <table:table-cell office:value-type="float" office:value="5311037" calcext:value-type="float">
            <text:p>5311037</text:p>
          </table:table-cell>
          <table:table-cell table:formula="of:=[.A334]/1000/(60*60*24)" office:value-type="time" office:time-value="PT01H28M31.037S" calcext:value-type="time">
            <text:p>01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4" calcext:value-type="float">
            <text:p>594.24</text:p>
          </table:table-cell>
          <table:table-cell office:value-type="float" office:value="736.86" calcext:value-type="float">
            <text:p>736.86</text:p>
          </table:table-cell>
          <table:table-cell office:value-type="float" office:value="889.18" calcext:value-type="float">
            <text:p>889.18</text:p>
          </table:table-cell>
        </table:table-row>
        <table:table-row table:style-name="ro1">
          <table:table-cell office:value-type="float" office:value="5327037" calcext:value-type="float">
            <text:p>5327037</text:p>
          </table:table-cell>
          <table:table-cell table:formula="of:=[.A335]/1000/(60*60*24)" office:value-type="time" office:time-value="PT01H28M47.037S" calcext:value-type="time">
            <text:p>01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739.08" calcext:value-type="float">
            <text:p>739.08</text:p>
          </table:table-cell>
          <table:table-cell office:value-type="float" office:value="891.82" calcext:value-type="float">
            <text:p>891.82</text:p>
          </table:table-cell>
        </table:table-row>
        <table:table-row table:style-name="ro1">
          <table:table-cell office:value-type="float" office:value="5343038" calcext:value-type="float">
            <text:p>5343038</text:p>
          </table:table-cell>
          <table:table-cell table:formula="of:=[.A336]/1000/(60*60*24)" office:value-type="time" office:time-value="PT01H29M03.038S" calcext:value-type="time">
            <text:p>01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741.3" calcext:value-type="float">
            <text:p>741.3</text:p>
          </table:table-cell>
          <table:table-cell office:value-type="float" office:value="894.46" calcext:value-type="float">
            <text:p>894.46</text:p>
          </table:table-cell>
        </table:table-row>
        <table:table-row table:style-name="ro1">
          <table:table-cell office:value-type="float" office:value="5359038" calcext:value-type="float">
            <text:p>5359038</text:p>
          </table:table-cell>
          <table:table-cell table:formula="of:=[.A337]/1000/(60*60*24)" office:value-type="time" office:time-value="PT01H29M19.038S" calcext:value-type="time">
            <text:p>01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743.52" calcext:value-type="float">
            <text:p>743.52</text:p>
          </table:table-cell>
          <table:table-cell office:value-type="float" office:value="897.1" calcext:value-type="float">
            <text:p>897.1</text:p>
          </table:table-cell>
        </table:table-row>
        <table:table-row table:style-name="ro1">
          <table:table-cell office:value-type="float" office:value="5375037" calcext:value-type="float">
            <text:p>5375037</text:p>
          </table:table-cell>
          <table:table-cell table:formula="of:=[.A338]/1000/(60*60*24)" office:value-type="time" office:time-value="PT01H29M35.037S" calcext:value-type="time">
            <text:p>01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3" calcext:value-type="float">
            <text:p>594.03</text:p>
          </table:table-cell>
          <table:table-cell office:value-type="float" office:value="745.74" calcext:value-type="float">
            <text:p>745.74</text:p>
          </table:table-cell>
          <table:table-cell office:value-type="float" office:value="899.75" calcext:value-type="float">
            <text:p>899.75</text:p>
          </table:table-cell>
        </table:table-row>
        <table:table-row table:style-name="ro1">
          <table:table-cell office:value-type="float" office:value="5391037" calcext:value-type="float">
            <text:p>5391037</text:p>
          </table:table-cell>
          <table:table-cell table:formula="of:=[.A339]/1000/(60*60*24)" office:value-type="time" office:time-value="PT01H29M51.037S" calcext:value-type="time">
            <text:p>01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747.96" calcext:value-type="float">
            <text:p>747.96</text:p>
          </table:table-cell>
          <table:table-cell office:value-type="float" office:value="902.38" calcext:value-type="float">
            <text:p>902.38</text:p>
          </table:table-cell>
        </table:table-row>
        <table:table-row table:style-name="ro1">
          <table:table-cell office:value-type="float" office:value="5407037" calcext:value-type="float">
            <text:p>5407037</text:p>
          </table:table-cell>
          <table:table-cell table:formula="of:=[.A340]/1000/(60*60*24)" office:value-type="time" office:time-value="PT01H30M07.037S" calcext:value-type="time">
            <text:p>01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750.18" calcext:value-type="float">
            <text:p>750.18</text:p>
          </table:table-cell>
          <table:table-cell office:value-type="float" office:value="905.02" calcext:value-type="float">
            <text:p>905.02</text:p>
          </table:table-cell>
        </table:table-row>
        <table:table-row table:style-name="ro1">
          <table:table-cell office:value-type="float" office:value="5423037" calcext:value-type="float">
            <text:p>5423037</text:p>
          </table:table-cell>
          <table:table-cell table:formula="of:=[.A341]/1000/(60*60*24)" office:value-type="time" office:time-value="PT01H30M23.037S" calcext:value-type="time">
            <text:p>01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4" calcext:value-type="float">
            <text:p>594.4</text:p>
          </table:table-cell>
          <table:table-cell office:value-type="float" office:value="752.4" calcext:value-type="float">
            <text:p>752.4</text:p>
          </table:table-cell>
          <table:table-cell office:value-type="float" office:value="907.66" calcext:value-type="float">
            <text:p>907.66</text:p>
          </table:table-cell>
        </table:table-row>
        <table:table-row table:style-name="ro1">
          <table:table-cell office:value-type="float" office:value="5439037" calcext:value-type="float">
            <text:p>5439037</text:p>
          </table:table-cell>
          <table:table-cell table:formula="of:=[.A342]/1000/(60*60*24)" office:value-type="time" office:time-value="PT01H30M39.037S" calcext:value-type="time">
            <text:p>01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9" calcext:value-type="float">
            <text:p>594.49</text:p>
          </table:table-cell>
          <table:table-cell office:value-type="float" office:value="754.62" calcext:value-type="float">
            <text:p>754.62</text:p>
          </table:table-cell>
          <table:table-cell office:value-type="float" office:value="910.31" calcext:value-type="float">
            <text:p>910.31</text:p>
          </table:table-cell>
        </table:table-row>
        <table:table-row table:style-name="ro1">
          <table:table-cell office:value-type="float" office:value="5455037" calcext:value-type="float">
            <text:p>5455037</text:p>
          </table:table-cell>
          <table:table-cell table:formula="of:=[.A343]/1000/(60*60*24)" office:value-type="time" office:time-value="PT01H30M55.037S" calcext:value-type="time">
            <text:p>01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756.84" calcext:value-type="float">
            <text:p>756.84</text:p>
          </table:table-cell>
          <table:table-cell office:value-type="float" office:value="912.94" calcext:value-type="float">
            <text:p>912.94</text:p>
          </table:table-cell>
        </table:table-row>
        <table:table-row table:style-name="ro1">
          <table:table-cell office:value-type="float" office:value="5471037" calcext:value-type="float">
            <text:p>5471037</text:p>
          </table:table-cell>
          <table:table-cell table:formula="of:=[.A344]/1000/(60*60*24)" office:value-type="time" office:time-value="PT01H31M11.037S" calcext:value-type="time">
            <text:p>01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8" calcext:value-type="float">
            <text:p>594.38</text:p>
          </table:table-cell>
          <table:table-cell office:value-type="float" office:value="759.06" calcext:value-type="float">
            <text:p>759.06</text:p>
          </table:table-cell>
          <table:table-cell office:value-type="float" office:value="915.58" calcext:value-type="float">
            <text:p>915.58</text:p>
          </table:table-cell>
        </table:table-row>
        <table:table-row table:style-name="ro1">
          <table:table-cell office:value-type="float" office:value="5487037" calcext:value-type="float">
            <text:p>5487037</text:p>
          </table:table-cell>
          <table:table-cell table:formula="of:=[.A345]/1000/(60*60*24)" office:value-type="time" office:time-value="PT01H31M27.037S" calcext:value-type="time">
            <text:p>01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7" calcext:value-type="float">
            <text:p>594.47</text:p>
          </table:table-cell>
          <table:table-cell office:value-type="float" office:value="761.28" calcext:value-type="float">
            <text:p>761.28</text:p>
          </table:table-cell>
          <table:table-cell office:value-type="float" office:value="918.22" calcext:value-type="float">
            <text:p>918.22</text:p>
          </table:table-cell>
        </table:table-row>
        <table:table-row table:style-name="ro1">
          <table:table-cell office:value-type="float" office:value="5503037" calcext:value-type="float">
            <text:p>5503037</text:p>
          </table:table-cell>
          <table:table-cell table:formula="of:=[.A346]/1000/(60*60*24)" office:value-type="time" office:time-value="PT01H31M43.037S" calcext:value-type="time">
            <text:p>01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763.5" calcext:value-type="float">
            <text:p>763.5</text:p>
          </table:table-cell>
          <table:table-cell office:value-type="float" office:value="920.86" calcext:value-type="float">
            <text:p>920.86</text:p>
          </table:table-cell>
        </table:table-row>
        <table:table-row table:style-name="ro1">
          <table:table-cell office:value-type="float" office:value="5519038" calcext:value-type="float">
            <text:p>5519038</text:p>
          </table:table-cell>
          <table:table-cell table:formula="of:=[.A347]/1000/(60*60*24)" office:value-type="time" office:time-value="PT01H31M59.038S" calcext:value-type="time">
            <text:p>01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765.72" calcext:value-type="float">
            <text:p>765.72</text:p>
          </table:table-cell>
          <table:table-cell office:value-type="float" office:value="923.5" calcext:value-type="float">
            <text:p>923.5</text:p>
          </table:table-cell>
        </table:table-row>
        <table:table-row table:style-name="ro1">
          <table:table-cell office:value-type="float" office:value="5535037" calcext:value-type="float">
            <text:p>5535037</text:p>
          </table:table-cell>
          <table:table-cell table:formula="of:=[.A348]/1000/(60*60*24)" office:value-type="time" office:time-value="PT01H32M15.037S" calcext:value-type="time">
            <text:p>01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767.93" calcext:value-type="float">
            <text:p>767.93</text:p>
          </table:table-cell>
          <table:table-cell office:value-type="float" office:value="926.14" calcext:value-type="float">
            <text:p>926.14</text:p>
          </table:table-cell>
        </table:table-row>
        <table:table-row table:style-name="ro1">
          <table:table-cell office:value-type="float" office:value="5551038" calcext:value-type="float">
            <text:p>5551038</text:p>
          </table:table-cell>
          <table:table-cell table:formula="of:=[.A349]/1000/(60*60*24)" office:value-type="time" office:time-value="PT01H32M31.038S" calcext:value-type="time">
            <text:p>01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770.15" calcext:value-type="float">
            <text:p>770.15</text:p>
          </table:table-cell>
          <table:table-cell office:value-type="float" office:value="928.78" calcext:value-type="float">
            <text:p>928.78</text:p>
          </table:table-cell>
        </table:table-row>
        <table:table-row table:style-name="ro1">
          <table:table-cell office:value-type="float" office:value="5567037" calcext:value-type="float">
            <text:p>5567037</text:p>
          </table:table-cell>
          <table:table-cell table:formula="of:=[.A350]/1000/(60*60*24)" office:value-type="time" office:time-value="PT01H32M47.037S" calcext:value-type="time">
            <text:p>01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772.37" calcext:value-type="float">
            <text:p>772.37</text:p>
          </table:table-cell>
          <table:table-cell office:value-type="float" office:value="931.42" calcext:value-type="float">
            <text:p>931.42</text:p>
          </table:table-cell>
        </table:table-row>
        <table:table-row table:style-name="ro1">
          <table:table-cell office:value-type="float" office:value="5583037" calcext:value-type="float">
            <text:p>5583037</text:p>
          </table:table-cell>
          <table:table-cell table:formula="of:=[.A351]/1000/(60*60*24)" office:value-type="time" office:time-value="PT01H33M03.037S" calcext:value-type="time">
            <text:p>01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774.59" calcext:value-type="float">
            <text:p>774.59</text:p>
          </table:table-cell>
          <table:table-cell office:value-type="float" office:value="934.06" calcext:value-type="float">
            <text:p>934.06</text:p>
          </table:table-cell>
        </table:table-row>
        <table:table-row table:style-name="ro1">
          <table:table-cell office:value-type="float" office:value="5599037" calcext:value-type="float">
            <text:p>5599037</text:p>
          </table:table-cell>
          <table:table-cell table:formula="of:=[.A352]/1000/(60*60*24)" office:value-type="time" office:time-value="PT01H33M19.037S" calcext:value-type="time">
            <text:p>01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776.81" calcext:value-type="float">
            <text:p>776.81</text:p>
          </table:table-cell>
          <table:table-cell office:value-type="float" office:value="936.7" calcext:value-type="float">
            <text:p>936.7</text:p>
          </table:table-cell>
        </table:table-row>
        <table:table-row table:style-name="ro1">
          <table:table-cell office:value-type="float" office:value="5615037" calcext:value-type="float">
            <text:p>5615037</text:p>
          </table:table-cell>
          <table:table-cell table:formula="of:=[.A353]/1000/(60*60*24)" office:value-type="time" office:time-value="PT01H33M35.037S" calcext:value-type="time">
            <text:p>01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779.03" calcext:value-type="float">
            <text:p>779.03</text:p>
          </table:table-cell>
          <table:table-cell office:value-type="float" office:value="939.34" calcext:value-type="float">
            <text:p>939.34</text:p>
          </table:table-cell>
        </table:table-row>
        <table:table-row table:style-name="ro1">
          <table:table-cell office:value-type="float" office:value="5631038" calcext:value-type="float">
            <text:p>5631038</text:p>
          </table:table-cell>
          <table:table-cell table:formula="of:=[.A354]/1000/(60*60*24)" office:value-type="time" office:time-value="PT01H33M51.038S" calcext:value-type="time">
            <text:p>01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781.25" calcext:value-type="float">
            <text:p>781.25</text:p>
          </table:table-cell>
          <table:table-cell office:value-type="float" office:value="941.98" calcext:value-type="float">
            <text:p>941.98</text:p>
          </table:table-cell>
        </table:table-row>
        <table:table-row table:style-name="ro1">
          <table:table-cell office:value-type="float" office:value="5647038" calcext:value-type="float">
            <text:p>5647038</text:p>
          </table:table-cell>
          <table:table-cell table:formula="of:=[.A355]/1000/(60*60*24)" office:value-type="time" office:time-value="PT01H34M07.038S" calcext:value-type="time">
            <text:p>01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783.47" calcext:value-type="float">
            <text:p>783.47</text:p>
          </table:table-cell>
          <table:table-cell office:value-type="float" office:value="944.62" calcext:value-type="float">
            <text:p>944.62</text:p>
          </table:table-cell>
        </table:table-row>
        <table:table-row table:style-name="ro1">
          <table:table-cell office:value-type="float" office:value="5663037" calcext:value-type="float">
            <text:p>5663037</text:p>
          </table:table-cell>
          <table:table-cell table:formula="of:=[.A356]/1000/(60*60*24)" office:value-type="time" office:time-value="PT01H34M23.037S" calcext:value-type="time">
            <text:p>01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785.69" calcext:value-type="float">
            <text:p>785.69</text:p>
          </table:table-cell>
          <table:table-cell office:value-type="float" office:value="947.25" calcext:value-type="float">
            <text:p>947.25</text:p>
          </table:table-cell>
        </table:table-row>
        <table:table-row table:style-name="ro1">
          <table:table-cell office:value-type="float" office:value="5679037" calcext:value-type="float">
            <text:p>5679037</text:p>
          </table:table-cell>
          <table:table-cell table:formula="of:=[.A357]/1000/(60*60*24)" office:value-type="time" office:time-value="PT01H34M39.037S" calcext:value-type="time">
            <text:p>01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787.91" calcext:value-type="float">
            <text:p>787.91</text:p>
          </table:table-cell>
          <table:table-cell office:value-type="float" office:value="949.9" calcext:value-type="float">
            <text:p>949.9</text:p>
          </table:table-cell>
        </table:table-row>
        <table:table-row table:style-name="ro1">
          <table:table-cell office:value-type="float" office:value="5695037" calcext:value-type="float">
            <text:p>5695037</text:p>
          </table:table-cell>
          <table:table-cell table:formula="of:=[.A358]/1000/(60*60*24)" office:value-type="time" office:time-value="PT01H34M55.037S" calcext:value-type="time">
            <text:p>01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1" calcext:value-type="float">
            <text:p>594.01</text:p>
          </table:table-cell>
          <table:table-cell office:value-type="float" office:value="790.13" calcext:value-type="float">
            <text:p>790.13</text:p>
          </table:table-cell>
          <table:table-cell office:value-type="float" office:value="952.53" calcext:value-type="float">
            <text:p>952.53</text:p>
          </table:table-cell>
        </table:table-row>
        <table:table-row table:style-name="ro1">
          <table:table-cell office:value-type="float" office:value="5711037" calcext:value-type="float">
            <text:p>5711037</text:p>
          </table:table-cell>
          <table:table-cell table:formula="of:=[.A359]/1000/(60*60*24)" office:value-type="time" office:time-value="PT01H35M11.037S" calcext:value-type="time">
            <text:p>01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1" calcext:value-type="float">
            <text:p>593.91</text:p>
          </table:table-cell>
          <table:table-cell office:value-type="float" office:value="792.35" calcext:value-type="float">
            <text:p>792.35</text:p>
          </table:table-cell>
          <table:table-cell office:value-type="float" office:value="955.17" calcext:value-type="float">
            <text:p>955.17</text:p>
          </table:table-cell>
        </table:table-row>
        <table:table-row table:style-name="ro1">
          <table:table-cell office:value-type="float" office:value="5727038" calcext:value-type="float">
            <text:p>5727038</text:p>
          </table:table-cell>
          <table:table-cell table:formula="of:=[.A360]/1000/(60*60*24)" office:value-type="time" office:time-value="PT01H35M27.038S" calcext:value-type="time">
            <text:p>01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1" calcext:value-type="float">
            <text:p>593.91</text:p>
          </table:table-cell>
          <table:table-cell office:value-type="float" office:value="794.57" calcext:value-type="float">
            <text:p>794.57</text:p>
          </table:table-cell>
          <table:table-cell office:value-type="float" office:value="957.81" calcext:value-type="float">
            <text:p>957.81</text:p>
          </table:table-cell>
        </table:table-row>
        <table:table-row table:style-name="ro1">
          <table:table-cell office:value-type="float" office:value="5743037" calcext:value-type="float">
            <text:p>5743037</text:p>
          </table:table-cell>
          <table:table-cell table:formula="of:=[.A361]/1000/(60*60*24)" office:value-type="time" office:time-value="PT01H35M43.037S" calcext:value-type="time">
            <text:p>01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796.78" calcext:value-type="float">
            <text:p>796.78</text:p>
          </table:table-cell>
          <table:table-cell office:value-type="float" office:value="960.45" calcext:value-type="float">
            <text:p>960.45</text:p>
          </table:table-cell>
        </table:table-row>
        <table:table-row table:style-name="ro1">
          <table:table-cell office:value-type="float" office:value="5759037" calcext:value-type="float">
            <text:p>5759037</text:p>
          </table:table-cell>
          <table:table-cell table:formula="of:=[.A362]/1000/(60*60*24)" office:value-type="time" office:time-value="PT01H35M59.037S" calcext:value-type="time">
            <text:p>01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5" calcext:value-type="float">
            <text:p>594.15</text:p>
          </table:table-cell>
          <table:table-cell office:value-type="float" office:value="799" calcext:value-type="float">
            <text:p>799</text:p>
          </table:table-cell>
          <table:table-cell office:value-type="float" office:value="963.09" calcext:value-type="float">
            <text:p>963.09</text:p>
          </table:table-cell>
        </table:table-row>
        <table:table-row table:style-name="ro1">
          <table:table-cell office:value-type="float" office:value="5775037" calcext:value-type="float">
            <text:p>5775037</text:p>
          </table:table-cell>
          <table:table-cell table:formula="of:=[.A363]/1000/(60*60*24)" office:value-type="time" office:time-value="PT01H36M15.037S" calcext:value-type="time">
            <text:p>01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5" calcext:value-type="float">
            <text:p>594.5</text:p>
          </table:table-cell>
          <table:table-cell office:value-type="float" office:value="801.22" calcext:value-type="float">
            <text:p>801.22</text:p>
          </table:table-cell>
          <table:table-cell office:value-type="float" office:value="965.72" calcext:value-type="float">
            <text:p>965.72</text:p>
          </table:table-cell>
        </table:table-row>
        <table:table-row table:style-name="ro1">
          <table:table-cell office:value-type="float" office:value="5791038" calcext:value-type="float">
            <text:p>5791038</text:p>
          </table:table-cell>
          <table:table-cell table:formula="of:=[.A364]/1000/(60*60*24)" office:value-type="time" office:time-value="PT01H36M31.038S" calcext:value-type="time">
            <text:p>01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803.44" calcext:value-type="float">
            <text:p>803.44</text:p>
          </table:table-cell>
          <table:table-cell office:value-type="float" office:value="968.36" calcext:value-type="float">
            <text:p>968.36</text:p>
          </table:table-cell>
        </table:table-row>
        <table:table-row table:style-name="ro1">
          <table:table-cell office:value-type="float" office:value="5807037" calcext:value-type="float">
            <text:p>5807037</text:p>
          </table:table-cell>
          <table:table-cell table:formula="of:=[.A365]/1000/(60*60*24)" office:value-type="time" office:time-value="PT01H36M47.037S" calcext:value-type="time">
            <text:p>01:36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7" calcext:value-type="float">
            <text:p>592.17</text:p>
          </table:table-cell>
          <table:table-cell office:value-type="float" office:value="805.66" calcext:value-type="float">
            <text:p>805.66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5823038" calcext:value-type="float">
            <text:p>5823038</text:p>
          </table:table-cell>
          <table:table-cell table:formula="of:=[.A366]/1000/(60*60*24)" office:value-type="time" office:time-value="PT01H37M03.038S" calcext:value-type="time">
            <text:p>01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807.88" calcext:value-type="float">
            <text:p>807.88</text:p>
          </table:table-cell>
          <table:table-cell office:value-type="float" office:value="973.63" calcext:value-type="float">
            <text:p>973.63</text:p>
          </table:table-cell>
        </table:table-row>
        <table:table-row table:style-name="ro1">
          <table:table-cell office:value-type="float" office:value="5839037" calcext:value-type="float">
            <text:p>5839037</text:p>
          </table:table-cell>
          <table:table-cell table:formula="of:=[.A367]/1000/(60*60*24)" office:value-type="time" office:time-value="PT01H37M19.037S" calcext:value-type="time">
            <text:p>01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810.1" calcext:value-type="float">
            <text:p>810.1</text:p>
          </table:table-cell>
          <table:table-cell office:value-type="float" office:value="976.27" calcext:value-type="float">
            <text:p>976.27</text:p>
          </table:table-cell>
        </table:table-row>
        <table:table-row table:style-name="ro1">
          <table:table-cell office:value-type="float" office:value="5855037" calcext:value-type="float">
            <text:p>5855037</text:p>
          </table:table-cell>
          <table:table-cell table:formula="of:=[.A368]/1000/(60*60*24)" office:value-type="time" office:time-value="PT01H37M35.037S" calcext:value-type="time">
            <text:p>01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812.32" calcext:value-type="float">
            <text:p>812.32</text:p>
          </table:table-cell>
          <table:table-cell office:value-type="float" office:value="978.9" calcext:value-type="float">
            <text:p>978.9</text:p>
          </table:table-cell>
        </table:table-row>
        <table:table-row table:style-name="ro1">
          <table:table-cell office:value-type="float" office:value="5871038" calcext:value-type="float">
            <text:p>5871038</text:p>
          </table:table-cell>
          <table:table-cell table:formula="of:=[.A369]/1000/(60*60*24)" office:value-type="time" office:time-value="PT01H37M51.038S" calcext:value-type="time">
            <text:p>01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814.54" calcext:value-type="float">
            <text:p>814.54</text:p>
          </table:table-cell>
          <table:table-cell office:value-type="float" office:value="981.54" calcext:value-type="float">
            <text:p>981.54</text:p>
          </table:table-cell>
        </table:table-row>
        <table:table-row table:style-name="ro1">
          <table:table-cell office:value-type="float" office:value="5887037" calcext:value-type="float">
            <text:p>5887037</text:p>
          </table:table-cell>
          <table:table-cell table:formula="of:=[.A370]/1000/(60*60*24)" office:value-type="time" office:time-value="PT01H38M07.037S" calcext:value-type="time">
            <text:p>01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816.76" calcext:value-type="float">
            <text:p>816.76</text:p>
          </table:table-cell>
          <table:table-cell office:value-type="float" office:value="984.18" calcext:value-type="float">
            <text:p>984.18</text:p>
          </table:table-cell>
        </table:table-row>
        <table:table-row table:style-name="ro1">
          <table:table-cell office:value-type="float" office:value="5903038" calcext:value-type="float">
            <text:p>5903038</text:p>
          </table:table-cell>
          <table:table-cell table:formula="of:=[.A371]/1000/(60*60*24)" office:value-type="time" office:time-value="PT01H38M23.038S" calcext:value-type="time">
            <text:p>01:38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2" calcext:value-type="float">
            <text:p>591.92</text:p>
          </table:table-cell>
          <table:table-cell office:value-type="float" office:value="818.98" calcext:value-type="float">
            <text:p>818.98</text:p>
          </table:table-cell>
          <table:table-cell office:value-type="float" office:value="986.81" calcext:value-type="float">
            <text:p>986.81</text:p>
          </table:table-cell>
        </table:table-row>
        <table:table-row table:style-name="ro1">
          <table:table-cell office:value-type="float" office:value="5919038" calcext:value-type="float">
            <text:p>5919038</text:p>
          </table:table-cell>
          <table:table-cell table:formula="of:=[.A372]/1000/(60*60*24)" office:value-type="time" office:time-value="PT01H38M39.038S" calcext:value-type="time">
            <text:p>01:38:39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3.64" calcext:value-type="float">
            <text:p>593.64</text:p>
          </table:table-cell>
          <table:table-cell office:value-type="float" office:value="821.2" calcext:value-type="float">
            <text:p>821.2</text:p>
          </table:table-cell>
          <table:table-cell office:value-type="float" office:value="989.45" calcext:value-type="float">
            <text:p>989.45</text:p>
          </table:table-cell>
        </table:table-row>
        <table:table-row table:style-name="ro1">
          <table:table-cell office:value-type="float" office:value="5935037" calcext:value-type="float">
            <text:p>5935037</text:p>
          </table:table-cell>
          <table:table-cell table:formula="of:=[.A373]/1000/(60*60*24)" office:value-type="time" office:time-value="PT01H38M55.037S" calcext:value-type="time">
            <text:p>01:38:55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89" calcext:value-type="float">
            <text:p>593.89</text:p>
          </table:table-cell>
          <table:table-cell office:value-type="float" office:value="823.42" calcext:value-type="float">
            <text:p>823.42</text:p>
          </table:table-cell>
          <table:table-cell office:value-type="float" office:value="992.09" calcext:value-type="float">
            <text:p>992.09</text:p>
          </table:table-cell>
        </table:table-row>
        <table:table-row table:style-name="ro1">
          <table:table-cell office:value-type="float" office:value="5951037" calcext:value-type="float">
            <text:p>5951037</text:p>
          </table:table-cell>
          <table:table-cell table:formula="of:=[.A374]/1000/(60*60*24)" office:value-type="time" office:time-value="PT01H39M11.037S" calcext:value-type="time">
            <text:p>01:39:11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3.65" calcext:value-type="float">
            <text:p>593.65</text:p>
          </table:table-cell>
          <table:table-cell office:value-type="float" office:value="825.65" calcext:value-type="float">
            <text:p>825.65</text:p>
          </table:table-cell>
          <table:table-cell office:value-type="float" office:value="994.74" calcext:value-type="float">
            <text:p>994.74</text:p>
          </table:table-cell>
        </table:table-row>
        <table:table-row table:style-name="ro1">
          <table:table-cell office:value-type="float" office:value="5967037" calcext:value-type="float">
            <text:p>5967037</text:p>
          </table:table-cell>
          <table:table-cell table:formula="of:=[.A375]/1000/(60*60*24)" office:value-type="time" office:time-value="PT01H39M27.037S" calcext:value-type="time">
            <text:p>01:39:27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9" calcext:value-type="float">
            <text:p>593.9</text:p>
          </table:table-cell>
          <table:table-cell office:value-type="float" office:value="827.87" calcext:value-type="float">
            <text:p>827.87</text:p>
          </table:table-cell>
          <table:table-cell office:value-type="float" office:value="997.38" calcext:value-type="float">
            <text:p>997.38</text:p>
          </table:table-cell>
        </table:table-row>
        <table:table-row table:style-name="ro1">
          <table:table-cell office:value-type="float" office:value="5983037" calcext:value-type="float">
            <text:p>5983037</text:p>
          </table:table-cell>
          <table:table-cell table:formula="of:=[.A376]/1000/(60*60*24)" office:value-type="time" office:time-value="PT01H39M43.037S" calcext:value-type="time">
            <text:p>01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3.75" calcext:value-type="float">
            <text:p>593.75</text:p>
          </table:table-cell>
          <table:table-cell office:value-type="float" office:value="830.1" calcext:value-type="float">
            <text:p>830.1</text:p>
          </table:table-cell>
          <table:table-cell office:value-type="float" office:value="1000.02" calcext:value-type="float">
            <text:p>1000.02</text:p>
          </table:table-cell>
        </table:table-row>
        <table:table-row table:style-name="ro1">
          <table:table-cell office:value-type="float" office:value="5999037" calcext:value-type="float">
            <text:p>5999037</text:p>
          </table:table-cell>
          <table:table-cell table:formula="of:=[.A377]/1000/(60*60*24)" office:value-type="time" office:time-value="PT01H39M59.037S" calcext:value-type="time">
            <text:p>01:39:59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5.99" calcext:value-type="float">
            <text:p>595.99</text:p>
          </table:table-cell>
          <table:table-cell office:value-type="float" office:value="832.32" calcext:value-type="float">
            <text:p>832.32</text:p>
          </table:table-cell>
          <table:table-cell office:value-type="float" office:value="1002.67" calcext:value-type="float">
            <text:p>1002.67</text:p>
          </table:table-cell>
        </table:table-row>
        <table:table-row table:style-name="ro1">
          <table:table-cell office:value-type="float" office:value="6015037" calcext:value-type="float">
            <text:p>6015037</text:p>
          </table:table-cell>
          <table:table-cell table:formula="of:=[.A378]/1000/(60*60*24)" office:value-type="time" office:time-value="PT01H40M15.037S" calcext:value-type="time">
            <text:p>01:40:15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3.75" calcext:value-type="float">
            <text:p>593.75</text:p>
          </table:table-cell>
          <table:table-cell office:value-type="float" office:value="834.55" calcext:value-type="float">
            <text:p>834.55</text:p>
          </table:table-cell>
          <table:table-cell office:value-type="float" office:value="1005.31" calcext:value-type="float">
            <text:p>1005.31</text:p>
          </table:table-cell>
        </table:table-row>
        <table:table-row table:style-name="ro1">
          <table:table-cell office:value-type="float" office:value="6031037" calcext:value-type="float">
            <text:p>6031037</text:p>
          </table:table-cell>
          <table:table-cell table:formula="of:=[.A379]/1000/(60*60*24)" office:value-type="time" office:time-value="PT01H40M31.037S" calcext:value-type="time">
            <text:p>01:40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4" calcext:value-type="float">
            <text:p>594.24</text:p>
          </table:table-cell>
          <table:table-cell office:value-type="float" office:value="836.77" calcext:value-type="float">
            <text:p>836.77</text:p>
          </table:table-cell>
          <table:table-cell office:value-type="float" office:value="1007.94" calcext:value-type="float">
            <text:p>1007.94</text:p>
          </table:table-cell>
        </table:table-row>
        <table:table-row table:style-name="ro1">
          <table:table-cell office:value-type="float" office:value="6047037" calcext:value-type="float">
            <text:p>6047037</text:p>
          </table:table-cell>
          <table:table-cell table:formula="of:=[.A380]/1000/(60*60*24)" office:value-type="time" office:time-value="PT01H40M47.037S" calcext:value-type="time">
            <text:p>01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1.76" calcext:value-type="float">
            <text:p>591.76</text:p>
          </table:table-cell>
          <table:table-cell office:value-type="float" office:value="838.99" calcext:value-type="float">
            <text:p>838.99</text:p>
          </table:table-cell>
          <table:table-cell office:value-type="float" office:value="1010.58" calcext:value-type="float">
            <text:p>1010.58</text:p>
          </table:table-cell>
        </table:table-row>
        <table:table-row table:style-name="ro1">
          <table:table-cell office:value-type="float" office:value="6063038" calcext:value-type="float">
            <text:p>6063038</text:p>
          </table:table-cell>
          <table:table-cell table:formula="of:=[.A381]/1000/(60*60*24)" office:value-type="time" office:time-value="PT01H41M03.038S" calcext:value-type="time">
            <text:p>01:41:03</text:p>
          </table:table-cell>
          <table:table-cell office:value-type="float" office:value="1.19" calcext:value-type="float">
            <text:p>1.19</text:p>
          </table:table-cell>
          <table:table-cell office:value-type="float" office:value="501.12" calcext:value-type="float">
            <text:p>501.12</text:p>
          </table:table-cell>
          <table:table-cell office:value-type="float" office:value="594.35" calcext:value-type="float">
            <text:p>594.35</text:p>
          </table:table-cell>
          <table:table-cell office:value-type="float" office:value="841.21" calcext:value-type="float">
            <text:p>841.21</text:p>
          </table:table-cell>
          <table:table-cell office:value-type="float" office:value="1013.22" calcext:value-type="float">
            <text:p>1013.22</text:p>
          </table:table-cell>
        </table:table-row>
        <table:table-row table:style-name="ro1">
          <table:table-cell office:value-type="float" office:value="6079037" calcext:value-type="float">
            <text:p>6079037</text:p>
          </table:table-cell>
          <table:table-cell table:formula="of:=[.A382]/1000/(60*60*24)" office:value-type="time" office:time-value="PT01H41M19.037S" calcext:value-type="time">
            <text:p>01:41:19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8" calcext:value-type="float">
            <text:p>593.98</text:p>
          </table:table-cell>
          <table:table-cell office:value-type="float" office:value="843.44" calcext:value-type="float">
            <text:p>843.44</text:p>
          </table:table-cell>
          <table:table-cell office:value-type="float" office:value="1015.86" calcext:value-type="float">
            <text:p>1015.86</text:p>
          </table:table-cell>
        </table:table-row>
        <table:table-row table:style-name="ro1">
          <table:table-cell office:value-type="float" office:value="6095037" calcext:value-type="float">
            <text:p>6095037</text:p>
          </table:table-cell>
          <table:table-cell table:formula="of:=[.A383]/1000/(60*60*24)" office:value-type="time" office:time-value="PT01H41M35.037S" calcext:value-type="time">
            <text:p>01:41:35</text:p>
          </table:table-cell>
          <table:table-cell office:value-type="float" office:value="1.19" calcext:value-type="float">
            <text:p>1.1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5.65" calcext:value-type="float">
            <text:p>595.65</text:p>
          </table:table-cell>
          <table:table-cell office:value-type="float" office:value="845.67" calcext:value-type="float">
            <text:p>845.67</text:p>
          </table:table-cell>
          <table:table-cell office:value-type="float" office:value="1018.5" calcext:value-type="float">
            <text:p>1018.5</text:p>
          </table:table-cell>
        </table:table-row>
        <table:table-row table:style-name="ro1">
          <table:table-cell office:value-type="float" office:value="6111037" calcext:value-type="float">
            <text:p>6111037</text:p>
          </table:table-cell>
          <table:table-cell table:formula="of:=[.A384]/1000/(60*60*24)" office:value-type="time" office:time-value="PT01H41M51.037S" calcext:value-type="time">
            <text:p>01:41:51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3.89" calcext:value-type="float">
            <text:p>593.89</text:p>
          </table:table-cell>
          <table:table-cell office:value-type="float" office:value="847.89" calcext:value-type="float">
            <text:p>847.89</text:p>
          </table:table-cell>
          <table:table-cell office:value-type="float" office:value="1021.14" calcext:value-type="float">
            <text:p>1021.14</text:p>
          </table:table-cell>
        </table:table-row>
        <table:table-row table:style-name="ro1">
          <table:table-cell office:value-type="float" office:value="6127038" calcext:value-type="float">
            <text:p>6127038</text:p>
          </table:table-cell>
          <table:table-cell table:formula="of:=[.A385]/1000/(60*60*24)" office:value-type="time" office:time-value="PT01H42M07.038S" calcext:value-type="time">
            <text:p>01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3" calcext:value-type="float">
            <text:p>591.73</text:p>
          </table:table-cell>
          <table:table-cell office:value-type="float" office:value="850.12" calcext:value-type="float">
            <text:p>850.12</text:p>
          </table:table-cell>
          <table:table-cell office:value-type="float" office:value="1023.79" calcext:value-type="float">
            <text:p>1023.79</text:p>
          </table:table-cell>
        </table:table-row>
        <table:table-row table:style-name="ro1">
          <table:table-cell office:value-type="float" office:value="6143037" calcext:value-type="float">
            <text:p>6143037</text:p>
          </table:table-cell>
          <table:table-cell table:formula="of:=[.A386]/1000/(60*60*24)" office:value-type="time" office:time-value="PT01H42M23.037S" calcext:value-type="time">
            <text:p>01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9" calcext:value-type="float">
            <text:p>591.9</text:p>
          </table:table-cell>
          <table:table-cell office:value-type="float" office:value="852.34" calcext:value-type="float">
            <text:p>852.34</text:p>
          </table:table-cell>
          <table:table-cell office:value-type="float" office:value="1026.42" calcext:value-type="float">
            <text:p>1026.42</text:p>
          </table:table-cell>
        </table:table-row>
        <table:table-row table:style-name="ro1">
          <table:table-cell office:value-type="float" office:value="6159037" calcext:value-type="float">
            <text:p>6159037</text:p>
          </table:table-cell>
          <table:table-cell table:formula="of:=[.A387]/1000/(60*60*24)" office:value-type="time" office:time-value="PT01H42M39.037S" calcext:value-type="time">
            <text:p>01:42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854.56" calcext:value-type="float">
            <text:p>854.56</text:p>
          </table:table-cell>
          <table:table-cell office:value-type="float" office:value="1029.06" calcext:value-type="float">
            <text:p>1029.06</text:p>
          </table:table-cell>
        </table:table-row>
        <table:table-row table:style-name="ro1">
          <table:table-cell office:value-type="float" office:value="6175038" calcext:value-type="float">
            <text:p>6175038</text:p>
          </table:table-cell>
          <table:table-cell table:formula="of:=[.A388]/1000/(60*60*24)" office:value-type="time" office:time-value="PT01H42M55.038S" calcext:value-type="time">
            <text:p>01:42:55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4.13" calcext:value-type="float">
            <text:p>594.13</text:p>
          </table:table-cell>
          <table:table-cell office:value-type="float" office:value="856.79" calcext:value-type="float">
            <text:p>856.79</text:p>
          </table:table-cell>
          <table:table-cell office:value-type="float" office:value="1031.7" calcext:value-type="float">
            <text:p>1031.7</text:p>
          </table:table-cell>
        </table:table-row>
        <table:table-row table:style-name="ro1">
          <table:table-cell office:value-type="float" office:value="6191037" calcext:value-type="float">
            <text:p>6191037</text:p>
          </table:table-cell>
          <table:table-cell table:formula="of:=[.A389]/1000/(60*60*24)" office:value-type="time" office:time-value="PT01H43M11.037S" calcext:value-type="time">
            <text:p>01:43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859.01" calcext:value-type="float">
            <text:p>859.01</text:p>
          </table:table-cell>
          <table:table-cell office:value-type="float" office:value="1034.34" calcext:value-type="float">
            <text:p>1034.34</text:p>
          </table:table-cell>
        </table:table-row>
        <table:table-row table:style-name="ro1">
          <table:table-cell office:value-type="float" office:value="6207037" calcext:value-type="float">
            <text:p>6207037</text:p>
          </table:table-cell>
          <table:table-cell table:formula="of:=[.A390]/1000/(60*60*24)" office:value-type="time" office:time-value="PT01H43M27.037S" calcext:value-type="time">
            <text:p>01:43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861.23" calcext:value-type="float">
            <text:p>861.23</text:p>
          </table:table-cell>
          <table:table-cell office:value-type="float" office:value="1036.97" calcext:value-type="float">
            <text:p>1036.97</text:p>
          </table:table-cell>
        </table:table-row>
        <table:table-row table:style-name="ro1">
          <table:table-cell office:value-type="float" office:value="6223037" calcext:value-type="float">
            <text:p>6223037</text:p>
          </table:table-cell>
          <table:table-cell table:formula="of:=[.A391]/1000/(60*60*24)" office:value-type="time" office:time-value="PT01H43M43.037S" calcext:value-type="time">
            <text:p>01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863.45" calcext:value-type="float">
            <text:p>863.45</text:p>
          </table:table-cell>
          <table:table-cell office:value-type="float" office:value="1039.6" calcext:value-type="float">
            <text:p>1039.6</text:p>
          </table:table-cell>
        </table:table-row>
        <table:table-row table:style-name="ro1">
          <table:table-cell office:value-type="float" office:value="6239037" calcext:value-type="float">
            <text:p>6239037</text:p>
          </table:table-cell>
          <table:table-cell table:formula="of:=[.A392]/1000/(60*60*24)" office:value-type="time" office:time-value="PT01H43M59.037S" calcext:value-type="time">
            <text:p>01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865.67" calcext:value-type="float">
            <text:p>865.67</text:p>
          </table:table-cell>
          <table:table-cell office:value-type="float" office:value="1042.24" calcext:value-type="float">
            <text:p>1042.24</text:p>
          </table:table-cell>
        </table:table-row>
        <table:table-row table:style-name="ro1">
          <table:table-cell office:value-type="float" office:value="6255038" calcext:value-type="float">
            <text:p>6255038</text:p>
          </table:table-cell>
          <table:table-cell table:formula="of:=[.A393]/1000/(60*60*24)" office:value-type="time" office:time-value="PT01H44M15.038S" calcext:value-type="time">
            <text:p>01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867.89" calcext:value-type="float">
            <text:p>867.89</text:p>
          </table:table-cell>
          <table:table-cell office:value-type="float" office:value="1044.87" calcext:value-type="float">
            <text:p>1044.87</text:p>
          </table:table-cell>
        </table:table-row>
        <table:table-row table:style-name="ro1">
          <table:table-cell office:value-type="float" office:value="6271037" calcext:value-type="float">
            <text:p>6271037</text:p>
          </table:table-cell>
          <table:table-cell table:formula="of:=[.A394]/1000/(60*60*24)" office:value-type="time" office:time-value="PT01H44M31.037S" calcext:value-type="time">
            <text:p>01:44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870.11" calcext:value-type="float">
            <text:p>870.11</text:p>
          </table:table-cell>
          <table:table-cell office:value-type="float" office:value="1047.5" calcext:value-type="float">
            <text:p>1047.5</text:p>
          </table:table-cell>
        </table:table-row>
        <table:table-row table:style-name="ro1">
          <table:table-cell office:value-type="float" office:value="6287037" calcext:value-type="float">
            <text:p>6287037</text:p>
          </table:table-cell>
          <table:table-cell table:formula="of:=[.A395]/1000/(60*60*24)" office:value-type="time" office:time-value="PT01H44M47.037S" calcext:value-type="time">
            <text:p>01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3" calcext:value-type="float">
            <text:p>592.03</text:p>
          </table:table-cell>
          <table:table-cell office:value-type="float" office:value="872.33" calcext:value-type="float">
            <text:p>872.33</text:p>
          </table:table-cell>
          <table:table-cell office:value-type="float" office:value="1050.14" calcext:value-type="float">
            <text:p>1050.14</text:p>
          </table:table-cell>
        </table:table-row>
        <table:table-row table:style-name="ro1">
          <table:table-cell office:value-type="float" office:value="6303038" calcext:value-type="float">
            <text:p>6303038</text:p>
          </table:table-cell>
          <table:table-cell table:formula="of:=[.A396]/1000/(60*60*24)" office:value-type="time" office:time-value="PT01H45M03.038S" calcext:value-type="time">
            <text:p>01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874.55" calcext:value-type="float">
            <text:p>874.55</text:p>
          </table:table-cell>
          <table:table-cell office:value-type="float" office:value="1052.77" calcext:value-type="float">
            <text:p>1052.77</text:p>
          </table:table-cell>
        </table:table-row>
        <table:table-row table:style-name="ro1">
          <table:table-cell office:value-type="float" office:value="6319037" calcext:value-type="float">
            <text:p>6319037</text:p>
          </table:table-cell>
          <table:table-cell table:formula="of:=[.A397]/1000/(60*60*24)" office:value-type="time" office:time-value="PT01H45M19.037S" calcext:value-type="time">
            <text:p>01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500.8" calcext:value-type="float">
            <text:p>500.8</text:p>
          </table:table-cell>
          <table:table-cell office:value-type="float" office:value="593.98" calcext:value-type="float">
            <text:p>593.98</text:p>
          </table:table-cell>
          <table:table-cell office:value-type="float" office:value="876.77" calcext:value-type="float">
            <text:p>876.77</text:p>
          </table:table-cell>
          <table:table-cell office:value-type="float" office:value="1055.41" calcext:value-type="float">
            <text:p>1055.41</text:p>
          </table:table-cell>
        </table:table-row>
        <table:table-row table:style-name="ro1">
          <table:table-cell office:value-type="float" office:value="6335037" calcext:value-type="float">
            <text:p>6335037</text:p>
          </table:table-cell>
          <table:table-cell table:formula="of:=[.A398]/1000/(60*60*24)" office:value-type="time" office:time-value="PT01H45M35.037S" calcext:value-type="time">
            <text:p>01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9" calcext:value-type="float">
            <text:p>595.9</text:p>
          </table:table-cell>
          <table:table-cell office:value-type="float" office:value="879" calcext:value-type="float">
            <text:p>879</text:p>
          </table:table-cell>
          <table:table-cell office:value-type="float" office:value="1058.05" calcext:value-type="float">
            <text:p>1058.05</text:p>
          </table:table-cell>
        </table:table-row>
        <table:table-row table:style-name="ro1">
          <table:table-cell office:value-type="float" office:value="6351037" calcext:value-type="float">
            <text:p>6351037</text:p>
          </table:table-cell>
          <table:table-cell table:formula="of:=[.A399]/1000/(60*60*24)" office:value-type="time" office:time-value="PT01H45M51.037S" calcext:value-type="time">
            <text:p>01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881.22" calcext:value-type="float">
            <text:p>881.22</text:p>
          </table:table-cell>
          <table:table-cell office:value-type="float" office:value="1060.68" calcext:value-type="float">
            <text:p>1060.68</text:p>
          </table:table-cell>
        </table:table-row>
        <table:table-row table:style-name="ro1">
          <table:table-cell office:value-type="float" office:value="6367037" calcext:value-type="float">
            <text:p>6367037</text:p>
          </table:table-cell>
          <table:table-cell table:formula="of:=[.A400]/1000/(60*60*24)" office:value-type="time" office:time-value="PT01H46M07.037S" calcext:value-type="time">
            <text:p>01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883.44" calcext:value-type="float">
            <text:p>883.44</text:p>
          </table:table-cell>
          <table:table-cell office:value-type="float" office:value="1063.31" calcext:value-type="float">
            <text:p>1063.31</text:p>
          </table:table-cell>
        </table:table-row>
        <table:table-row table:style-name="ro1">
          <table:table-cell office:value-type="float" office:value="6383037" calcext:value-type="float">
            <text:p>6383037</text:p>
          </table:table-cell>
          <table:table-cell table:formula="of:=[.A401]/1000/(60*60*24)" office:value-type="time" office:time-value="PT01H46M23.037S" calcext:value-type="time">
            <text:p>01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885.66" calcext:value-type="float">
            <text:p>885.66</text:p>
          </table:table-cell>
          <table:table-cell office:value-type="float" office:value="1065.94" calcext:value-type="float">
            <text:p>1065.94</text:p>
          </table:table-cell>
        </table:table-row>
        <table:table-row table:style-name="ro1">
          <table:table-cell office:value-type="float" office:value="6399037" calcext:value-type="float">
            <text:p>6399037</text:p>
          </table:table-cell>
          <table:table-cell table:formula="of:=[.A402]/1000/(60*60*24)" office:value-type="time" office:time-value="PT01H46M39.037S" calcext:value-type="time">
            <text:p>01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6" calcext:value-type="float">
            <text:p>594.26</text:p>
          </table:table-cell>
          <table:table-cell office:value-type="float" office:value="887.88" calcext:value-type="float">
            <text:p>887.88</text:p>
          </table:table-cell>
          <table:table-cell office:value-type="float" office:value="1068.58" calcext:value-type="float">
            <text:p>1068.58</text:p>
          </table:table-cell>
        </table:table-row>
        <table:table-row table:style-name="ro1">
          <table:table-cell office:value-type="float" office:value="6415038" calcext:value-type="float">
            <text:p>6415038</text:p>
          </table:table-cell>
          <table:table-cell table:formula="of:=[.A403]/1000/(60*60*24)" office:value-type="time" office:time-value="PT01H46M55.038S" calcext:value-type="time">
            <text:p>01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2.5" calcext:value-type="float">
            <text:p>592.5</text:p>
          </table:table-cell>
          <table:table-cell office:value-type="float" office:value="890.1" calcext:value-type="float">
            <text:p>890.1</text:p>
          </table:table-cell>
          <table:table-cell office:value-type="float" office:value="1071.21" calcext:value-type="float">
            <text:p>1071.21</text:p>
          </table:table-cell>
        </table:table-row>
        <table:table-row table:style-name="ro1">
          <table:table-cell office:value-type="float" office:value="6431037" calcext:value-type="float">
            <text:p>6431037</text:p>
          </table:table-cell>
          <table:table-cell table:formula="of:=[.A404]/1000/(60*60*24)" office:value-type="time" office:time-value="PT01H47M11.037S" calcext:value-type="time">
            <text:p>01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892.31" calcext:value-type="float">
            <text:p>892.31</text:p>
          </table:table-cell>
          <table:table-cell office:value-type="float" office:value="1073.84" calcext:value-type="float">
            <text:p>1073.84</text:p>
          </table:table-cell>
        </table:table-row>
        <table:table-row table:style-name="ro1">
          <table:table-cell office:value-type="float" office:value="6447037" calcext:value-type="float">
            <text:p>6447037</text:p>
          </table:table-cell>
          <table:table-cell table:formula="of:=[.A405]/1000/(60*60*24)" office:value-type="time" office:time-value="PT01H47M27.037S" calcext:value-type="time">
            <text:p>01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3" calcext:value-type="float">
            <text:p>592.63</text:p>
          </table:table-cell>
          <table:table-cell office:value-type="float" office:value="894.53" calcext:value-type="float">
            <text:p>894.53</text:p>
          </table:table-cell>
          <table:table-cell office:value-type="float" office:value="1076.48" calcext:value-type="float">
            <text:p>1076.48</text:p>
          </table:table-cell>
        </table:table-row>
        <table:table-row table:style-name="ro1">
          <table:table-cell office:value-type="float" office:value="6463038" calcext:value-type="float">
            <text:p>6463038</text:p>
          </table:table-cell>
          <table:table-cell table:formula="of:=[.A406]/1000/(60*60*24)" office:value-type="time" office:time-value="PT01H47M43.038S" calcext:value-type="time">
            <text:p>01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5" calcext:value-type="float">
            <text:p>592.15</text:p>
          </table:table-cell>
          <table:table-cell office:value-type="float" office:value="896.75" calcext:value-type="float">
            <text:p>896.75</text:p>
          </table:table-cell>
          <table:table-cell office:value-type="float" office:value="1079.11" calcext:value-type="float">
            <text:p>1079.11</text:p>
          </table:table-cell>
        </table:table-row>
        <table:table-row table:style-name="ro1">
          <table:table-cell office:value-type="float" office:value="6479037" calcext:value-type="float">
            <text:p>6479037</text:p>
          </table:table-cell>
          <table:table-cell table:formula="of:=[.A407]/1000/(60*60*24)" office:value-type="time" office:time-value="PT01H47M59.037S" calcext:value-type="time">
            <text:p>01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898.97" calcext:value-type="float">
            <text:p>898.97</text:p>
          </table:table-cell>
          <table:table-cell office:value-type="float" office:value="1081.74" calcext:value-type="float">
            <text:p>1081.74</text:p>
          </table:table-cell>
        </table:table-row>
        <table:table-row table:style-name="ro1">
          <table:table-cell office:value-type="float" office:value="6495037" calcext:value-type="float">
            <text:p>6495037</text:p>
          </table:table-cell>
          <table:table-cell table:formula="of:=[.A408]/1000/(60*60*24)" office:value-type="time" office:time-value="PT01H48M15.037S" calcext:value-type="time">
            <text:p>01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01.19" calcext:value-type="float">
            <text:p>901.19</text:p>
          </table:table-cell>
          <table:table-cell office:value-type="float" office:value="1084.37" calcext:value-type="float">
            <text:p>1084.37</text:p>
          </table:table-cell>
        </table:table-row>
        <table:table-row table:style-name="ro1">
          <table:table-cell office:value-type="float" office:value="6511037" calcext:value-type="float">
            <text:p>6511037</text:p>
          </table:table-cell>
          <table:table-cell table:formula="of:=[.A409]/1000/(60*60*24)" office:value-type="time" office:time-value="PT01H48M31.037S" calcext:value-type="time">
            <text:p>01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903.41" calcext:value-type="float">
            <text:p>903.41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6527038" calcext:value-type="float">
            <text:p>6527038</text:p>
          </table:table-cell>
          <table:table-cell table:formula="of:=[.A410]/1000/(60*60*24)" office:value-type="time" office:time-value="PT01H48M47.038S" calcext:value-type="time">
            <text:p>01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905.63" calcext:value-type="float">
            <text:p>905.63</text:p>
          </table:table-cell>
          <table:table-cell office:value-type="float" office:value="1089.64" calcext:value-type="float">
            <text:p>1089.64</text:p>
          </table:table-cell>
        </table:table-row>
        <table:table-row table:style-name="ro1">
          <table:table-cell office:value-type="float" office:value="6543037" calcext:value-type="float">
            <text:p>6543037</text:p>
          </table:table-cell>
          <table:table-cell table:formula="of:=[.A411]/1000/(60*60*24)" office:value-type="time" office:time-value="PT01H49M03.037S" calcext:value-type="time">
            <text:p>01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07.85" calcext:value-type="float">
            <text:p>907.85</text:p>
          </table:table-cell>
          <table:table-cell office:value-type="float" office:value="1092.27" calcext:value-type="float">
            <text:p>1092.27</text:p>
          </table:table-cell>
        </table:table-row>
        <table:table-row table:style-name="ro1">
          <table:table-cell office:value-type="float" office:value="6559037" calcext:value-type="float">
            <text:p>6559037</text:p>
          </table:table-cell>
          <table:table-cell table:formula="of:=[.A412]/1000/(60*60*24)" office:value-type="time" office:time-value="PT01H49M19.037S" calcext:value-type="time">
            <text:p>01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10.07" calcext:value-type="float">
            <text:p>910.07</text:p>
          </table:table-cell>
          <table:table-cell office:value-type="float" office:value="1094.9" calcext:value-type="float">
            <text:p>1094.9</text:p>
          </table:table-cell>
        </table:table-row>
        <table:table-row table:style-name="ro1">
          <table:table-cell office:value-type="float" office:value="6575038" calcext:value-type="float">
            <text:p>6575038</text:p>
          </table:table-cell>
          <table:table-cell table:formula="of:=[.A413]/1000/(60*60*24)" office:value-type="time" office:time-value="PT01H49M35.038S" calcext:value-type="time">
            <text:p>01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4.02" calcext:value-type="float">
            <text:p>594.02</text:p>
          </table:table-cell>
          <table:table-cell office:value-type="float" office:value="912.29" calcext:value-type="float">
            <text:p>912.29</text:p>
          </table:table-cell>
          <table:table-cell office:value-type="float" office:value="1097.53" calcext:value-type="float">
            <text:p>1097.53</text:p>
          </table:table-cell>
        </table:table-row>
        <table:table-row table:style-name="ro1">
          <table:table-cell office:value-type="float" office:value="6591037" calcext:value-type="float">
            <text:p>6591037</text:p>
          </table:table-cell>
          <table:table-cell table:formula="of:=[.A414]/1000/(60*60*24)" office:value-type="time" office:time-value="PT01H49M51.037S" calcext:value-type="time">
            <text:p>01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914.51" calcext:value-type="float">
            <text:p>914.51</text:p>
          </table:table-cell>
          <table:table-cell office:value-type="float" office:value="1100.17" calcext:value-type="float">
            <text:p>1100.17</text:p>
          </table:table-cell>
        </table:table-row>
        <table:table-row table:style-name="ro1">
          <table:table-cell office:value-type="float" office:value="6607037" calcext:value-type="float">
            <text:p>6607037</text:p>
          </table:table-cell>
          <table:table-cell table:formula="of:=[.A415]/1000/(60*60*24)" office:value-type="time" office:time-value="PT01H50M07.037S" calcext:value-type="time">
            <text:p>01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916.73" calcext:value-type="float">
            <text:p>916.73</text:p>
          </table:table-cell>
          <table:table-cell office:value-type="float" office:value="1102.8" calcext:value-type="float">
            <text:p>1102.8</text:p>
          </table:table-cell>
        </table:table-row>
        <table:table-row table:style-name="ro1">
          <table:table-cell office:value-type="float" office:value="6623037" calcext:value-type="float">
            <text:p>6623037</text:p>
          </table:table-cell>
          <table:table-cell table:formula="of:=[.A416]/1000/(60*60*24)" office:value-type="time" office:time-value="PT01H50M23.037S" calcext:value-type="time">
            <text:p>01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6" calcext:value-type="float">
            <text:p>592.26</text:p>
          </table:table-cell>
          <table:table-cell office:value-type="float" office:value="918.95" calcext:value-type="float">
            <text:p>918.95</text:p>
          </table:table-cell>
          <table:table-cell office:value-type="float" office:value="1105.43" calcext:value-type="float">
            <text:p>1105.43</text:p>
          </table:table-cell>
        </table:table-row>
        <table:table-row table:style-name="ro1">
          <table:table-cell office:value-type="float" office:value="6639038" calcext:value-type="float">
            <text:p>6639038</text:p>
          </table:table-cell>
          <table:table-cell table:formula="of:=[.A417]/1000/(60*60*24)" office:value-type="time" office:time-value="PT01H50M39.038S" calcext:value-type="time">
            <text:p>01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921.17" calcext:value-type="float">
            <text:p>921.17</text:p>
          </table:table-cell>
          <table:table-cell office:value-type="float" office:value="1108.06" calcext:value-type="float">
            <text:p>1108.06</text:p>
          </table:table-cell>
        </table:table-row>
        <table:table-row table:style-name="ro1">
          <table:table-cell office:value-type="float" office:value="6655037" calcext:value-type="float">
            <text:p>6655037</text:p>
          </table:table-cell>
          <table:table-cell table:formula="of:=[.A418]/1000/(60*60*24)" office:value-type="time" office:time-value="PT01H50M55.037S" calcext:value-type="time">
            <text:p>01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923.39" calcext:value-type="float">
            <text:p>923.39</text:p>
          </table:table-cell>
          <table:table-cell office:value-type="float" office:value="1110.69" calcext:value-type="float">
            <text:p>1110.69</text:p>
          </table:table-cell>
        </table:table-row>
        <table:table-row table:style-name="ro1">
          <table:table-cell office:value-type="float" office:value="6671037" calcext:value-type="float">
            <text:p>6671037</text:p>
          </table:table-cell>
          <table:table-cell table:formula="of:=[.A419]/1000/(60*60*24)" office:value-type="time" office:time-value="PT01H51M11.037S" calcext:value-type="time">
            <text:p>01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25.61" calcext:value-type="float">
            <text:p>925.61</text:p>
          </table:table-cell>
          <table:table-cell office:value-type="float" office:value="1113.32" calcext:value-type="float">
            <text:p>1113.32</text:p>
          </table:table-cell>
        </table:table-row>
        <table:table-row table:style-name="ro1">
          <table:table-cell office:value-type="float" office:value="6687037" calcext:value-type="float">
            <text:p>6687037</text:p>
          </table:table-cell>
          <table:table-cell table:formula="of:=[.A420]/1000/(60*60*24)" office:value-type="time" office:time-value="PT01H51M27.037S" calcext:value-type="time">
            <text:p>01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927.82" calcext:value-type="float">
            <text:p>927.82</text:p>
          </table:table-cell>
          <table:table-cell office:value-type="float" office:value="1115.95" calcext:value-type="float">
            <text:p>1115.95</text:p>
          </table:table-cell>
        </table:table-row>
        <table:table-row table:style-name="ro1">
          <table:table-cell office:value-type="float" office:value="6703037" calcext:value-type="float">
            <text:p>6703037</text:p>
          </table:table-cell>
          <table:table-cell table:formula="of:=[.A421]/1000/(60*60*24)" office:value-type="time" office:time-value="PT01H51M43.037S" calcext:value-type="time">
            <text:p>01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930.04" calcext:value-type="float">
            <text:p>930.04</text:p>
          </table:table-cell>
          <table:table-cell office:value-type="float" office:value="1118.58" calcext:value-type="float">
            <text:p>1118.58</text:p>
          </table:table-cell>
        </table:table-row>
        <table:table-row table:style-name="ro1">
          <table:table-cell office:value-type="float" office:value="6719038" calcext:value-type="float">
            <text:p>6719038</text:p>
          </table:table-cell>
          <table:table-cell table:formula="of:=[.A422]/1000/(60*60*24)" office:value-type="time" office:time-value="PT01H51M59.038S" calcext:value-type="time">
            <text:p>01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932.26" calcext:value-type="float">
            <text:p>932.26</text:p>
          </table:table-cell>
          <table:table-cell office:value-type="float" office:value="1121.21" calcext:value-type="float">
            <text:p>1121.21</text:p>
          </table:table-cell>
        </table:table-row>
        <table:table-row table:style-name="ro1">
          <table:table-cell office:value-type="float" office:value="6735037" calcext:value-type="float">
            <text:p>6735037</text:p>
          </table:table-cell>
          <table:table-cell table:formula="of:=[.A423]/1000/(60*60*24)" office:value-type="time" office:time-value="PT01H52M15.037S" calcext:value-type="time">
            <text:p>01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934.48" calcext:value-type="float">
            <text:p>934.48</text:p>
          </table:table-cell>
          <table:table-cell office:value-type="float" office:value="1123.84" calcext:value-type="float">
            <text:p>1123.84</text:p>
          </table:table-cell>
        </table:table-row>
        <table:table-row table:style-name="ro1">
          <table:table-cell office:value-type="float" office:value="6751037" calcext:value-type="float">
            <text:p>6751037</text:p>
          </table:table-cell>
          <table:table-cell table:formula="of:=[.A424]/1000/(60*60*24)" office:value-type="time" office:time-value="PT01H52M31.037S" calcext:value-type="time">
            <text:p>01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2.63" calcext:value-type="float">
            <text:p>592.63</text:p>
          </table:table-cell>
          <table:table-cell office:value-type="float" office:value="936.7" calcext:value-type="float">
            <text:p>936.7</text:p>
          </table:table-cell>
          <table:table-cell office:value-type="float" office:value="1126.47" calcext:value-type="float">
            <text:p>1126.47</text:p>
          </table:table-cell>
        </table:table-row>
        <table:table-row table:style-name="ro1">
          <table:table-cell office:value-type="float" office:value="6767037" calcext:value-type="float">
            <text:p>6767037</text:p>
          </table:table-cell>
          <table:table-cell table:formula="of:=[.A425]/1000/(60*60*24)" office:value-type="time" office:time-value="PT01H52M47.037S" calcext:value-type="time">
            <text:p>01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938.92" calcext:value-type="float">
            <text:p>938.92</text:p>
          </table:table-cell>
          <table:table-cell office:value-type="float" office:value="1129.1" calcext:value-type="float">
            <text:p>1129.1</text:p>
          </table:table-cell>
        </table:table-row>
        <table:table-row table:style-name="ro1">
          <table:table-cell office:value-type="float" office:value="6783037" calcext:value-type="float">
            <text:p>6783037</text:p>
          </table:table-cell>
          <table:table-cell table:formula="of:=[.A426]/1000/(60*60*24)" office:value-type="time" office:time-value="PT01H53M03.037S" calcext:value-type="time">
            <text:p>01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941.14" calcext:value-type="float">
            <text:p>941.14</text:p>
          </table:table-cell>
          <table:table-cell office:value-type="float" office:value="1131.73" calcext:value-type="float">
            <text:p>1131.73</text:p>
          </table:table-cell>
        </table:table-row>
        <table:table-row table:style-name="ro1">
          <table:table-cell office:value-type="float" office:value="6799037" calcext:value-type="float">
            <text:p>6799037</text:p>
          </table:table-cell>
          <table:table-cell table:formula="of:=[.A427]/1000/(60*60*24)" office:value-type="time" office:time-value="PT01H53M19.037S" calcext:value-type="time">
            <text:p>01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943.36" calcext:value-type="float">
            <text:p>943.36</text:p>
          </table:table-cell>
          <table:table-cell office:value-type="float" office:value="1134.36" calcext:value-type="float">
            <text:p>1134.36</text:p>
          </table:table-cell>
        </table:table-row>
        <table:table-row table:style-name="ro1">
          <table:table-cell office:value-type="float" office:value="6815037" calcext:value-type="float">
            <text:p>6815037</text:p>
          </table:table-cell>
          <table:table-cell table:formula="of:=[.A428]/1000/(60*60*24)" office:value-type="time" office:time-value="PT01H53M35.037S" calcext:value-type="time">
            <text:p>01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945.58" calcext:value-type="float">
            <text:p>945.58</text:p>
          </table:table-cell>
          <table:table-cell office:value-type="float" office:value="1136.99" calcext:value-type="float">
            <text:p>1136.99</text:p>
          </table:table-cell>
        </table:table-row>
        <table:table-row table:style-name="ro1">
          <table:table-cell office:value-type="float" office:value="6831037" calcext:value-type="float">
            <text:p>6831037</text:p>
          </table:table-cell>
          <table:table-cell table:formula="of:=[.A429]/1000/(60*60*24)" office:value-type="time" office:time-value="PT01H53M51.037S" calcext:value-type="time">
            <text:p>01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7" calcext:value-type="float">
            <text:p>592.17</text:p>
          </table:table-cell>
          <table:table-cell office:value-type="float" office:value="947.8" calcext:value-type="float">
            <text:p>947.8</text:p>
          </table:table-cell>
          <table:table-cell office:value-type="float" office:value="1139.61" calcext:value-type="float">
            <text:p>1139.61</text:p>
          </table:table-cell>
        </table:table-row>
        <table:table-row table:style-name="ro1">
          <table:table-cell office:value-type="float" office:value="6847037" calcext:value-type="float">
            <text:p>6847037</text:p>
          </table:table-cell>
          <table:table-cell table:formula="of:=[.A430]/1000/(60*60*24)" office:value-type="time" office:time-value="PT01H54M07.037S" calcext:value-type="time">
            <text:p>01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4" calcext:value-type="float">
            <text:p>592.24</text:p>
          </table:table-cell>
          <table:table-cell office:value-type="float" office:value="950.02" calcext:value-type="float">
            <text:p>950.02</text:p>
          </table:table-cell>
          <table:table-cell office:value-type="float" office:value="1142.24" calcext:value-type="float">
            <text:p>1142.24</text:p>
          </table:table-cell>
        </table:table-row>
        <table:table-row table:style-name="ro1">
          <table:table-cell office:value-type="float" office:value="6863038" calcext:value-type="float">
            <text:p>6863038</text:p>
          </table:table-cell>
          <table:table-cell table:formula="of:=[.A431]/1000/(60*60*24)" office:value-type="time" office:time-value="PT01H54M23.038S" calcext:value-type="time">
            <text:p>01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1.77" calcext:value-type="float">
            <text:p>591.77</text:p>
          </table:table-cell>
          <table:table-cell office:value-type="float" office:value="952.24" calcext:value-type="float">
            <text:p>952.24</text:p>
          </table:table-cell>
          <table:table-cell office:value-type="float" office:value="1144.87" calcext:value-type="float">
            <text:p>1144.87</text:p>
          </table:table-cell>
        </table:table-row>
        <table:table-row table:style-name="ro1">
          <table:table-cell office:value-type="float" office:value="6879037" calcext:value-type="float">
            <text:p>6879037</text:p>
          </table:table-cell>
          <table:table-cell table:formula="of:=[.A432]/1000/(60*60*24)" office:value-type="time" office:time-value="PT01H54M39.037S" calcext:value-type="time">
            <text:p>01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954.46" calcext:value-type="float">
            <text:p>954.46</text:p>
          </table:table-cell>
          <table:table-cell office:value-type="float" office:value="1147.5" calcext:value-type="float">
            <text:p>1147.5</text:p>
          </table:table-cell>
        </table:table-row>
        <table:table-row table:style-name="ro1">
          <table:table-cell office:value-type="float" office:value="6895037" calcext:value-type="float">
            <text:p>6895037</text:p>
          </table:table-cell>
          <table:table-cell table:formula="of:=[.A433]/1000/(60*60*24)" office:value-type="time" office:time-value="PT01H54M55.037S" calcext:value-type="time">
            <text:p>01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956.68" calcext:value-type="float">
            <text:p>956.68</text:p>
          </table:table-cell>
          <table:table-cell office:value-type="float" office:value="1150.12" calcext:value-type="float">
            <text:p>1150.12</text:p>
          </table:table-cell>
        </table:table-row>
        <table:table-row table:style-name="ro1">
          <table:table-cell office:value-type="float" office:value="6911037" calcext:value-type="float">
            <text:p>6911037</text:p>
          </table:table-cell>
          <table:table-cell table:formula="of:=[.A434]/1000/(60*60*24)" office:value-type="time" office:time-value="PT01H55M11.037S" calcext:value-type="time">
            <text:p>01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39" calcext:value-type="float">
            <text:p>592.39</text:p>
          </table:table-cell>
          <table:table-cell office:value-type="float" office:value="958.89" calcext:value-type="float">
            <text:p>958.89</text:p>
          </table:table-cell>
          <table:table-cell office:value-type="float" office:value="1152.75" calcext:value-type="float">
            <text:p>1152.75</text:p>
          </table:table-cell>
        </table:table-row>
        <table:table-row table:style-name="ro1">
          <table:table-cell office:value-type="float" office:value="6927037" calcext:value-type="float">
            <text:p>6927037</text:p>
          </table:table-cell>
          <table:table-cell table:formula="of:=[.A435]/1000/(60*60*24)" office:value-type="time" office:time-value="PT01H55M27.037S" calcext:value-type="time">
            <text:p>01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961.11" calcext:value-type="float">
            <text:p>961.11</text:p>
          </table:table-cell>
          <table:table-cell office:value-type="float" office:value="1155.38" calcext:value-type="float">
            <text:p>1155.38</text:p>
          </table:table-cell>
        </table:table-row>
        <table:table-row table:style-name="ro1">
          <table:table-cell office:value-type="float" office:value="6943037" calcext:value-type="float">
            <text:p>6943037</text:p>
          </table:table-cell>
          <table:table-cell table:formula="of:=[.A436]/1000/(60*60*24)" office:value-type="time" office:time-value="PT01H55M43.037S" calcext:value-type="time">
            <text:p>01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963.33" calcext:value-type="float">
            <text:p>963.33</text:p>
          </table:table-cell>
          <table:table-cell office:value-type="float" office:value="1158.01" calcext:value-type="float">
            <text:p>1158.01</text:p>
          </table:table-cell>
        </table:table-row>
        <table:table-row table:style-name="ro1">
          <table:table-cell office:value-type="float" office:value="6959037" calcext:value-type="float">
            <text:p>6959037</text:p>
          </table:table-cell>
          <table:table-cell table:formula="of:=[.A437]/1000/(60*60*24)" office:value-type="time" office:time-value="PT01H55M59.037S" calcext:value-type="time">
            <text:p>01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965.55" calcext:value-type="float">
            <text:p>965.55</text:p>
          </table:table-cell>
          <table:table-cell office:value-type="float" office:value="1160.64" calcext:value-type="float">
            <text:p>1160.64</text:p>
          </table:table-cell>
        </table:table-row>
        <table:table-row table:style-name="ro1">
          <table:table-cell office:value-type="float" office:value="6975037" calcext:value-type="float">
            <text:p>6975037</text:p>
          </table:table-cell>
          <table:table-cell table:formula="of:=[.A438]/1000/(60*60*24)" office:value-type="time" office:time-value="PT01H56M15.037S" calcext:value-type="time">
            <text:p>01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967.77" calcext:value-type="float">
            <text:p>967.77</text:p>
          </table:table-cell>
          <table:table-cell office:value-type="float" office:value="1163.26" calcext:value-type="float">
            <text:p>1163.26</text:p>
          </table:table-cell>
        </table:table-row>
        <table:table-row table:style-name="ro1">
          <table:table-cell office:value-type="float" office:value="6991037" calcext:value-type="float">
            <text:p>6991037</text:p>
          </table:table-cell>
          <table:table-cell table:formula="of:=[.A439]/1000/(60*60*24)" office:value-type="time" office:time-value="PT01H56M31.037S" calcext:value-type="time">
            <text:p>01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969.99" calcext:value-type="float">
            <text:p>969.99</text:p>
          </table:table-cell>
          <table:table-cell office:value-type="float" office:value="1165.89" calcext:value-type="float">
            <text:p>1165.89</text:p>
          </table:table-cell>
        </table:table-row>
        <table:table-row table:style-name="ro1">
          <table:table-cell office:value-type="float" office:value="7007037" calcext:value-type="float">
            <text:p>7007037</text:p>
          </table:table-cell>
          <table:table-cell table:formula="of:=[.A440]/1000/(60*60*24)" office:value-type="time" office:time-value="PT01H56M47.037S" calcext:value-type="time">
            <text:p>01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972.21" calcext:value-type="float">
            <text:p>972.21</text:p>
          </table:table-cell>
          <table:table-cell office:value-type="float" office:value="1168.51" calcext:value-type="float">
            <text:p>1168.51</text:p>
          </table:table-cell>
        </table:table-row>
        <table:table-row table:style-name="ro1">
          <table:table-cell office:value-type="float" office:value="7023037" calcext:value-type="float">
            <text:p>7023037</text:p>
          </table:table-cell>
          <table:table-cell table:formula="of:=[.A441]/1000/(60*60*24)" office:value-type="time" office:time-value="PT01H57M03.037S" calcext:value-type="time">
            <text:p>01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974.43" calcext:value-type="float">
            <text:p>974.43</text:p>
          </table:table-cell>
          <table:table-cell office:value-type="float" office:value="1171.14" calcext:value-type="float">
            <text:p>1171.14</text:p>
          </table:table-cell>
        </table:table-row>
        <table:table-row table:style-name="ro1">
          <table:table-cell office:value-type="float" office:value="7039038" calcext:value-type="float">
            <text:p>7039038</text:p>
          </table:table-cell>
          <table:table-cell table:formula="of:=[.A442]/1000/(60*60*24)" office:value-type="time" office:time-value="PT01H57M19.038S" calcext:value-type="time">
            <text:p>01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976.65" calcext:value-type="float">
            <text:p>976.65</text:p>
          </table:table-cell>
          <table:table-cell office:value-type="float" office:value="1173.77" calcext:value-type="float">
            <text:p>1173.77</text:p>
          </table:table-cell>
        </table:table-row>
        <table:table-row table:style-name="ro1">
          <table:table-cell office:value-type="float" office:value="7055038" calcext:value-type="float">
            <text:p>7055038</text:p>
          </table:table-cell>
          <table:table-cell table:formula="of:=[.A443]/1000/(60*60*24)" office:value-type="time" office:time-value="PT01H57M35.038S" calcext:value-type="time">
            <text:p>01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978.87" calcext:value-type="float">
            <text:p>978.87</text:p>
          </table:table-cell>
          <table:table-cell office:value-type="float" office:value="1176.39" calcext:value-type="float">
            <text:p>1176.39</text:p>
          </table:table-cell>
        </table:table-row>
        <table:table-row table:style-name="ro1">
          <table:table-cell office:value-type="float" office:value="7071037" calcext:value-type="float">
            <text:p>7071037</text:p>
          </table:table-cell>
          <table:table-cell table:formula="of:=[.A444]/1000/(60*60*24)" office:value-type="time" office:time-value="PT01H57M51.037S" calcext:value-type="time">
            <text:p>01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981.09" calcext:value-type="float">
            <text:p>981.09</text:p>
          </table:table-cell>
          <table:table-cell office:value-type="float" office:value="1179.02" calcext:value-type="float">
            <text:p>1179.02</text:p>
          </table:table-cell>
        </table:table-row>
        <table:table-row table:style-name="ro1">
          <table:table-cell office:value-type="float" office:value="7087037" calcext:value-type="float">
            <text:p>7087037</text:p>
          </table:table-cell>
          <table:table-cell table:formula="of:=[.A445]/1000/(60*60*24)" office:value-type="time" office:time-value="PT01H58M07.037S" calcext:value-type="time">
            <text:p>01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8" calcext:value-type="float">
            <text:p>591.98</text:p>
          </table:table-cell>
          <table:table-cell office:value-type="float" office:value="983.32" calcext:value-type="float">
            <text:p>983.32</text:p>
          </table:table-cell>
          <table:table-cell office:value-type="float" office:value="1181.65" calcext:value-type="float">
            <text:p>1181.65</text:p>
          </table:table-cell>
        </table:table-row>
        <table:table-row table:style-name="ro1">
          <table:table-cell office:value-type="float" office:value="7103037" calcext:value-type="float">
            <text:p>7103037</text:p>
          </table:table-cell>
          <table:table-cell table:formula="of:=[.A446]/1000/(60*60*24)" office:value-type="time" office:time-value="PT01H58M23.037S" calcext:value-type="time">
            <text:p>01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9.78" calcext:value-type="float">
            <text:p>589.78</text:p>
          </table:table-cell>
          <table:table-cell office:value-type="float" office:value="985.54" calcext:value-type="float">
            <text:p>985.54</text:p>
          </table:table-cell>
          <table:table-cell office:value-type="float" office:value="1184.28" calcext:value-type="float">
            <text:p>1184.28</text:p>
          </table:table-cell>
        </table:table-row>
        <table:table-row table:style-name="ro1">
          <table:table-cell office:value-type="float" office:value="7119037" calcext:value-type="float">
            <text:p>7119037</text:p>
          </table:table-cell>
          <table:table-cell table:formula="of:=[.A447]/1000/(60*60*24)" office:value-type="time" office:time-value="PT01H58M39.037S" calcext:value-type="time">
            <text:p>01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3" calcext:value-type="float">
            <text:p>590.03</text:p>
          </table:table-cell>
          <table:table-cell office:value-type="float" office:value="987.76" calcext:value-type="float">
            <text:p>987.76</text:p>
          </table:table-cell>
          <table:table-cell office:value-type="float" office:value="1186.9" calcext:value-type="float">
            <text:p>1186.9</text:p>
          </table:table-cell>
        </table:table-row>
        <table:table-row table:style-name="ro1">
          <table:table-cell office:value-type="float" office:value="7135037" calcext:value-type="float">
            <text:p>7135037</text:p>
          </table:table-cell>
          <table:table-cell table:formula="of:=[.A448]/1000/(60*60*24)" office:value-type="time" office:time-value="PT01H58M55.037S" calcext:value-type="time">
            <text:p>01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989.98" calcext:value-type="float">
            <text:p>989.98</text:p>
          </table:table-cell>
          <table:table-cell office:value-type="float" office:value="1189.53" calcext:value-type="float">
            <text:p>1189.53</text:p>
          </table:table-cell>
        </table:table-row>
        <table:table-row table:style-name="ro1">
          <table:table-cell office:value-type="float" office:value="7151037" calcext:value-type="float">
            <text:p>7151037</text:p>
          </table:table-cell>
          <table:table-cell table:formula="of:=[.A449]/1000/(60*60*24)" office:value-type="time" office:time-value="PT01H59M11.037S" calcext:value-type="time">
            <text:p>01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992.2" calcext:value-type="float">
            <text:p>992.2</text:p>
          </table:table-cell>
          <table:table-cell office:value-type="float" office:value="1192.16" calcext:value-type="float">
            <text:p>1192.16</text:p>
          </table:table-cell>
        </table:table-row>
        <table:table-row table:style-name="ro1">
          <table:table-cell office:value-type="float" office:value="7167037" calcext:value-type="float">
            <text:p>7167037</text:p>
          </table:table-cell>
          <table:table-cell table:formula="of:=[.A450]/1000/(60*60*24)" office:value-type="time" office:time-value="PT01H59M27.037S" calcext:value-type="time">
            <text:p>01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994.41" calcext:value-type="float">
            <text:p>994.41</text:p>
          </table:table-cell>
          <table:table-cell office:value-type="float" office:value="1194.78" calcext:value-type="float">
            <text:p>1194.78</text:p>
          </table:table-cell>
        </table:table-row>
        <table:table-row table:style-name="ro1">
          <table:table-cell office:value-type="float" office:value="7183037" calcext:value-type="float">
            <text:p>7183037</text:p>
          </table:table-cell>
          <table:table-cell table:formula="of:=[.A451]/1000/(60*60*24)" office:value-type="time" office:time-value="PT01H59M43.037S" calcext:value-type="time">
            <text:p>01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996.63" calcext:value-type="float">
            <text:p>996.63</text:p>
          </table:table-cell>
          <table:table-cell office:value-type="float" office:value="1197.4" calcext:value-type="float">
            <text:p>1197.4</text:p>
          </table:table-cell>
        </table:table-row>
        <table:table-row table:style-name="ro1">
          <table:table-cell office:value-type="float" office:value="7199037" calcext:value-type="float">
            <text:p>7199037</text:p>
          </table:table-cell>
          <table:table-cell table:formula="of:=[.A452]/1000/(60*60*24)" office:value-type="time" office:time-value="PT01H59M59.037S" calcext:value-type="time">
            <text:p>01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998.86" calcext:value-type="float">
            <text:p>998.86</text:p>
          </table:table-cell>
          <table:table-cell office:value-type="float" office:value="1200.03" calcext:value-type="float">
            <text:p>1200.03</text:p>
          </table:table-cell>
        </table:table-row>
        <table:table-row table:style-name="ro1">
          <table:table-cell office:value-type="float" office:value="7215037" calcext:value-type="float">
            <text:p>7215037</text:p>
          </table:table-cell>
          <table:table-cell table:formula="of:=[.A453]/1000/(60*60*24)" office:value-type="time" office:time-value="PT02H00M15.037S" calcext:value-type="time">
            <text:p>02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8" calcext:value-type="float">
            <text:p>591.98</text:p>
          </table:table-cell>
          <table:table-cell office:value-type="float" office:value="1001.08" calcext:value-type="float">
            <text:p>1001.08</text:p>
          </table:table-cell>
          <table:table-cell office:value-type="float" office:value="1202.66" calcext:value-type="float">
            <text:p>1202.66</text:p>
          </table:table-cell>
        </table:table-row>
        <table:table-row table:style-name="ro1">
          <table:table-cell office:value-type="float" office:value="7231037" calcext:value-type="float">
            <text:p>7231037</text:p>
          </table:table-cell>
          <table:table-cell table:formula="of:=[.A454]/1000/(60*60*24)" office:value-type="time" office:time-value="PT02H00M31.037S" calcext:value-type="time">
            <text:p>02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501" calcext:value-type="float">
            <text:p>501</text:p>
          </table:table-cell>
          <table:table-cell office:value-type="float" office:value="592.21" calcext:value-type="float">
            <text:p>592.21</text:p>
          </table:table-cell>
          <table:table-cell office:value-type="float" office:value="1003.31" calcext:value-type="float">
            <text:p>1003.31</text:p>
          </table:table-cell>
          <table:table-cell office:value-type="float" office:value="1205.29" calcext:value-type="float">
            <text:p>1205.29</text:p>
          </table:table-cell>
        </table:table-row>
        <table:table-row table:style-name="ro1">
          <table:table-cell office:value-type="float" office:value="7247038" calcext:value-type="float">
            <text:p>7247038</text:p>
          </table:table-cell>
          <table:table-cell table:formula="of:=[.A455]/1000/(60*60*24)" office:value-type="time" office:time-value="PT02H00M47.038S" calcext:value-type="time">
            <text:p>02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1005.53" calcext:value-type="float">
            <text:p>1005.53</text:p>
          </table:table-cell>
          <table:table-cell office:value-type="float" office:value="1207.92" calcext:value-type="float">
            <text:p>1207.92</text:p>
          </table:table-cell>
        </table:table-row>
        <table:table-row table:style-name="ro1">
          <table:table-cell office:value-type="float" office:value="7263037" calcext:value-type="float">
            <text:p>7263037</text:p>
          </table:table-cell>
          <table:table-cell table:formula="of:=[.A456]/1000/(60*60*24)" office:value-type="time" office:time-value="PT02H01M03.037S" calcext:value-type="time">
            <text:p>02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1007.75" calcext:value-type="float">
            <text:p>1007.75</text:p>
          </table:table-cell>
          <table:table-cell office:value-type="float" office:value="1210.55" calcext:value-type="float">
            <text:p>1210.55</text:p>
          </table:table-cell>
        </table:table-row>
        <table:table-row table:style-name="ro1">
          <table:table-cell office:value-type="float" office:value="7279037" calcext:value-type="float">
            <text:p>7279037</text:p>
          </table:table-cell>
          <table:table-cell table:formula="of:=[.A457]/1000/(60*60*24)" office:value-type="time" office:time-value="PT02H01M19.037S" calcext:value-type="time">
            <text:p>02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1009.97" calcext:value-type="float">
            <text:p>1009.97</text:p>
          </table:table-cell>
          <table:table-cell office:value-type="float" office:value="1213.17" calcext:value-type="float">
            <text:p>1213.17</text:p>
          </table:table-cell>
        </table:table-row>
        <table:table-row table:style-name="ro1">
          <table:table-cell office:value-type="float" office:value="7295038" calcext:value-type="float">
            <text:p>7295038</text:p>
          </table:table-cell>
          <table:table-cell table:formula="of:=[.A458]/1000/(60*60*24)" office:value-type="time" office:time-value="PT02H01M35.038S" calcext:value-type="time">
            <text:p>02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1012.19" calcext:value-type="float">
            <text:p>1012.19</text:p>
          </table:table-cell>
          <table:table-cell office:value-type="float" office:value="1215.79" calcext:value-type="float">
            <text:p>1215.79</text:p>
          </table:table-cell>
        </table:table-row>
        <table:table-row table:style-name="ro1">
          <table:table-cell office:value-type="float" office:value="7311037" calcext:value-type="float">
            <text:p>7311037</text:p>
          </table:table-cell>
          <table:table-cell table:formula="of:=[.A459]/1000/(60*60*24)" office:value-type="time" office:time-value="PT02H01M51.037S" calcext:value-type="time">
            <text:p>02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3" calcext:value-type="float">
            <text:p>589.93</text:p>
          </table:table-cell>
          <table:table-cell office:value-type="float" office:value="1014.41" calcext:value-type="float">
            <text:p>1014.41</text:p>
          </table:table-cell>
          <table:table-cell office:value-type="float" office:value="1218.42" calcext:value-type="float">
            <text:p>1218.42</text:p>
          </table:table-cell>
        </table:table-row>
        <table:table-row table:style-name="ro1">
          <table:table-cell office:value-type="float" office:value="7327038" calcext:value-type="float">
            <text:p>7327038</text:p>
          </table:table-cell>
          <table:table-cell table:formula="of:=[.A460]/1000/(60*60*24)" office:value-type="time" office:time-value="PT02H02M07.038S" calcext:value-type="time">
            <text:p>02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2.4" calcext:value-type="float">
            <text:p>592.4</text:p>
          </table:table-cell>
          <table:table-cell office:value-type="float" office:value="1016.63" calcext:value-type="float">
            <text:p>1016.63</text:p>
          </table:table-cell>
          <table:table-cell office:value-type="float" office:value="1221.04" calcext:value-type="float">
            <text:p>1221.04</text:p>
          </table:table-cell>
        </table:table-row>
        <table:table-row table:style-name="ro1">
          <table:table-cell office:value-type="float" office:value="7343037" calcext:value-type="float">
            <text:p>7343037</text:p>
          </table:table-cell>
          <table:table-cell table:formula="of:=[.A461]/1000/(60*60*24)" office:value-type="time" office:time-value="PT02H02M23.037S" calcext:value-type="time">
            <text:p>02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9.77" calcext:value-type="float">
            <text:p>589.77</text:p>
          </table:table-cell>
          <table:table-cell office:value-type="float" office:value="1018.85" calcext:value-type="float">
            <text:p>1018.85</text:p>
          </table:table-cell>
          <table:table-cell office:value-type="float" office:value="1223.66" calcext:value-type="float">
            <text:p>1223.66</text:p>
          </table:table-cell>
        </table:table-row>
        <table:table-row table:style-name="ro1">
          <table:table-cell office:value-type="float" office:value="7359038" calcext:value-type="float">
            <text:p>7359038</text:p>
          </table:table-cell>
          <table:table-cell table:formula="of:=[.A462]/1000/(60*60*24)" office:value-type="time" office:time-value="PT02H02M39.038S" calcext:value-type="time">
            <text:p>02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500.52" calcext:value-type="float">
            <text:p>500.52</text:p>
          </table:table-cell>
          <table:table-cell office:value-type="float" office:value="591.65" calcext:value-type="float">
            <text:p>591.65</text:p>
          </table:table-cell>
          <table:table-cell office:value-type="float" office:value="1021.07" calcext:value-type="float">
            <text:p>1021.07</text:p>
          </table:table-cell>
          <table:table-cell office:value-type="float" office:value="1226.29" calcext:value-type="float">
            <text:p>1226.29</text:p>
          </table:table-cell>
        </table:table-row>
        <table:table-row table:style-name="ro1">
          <table:table-cell office:value-type="float" office:value="7375037" calcext:value-type="float">
            <text:p>7375037</text:p>
          </table:table-cell>
          <table:table-cell table:formula="of:=[.A463]/1000/(60*60*24)" office:value-type="time" office:time-value="PT02H02M55.037S" calcext:value-type="time">
            <text:p>02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1023.3" calcext:value-type="float">
            <text:p>1023.3</text:p>
          </table:table-cell>
          <table:table-cell office:value-type="float" office:value="1228.92" calcext:value-type="float">
            <text:p>1228.92</text:p>
          </table:table-cell>
        </table:table-row>
        <table:table-row table:style-name="ro1">
          <table:table-cell office:value-type="float" office:value="7391037" calcext:value-type="float">
            <text:p>7391037</text:p>
          </table:table-cell>
          <table:table-cell table:formula="of:=[.A464]/1000/(60*60*24)" office:value-type="time" office:time-value="PT02H03M11.037S" calcext:value-type="time">
            <text:p>02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1025.51" calcext:value-type="float">
            <text:p>1025.51</text:p>
          </table:table-cell>
          <table:table-cell office:value-type="float" office:value="1231.54" calcext:value-type="float">
            <text:p>1231.54</text:p>
          </table:table-cell>
        </table:table-row>
        <table:table-row table:style-name="ro1">
          <table:table-cell office:value-type="float" office:value="7407037" calcext:value-type="float">
            <text:p>7407037</text:p>
          </table:table-cell>
          <table:table-cell table:formula="of:=[.A465]/1000/(60*60*24)" office:value-type="time" office:time-value="PT02H03M27.037S" calcext:value-type="time">
            <text:p>02:0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1027.73" calcext:value-type="float">
            <text:p>1027.73</text:p>
          </table:table-cell>
          <table:table-cell office:value-type="float" office:value="1234.16" calcext:value-type="float">
            <text:p>1234.16</text:p>
          </table:table-cell>
        </table:table-row>
        <table:table-row table:style-name="ro1">
          <table:table-cell office:value-type="float" office:value="7423037" calcext:value-type="float">
            <text:p>7423037</text:p>
          </table:table-cell>
          <table:table-cell table:formula="of:=[.A466]/1000/(60*60*24)" office:value-type="time" office:time-value="PT02H03M43.037S" calcext:value-type="time">
            <text:p>02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1029.95" calcext:value-type="float">
            <text:p>1029.95</text:p>
          </table:table-cell>
          <table:table-cell office:value-type="float" office:value="1236.78" calcext:value-type="float">
            <text:p>1236.78</text:p>
          </table:table-cell>
        </table:table-row>
        <table:table-row table:style-name="ro1">
          <table:table-cell office:value-type="float" office:value="7439037" calcext:value-type="float">
            <text:p>7439037</text:p>
          </table:table-cell>
          <table:table-cell table:formula="of:=[.A467]/1000/(60*60*24)" office:value-type="time" office:time-value="PT02H03M59.037S" calcext:value-type="time">
            <text:p>02:03:59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8" calcext:value-type="float">
            <text:p>591.98</text:p>
          </table:table-cell>
          <table:table-cell office:value-type="float" office:value="1032.17" calcext:value-type="float">
            <text:p>1032.17</text:p>
          </table:table-cell>
          <table:table-cell office:value-type="float" office:value="1239.41" calcext:value-type="float">
            <text:p>1239.41</text:p>
          </table:table-cell>
        </table:table-row>
        <table:table-row table:style-name="ro1">
          <table:table-cell office:value-type="float" office:value="7455037" calcext:value-type="float">
            <text:p>7455037</text:p>
          </table:table-cell>
          <table:table-cell table:formula="of:=[.A468]/1000/(60*60*24)" office:value-type="time" office:time-value="PT02H04M15.037S" calcext:value-type="time">
            <text:p>02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5" calcext:value-type="float">
            <text:p>590.15</text:p>
          </table:table-cell>
          <table:table-cell office:value-type="float" office:value="1034.4" calcext:value-type="float">
            <text:p>1034.4</text:p>
          </table:table-cell>
          <table:table-cell office:value-type="float" office:value="1242.03" calcext:value-type="float">
            <text:p>1242.03</text:p>
          </table:table-cell>
        </table:table-row>
        <table:table-row table:style-name="ro1">
          <table:table-cell office:value-type="float" office:value="7471037" calcext:value-type="float">
            <text:p>7471037</text:p>
          </table:table-cell>
          <table:table-cell table:formula="of:=[.A469]/1000/(60*60*24)" office:value-type="time" office:time-value="PT02H04M31.037S" calcext:value-type="time">
            <text:p>02:04:31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1036.62" calcext:value-type="float">
            <text:p>1036.62</text:p>
          </table:table-cell>
          <table:table-cell office:value-type="float" office:value="1244.66" calcext:value-type="float">
            <text:p>1244.66</text:p>
          </table:table-cell>
        </table:table-row>
        <table:table-row table:style-name="ro1">
          <table:table-cell office:value-type="float" office:value="7487037" calcext:value-type="float">
            <text:p>7487037</text:p>
          </table:table-cell>
          <table:table-cell table:formula="of:=[.A470]/1000/(60*60*24)" office:value-type="time" office:time-value="PT02H04M47.037S" calcext:value-type="time">
            <text:p>02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1038.85" calcext:value-type="float">
            <text:p>1038.85</text:p>
          </table:table-cell>
          <table:table-cell office:value-type="float" office:value="1247.29" calcext:value-type="float">
            <text:p>1247.29</text:p>
          </table:table-cell>
        </table:table-row>
        <table:table-row table:style-name="ro1">
          <table:table-cell office:value-type="float" office:value="7503037" calcext:value-type="float">
            <text:p>7503037</text:p>
          </table:table-cell>
          <table:table-cell table:formula="of:=[.A471]/1000/(60*60*24)" office:value-type="time" office:time-value="PT02H05M03.037S" calcext:value-type="time">
            <text:p>02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1041.07" calcext:value-type="float">
            <text:p>1041.07</text:p>
          </table:table-cell>
          <table:table-cell office:value-type="float" office:value="1249.91" calcext:value-type="float">
            <text:p>1249.91</text:p>
          </table:table-cell>
        </table:table-row>
        <table:table-row table:style-name="ro1">
          <table:table-cell office:value-type="float" office:value="7519037" calcext:value-type="float">
            <text:p>7519037</text:p>
          </table:table-cell>
          <table:table-cell table:formula="of:=[.A472]/1000/(60*60*24)" office:value-type="time" office:time-value="PT02H05M19.037S" calcext:value-type="time">
            <text:p>02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2" calcext:value-type="float">
            <text:p>589.92</text:p>
          </table:table-cell>
          <table:table-cell office:value-type="float" office:value="1043.29" calcext:value-type="float">
            <text:p>1043.29</text:p>
          </table:table-cell>
          <table:table-cell office:value-type="float" office:value="1252.53" calcext:value-type="float">
            <text:p>1252.53</text:p>
          </table:table-cell>
        </table:table-row>
        <table:table-row table:style-name="ro1">
          <table:table-cell office:value-type="float" office:value="7535037" calcext:value-type="float">
            <text:p>7535037</text:p>
          </table:table-cell>
          <table:table-cell table:formula="of:=[.A473]/1000/(60*60*24)" office:value-type="time" office:time-value="PT02H05M35.037S" calcext:value-type="time">
            <text:p>02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1045.51" calcext:value-type="float">
            <text:p>1045.51</text:p>
          </table:table-cell>
          <table:table-cell office:value-type="float" office:value="1255.15" calcext:value-type="float">
            <text:p>1255.15</text:p>
          </table:table-cell>
        </table:table-row>
        <table:table-row table:style-name="ro1">
          <table:table-cell office:value-type="float" office:value="7551038" calcext:value-type="float">
            <text:p>7551038</text:p>
          </table:table-cell>
          <table:table-cell table:formula="of:=[.A474]/1000/(60*60*24)" office:value-type="time" office:time-value="PT02H05M51.038S" calcext:value-type="time">
            <text:p>02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1" calcext:value-type="float">
            <text:p>588.01</text:p>
          </table:table-cell>
          <table:table-cell office:value-type="float" office:value="1047.72" calcext:value-type="float">
            <text:p>1047.72</text:p>
          </table:table-cell>
          <table:table-cell office:value-type="float" office:value="1257.77" calcext:value-type="float">
            <text:p>1257.77</text:p>
          </table:table-cell>
        </table:table-row>
        <table:table-row table:style-name="ro1">
          <table:table-cell office:value-type="float" office:value="7567037" calcext:value-type="float">
            <text:p>7567037</text:p>
          </table:table-cell>
          <table:table-cell table:formula="of:=[.A475]/1000/(60*60*24)" office:value-type="time" office:time-value="PT02H06M07.037S" calcext:value-type="time">
            <text:p>02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1049.94" calcext:value-type="float">
            <text:p>1049.94</text:p>
          </table:table-cell>
          <table:table-cell office:value-type="float" office:value="1260.4" calcext:value-type="float">
            <text:p>1260.4</text:p>
          </table:table-cell>
        </table:table-row>
        <table:table-row table:style-name="ro1">
          <table:table-cell office:value-type="float" office:value="7583037" calcext:value-type="float">
            <text:p>7583037</text:p>
          </table:table-cell>
          <table:table-cell table:formula="of:=[.A476]/1000/(60*60*24)" office:value-type="time" office:time-value="PT02H06M23.037S" calcext:value-type="time">
            <text:p>02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2" calcext:value-type="float">
            <text:p>592.12</text:p>
          </table:table-cell>
          <table:table-cell office:value-type="float" office:value="1052.17" calcext:value-type="float">
            <text:p>1052.17</text:p>
          </table:table-cell>
          <table:table-cell office:value-type="float" office:value="1263.02" calcext:value-type="float">
            <text:p>1263.02</text:p>
          </table:table-cell>
        </table:table-row>
        <table:table-row table:style-name="ro1">
          <table:table-cell office:value-type="float" office:value="7599038" calcext:value-type="float">
            <text:p>7599038</text:p>
          </table:table-cell>
          <table:table-cell table:formula="of:=[.A477]/1000/(60*60*24)" office:value-type="time" office:time-value="PT02H06M39.038S" calcext:value-type="time">
            <text:p>02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39" calcext:value-type="float">
            <text:p>590.39</text:p>
          </table:table-cell>
          <table:table-cell office:value-type="float" office:value="1054.39" calcext:value-type="float">
            <text:p>1054.39</text:p>
          </table:table-cell>
          <table:table-cell office:value-type="float" office:value="1265.65" calcext:value-type="float">
            <text:p>1265.65</text:p>
          </table:table-cell>
        </table:table-row>
        <table:table-row table:style-name="ro1">
          <table:table-cell office:value-type="float" office:value="7615037" calcext:value-type="float">
            <text:p>7615037</text:p>
          </table:table-cell>
          <table:table-cell table:formula="of:=[.A478]/1000/(60*60*24)" office:value-type="time" office:time-value="PT02H06M55.037S" calcext:value-type="time">
            <text:p>02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500.4" calcext:value-type="float">
            <text:p>500.4</text:p>
          </table:table-cell>
          <table:table-cell office:value-type="float" office:value="591.51" calcext:value-type="float">
            <text:p>591.51</text:p>
          </table:table-cell>
          <table:table-cell office:value-type="float" office:value="1056.62" calcext:value-type="float">
            <text:p>1056.62</text:p>
          </table:table-cell>
          <table:table-cell office:value-type="float" office:value="1268.27" calcext:value-type="float">
            <text:p>1268.27</text:p>
          </table:table-cell>
        </table:table-row>
        <table:table-row table:style-name="ro1">
          <table:table-cell office:value-type="float" office:value="7631037" calcext:value-type="float">
            <text:p>7631037</text:p>
          </table:table-cell>
          <table:table-cell table:formula="of:=[.A479]/1000/(60*60*24)" office:value-type="time" office:time-value="PT02H07M11.037S" calcext:value-type="time">
            <text:p>02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5" calcext:value-type="float">
            <text:p>590.25</text:p>
          </table:table-cell>
          <table:table-cell office:value-type="float" office:value="1058.84" calcext:value-type="float">
            <text:p>1058.84</text:p>
          </table:table-cell>
          <table:table-cell office:value-type="float" office:value="1270.9" calcext:value-type="float">
            <text:p>1270.9</text:p>
          </table:table-cell>
        </table:table-row>
        <table:table-row table:style-name="ro1">
          <table:table-cell office:value-type="float" office:value="7647038" calcext:value-type="float">
            <text:p>7647038</text:p>
          </table:table-cell>
          <table:table-cell table:formula="of:=[.A480]/1000/(60*60*24)" office:value-type="time" office:time-value="PT02H07M27.038S" calcext:value-type="time">
            <text:p>02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9" calcext:value-type="float">
            <text:p>591.89</text:p>
          </table:table-cell>
          <table:table-cell office:value-type="float" office:value="1061.06" calcext:value-type="float">
            <text:p>1061.06</text:p>
          </table:table-cell>
          <table:table-cell office:value-type="float" office:value="1273.52" calcext:value-type="float">
            <text:p>1273.52</text:p>
          </table:table-cell>
        </table:table-row>
        <table:table-row table:style-name="ro1">
          <table:table-cell office:value-type="float" office:value="7663037" calcext:value-type="float">
            <text:p>7663037</text:p>
          </table:table-cell>
          <table:table-cell table:formula="of:=[.A481]/1000/(60*60*24)" office:value-type="time" office:time-value="PT02H07M43.037S" calcext:value-type="time">
            <text:p>02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1" calcext:value-type="float">
            <text:p>590.01</text:p>
          </table:table-cell>
          <table:table-cell office:value-type="float" office:value="1063.29" calcext:value-type="float">
            <text:p>1063.29</text:p>
          </table:table-cell>
          <table:table-cell office:value-type="float" office:value="1276.15" calcext:value-type="float">
            <text:p>1276.15</text:p>
          </table:table-cell>
        </table:table-row>
        <table:table-row table:style-name="ro1">
          <table:table-cell office:value-type="float" office:value="7679037" calcext:value-type="float">
            <text:p>7679037</text:p>
          </table:table-cell>
          <table:table-cell table:formula="of:=[.A482]/1000/(60*60*24)" office:value-type="time" office:time-value="PT02H07M59.037S" calcext:value-type="time">
            <text:p>02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2" calcext:value-type="float">
            <text:p>592.12</text:p>
          </table:table-cell>
          <table:table-cell office:value-type="float" office:value="1065.51" calcext:value-type="float">
            <text:p>1065.51</text:p>
          </table:table-cell>
          <table:table-cell office:value-type="float" office:value="1278.77" calcext:value-type="float">
            <text:p>1278.77</text:p>
          </table:table-cell>
        </table:table-row>
        <table:table-row table:style-name="ro1">
          <table:table-cell office:value-type="float" office:value="7695037" calcext:value-type="float">
            <text:p>7695037</text:p>
          </table:table-cell>
          <table:table-cell table:formula="of:=[.A483]/1000/(60*60*24)" office:value-type="time" office:time-value="PT02H08M15.037S" calcext:value-type="time">
            <text:p>02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9" calcext:value-type="float">
            <text:p>589.99</text:p>
          </table:table-cell>
          <table:table-cell office:value-type="float" office:value="1067.73" calcext:value-type="float">
            <text:p>1067.73</text:p>
          </table:table-cell>
          <table:table-cell office:value-type="float" office:value="1281.4" calcext:value-type="float">
            <text:p>1281.4</text:p>
          </table:table-cell>
        </table:table-row>
        <table:table-row table:style-name="ro1">
          <table:table-cell office:value-type="float" office:value="7711037" calcext:value-type="float">
            <text:p>7711037</text:p>
          </table:table-cell>
          <table:table-cell table:formula="of:=[.A484]/1000/(60*60*24)" office:value-type="time" office:time-value="PT02H08M31.037S" calcext:value-type="time">
            <text:p>02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2" calcext:value-type="float">
            <text:p>590.12</text:p>
          </table:table-cell>
          <table:table-cell office:value-type="float" office:value="1069.96" calcext:value-type="float">
            <text:p>1069.96</text:p>
          </table:table-cell>
          <table:table-cell office:value-type="float" office:value="1284.02" calcext:value-type="float">
            <text:p>1284.02</text:p>
          </table:table-cell>
        </table:table-row>
        <table:table-row table:style-name="ro1">
          <table:table-cell office:value-type="float" office:value="7727038" calcext:value-type="float">
            <text:p>7727038</text:p>
          </table:table-cell>
          <table:table-cell table:formula="of:=[.A485]/1000/(60*60*24)" office:value-type="time" office:time-value="PT02H08M47.038S" calcext:value-type="time">
            <text:p>02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4" calcext:value-type="float">
            <text:p>592.14</text:p>
          </table:table-cell>
          <table:table-cell office:value-type="float" office:value="1072.19" calcext:value-type="float">
            <text:p>1072.19</text:p>
          </table:table-cell>
          <table:table-cell office:value-type="float" office:value="1286.65" calcext:value-type="float">
            <text:p>1286.65</text:p>
          </table:table-cell>
        </table:table-row>
        <table:table-row table:style-name="ro1">
          <table:table-cell office:value-type="float" office:value="7743037" calcext:value-type="float">
            <text:p>7743037</text:p>
          </table:table-cell>
          <table:table-cell table:formula="of:=[.A486]/1000/(60*60*24)" office:value-type="time" office:time-value="PT02H09M03.037S" calcext:value-type="time">
            <text:p>02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4" calcext:value-type="float">
            <text:p>591.74</text:p>
          </table:table-cell>
          <table:table-cell office:value-type="float" office:value="1074.41" calcext:value-type="float">
            <text:p>1074.41</text:p>
          </table:table-cell>
          <table:table-cell office:value-type="float" office:value="1289.27" calcext:value-type="float">
            <text:p>1289.27</text:p>
          </table:table-cell>
        </table:table-row>
        <table:table-row table:style-name="ro1">
          <table:table-cell office:value-type="float" office:value="7759037" calcext:value-type="float">
            <text:p>7759037</text:p>
          </table:table-cell>
          <table:table-cell table:formula="of:=[.A487]/1000/(60*60*24)" office:value-type="time" office:time-value="PT02H09M19.037S" calcext:value-type="time">
            <text:p>02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076.63" calcext:value-type="float">
            <text:p>1076.63</text:p>
          </table:table-cell>
          <table:table-cell office:value-type="float" office:value="1291.89" calcext:value-type="float">
            <text:p>1291.89</text:p>
          </table:table-cell>
        </table:table-row>
        <table:table-row table:style-name="ro1">
          <table:table-cell office:value-type="float" office:value="7775038" calcext:value-type="float">
            <text:p>7775038</text:p>
          </table:table-cell>
          <table:table-cell table:formula="of:=[.A488]/1000/(60*60*24)" office:value-type="time" office:time-value="PT02H09M35.038S" calcext:value-type="time">
            <text:p>02:09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1078.85" calcext:value-type="float">
            <text:p>1078.85</text:p>
          </table:table-cell>
          <table:table-cell office:value-type="float" office:value="1294.51" calcext:value-type="float">
            <text:p>1294.51</text:p>
          </table:table-cell>
        </table:table-row>
        <table:table-row table:style-name="ro1">
          <table:table-cell office:value-type="float" office:value="7791037" calcext:value-type="float">
            <text:p>7791037</text:p>
          </table:table-cell>
          <table:table-cell table:formula="of:=[.A489]/1000/(60*60*24)" office:value-type="time" office:time-value="PT02H09M51.037S" calcext:value-type="time">
            <text:p>02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081.07" calcext:value-type="float">
            <text:p>1081.07</text:p>
          </table:table-cell>
          <table:table-cell office:value-type="float" office:value="1297.13" calcext:value-type="float">
            <text:p>1297.13</text:p>
          </table:table-cell>
        </table:table-row>
        <table:table-row table:style-name="ro1">
          <table:table-cell office:value-type="float" office:value="7807038" calcext:value-type="float">
            <text:p>7807038</text:p>
          </table:table-cell>
          <table:table-cell table:formula="of:=[.A490]/1000/(60*60*24)" office:value-type="time" office:time-value="PT02H10M07.038S" calcext:value-type="time">
            <text:p>02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083.29" calcext:value-type="float">
            <text:p>1083.29</text:p>
          </table:table-cell>
          <table:table-cell office:value-type="float" office:value="1299.75" calcext:value-type="float">
            <text:p>1299.75</text:p>
          </table:table-cell>
        </table:table-row>
        <table:table-row table:style-name="ro1">
          <table:table-cell office:value-type="float" office:value="7823037" calcext:value-type="float">
            <text:p>7823037</text:p>
          </table:table-cell>
          <table:table-cell table:formula="of:=[.A491]/1000/(60*60*24)" office:value-type="time" office:time-value="PT02H10M23.037S" calcext:value-type="time">
            <text:p>02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1085.51" calcext:value-type="float">
            <text:p>1085.51</text:p>
          </table:table-cell>
          <table:table-cell office:value-type="float" office:value="1302.36" calcext:value-type="float">
            <text:p>1302.36</text:p>
          </table:table-cell>
        </table:table-row>
        <table:table-row table:style-name="ro1">
          <table:table-cell office:value-type="float" office:value="7839037" calcext:value-type="float">
            <text:p>7839037</text:p>
          </table:table-cell>
          <table:table-cell table:formula="of:=[.A492]/1000/(60*60*24)" office:value-type="time" office:time-value="PT02H10M39.037S" calcext:value-type="time">
            <text:p>02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1087.73" calcext:value-type="float">
            <text:p>1087.73</text:p>
          </table:table-cell>
          <table:table-cell office:value-type="float" office:value="1304.98" calcext:value-type="float">
            <text:p>1304.98</text:p>
          </table:table-cell>
        </table:table-row>
        <table:table-row table:style-name="ro1">
          <table:table-cell office:value-type="float" office:value="7855037" calcext:value-type="float">
            <text:p>7855037</text:p>
          </table:table-cell>
          <table:table-cell table:formula="of:=[.A493]/1000/(60*60*24)" office:value-type="time" office:time-value="PT02H10M55.037S" calcext:value-type="time">
            <text:p>02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089.94" calcext:value-type="float">
            <text:p>1089.94</text:p>
          </table:table-cell>
          <table:table-cell office:value-type="float" office:value="1307.6" calcext:value-type="float">
            <text:p>1307.6</text:p>
          </table:table-cell>
        </table:table-row>
        <table:table-row table:style-name="ro1">
          <table:table-cell office:value-type="float" office:value="7871037" calcext:value-type="float">
            <text:p>7871037</text:p>
          </table:table-cell>
          <table:table-cell table:formula="of:=[.A494]/1000/(60*60*24)" office:value-type="time" office:time-value="PT02H11M11.037S" calcext:value-type="time">
            <text:p>02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092.16" calcext:value-type="float">
            <text:p>1092.16</text:p>
          </table:table-cell>
          <table:table-cell office:value-type="float" office:value="1310.22" calcext:value-type="float">
            <text:p>1310.22</text:p>
          </table:table-cell>
        </table:table-row>
        <table:table-row table:style-name="ro1">
          <table:table-cell office:value-type="float" office:value="7887038" calcext:value-type="float">
            <text:p>7887038</text:p>
          </table:table-cell>
          <table:table-cell table:formula="of:=[.A495]/1000/(60*60*24)" office:value-type="time" office:time-value="PT02H11M27.038S" calcext:value-type="time">
            <text:p>02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9" calcext:value-type="float">
            <text:p>589.99</text:p>
          </table:table-cell>
          <table:table-cell office:value-type="float" office:value="1094.39" calcext:value-type="float">
            <text:p>1094.39</text:p>
          </table:table-cell>
          <table:table-cell office:value-type="float" office:value="1312.84" calcext:value-type="float">
            <text:p>1312.84</text:p>
          </table:table-cell>
        </table:table-row>
        <table:table-row table:style-name="ro1">
          <table:table-cell office:value-type="float" office:value="7903038" calcext:value-type="float">
            <text:p>7903038</text:p>
          </table:table-cell>
          <table:table-cell table:formula="of:=[.A496]/1000/(60*60*24)" office:value-type="time" office:time-value="PT02H11M43.038S" calcext:value-type="time">
            <text:p>02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8" calcext:value-type="float">
            <text:p>589.88</text:p>
          </table:table-cell>
          <table:table-cell office:value-type="float" office:value="1096.61" calcext:value-type="float">
            <text:p>1096.61</text:p>
          </table:table-cell>
          <table:table-cell office:value-type="float" office:value="1315.47" calcext:value-type="float">
            <text:p>1315.47</text:p>
          </table:table-cell>
        </table:table-row>
        <table:table-row table:style-name="ro1">
          <table:table-cell office:value-type="float" office:value="7919038" calcext:value-type="float">
            <text:p>7919038</text:p>
          </table:table-cell>
          <table:table-cell table:formula="of:=[.A497]/1000/(60*60*24)" office:value-type="time" office:time-value="PT02H11M59.038S" calcext:value-type="time">
            <text:p>02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1098.84" calcext:value-type="float">
            <text:p>1098.84</text:p>
          </table:table-cell>
          <table:table-cell office:value-type="float" office:value="1318.09" calcext:value-type="float">
            <text:p>1318.09</text:p>
          </table:table-cell>
        </table:table-row>
        <table:table-row table:style-name="ro1">
          <table:table-cell office:value-type="float" office:value="7935037" calcext:value-type="float">
            <text:p>7935037</text:p>
          </table:table-cell>
          <table:table-cell table:formula="of:=[.A498]/1000/(60*60*24)" office:value-type="time" office:time-value="PT02H12M15.037S" calcext:value-type="time">
            <text:p>02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9.78" calcext:value-type="float">
            <text:p>589.78</text:p>
          </table:table-cell>
          <table:table-cell office:value-type="float" office:value="1101.06" calcext:value-type="float">
            <text:p>1101.06</text:p>
          </table:table-cell>
          <table:table-cell office:value-type="float" office:value="1320.7" calcext:value-type="float">
            <text:p>1320.7</text:p>
          </table:table-cell>
        </table:table-row>
        <table:table-row table:style-name="ro1">
          <table:table-cell office:value-type="float" office:value="7951037" calcext:value-type="float">
            <text:p>7951037</text:p>
          </table:table-cell>
          <table:table-cell table:formula="of:=[.A499]/1000/(60*60*24)" office:value-type="time" office:time-value="PT02H12M31.037S" calcext:value-type="time">
            <text:p>02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103.27" calcext:value-type="float">
            <text:p>1103.27</text:p>
          </table:table-cell>
          <table:table-cell office:value-type="float" office:value="1323.32" calcext:value-type="float">
            <text:p>1323.32</text:p>
          </table:table-cell>
        </table:table-row>
        <table:table-row table:style-name="ro1">
          <table:table-cell office:value-type="float" office:value="7967037" calcext:value-type="float">
            <text:p>7967037</text:p>
          </table:table-cell>
          <table:table-cell table:formula="of:=[.A500]/1000/(60*60*24)" office:value-type="time" office:time-value="PT02H12M47.037S" calcext:value-type="time">
            <text:p>02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1105.49" calcext:value-type="float">
            <text:p>1105.49</text:p>
          </table:table-cell>
          <table:table-cell office:value-type="float" office:value="1325.94" calcext:value-type="float">
            <text:p>1325.94</text:p>
          </table:table-cell>
        </table:table-row>
        <table:table-row table:style-name="ro1">
          <table:table-cell office:value-type="float" office:value="7983038" calcext:value-type="float">
            <text:p>7983038</text:p>
          </table:table-cell>
          <table:table-cell table:formula="of:=[.A501]/1000/(60*60*24)" office:value-type="time" office:time-value="PT02H13M03.038S" calcext:value-type="time">
            <text:p>02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" calcext:value-type="float">
            <text:p>588.4</text:p>
          </table:table-cell>
          <table:table-cell office:value-type="float" office:value="1107.71" calcext:value-type="float">
            <text:p>1107.71</text:p>
          </table:table-cell>
          <table:table-cell office:value-type="float" office:value="1328.55" calcext:value-type="float">
            <text:p>1328.55</text:p>
          </table:table-cell>
        </table:table-row>
        <table:table-row table:style-name="ro1">
          <table:table-cell office:value-type="float" office:value="7999037" calcext:value-type="float">
            <text:p>7999037</text:p>
          </table:table-cell>
          <table:table-cell table:formula="of:=[.A502]/1000/(60*60*24)" office:value-type="time" office:time-value="PT02H13M19.037S" calcext:value-type="time">
            <text:p>02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109.93" calcext:value-type="float">
            <text:p>1109.93</text:p>
          </table:table-cell>
          <table:table-cell office:value-type="float" office:value="1331.17" calcext:value-type="float">
            <text:p>1331.17</text:p>
          </table:table-cell>
        </table:table-row>
        <table:table-row table:style-name="ro1">
          <table:table-cell office:value-type="float" office:value="8015037" calcext:value-type="float">
            <text:p>8015037</text:p>
          </table:table-cell>
          <table:table-cell table:formula="of:=[.A503]/1000/(60*60*24)" office:value-type="time" office:time-value="PT02H13M35.037S" calcext:value-type="time">
            <text:p>02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4" calcext:value-type="float">
            <text:p>587.94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1333.78" calcext:value-type="float">
            <text:p>1333.78</text:p>
          </table:table-cell>
        </table:table-row>
        <table:table-row table:style-name="ro1">
          <table:table-cell office:value-type="float" office:value="8031037" calcext:value-type="float">
            <text:p>8031037</text:p>
          </table:table-cell>
          <table:table-cell table:formula="of:=[.A504]/1000/(60*60*24)" office:value-type="time" office:time-value="PT02H13M51.037S" calcext:value-type="time">
            <text:p>02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1114.37" calcext:value-type="float">
            <text:p>1114.37</text:p>
          </table:table-cell>
          <table:table-cell office:value-type="float" office:value="1336.4" calcext:value-type="float">
            <text:p>1336.4</text:p>
          </table:table-cell>
        </table:table-row>
        <table:table-row table:style-name="ro1">
          <table:table-cell office:value-type="float" office:value="8047038" calcext:value-type="float">
            <text:p>8047038</text:p>
          </table:table-cell>
          <table:table-cell table:formula="of:=[.A505]/1000/(60*60*24)" office:value-type="time" office:time-value="PT02H14M07.038S" calcext:value-type="time">
            <text:p>02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7" calcext:value-type="float">
            <text:p>588.27</text:p>
          </table:table-cell>
          <table:table-cell office:value-type="float" office:value="1116.59" calcext:value-type="float">
            <text:p>1116.59</text:p>
          </table:table-cell>
          <table:table-cell office:value-type="float" office:value="1339.02" calcext:value-type="float">
            <text:p>1339.02</text:p>
          </table:table-cell>
        </table:table-row>
        <table:table-row table:style-name="ro1">
          <table:table-cell office:value-type="float" office:value="8063037" calcext:value-type="float">
            <text:p>8063037</text:p>
          </table:table-cell>
          <table:table-cell table:formula="of:=[.A506]/1000/(60*60*24)" office:value-type="time" office:time-value="PT02H14M23.037S" calcext:value-type="time">
            <text:p>02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1.99" calcext:value-type="float">
            <text:p>591.99</text:p>
          </table:table-cell>
          <table:table-cell office:value-type="float" office:value="1118.81" calcext:value-type="float">
            <text:p>1118.81</text:p>
          </table:table-cell>
          <table:table-cell office:value-type="float" office:value="1341.64" calcext:value-type="float">
            <text:p>1341.64</text:p>
          </table:table-cell>
        </table:table-row>
        <table:table-row table:style-name="ro1">
          <table:table-cell office:value-type="float" office:value="8079037" calcext:value-type="float">
            <text:p>8079037</text:p>
          </table:table-cell>
          <table:table-cell table:formula="of:=[.A507]/1000/(60*60*24)" office:value-type="time" office:time-value="PT02H14M39.037S" calcext:value-type="time">
            <text:p>02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121.03" calcext:value-type="float">
            <text:p>1121.03</text:p>
          </table:table-cell>
          <table:table-cell office:value-type="float" office:value="1344.26" calcext:value-type="float">
            <text:p>1344.26</text:p>
          </table:table-cell>
        </table:table-row>
        <table:table-row table:style-name="ro1">
          <table:table-cell office:value-type="float" office:value="8095037" calcext:value-type="float">
            <text:p>8095037</text:p>
          </table:table-cell>
          <table:table-cell table:formula="of:=[.A508]/1000/(60*60*24)" office:value-type="time" office:time-value="PT02H14M55.037S" calcext:value-type="time">
            <text:p>02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8" calcext:value-type="float">
            <text:p>588.18</text:p>
          </table:table-cell>
          <table:table-cell office:value-type="float" office:value="1123.25" calcext:value-type="float">
            <text:p>1123.25</text:p>
          </table:table-cell>
          <table:table-cell office:value-type="float" office:value="1346.87" calcext:value-type="float">
            <text:p>1346.87</text:p>
          </table:table-cell>
        </table:table-row>
        <table:table-row table:style-name="ro1">
          <table:table-cell office:value-type="float" office:value="8111037" calcext:value-type="float">
            <text:p>8111037</text:p>
          </table:table-cell>
          <table:table-cell table:formula="of:=[.A509]/1000/(60*60*24)" office:value-type="time" office:time-value="PT02H15M11.037S" calcext:value-type="time">
            <text:p>02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7" calcext:value-type="float">
            <text:p>590.17</text:p>
          </table:table-cell>
          <table:table-cell office:value-type="float" office:value="1125.47" calcext:value-type="float">
            <text:p>1125.47</text:p>
          </table:table-cell>
          <table:table-cell office:value-type="float" office:value="1349.48" calcext:value-type="float">
            <text:p>1349.48</text:p>
          </table:table-cell>
        </table:table-row>
        <table:table-row table:style-name="ro1">
          <table:table-cell office:value-type="float" office:value="8127038" calcext:value-type="float">
            <text:p>8127038</text:p>
          </table:table-cell>
          <table:table-cell table:formula="of:=[.A510]/1000/(60*60*24)" office:value-type="time" office:time-value="PT02H15M27.038S" calcext:value-type="time">
            <text:p>02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127.69" calcext:value-type="float">
            <text:p>1127.69</text:p>
          </table:table-cell>
          <table:table-cell office:value-type="float" office:value="1352.1" calcext:value-type="float">
            <text:p>1352.1</text:p>
          </table:table-cell>
        </table:table-row>
        <table:table-row table:style-name="ro1">
          <table:table-cell office:value-type="float" office:value="8143037" calcext:value-type="float">
            <text:p>8143037</text:p>
          </table:table-cell>
          <table:table-cell table:formula="of:=[.A511]/1000/(60*60*24)" office:value-type="time" office:time-value="PT02H15M43.037S" calcext:value-type="time">
            <text:p>02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5" calcext:value-type="float">
            <text:p>588.15</text:p>
          </table:table-cell>
          <table:table-cell office:value-type="float" office:value="1129.91" calcext:value-type="float">
            <text:p>1129.91</text:p>
          </table:table-cell>
          <table:table-cell office:value-type="float" office:value="1354.71" calcext:value-type="float">
            <text:p>1354.71</text:p>
          </table:table-cell>
        </table:table-row>
        <table:table-row table:style-name="ro1">
          <table:table-cell office:value-type="float" office:value="8159037" calcext:value-type="float">
            <text:p>8159037</text:p>
          </table:table-cell>
          <table:table-cell table:formula="of:=[.A512]/1000/(60*60*24)" office:value-type="time" office:time-value="PT02H15M59.037S" calcext:value-type="time">
            <text:p>02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41" calcext:value-type="float">
            <text:p>588.41</text:p>
          </table:table-cell>
          <table:table-cell office:value-type="float" office:value="1132.13" calcext:value-type="float">
            <text:p>1132.13</text:p>
          </table:table-cell>
          <table:table-cell office:value-type="float" office:value="1357.33" calcext:value-type="float">
            <text:p>1357.33</text:p>
          </table:table-cell>
        </table:table-row>
        <table:table-row table:style-name="ro1">
          <table:table-cell office:value-type="float" office:value="8175037" calcext:value-type="float">
            <text:p>8175037</text:p>
          </table:table-cell>
          <table:table-cell table:formula="of:=[.A513]/1000/(60*60*24)" office:value-type="time" office:time-value="PT02H16M15.037S" calcext:value-type="time">
            <text:p>02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1134.35" calcext:value-type="float">
            <text:p>1134.35</text:p>
          </table:table-cell>
          <table:table-cell office:value-type="float" office:value="1359.94" calcext:value-type="float">
            <text:p>1359.94</text:p>
          </table:table-cell>
        </table:table-row>
        <table:table-row table:style-name="ro1">
          <table:table-cell office:value-type="float" office:value="8191037" calcext:value-type="float">
            <text:p>8191037</text:p>
          </table:table-cell>
          <table:table-cell table:formula="of:=[.A514]/1000/(60*60*24)" office:value-type="time" office:time-value="PT02H16M31.037S" calcext:value-type="time">
            <text:p>02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136.57" calcext:value-type="float">
            <text:p>1136.57</text:p>
          </table:table-cell>
          <table:table-cell office:value-type="float" office:value="1362.55" calcext:value-type="float">
            <text:p>1362.55</text:p>
          </table:table-cell>
        </table:table-row>
        <table:table-row table:style-name="ro1">
          <table:table-cell office:value-type="float" office:value="8207037" calcext:value-type="float">
            <text:p>8207037</text:p>
          </table:table-cell>
          <table:table-cell table:formula="of:=[.A515]/1000/(60*60*24)" office:value-type="time" office:time-value="PT02H16M47.037S" calcext:value-type="time">
            <text:p>02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2" calcext:value-type="float">
            <text:p>587.92</text:p>
          </table:table-cell>
          <table:table-cell office:value-type="float" office:value="1138.79" calcext:value-type="float">
            <text:p>1138.79</text:p>
          </table:table-cell>
          <table:table-cell office:value-type="float" office:value="1365.17" calcext:value-type="float">
            <text:p>1365.17</text:p>
          </table:table-cell>
        </table:table-row>
        <table:table-row table:style-name="ro1">
          <table:table-cell office:value-type="float" office:value="8223037" calcext:value-type="float">
            <text:p>8223037</text:p>
          </table:table-cell>
          <table:table-cell table:formula="of:=[.A516]/1000/(60*60*24)" office:value-type="time" office:time-value="PT02H17M03.037S" calcext:value-type="time">
            <text:p>02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1141.01" calcext:value-type="float">
            <text:p>1141.01</text:p>
          </table:table-cell>
          <table:table-cell office:value-type="float" office:value="1367.78" calcext:value-type="float">
            <text:p>1367.78</text:p>
          </table:table-cell>
        </table:table-row>
        <table:table-row table:style-name="ro1">
          <table:table-cell office:value-type="float" office:value="8239037" calcext:value-type="float">
            <text:p>8239037</text:p>
          </table:table-cell>
          <table:table-cell table:formula="of:=[.A517]/1000/(60*60*24)" office:value-type="time" office:time-value="PT02H17M19.037S" calcext:value-type="time">
            <text:p>02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1143.23" calcext:value-type="float">
            <text:p>1143.23</text:p>
          </table:table-cell>
          <table:table-cell office:value-type="float" office:value="1370.4" calcext:value-type="float">
            <text:p>1370.4</text:p>
          </table:table-cell>
        </table:table-row>
        <table:table-row table:style-name="ro1">
          <table:table-cell office:value-type="float" office:value="8255037" calcext:value-type="float">
            <text:p>8255037</text:p>
          </table:table-cell>
          <table:table-cell table:formula="of:=[.A518]/1000/(60*60*24)" office:value-type="time" office:time-value="PT02H17M35.037S" calcext:value-type="time">
            <text:p>02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9" calcext:value-type="float">
            <text:p>589.89</text:p>
          </table:table-cell>
          <table:table-cell office:value-type="float" office:value="1145.45" calcext:value-type="float">
            <text:p>1145.45</text:p>
          </table:table-cell>
          <table:table-cell office:value-type="float" office:value="1373.02" calcext:value-type="float">
            <text:p>1373.02</text:p>
          </table:table-cell>
        </table:table-row>
        <table:table-row table:style-name="ro1">
          <table:table-cell office:value-type="float" office:value="8271037" calcext:value-type="float">
            <text:p>8271037</text:p>
          </table:table-cell>
          <table:table-cell table:formula="of:=[.A519]/1000/(60*60*24)" office:value-type="time" office:time-value="PT02H17M51.037S" calcext:value-type="time">
            <text:p>02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1147.68" calcext:value-type="float">
            <text:p>1147.68</text:p>
          </table:table-cell>
          <table:table-cell office:value-type="float" office:value="1375.64" calcext:value-type="float">
            <text:p>1375.64</text:p>
          </table:table-cell>
        </table:table-row>
        <table:table-row table:style-name="ro1">
          <table:table-cell office:value-type="float" office:value="8287038" calcext:value-type="float">
            <text:p>8287038</text:p>
          </table:table-cell>
          <table:table-cell table:formula="of:=[.A520]/1000/(60*60*24)" office:value-type="time" office:time-value="PT02H18M07.038S" calcext:value-type="time">
            <text:p>02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1" calcext:value-type="float">
            <text:p>587.91</text:p>
          </table:table-cell>
          <table:table-cell office:value-type="float" office:value="1149.9" calcext:value-type="float">
            <text:p>1149.9</text:p>
          </table:table-cell>
          <table:table-cell office:value-type="float" office:value="1378.26" calcext:value-type="float">
            <text:p>1378.26</text:p>
          </table:table-cell>
        </table:table-row>
        <table:table-row table:style-name="ro1">
          <table:table-cell office:value-type="float" office:value="8303037" calcext:value-type="float">
            <text:p>8303037</text:p>
          </table:table-cell>
          <table:table-cell table:formula="of:=[.A521]/1000/(60*60*24)" office:value-type="time" office:time-value="PT02H18M23.037S" calcext:value-type="time">
            <text:p>02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3" calcext:value-type="float">
            <text:p>588.03</text:p>
          </table:table-cell>
          <table:table-cell office:value-type="float" office:value="1152.12" calcext:value-type="float">
            <text:p>1152.12</text:p>
          </table:table-cell>
          <table:table-cell office:value-type="float" office:value="1380.87" calcext:value-type="float">
            <text:p>1380.87</text:p>
          </table:table-cell>
        </table:table-row>
        <table:table-row table:style-name="ro1">
          <table:table-cell office:value-type="float" office:value="8319037" calcext:value-type="float">
            <text:p>8319037</text:p>
          </table:table-cell>
          <table:table-cell table:formula="of:=[.A522]/1000/(60*60*24)" office:value-type="time" office:time-value="PT02H18M39.037S" calcext:value-type="time">
            <text:p>02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1154.34" calcext:value-type="float">
            <text:p>1154.34</text:p>
          </table:table-cell>
          <table:table-cell office:value-type="float" office:value="1383.48" calcext:value-type="float">
            <text:p>1383.48</text:p>
          </table:table-cell>
        </table:table-row>
        <table:table-row table:style-name="ro1">
          <table:table-cell office:value-type="float" office:value="8335037" calcext:value-type="float">
            <text:p>8335037</text:p>
          </table:table-cell>
          <table:table-cell table:formula="of:=[.A523]/1000/(60*60*24)" office:value-type="time" office:time-value="PT02H18M55.037S" calcext:value-type="time">
            <text:p>02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1156.56" calcext:value-type="float">
            <text:p>1156.56</text:p>
          </table:table-cell>
          <table:table-cell office:value-type="float" office:value="1386.1" calcext:value-type="float">
            <text:p>1386.1</text:p>
          </table:table-cell>
        </table:table-row>
        <table:table-row table:style-name="ro1">
          <table:table-cell office:value-type="float" office:value="8351038" calcext:value-type="float">
            <text:p>8351038</text:p>
          </table:table-cell>
          <table:table-cell table:formula="of:=[.A524]/1000/(60*60*24)" office:value-type="time" office:time-value="PT02H19M11.038S" calcext:value-type="time">
            <text:p>02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4" calcext:value-type="float">
            <text:p>588.24</text:p>
          </table:table-cell>
          <table:table-cell office:value-type="float" office:value="1158.77" calcext:value-type="float">
            <text:p>1158.77</text:p>
          </table:table-cell>
          <table:table-cell office:value-type="float" office:value="1388.71" calcext:value-type="float">
            <text:p>1388.71</text:p>
          </table:table-cell>
        </table:table-row>
        <table:table-row table:style-name="ro1">
          <table:table-cell office:value-type="float" office:value="8367038" calcext:value-type="float">
            <text:p>8367038</text:p>
          </table:table-cell>
          <table:table-cell table:formula="of:=[.A525]/1000/(60*60*24)" office:value-type="time" office:time-value="PT02H19M27.038S" calcext:value-type="time">
            <text:p>02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2" calcext:value-type="float">
            <text:p>587.92</text:p>
          </table:table-cell>
          <table:table-cell office:value-type="float" office:value="1160.99" calcext:value-type="float">
            <text:p>1160.99</text:p>
          </table:table-cell>
          <table:table-cell office:value-type="float" office:value="1391.32" calcext:value-type="float">
            <text:p>1391.32</text:p>
          </table:table-cell>
        </table:table-row>
        <table:table-row table:style-name="ro1">
          <table:table-cell office:value-type="float" office:value="8383038" calcext:value-type="float">
            <text:p>8383038</text:p>
          </table:table-cell>
          <table:table-cell table:formula="of:=[.A526]/1000/(60*60*24)" office:value-type="time" office:time-value="PT02H19M43.038S" calcext:value-type="time">
            <text:p>02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1163.21" calcext:value-type="float">
            <text:p>1163.21</text:p>
          </table:table-cell>
          <table:table-cell office:value-type="float" office:value="1393.93" calcext:value-type="float">
            <text:p>1393.93</text:p>
          </table:table-cell>
        </table:table-row>
        <table:table-row table:style-name="ro1">
          <table:table-cell office:value-type="float" office:value="8399038" calcext:value-type="float">
            <text:p>8399038</text:p>
          </table:table-cell>
          <table:table-cell table:formula="of:=[.A527]/1000/(60*60*24)" office:value-type="time" office:time-value="PT02H19M59.038S" calcext:value-type="time">
            <text:p>02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1165.43" calcext:value-type="float">
            <text:p>1165.43</text:p>
          </table:table-cell>
          <table:table-cell office:value-type="float" office:value="1396.55" calcext:value-type="float">
            <text:p>1396.55</text:p>
          </table:table-cell>
        </table:table-row>
        <table:table-row table:style-name="ro1">
          <table:table-cell office:value-type="float" office:value="8415038" calcext:value-type="float">
            <text:p>8415038</text:p>
          </table:table-cell>
          <table:table-cell table:formula="of:=[.A528]/1000/(60*60*24)" office:value-type="time" office:time-value="PT02H20M15.038S" calcext:value-type="time">
            <text:p>02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167.65" calcext:value-type="float">
            <text:p>1167.65</text:p>
          </table:table-cell>
          <table:table-cell office:value-type="float" office:value="1399.16" calcext:value-type="float">
            <text:p>1399.16</text:p>
          </table:table-cell>
        </table:table-row>
        <table:table-row table:style-name="ro1">
          <table:table-cell office:value-type="float" office:value="8431037" calcext:value-type="float">
            <text:p>8431037</text:p>
          </table:table-cell>
          <table:table-cell table:formula="of:=[.A529]/1000/(60*60*24)" office:value-type="time" office:time-value="PT02H20M31.037S" calcext:value-type="time">
            <text:p>02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1169.87" calcext:value-type="float">
            <text:p>1169.87</text:p>
          </table:table-cell>
          <table:table-cell office:value-type="float" office:value="1401.77" calcext:value-type="float">
            <text:p>1401.77</text:p>
          </table:table-cell>
        </table:table-row>
        <table:table-row table:style-name="ro1">
          <table:table-cell office:value-type="float" office:value="8447037" calcext:value-type="float">
            <text:p>8447037</text:p>
          </table:table-cell>
          <table:table-cell table:formula="of:=[.A530]/1000/(60*60*24)" office:value-type="time" office:time-value="PT02H20M47.037S" calcext:value-type="time">
            <text:p>02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1172.09" calcext:value-type="float">
            <text:p>1172.09</text:p>
          </table:table-cell>
          <table:table-cell office:value-type="float" office:value="1404.38" calcext:value-type="float">
            <text:p>1404.38</text:p>
          </table:table-cell>
        </table:table-row>
        <table:table-row table:style-name="ro1">
          <table:table-cell office:value-type="float" office:value="8463038" calcext:value-type="float">
            <text:p>8463038</text:p>
          </table:table-cell>
          <table:table-cell table:formula="of:=[.A531]/1000/(60*60*24)" office:value-type="time" office:time-value="PT02H21M03.038S" calcext:value-type="time">
            <text:p>02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1174.32" calcext:value-type="float">
            <text:p>1174.32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8479037" calcext:value-type="float">
            <text:p>8479037</text:p>
          </table:table-cell>
          <table:table-cell table:formula="of:=[.A532]/1000/(60*60*24)" office:value-type="time" office:time-value="PT02H21M19.037S" calcext:value-type="time">
            <text:p>02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176.54" calcext:value-type="float">
            <text:p>1176.54</text:p>
          </table:table-cell>
          <table:table-cell office:value-type="float" office:value="1409.62" calcext:value-type="float">
            <text:p>1409.62</text:p>
          </table:table-cell>
        </table:table-row>
        <table:table-row table:style-name="ro1">
          <table:table-cell office:value-type="float" office:value="8495037" calcext:value-type="float">
            <text:p>8495037</text:p>
          </table:table-cell>
          <table:table-cell table:formula="of:=[.A533]/1000/(60*60*24)" office:value-type="time" office:time-value="PT02H21M35.037S" calcext:value-type="time">
            <text:p>02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1178.76" calcext:value-type="float">
            <text:p>1178.76</text:p>
          </table:table-cell>
          <table:table-cell office:value-type="float" office:value="1412.23" calcext:value-type="float">
            <text:p>1412.23</text:p>
          </table:table-cell>
        </table:table-row>
        <table:table-row table:style-name="ro1">
          <table:table-cell office:value-type="float" office:value="8511037" calcext:value-type="float">
            <text:p>8511037</text:p>
          </table:table-cell>
          <table:table-cell table:formula="of:=[.A534]/1000/(60*60*24)" office:value-type="time" office:time-value="PT02H21M51.037S" calcext:value-type="time">
            <text:p>02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1180.98" calcext:value-type="float">
            <text:p>1180.98</text:p>
          </table:table-cell>
          <table:table-cell office:value-type="float" office:value="1414.84" calcext:value-type="float">
            <text:p>1414.84</text:p>
          </table:table-cell>
        </table:table-row>
        <table:table-row table:style-name="ro1">
          <table:table-cell office:value-type="float" office:value="8527037" calcext:value-type="float">
            <text:p>8527037</text:p>
          </table:table-cell>
          <table:table-cell table:formula="of:=[.A535]/1000/(60*60*24)" office:value-type="time" office:time-value="PT02H22M07.037S" calcext:value-type="time">
            <text:p>02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183.2" calcext:value-type="float">
            <text:p>1183.2</text:p>
          </table:table-cell>
          <table:table-cell office:value-type="float" office:value="1417.45" calcext:value-type="float">
            <text:p>1417.45</text:p>
          </table:table-cell>
        </table:table-row>
        <table:table-row table:style-name="ro1">
          <table:table-cell office:value-type="float" office:value="8543037" calcext:value-type="float">
            <text:p>8543037</text:p>
          </table:table-cell>
          <table:table-cell table:formula="of:=[.A536]/1000/(60*60*24)" office:value-type="time" office:time-value="PT02H22M23.037S" calcext:value-type="time">
            <text:p>02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185.42" calcext:value-type="float">
            <text:p>1185.42</text:p>
          </table:table-cell>
          <table:table-cell office:value-type="float" office:value="1420.06" calcext:value-type="float">
            <text:p>1420.06</text:p>
          </table:table-cell>
        </table:table-row>
        <table:table-row table:style-name="ro1">
          <table:table-cell office:value-type="float" office:value="8559037" calcext:value-type="float">
            <text:p>8559037</text:p>
          </table:table-cell>
          <table:table-cell table:formula="of:=[.A537]/1000/(60*60*24)" office:value-type="time" office:time-value="PT02H22M39.037S" calcext:value-type="time">
            <text:p>02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1187.64" calcext:value-type="float">
            <text:p>1187.64</text:p>
          </table:table-cell>
          <table:table-cell office:value-type="float" office:value="1422.67" calcext:value-type="float">
            <text:p>1422.67</text:p>
          </table:table-cell>
        </table:table-row>
        <table:table-row table:style-name="ro1">
          <table:table-cell office:value-type="float" office:value="8575037" calcext:value-type="float">
            <text:p>8575037</text:p>
          </table:table-cell>
          <table:table-cell table:formula="of:=[.A538]/1000/(60*60*24)" office:value-type="time" office:time-value="PT02H22M55.037S" calcext:value-type="time">
            <text:p>02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1189.86" calcext:value-type="float">
            <text:p>1189.86</text:p>
          </table:table-cell>
          <table:table-cell office:value-type="float" office:value="1425.29" calcext:value-type="float">
            <text:p>1425.29</text:p>
          </table:table-cell>
        </table:table-row>
        <table:table-row table:style-name="ro1">
          <table:table-cell office:value-type="float" office:value="8591037" calcext:value-type="float">
            <text:p>8591037</text:p>
          </table:table-cell>
          <table:table-cell table:formula="of:=[.A539]/1000/(60*60*24)" office:value-type="time" office:time-value="PT02H23M11.037S" calcext:value-type="time">
            <text:p>02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1192.09" calcext:value-type="float">
            <text:p>1192.09</text:p>
          </table:table-cell>
          <table:table-cell office:value-type="float" office:value="1427.9" calcext:value-type="float">
            <text:p>1427.9</text:p>
          </table:table-cell>
        </table:table-row>
        <table:table-row table:style-name="ro1">
          <table:table-cell office:value-type="float" office:value="8607037" calcext:value-type="float">
            <text:p>8607037</text:p>
          </table:table-cell>
          <table:table-cell table:formula="of:=[.A540]/1000/(60*60*24)" office:value-type="time" office:time-value="PT02H23M27.037S" calcext:value-type="time">
            <text:p>02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" calcext:value-type="float">
            <text:p>588.1</text:p>
          </table:table-cell>
          <table:table-cell office:value-type="float" office:value="1194.31" calcext:value-type="float">
            <text:p>1194.31</text:p>
          </table:table-cell>
          <table:table-cell office:value-type="float" office:value="1430.52" calcext:value-type="float">
            <text:p>1430.52</text:p>
          </table:table-cell>
        </table:table-row>
        <table:table-row table:style-name="ro1">
          <table:table-cell office:value-type="float" office:value="8623037" calcext:value-type="float">
            <text:p>8623037</text:p>
          </table:table-cell>
          <table:table-cell table:formula="of:=[.A541]/1000/(60*60*24)" office:value-type="time" office:time-value="PT02H23M43.037S" calcext:value-type="time">
            <text:p>02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3" calcext:value-type="float">
            <text:p>587.73</text:p>
          </table:table-cell>
          <table:table-cell office:value-type="float" office:value="1196.54" calcext:value-type="float">
            <text:p>1196.54</text:p>
          </table:table-cell>
          <table:table-cell office:value-type="float" office:value="1433.14" calcext:value-type="float">
            <text:p>1433.14</text:p>
          </table:table-cell>
        </table:table-row>
        <table:table-row table:style-name="ro1">
          <table:table-cell office:value-type="float" office:value="8639037" calcext:value-type="float">
            <text:p>8639037</text:p>
          </table:table-cell>
          <table:table-cell table:formula="of:=[.A542]/1000/(60*60*24)" office:value-type="time" office:time-value="PT02H23M59.037S" calcext:value-type="time">
            <text:p>02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1198.76" calcext:value-type="float">
            <text:p>1198.76</text:p>
          </table:table-cell>
          <table:table-cell office:value-type="float" office:value="1435.75" calcext:value-type="float">
            <text:p>1435.75</text:p>
          </table:table-cell>
        </table:table-row>
        <table:table-row table:style-name="ro1">
          <table:table-cell office:value-type="float" office:value="8655037" calcext:value-type="float">
            <text:p>8655037</text:p>
          </table:table-cell>
          <table:table-cell table:formula="of:=[.A543]/1000/(60*60*24)" office:value-type="time" office:time-value="PT02H24M15.037S" calcext:value-type="time">
            <text:p>02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9" calcext:value-type="float">
            <text:p>589.99</text:p>
          </table:table-cell>
          <table:table-cell office:value-type="float" office:value="1200.99" calcext:value-type="float">
            <text:p>1200.99</text:p>
          </table:table-cell>
          <table:table-cell office:value-type="float" office:value="1438.37" calcext:value-type="float">
            <text:p>1438.37</text:p>
          </table:table-cell>
        </table:table-row>
        <table:table-row table:style-name="ro1">
          <table:table-cell office:value-type="float" office:value="8671037" calcext:value-type="float">
            <text:p>8671037</text:p>
          </table:table-cell>
          <table:table-cell table:formula="of:=[.A544]/1000/(60*60*24)" office:value-type="time" office:time-value="PT02H24M31.037S" calcext:value-type="time">
            <text:p>02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1203.21" calcext:value-type="float">
            <text:p>1203.21</text:p>
          </table:table-cell>
          <table:table-cell office:value-type="float" office:value="1440.98" calcext:value-type="float">
            <text:p>1440.98</text:p>
          </table:table-cell>
        </table:table-row>
        <table:table-row table:style-name="ro1">
          <table:table-cell office:value-type="float" office:value="8687037" calcext:value-type="float">
            <text:p>8687037</text:p>
          </table:table-cell>
          <table:table-cell table:formula="of:=[.A545]/1000/(60*60*24)" office:value-type="time" office:time-value="PT02H24M47.037S" calcext:value-type="time">
            <text:p>02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4" calcext:value-type="float">
            <text:p>589.74</text:p>
          </table:table-cell>
          <table:table-cell office:value-type="float" office:value="1205.44" calcext:value-type="float">
            <text:p>1205.44</text:p>
          </table:table-cell>
          <table:table-cell office:value-type="float" office:value="1443.6" calcext:value-type="float">
            <text:p>1443.6</text:p>
          </table:table-cell>
        </table:table-row>
        <table:table-row table:style-name="ro1">
          <table:table-cell office:value-type="float" office:value="8703037" calcext:value-type="float">
            <text:p>8703037</text:p>
          </table:table-cell>
          <table:table-cell table:formula="of:=[.A546]/1000/(60*60*24)" office:value-type="time" office:time-value="PT02H25M03.037S" calcext:value-type="time">
            <text:p>02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1207.67" calcext:value-type="float">
            <text:p>1207.67</text:p>
          </table:table-cell>
          <table:table-cell office:value-type="float" office:value="1446.22" calcext:value-type="float">
            <text:p>1446.22</text:p>
          </table:table-cell>
        </table:table-row>
        <table:table-row table:style-name="ro1">
          <table:table-cell office:value-type="float" office:value="8719037" calcext:value-type="float">
            <text:p>8719037</text:p>
          </table:table-cell>
          <table:table-cell table:formula="of:=[.A547]/1000/(60*60*24)" office:value-type="time" office:time-value="PT02H25M19.037S" calcext:value-type="time">
            <text:p>02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1209.89" calcext:value-type="float">
            <text:p>1209.89</text:p>
          </table:table-cell>
          <table:table-cell office:value-type="float" office:value="1448.83" calcext:value-type="float">
            <text:p>1448.83</text:p>
          </table:table-cell>
        </table:table-row>
        <table:table-row table:style-name="ro1">
          <table:table-cell office:value-type="float" office:value="8735037" calcext:value-type="float">
            <text:p>8735037</text:p>
          </table:table-cell>
          <table:table-cell table:formula="of:=[.A548]/1000/(60*60*24)" office:value-type="time" office:time-value="PT02H25M35.037S" calcext:value-type="time">
            <text:p>02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7" calcext:value-type="float">
            <text:p>589.97</text:p>
          </table:table-cell>
          <table:table-cell office:value-type="float" office:value="1212.12" calcext:value-type="float">
            <text:p>1212.12</text:p>
          </table:table-cell>
          <table:table-cell office:value-type="float" office:value="1451.45" calcext:value-type="float">
            <text:p>1451.45</text:p>
          </table:table-cell>
        </table:table-row>
        <table:table-row table:style-name="ro1">
          <table:table-cell office:value-type="float" office:value="8751037" calcext:value-type="float">
            <text:p>8751037</text:p>
          </table:table-cell>
          <table:table-cell table:formula="of:=[.A549]/1000/(60*60*24)" office:value-type="time" office:time-value="PT02H25M51.037S" calcext:value-type="time">
            <text:p>02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1214.34" calcext:value-type="float">
            <text:p>1214.34</text:p>
          </table:table-cell>
          <table:table-cell office:value-type="float" office:value="1454.07" calcext:value-type="float">
            <text:p>1454.07</text:p>
          </table:table-cell>
        </table:table-row>
        <table:table-row table:style-name="ro1">
          <table:table-cell office:value-type="float" office:value="8767037" calcext:value-type="float">
            <text:p>8767037</text:p>
          </table:table-cell>
          <table:table-cell table:formula="of:=[.A550]/1000/(60*60*24)" office:value-type="time" office:time-value="PT02H26M07.037S" calcext:value-type="time">
            <text:p>02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2" calcext:value-type="float">
            <text:p>588.12</text:p>
          </table:table-cell>
          <table:table-cell office:value-type="float" office:value="1216.57" calcext:value-type="float">
            <text:p>1216.57</text:p>
          </table:table-cell>
          <table:table-cell office:value-type="float" office:value="1456.68" calcext:value-type="float">
            <text:p>1456.68</text:p>
          </table:table-cell>
        </table:table-row>
        <table:table-row table:style-name="ro1">
          <table:table-cell office:value-type="float" office:value="8783037" calcext:value-type="float">
            <text:p>8783037</text:p>
          </table:table-cell>
          <table:table-cell table:formula="of:=[.A551]/1000/(60*60*24)" office:value-type="time" office:time-value="PT02H26M23.037S" calcext:value-type="time">
            <text:p>02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1218.79" calcext:value-type="float">
            <text:p>1218.79</text:p>
          </table:table-cell>
          <table:table-cell office:value-type="float" office:value="1459.29" calcext:value-type="float">
            <text:p>1459.29</text:p>
          </table:table-cell>
        </table:table-row>
        <table:table-row table:style-name="ro1">
          <table:table-cell office:value-type="float" office:value="8799037" calcext:value-type="float">
            <text:p>8799037</text:p>
          </table:table-cell>
          <table:table-cell table:formula="of:=[.A552]/1000/(60*60*24)" office:value-type="time" office:time-value="PT02H26M39.037S" calcext:value-type="time">
            <text:p>02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7" calcext:value-type="float">
            <text:p>587.97</text:p>
          </table:table-cell>
          <table:table-cell office:value-type="float" office:value="1221.02" calcext:value-type="float">
            <text:p>1221.02</text:p>
          </table:table-cell>
          <table:table-cell office:value-type="float" office:value="1461.91" calcext:value-type="float">
            <text:p>1461.91</text:p>
          </table:table-cell>
        </table:table-row>
        <table:table-row table:style-name="ro1">
          <table:table-cell office:value-type="float" office:value="8815037" calcext:value-type="float">
            <text:p>8815037</text:p>
          </table:table-cell>
          <table:table-cell table:formula="of:=[.A553]/1000/(60*60*24)" office:value-type="time" office:time-value="PT02H26M55.037S" calcext:value-type="time">
            <text:p>02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1223.24" calcext:value-type="float">
            <text:p>1223.24</text:p>
          </table:table-cell>
          <table:table-cell office:value-type="float" office:value="1464.52" calcext:value-type="float">
            <text:p>1464.52</text:p>
          </table:table-cell>
        </table:table-row>
        <table:table-row table:style-name="ro1">
          <table:table-cell office:value-type="float" office:value="8831037" calcext:value-type="float">
            <text:p>8831037</text:p>
          </table:table-cell>
          <table:table-cell table:formula="of:=[.A554]/1000/(60*60*24)" office:value-type="time" office:time-value="PT02H27M11.037S" calcext:value-type="time">
            <text:p>02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5.65" calcext:value-type="float">
            <text:p>585.65</text:p>
          </table:table-cell>
          <table:table-cell office:value-type="float" office:value="1225.47" calcext:value-type="float">
            <text:p>1225.47</text:p>
          </table:table-cell>
          <table:table-cell office:value-type="float" office:value="1467.14" calcext:value-type="float">
            <text:p>1467.14</text:p>
          </table:table-cell>
        </table:table-row>
        <table:table-row table:style-name="ro1">
          <table:table-cell office:value-type="float" office:value="8847037" calcext:value-type="float">
            <text:p>8847037</text:p>
          </table:table-cell>
          <table:table-cell table:formula="of:=[.A555]/1000/(60*60*24)" office:value-type="time" office:time-value="PT02H27M27.037S" calcext:value-type="time">
            <text:p>02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3" calcext:value-type="float">
            <text:p>587.73</text:p>
          </table:table-cell>
          <table:table-cell office:value-type="float" office:value="1227.69" calcext:value-type="float">
            <text:p>1227.69</text:p>
          </table:table-cell>
          <table:table-cell office:value-type="float" office:value="1469.75" calcext:value-type="float">
            <text:p>1469.75</text:p>
          </table:table-cell>
        </table:table-row>
        <table:table-row table:style-name="ro1">
          <table:table-cell office:value-type="float" office:value="8863037" calcext:value-type="float">
            <text:p>8863037</text:p>
          </table:table-cell>
          <table:table-cell table:formula="of:=[.A556]/1000/(60*60*24)" office:value-type="time" office:time-value="PT02H27M43.037S" calcext:value-type="time">
            <text:p>02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7.64" calcext:value-type="float">
            <text:p>587.64</text:p>
          </table:table-cell>
          <table:table-cell office:value-type="float" office:value="1229.92" calcext:value-type="float">
            <text:p>1229.92</text:p>
          </table:table-cell>
          <table:table-cell office:value-type="float" office:value="1472.37" calcext:value-type="float">
            <text:p>1472.37</text:p>
          </table:table-cell>
        </table:table-row>
        <table:table-row table:style-name="ro1">
          <table:table-cell office:value-type="float" office:value="8879037" calcext:value-type="float">
            <text:p>8879037</text:p>
          </table:table-cell>
          <table:table-cell table:formula="of:=[.A557]/1000/(60*60*24)" office:value-type="time" office:time-value="PT02H27M59.037S" calcext:value-type="time">
            <text:p>02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1232.15" calcext:value-type="float">
            <text:p>1232.15</text:p>
          </table:table-cell>
          <table:table-cell office:value-type="float" office:value="1474.98" calcext:value-type="float">
            <text:p>1474.98</text:p>
          </table:table-cell>
        </table:table-row>
        <table:table-row table:style-name="ro1">
          <table:table-cell office:value-type="float" office:value="8895038" calcext:value-type="float">
            <text:p>8895038</text:p>
          </table:table-cell>
          <table:table-cell table:formula="of:=[.A558]/1000/(60*60*24)" office:value-type="time" office:time-value="PT02H28M15.038S" calcext:value-type="time">
            <text:p>02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1234.37" calcext:value-type="float">
            <text:p>1234.37</text:p>
          </table:table-cell>
          <table:table-cell office:value-type="float" office:value="1477.59" calcext:value-type="float">
            <text:p>1477.59</text:p>
          </table:table-cell>
        </table:table-row>
        <table:table-row table:style-name="ro1">
          <table:table-cell office:value-type="float" office:value="8911038" calcext:value-type="float">
            <text:p>8911038</text:p>
          </table:table-cell>
          <table:table-cell table:formula="of:=[.A559]/1000/(60*60*24)" office:value-type="time" office:time-value="PT02H28M31.038S" calcext:value-type="time">
            <text:p>02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1" calcext:value-type="float">
            <text:p>586.21</text:p>
          </table:table-cell>
          <table:table-cell office:value-type="float" office:value="1236.59" calcext:value-type="float">
            <text:p>1236.59</text:p>
          </table:table-cell>
          <table:table-cell office:value-type="float" office:value="1480.2" calcext:value-type="float">
            <text:p>1480.2</text:p>
          </table:table-cell>
        </table:table-row>
        <table:table-row table:style-name="ro1">
          <table:table-cell office:value-type="float" office:value="8927037" calcext:value-type="float">
            <text:p>8927037</text:p>
          </table:table-cell>
          <table:table-cell table:formula="of:=[.A560]/1000/(60*60*24)" office:value-type="time" office:time-value="PT02H28M47.037S" calcext:value-type="time">
            <text:p>02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1238.81" calcext:value-type="float">
            <text:p>1238.81</text:p>
          </table:table-cell>
          <table:table-cell office:value-type="float" office:value="1482.81" calcext:value-type="float">
            <text:p>1482.81</text:p>
          </table:table-cell>
        </table:table-row>
        <table:table-row table:style-name="ro1">
          <table:table-cell office:value-type="float" office:value="8943037" calcext:value-type="float">
            <text:p>8943037</text:p>
          </table:table-cell>
          <table:table-cell table:formula="of:=[.A561]/1000/(60*60*24)" office:value-type="time" office:time-value="PT02H29M03.037S" calcext:value-type="time">
            <text:p>02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1241.04" calcext:value-type="float">
            <text:p>1241.04</text:p>
          </table:table-cell>
          <table:table-cell office:value-type="float" office:value="1485.42" calcext:value-type="float">
            <text:p>1485.42</text:p>
          </table:table-cell>
        </table:table-row>
        <table:table-row table:style-name="ro1">
          <table:table-cell office:value-type="float" office:value="8959037" calcext:value-type="float">
            <text:p>8959037</text:p>
          </table:table-cell>
          <table:table-cell table:formula="of:=[.A562]/1000/(60*60*24)" office:value-type="time" office:time-value="PT02H29M19.037S" calcext:value-type="time">
            <text:p>02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5.64" calcext:value-type="float">
            <text:p>585.64</text:p>
          </table:table-cell>
          <table:table-cell office:value-type="float" office:value="1243.26" calcext:value-type="float">
            <text:p>1243.26</text:p>
          </table:table-cell>
          <table:table-cell office:value-type="float" office:value="1488.04" calcext:value-type="float">
            <text:p>1488.04</text:p>
          </table:table-cell>
        </table:table-row>
        <table:table-row table:style-name="ro1">
          <table:table-cell office:value-type="float" office:value="8975037" calcext:value-type="float">
            <text:p>8975037</text:p>
          </table:table-cell>
          <table:table-cell table:formula="of:=[.A563]/1000/(60*60*24)" office:value-type="time" office:time-value="PT02H29M35.037S" calcext:value-type="time">
            <text:p>02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1245.49" calcext:value-type="float">
            <text:p>1245.49</text:p>
          </table:table-cell>
          <table:table-cell office:value-type="float" office:value="1490.65" calcext:value-type="float">
            <text:p>1490.65</text:p>
          </table:table-cell>
        </table:table-row>
        <table:table-row table:style-name="ro1">
          <table:table-cell office:value-type="float" office:value="8991037" calcext:value-type="float">
            <text:p>8991037</text:p>
          </table:table-cell>
          <table:table-cell table:formula="of:=[.A564]/1000/(60*60*24)" office:value-type="time" office:time-value="PT02H29M51.037S" calcext:value-type="time">
            <text:p>02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1247.71" calcext:value-type="float">
            <text:p>1247.71</text:p>
          </table:table-cell>
          <table:table-cell office:value-type="float" office:value="1493.26" calcext:value-type="float">
            <text:p>1493.26</text:p>
          </table:table-cell>
        </table:table-row>
        <table:table-row table:style-name="ro1">
          <table:table-cell office:value-type="float" office:value="9007037" calcext:value-type="float">
            <text:p>9007037</text:p>
          </table:table-cell>
          <table:table-cell table:formula="of:=[.A565]/1000/(60*60*24)" office:value-type="time" office:time-value="PT02H30M07.037S" calcext:value-type="time">
            <text:p>02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1249.94" calcext:value-type="float">
            <text:p>1249.94</text:p>
          </table:table-cell>
          <table:table-cell office:value-type="float" office:value="1495.87" calcext:value-type="float">
            <text:p>1495.87</text:p>
          </table:table-cell>
        </table:table-row>
        <table:table-row table:style-name="ro1">
          <table:table-cell office:value-type="float" office:value="9023037" calcext:value-type="float">
            <text:p>9023037</text:p>
          </table:table-cell>
          <table:table-cell table:formula="of:=[.A566]/1000/(60*60*24)" office:value-type="time" office:time-value="PT02H30M23.037S" calcext:value-type="time">
            <text:p>02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1252.17" calcext:value-type="float">
            <text:p>1252.17</text:p>
          </table:table-cell>
          <table:table-cell office:value-type="float" office:value="1498.49" calcext:value-type="float">
            <text:p>1498.49</text:p>
          </table:table-cell>
        </table:table-row>
        <table:table-row table:style-name="ro1">
          <table:table-cell office:value-type="float" office:value="9039037" calcext:value-type="float">
            <text:p>9039037</text:p>
          </table:table-cell>
          <table:table-cell table:formula="of:=[.A567]/1000/(60*60*24)" office:value-type="time" office:time-value="PT02H30M39.037S" calcext:value-type="time">
            <text:p>02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7" calcext:value-type="float">
            <text:p>587.87</text:p>
          </table:table-cell>
          <table:table-cell office:value-type="float" office:value="1254.39" calcext:value-type="float">
            <text:p>1254.39</text:p>
          </table:table-cell>
          <table:table-cell office:value-type="float" office:value="1501.1" calcext:value-type="float">
            <text:p>1501.1</text:p>
          </table:table-cell>
        </table:table-row>
        <table:table-row table:style-name="ro1">
          <table:table-cell office:value-type="float" office:value="9055037" calcext:value-type="float">
            <text:p>9055037</text:p>
          </table:table-cell>
          <table:table-cell table:formula="of:=[.A568]/1000/(60*60*24)" office:value-type="time" office:time-value="PT02H30M55.037S" calcext:value-type="time">
            <text:p>02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2" calcext:value-type="float">
            <text:p>586.22</text:p>
          </table:table-cell>
          <table:table-cell office:value-type="float" office:value="1256.62" calcext:value-type="float">
            <text:p>1256.62</text:p>
          </table:table-cell>
          <table:table-cell office:value-type="float" office:value="1503.72" calcext:value-type="float">
            <text:p>1503.72</text:p>
          </table:table-cell>
        </table:table-row>
        <table:table-row table:style-name="ro1">
          <table:table-cell office:value-type="float" office:value="9071037" calcext:value-type="float">
            <text:p>9071037</text:p>
          </table:table-cell>
          <table:table-cell table:formula="of:=[.A569]/1000/(60*60*24)" office:value-type="time" office:time-value="PT02H31M11.037S" calcext:value-type="time">
            <text:p>02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1258.84" calcext:value-type="float">
            <text:p>1258.84</text:p>
          </table:table-cell>
          <table:table-cell office:value-type="float" office:value="1506.32" calcext:value-type="float">
            <text:p>1506.32</text:p>
          </table:table-cell>
        </table:table-row>
        <table:table-row table:style-name="ro1">
          <table:table-cell office:value-type="float" office:value="9087037" calcext:value-type="float">
            <text:p>9087037</text:p>
          </table:table-cell>
          <table:table-cell table:formula="of:=[.A570]/1000/(60*60*24)" office:value-type="time" office:time-value="PT02H31M27.037S" calcext:value-type="time">
            <text:p>02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261.06" calcext:value-type="float">
            <text:p>1261.06</text:p>
          </table:table-cell>
          <table:table-cell office:value-type="float" office:value="1508.93" calcext:value-type="float">
            <text:p>1508.93</text:p>
          </table:table-cell>
        </table:table-row>
        <table:table-row table:style-name="ro1">
          <table:table-cell office:value-type="float" office:value="9103038" calcext:value-type="float">
            <text:p>9103038</text:p>
          </table:table-cell>
          <table:table-cell table:formula="of:=[.A571]/1000/(60*60*24)" office:value-type="time" office:time-value="PT02H31M43.038S" calcext:value-type="time">
            <text:p>02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1263.27" calcext:value-type="float">
            <text:p>1263.27</text:p>
          </table:table-cell>
          <table:table-cell office:value-type="float" office:value="1511.54" calcext:value-type="float">
            <text:p>1511.54</text:p>
          </table:table-cell>
        </table:table-row>
        <table:table-row table:style-name="ro1">
          <table:table-cell office:value-type="float" office:value="9119037" calcext:value-type="float">
            <text:p>9119037</text:p>
          </table:table-cell>
          <table:table-cell table:formula="of:=[.A572]/1000/(60*60*24)" office:value-type="time" office:time-value="PT02H31M59.037S" calcext:value-type="time">
            <text:p>02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1265.49" calcext:value-type="float">
            <text:p>1265.49</text:p>
          </table:table-cell>
          <table:table-cell office:value-type="float" office:value="1514.15" calcext:value-type="float">
            <text:p>1514.15</text:p>
          </table:table-cell>
        </table:table-row>
        <table:table-row table:style-name="ro1">
          <table:table-cell office:value-type="float" office:value="9135037" calcext:value-type="float">
            <text:p>9135037</text:p>
          </table:table-cell>
          <table:table-cell table:formula="of:=[.A573]/1000/(60*60*24)" office:value-type="time" office:time-value="PT02H32M15.037S" calcext:value-type="time">
            <text:p>02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267.71" calcext:value-type="float">
            <text:p>1267.71</text:p>
          </table:table-cell>
          <table:table-cell office:value-type="float" office:value="1516.75" calcext:value-type="float">
            <text:p>1516.75</text:p>
          </table:table-cell>
        </table:table-row>
        <table:table-row table:style-name="ro1">
          <table:table-cell office:value-type="float" office:value="9151037" calcext:value-type="float">
            <text:p>9151037</text:p>
          </table:table-cell>
          <table:table-cell table:formula="of:=[.A574]/1000/(60*60*24)" office:value-type="time" office:time-value="PT02H32M31.037S" calcext:value-type="time">
            <text:p>02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1269.93" calcext:value-type="float">
            <text:p>1269.93</text:p>
          </table:table-cell>
          <table:table-cell office:value-type="float" office:value="1519.36" calcext:value-type="float">
            <text:p>1519.36</text:p>
          </table:table-cell>
        </table:table-row>
        <table:table-row table:style-name="ro1">
          <table:table-cell office:value-type="float" office:value="9167037" calcext:value-type="float">
            <text:p>9167037</text:p>
          </table:table-cell>
          <table:table-cell table:formula="of:=[.A575]/1000/(60*60*24)" office:value-type="time" office:time-value="PT02H32M47.037S" calcext:value-type="time">
            <text:p>02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272.15" calcext:value-type="float">
            <text:p>1272.15</text:p>
          </table:table-cell>
          <table:table-cell office:value-type="float" office:value="1521.96" calcext:value-type="float">
            <text:p>1521.96</text:p>
          </table:table-cell>
        </table:table-row>
        <table:table-row table:style-name="ro1">
          <table:table-cell office:value-type="float" office:value="9183037" calcext:value-type="float">
            <text:p>9183037</text:p>
          </table:table-cell>
          <table:table-cell table:formula="of:=[.A576]/1000/(60*60*24)" office:value-type="time" office:time-value="PT02H33M03.037S" calcext:value-type="time">
            <text:p>02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5" calcext:value-type="float">
            <text:p>586.15</text:p>
          </table:table-cell>
          <table:table-cell office:value-type="float" office:value="1274.37" calcext:value-type="float">
            <text:p>1274.37</text:p>
          </table:table-cell>
          <table:table-cell office:value-type="float" office:value="1524.57" calcext:value-type="float">
            <text:p>1524.57</text:p>
          </table:table-cell>
        </table:table-row>
        <table:table-row table:style-name="ro1">
          <table:table-cell office:value-type="float" office:value="9199037" calcext:value-type="float">
            <text:p>9199037</text:p>
          </table:table-cell>
          <table:table-cell table:formula="of:=[.A577]/1000/(60*60*24)" office:value-type="time" office:time-value="PT02H33M19.037S" calcext:value-type="time">
            <text:p>02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7" calcext:value-type="float">
            <text:p>586.27</text:p>
          </table:table-cell>
          <table:table-cell office:value-type="float" office:value="1276.59" calcext:value-type="float">
            <text:p>1276.59</text:p>
          </table:table-cell>
          <table:table-cell office:value-type="float" office:value="1527.17" calcext:value-type="float">
            <text:p>1527.17</text:p>
          </table:table-cell>
        </table:table-row>
        <table:table-row table:style-name="ro1">
          <table:table-cell office:value-type="float" office:value="9215037" calcext:value-type="float">
            <text:p>9215037</text:p>
          </table:table-cell>
          <table:table-cell table:formula="of:=[.A578]/1000/(60*60*24)" office:value-type="time" office:time-value="PT02H33M35.037S" calcext:value-type="time">
            <text:p>02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278.81" calcext:value-type="float">
            <text:p>1278.81</text:p>
          </table:table-cell>
          <table:table-cell office:value-type="float" office:value="1529.78" calcext:value-type="float">
            <text:p>1529.78</text:p>
          </table:table-cell>
        </table:table-row>
        <table:table-row table:style-name="ro1">
          <table:table-cell office:value-type="float" office:value="9231037" calcext:value-type="float">
            <text:p>9231037</text:p>
          </table:table-cell>
          <table:table-cell table:formula="of:=[.A579]/1000/(60*60*24)" office:value-type="time" office:time-value="PT02H33M51.037S" calcext:value-type="time">
            <text:p>02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1281.03" calcext:value-type="float">
            <text:p>1281.03</text:p>
          </table:table-cell>
          <table:table-cell office:value-type="float" office:value="1532.38" calcext:value-type="float">
            <text:p>1532.38</text:p>
          </table:table-cell>
        </table:table-row>
        <table:table-row table:style-name="ro1">
          <table:table-cell office:value-type="float" office:value="9247038" calcext:value-type="float">
            <text:p>9247038</text:p>
          </table:table-cell>
          <table:table-cell table:formula="of:=[.A580]/1000/(60*60*24)" office:value-type="time" office:time-value="PT02H34M07.038S" calcext:value-type="time">
            <text:p>02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283.25" calcext:value-type="float">
            <text:p>1283.25</text:p>
          </table:table-cell>
          <table:table-cell office:value-type="float" office:value="1534.99" calcext:value-type="float">
            <text:p>1534.99</text:p>
          </table:table-cell>
        </table:table-row>
        <table:table-row table:style-name="ro1">
          <table:table-cell office:value-type="float" office:value="9263037" calcext:value-type="float">
            <text:p>9263037</text:p>
          </table:table-cell>
          <table:table-cell table:formula="of:=[.A581]/1000/(60*60*24)" office:value-type="time" office:time-value="PT02H34M23.037S" calcext:value-type="time">
            <text:p>02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1285.47" calcext:value-type="float">
            <text:p>1285.47</text:p>
          </table:table-cell>
          <table:table-cell office:value-type="float" office:value="1537.59" calcext:value-type="float">
            <text:p>1537.59</text:p>
          </table:table-cell>
        </table:table-row>
        <table:table-row table:style-name="ro1">
          <table:table-cell office:value-type="float" office:value="9279037" calcext:value-type="float">
            <text:p>9279037</text:p>
          </table:table-cell>
          <table:table-cell table:formula="of:=[.A582]/1000/(60*60*24)" office:value-type="time" office:time-value="PT02H34M39.037S" calcext:value-type="time">
            <text:p>02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1287.69" calcext:value-type="float">
            <text:p>1287.69</text:p>
          </table:table-cell>
          <table:table-cell office:value-type="float" office:value="1540.19" calcext:value-type="float">
            <text:p>1540.19</text:p>
          </table:table-cell>
        </table:table-row>
        <table:table-row table:style-name="ro1">
          <table:table-cell office:value-type="float" office:value="9295037" calcext:value-type="float">
            <text:p>9295037</text:p>
          </table:table-cell>
          <table:table-cell table:formula="of:=[.A583]/1000/(60*60*24)" office:value-type="time" office:time-value="PT02H34M55.037S" calcext:value-type="time">
            <text:p>02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5" calcext:value-type="float">
            <text:p>586.15</text:p>
          </table:table-cell>
          <table:table-cell office:value-type="float" office:value="1289.91" calcext:value-type="float">
            <text:p>1289.91</text:p>
          </table:table-cell>
          <table:table-cell office:value-type="float" office:value="1542.79" calcext:value-type="float">
            <text:p>1542.79</text:p>
          </table:table-cell>
        </table:table-row>
        <table:table-row table:style-name="ro1">
          <table:table-cell office:value-type="float" office:value="9311037" calcext:value-type="float">
            <text:p>9311037</text:p>
          </table:table-cell>
          <table:table-cell table:formula="of:=[.A584]/1000/(60*60*24)" office:value-type="time" office:time-value="PT02H35M11.037S" calcext:value-type="time">
            <text:p>02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292.13" calcext:value-type="float">
            <text:p>1292.13</text:p>
          </table:table-cell>
          <table:table-cell office:value-type="float" office:value="1545.4" calcext:value-type="float">
            <text:p>1545.4</text:p>
          </table:table-cell>
        </table:table-row>
        <table:table-row table:style-name="ro1">
          <table:table-cell office:value-type="float" office:value="9327038" calcext:value-type="float">
            <text:p>9327038</text:p>
          </table:table-cell>
          <table:table-cell table:formula="of:=[.A585]/1000/(60*60*24)" office:value-type="time" office:time-value="PT02H35M27.038S" calcext:value-type="time">
            <text:p>02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1294.35" calcext:value-type="float">
            <text:p>1294.35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float" office:value="9343038" calcext:value-type="float">
            <text:p>9343038</text:p>
          </table:table-cell>
          <table:table-cell table:formula="of:=[.A586]/1000/(60*60*24)" office:value-type="time" office:time-value="PT02H35M43.038S" calcext:value-type="time">
            <text:p>02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296.56" calcext:value-type="float">
            <text:p>1296.56</text:p>
          </table:table-cell>
          <table:table-cell office:value-type="float" office:value="1550.6" calcext:value-type="float">
            <text:p>1550.6</text:p>
          </table:table-cell>
        </table:table-row>
        <table:table-row table:style-name="ro1">
          <table:table-cell office:value-type="float" office:value="9359037" calcext:value-type="float">
            <text:p>9359037</text:p>
          </table:table-cell>
          <table:table-cell table:formula="of:=[.A587]/1000/(60*60*24)" office:value-type="time" office:time-value="PT02H35M59.037S" calcext:value-type="time">
            <text:p>02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298.78" calcext:value-type="float">
            <text:p>1298.78</text:p>
          </table:table-cell>
          <table:table-cell office:value-type="float" office:value="1553.2" calcext:value-type="float">
            <text:p>1553.2</text:p>
          </table:table-cell>
        </table:table-row>
        <table:table-row table:style-name="ro1">
          <table:table-cell office:value-type="float" office:value="9375037" calcext:value-type="float">
            <text:p>9375037</text:p>
          </table:table-cell>
          <table:table-cell table:formula="of:=[.A588]/1000/(60*60*24)" office:value-type="time" office:time-value="PT02H36M15.037S" calcext:value-type="time">
            <text:p>02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4" calcext:value-type="float">
            <text:p>586.04</text:p>
          </table:table-cell>
          <table:table-cell office:value-type="float" office:value="1301" calcext:value-type="float">
            <text:p>1301</text:p>
          </table:table-cell>
          <table:table-cell office:value-type="float" office:value="1555.81" calcext:value-type="float">
            <text:p>1555.81</text:p>
          </table:table-cell>
        </table:table-row>
        <table:table-row table:style-name="ro1">
          <table:table-cell office:value-type="float" office:value="9391037" calcext:value-type="float">
            <text:p>9391037</text:p>
          </table:table-cell>
          <table:table-cell table:formula="of:=[.A589]/1000/(60*60*24)" office:value-type="time" office:time-value="PT02H36M31.037S" calcext:value-type="time">
            <text:p>02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1303.22" calcext:value-type="float">
            <text:p>1303.22</text:p>
          </table:table-cell>
          <table:table-cell office:value-type="float" office:value="1558.41" calcext:value-type="float">
            <text:p>1558.41</text:p>
          </table:table-cell>
        </table:table-row>
        <table:table-row table:style-name="ro1">
          <table:table-cell office:value-type="float" office:value="9407037" calcext:value-type="float">
            <text:p>9407037</text:p>
          </table:table-cell>
          <table:table-cell table:formula="of:=[.A590]/1000/(60*60*24)" office:value-type="time" office:time-value="PT02H36M47.037S" calcext:value-type="time">
            <text:p>02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1305.45" calcext:value-type="float">
            <text:p>1305.45</text:p>
          </table:table-cell>
          <table:table-cell office:value-type="float" office:value="1561.02" calcext:value-type="float">
            <text:p>1561.02</text:p>
          </table:table-cell>
        </table:table-row>
        <table:table-row table:style-name="ro1">
          <table:table-cell office:value-type="float" office:value="9423037" calcext:value-type="float">
            <text:p>9423037</text:p>
          </table:table-cell>
          <table:table-cell table:formula="of:=[.A591]/1000/(60*60*24)" office:value-type="time" office:time-value="PT02H37M03.037S" calcext:value-type="time">
            <text:p>02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3" calcext:value-type="float">
            <text:p>586.13</text:p>
          </table:table-cell>
          <table:table-cell office:value-type="float" office:value="1307.67" calcext:value-type="float">
            <text:p>1307.67</text:p>
          </table:table-cell>
          <table:table-cell office:value-type="float" office:value="1563.63" calcext:value-type="float">
            <text:p>1563.63</text:p>
          </table:table-cell>
        </table:table-row>
        <table:table-row table:style-name="ro1">
          <table:table-cell office:value-type="float" office:value="9439037" calcext:value-type="float">
            <text:p>9439037</text:p>
          </table:table-cell>
          <table:table-cell table:formula="of:=[.A592]/1000/(60*60*24)" office:value-type="time" office:time-value="PT02H37M19.037S" calcext:value-type="time">
            <text:p>02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6.34" calcext:value-type="float">
            <text:p>586.34</text:p>
          </table:table-cell>
          <table:table-cell office:value-type="float" office:value="1309.9" calcext:value-type="float">
            <text:p>1309.9</text:p>
          </table:table-cell>
          <table:table-cell office:value-type="float" office:value="1566.24" calcext:value-type="float">
            <text:p>1566.24</text:p>
          </table:table-cell>
        </table:table-row>
        <table:table-row table:style-name="ro1">
          <table:table-cell office:value-type="float" office:value="9455037" calcext:value-type="float">
            <text:p>9455037</text:p>
          </table:table-cell>
          <table:table-cell table:formula="of:=[.A593]/1000/(60*60*24)" office:value-type="time" office:time-value="PT02H37M35.037S" calcext:value-type="time">
            <text:p>02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1312.12" calcext:value-type="float">
            <text:p>1312.12</text:p>
          </table:table-cell>
          <table:table-cell office:value-type="float" office:value="1568.84" calcext:value-type="float">
            <text:p>1568.84</text:p>
          </table:table-cell>
        </table:table-row>
        <table:table-row table:style-name="ro1">
          <table:table-cell office:value-type="float" office:value="9471037" calcext:value-type="float">
            <text:p>9471037</text:p>
          </table:table-cell>
          <table:table-cell table:formula="of:=[.A594]/1000/(60*60*24)" office:value-type="time" office:time-value="PT02H37M51.037S" calcext:value-type="time">
            <text:p>02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14.34" calcext:value-type="float">
            <text:p>1314.34</text:p>
          </table:table-cell>
          <table:table-cell office:value-type="float" office:value="1571.44" calcext:value-type="float">
            <text:p>1571.44</text:p>
          </table:table-cell>
        </table:table-row>
        <table:table-row table:style-name="ro1">
          <table:table-cell office:value-type="float" office:value="9487037" calcext:value-type="float">
            <text:p>9487037</text:p>
          </table:table-cell>
          <table:table-cell table:formula="of:=[.A595]/1000/(60*60*24)" office:value-type="time" office:time-value="PT02H38M07.037S" calcext:value-type="time">
            <text:p>02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1316.56" calcext:value-type="float">
            <text:p>1316.56</text:p>
          </table:table-cell>
          <table:table-cell office:value-type="float" office:value="1574.05" calcext:value-type="float">
            <text:p>1574.05</text:p>
          </table:table-cell>
        </table:table-row>
        <table:table-row table:style-name="ro1">
          <table:table-cell office:value-type="float" office:value="9503038" calcext:value-type="float">
            <text:p>9503038</text:p>
          </table:table-cell>
          <table:table-cell table:formula="of:=[.A596]/1000/(60*60*24)" office:value-type="time" office:time-value="PT02H38M23.038S" calcext:value-type="time">
            <text:p>02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1318.78" calcext:value-type="float">
            <text:p>1318.78</text:p>
          </table:table-cell>
          <table:table-cell office:value-type="float" office:value="1576.65" calcext:value-type="float">
            <text:p>1576.65</text:p>
          </table:table-cell>
        </table:table-row>
        <table:table-row table:style-name="ro1">
          <table:table-cell office:value-type="float" office:value="9519037" calcext:value-type="float">
            <text:p>9519037</text:p>
          </table:table-cell>
          <table:table-cell table:formula="of:=[.A597]/1000/(60*60*24)" office:value-type="time" office:time-value="PT02H38M39.037S" calcext:value-type="time">
            <text:p>02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321" calcext:value-type="float">
            <text:p>1321</text:p>
          </table:table-cell>
          <table:table-cell office:value-type="float" office:value="1579.25" calcext:value-type="float">
            <text:p>1579.25</text:p>
          </table:table-cell>
        </table:table-row>
        <table:table-row table:style-name="ro1">
          <table:table-cell office:value-type="float" office:value="9535037" calcext:value-type="float">
            <text:p>9535037</text:p>
          </table:table-cell>
          <table:table-cell table:formula="of:=[.A598]/1000/(60*60*24)" office:value-type="time" office:time-value="PT02H38M55.037S" calcext:value-type="time">
            <text:p>02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1323.22" calcext:value-type="float">
            <text:p>1323.22</text:p>
          </table:table-cell>
          <table:table-cell office:value-type="float" office:value="1581.85" calcext:value-type="float">
            <text:p>1581.85</text:p>
          </table:table-cell>
        </table:table-row>
        <table:table-row table:style-name="ro1">
          <table:table-cell office:value-type="float" office:value="9551038" calcext:value-type="float">
            <text:p>9551038</text:p>
          </table:table-cell>
          <table:table-cell table:formula="of:=[.A599]/1000/(60*60*24)" office:value-type="time" office:time-value="PT02H39M11.038S" calcext:value-type="time">
            <text:p>02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1325.44" calcext:value-type="float">
            <text:p>1325.44</text:p>
          </table:table-cell>
          <table:table-cell office:value-type="float" office:value="1584.45" calcext:value-type="float">
            <text:p>1584.45</text:p>
          </table:table-cell>
        </table:table-row>
        <table:table-row table:style-name="ro1">
          <table:table-cell office:value-type="float" office:value="9567037" calcext:value-type="float">
            <text:p>9567037</text:p>
          </table:table-cell>
          <table:table-cell table:formula="of:=[.A600]/1000/(60*60*24)" office:value-type="time" office:time-value="PT02H39M27.037S" calcext:value-type="time">
            <text:p>02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3" calcext:value-type="float">
            <text:p>583.93</text:p>
          </table:table-cell>
          <table:table-cell office:value-type="float" office:value="1327.66" calcext:value-type="float">
            <text:p>1327.66</text:p>
          </table:table-cell>
          <table:table-cell office:value-type="float" office:value="1587.05" calcext:value-type="float">
            <text:p>1587.05</text:p>
          </table:table-cell>
        </table:table-row>
        <table:table-row table:style-name="ro1">
          <table:table-cell office:value-type="float" office:value="9583037" calcext:value-type="float">
            <text:p>9583037</text:p>
          </table:table-cell>
          <table:table-cell table:formula="of:=[.A601]/1000/(60*60*24)" office:value-type="time" office:time-value="PT02H39M43.037S" calcext:value-type="time">
            <text:p>02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29.88" calcext:value-type="float">
            <text:p>1329.88</text:p>
          </table:table-cell>
          <table:table-cell office:value-type="float" office:value="1589.65" calcext:value-type="float">
            <text:p>1589.65</text:p>
          </table:table-cell>
        </table:table-row>
        <table:table-row table:style-name="ro1">
          <table:table-cell office:value-type="float" office:value="9599037" calcext:value-type="float">
            <text:p>9599037</text:p>
          </table:table-cell>
          <table:table-cell table:formula="of:=[.A602]/1000/(60*60*24)" office:value-type="time" office:time-value="PT02H39M59.037S" calcext:value-type="time">
            <text:p>02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332.1" calcext:value-type="float">
            <text:p>1332.1</text:p>
          </table:table-cell>
          <table:table-cell office:value-type="float" office:value="1592.25" calcext:value-type="float">
            <text:p>1592.25</text:p>
          </table:table-cell>
        </table:table-row>
        <table:table-row table:style-name="ro1">
          <table:table-cell office:value-type="float" office:value="9615037" calcext:value-type="float">
            <text:p>9615037</text:p>
          </table:table-cell>
          <table:table-cell table:formula="of:=[.A603]/1000/(60*60*24)" office:value-type="time" office:time-value="PT02H40M15.037S" calcext:value-type="time">
            <text:p>02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9" calcext:value-type="float">
            <text:p>584.19</text:p>
          </table:table-cell>
          <table:table-cell office:value-type="float" office:value="1334.32" calcext:value-type="float">
            <text:p>1334.32</text:p>
          </table:table-cell>
          <table:table-cell office:value-type="float" office:value="1594.85" calcext:value-type="float">
            <text:p>1594.85</text:p>
          </table:table-cell>
        </table:table-row>
        <table:table-row table:style-name="ro1">
          <table:table-cell office:value-type="float" office:value="9631038" calcext:value-type="float">
            <text:p>9631038</text:p>
          </table:table-cell>
          <table:table-cell table:formula="of:=[.A604]/1000/(60*60*24)" office:value-type="time" office:time-value="PT02H40M31.038S" calcext:value-type="time">
            <text:p>02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1336.54" calcext:value-type="float">
            <text:p>1336.54</text:p>
          </table:table-cell>
          <table:table-cell office:value-type="float" office:value="1597.44" calcext:value-type="float">
            <text:p>1597.44</text:p>
          </table:table-cell>
        </table:table-row>
        <table:table-row table:style-name="ro1">
          <table:table-cell office:value-type="float" office:value="9647037" calcext:value-type="float">
            <text:p>9647037</text:p>
          </table:table-cell>
          <table:table-cell table:formula="of:=[.A605]/1000/(60*60*24)" office:value-type="time" office:time-value="PT02H40M47.037S" calcext:value-type="time">
            <text:p>02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1" calcext:value-type="float">
            <text:p>586.41</text:p>
          </table:table-cell>
          <table:table-cell office:value-type="float" office:value="1338.76" calcext:value-type="float">
            <text:p>1338.76</text:p>
          </table:table-cell>
          <table:table-cell office:value-type="float" office:value="1600.04" calcext:value-type="float">
            <text:p>1600.04</text:p>
          </table:table-cell>
        </table:table-row>
        <table:table-row table:style-name="ro1">
          <table:table-cell office:value-type="float" office:value="9663037" calcext:value-type="float">
            <text:p>9663037</text:p>
          </table:table-cell>
          <table:table-cell table:formula="of:=[.A606]/1000/(60*60*24)" office:value-type="time" office:time-value="PT02H41M03.037S" calcext:value-type="time">
            <text:p>02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1340.98" calcext:value-type="float">
            <text:p>1340.98</text:p>
          </table:table-cell>
          <table:table-cell office:value-type="float" office:value="1602.64" calcext:value-type="float">
            <text:p>1602.64</text:p>
          </table:table-cell>
        </table:table-row>
        <table:table-row table:style-name="ro1">
          <table:table-cell office:value-type="float" office:value="9679037" calcext:value-type="float">
            <text:p>9679037</text:p>
          </table:table-cell>
          <table:table-cell table:formula="of:=[.A607]/1000/(60*60*24)" office:value-type="time" office:time-value="PT02H41M19.037S" calcext:value-type="time">
            <text:p>02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343.2" calcext:value-type="float">
            <text:p>1343.2</text:p>
          </table:table-cell>
          <table:table-cell office:value-type="float" office:value="1605.24" calcext:value-type="float">
            <text:p>1605.24</text:p>
          </table:table-cell>
        </table:table-row>
        <table:table-row table:style-name="ro1">
          <table:table-cell office:value-type="float" office:value="9695038" calcext:value-type="float">
            <text:p>9695038</text:p>
          </table:table-cell>
          <table:table-cell table:formula="of:=[.A608]/1000/(60*60*24)" office:value-type="time" office:time-value="PT02H41M35.038S" calcext:value-type="time">
            <text:p>02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345.42" calcext:value-type="float">
            <text:p>1345.42</text:p>
          </table:table-cell>
          <table:table-cell office:value-type="float" office:value="1607.84" calcext:value-type="float">
            <text:p>1607.84</text:p>
          </table:table-cell>
        </table:table-row>
        <table:table-row table:style-name="ro1">
          <table:table-cell office:value-type="float" office:value="9711037" calcext:value-type="float">
            <text:p>9711037</text:p>
          </table:table-cell>
          <table:table-cell table:formula="of:=[.A609]/1000/(60*60*24)" office:value-type="time" office:time-value="PT02H41M51.037S" calcext:value-type="time">
            <text:p>02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1347.64" calcext:value-type="float">
            <text:p>1347.64</text:p>
          </table:table-cell>
          <table:table-cell office:value-type="float" office:value="1610.44" calcext:value-type="float">
            <text:p>1610.44</text:p>
          </table:table-cell>
        </table:table-row>
        <table:table-row table:style-name="ro1">
          <table:table-cell office:value-type="float" office:value="9727037" calcext:value-type="float">
            <text:p>9727037</text:p>
          </table:table-cell>
          <table:table-cell table:formula="of:=[.A610]/1000/(60*60*24)" office:value-type="time" office:time-value="PT02H42M07.037S" calcext:value-type="time">
            <text:p>02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3" calcext:value-type="float">
            <text:p>583.93</text:p>
          </table:table-cell>
          <table:table-cell office:value-type="float" office:value="1349.85" calcext:value-type="float">
            <text:p>1349.85</text:p>
          </table:table-cell>
          <table:table-cell office:value-type="float" office:value="1613.03" calcext:value-type="float">
            <text:p>1613.03</text:p>
          </table:table-cell>
        </table:table-row>
        <table:table-row table:style-name="ro1">
          <table:table-cell office:value-type="float" office:value="9743037" calcext:value-type="float">
            <text:p>9743037</text:p>
          </table:table-cell>
          <table:table-cell table:formula="of:=[.A611]/1000/(60*60*24)" office:value-type="time" office:time-value="PT02H42M23.037S" calcext:value-type="time">
            <text:p>02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352.07" calcext:value-type="float">
            <text:p>1352.07</text:p>
          </table:table-cell>
          <table:table-cell office:value-type="float" office:value="1615.63" calcext:value-type="float">
            <text:p>1615.63</text:p>
          </table:table-cell>
        </table:table-row>
        <table:table-row table:style-name="ro1">
          <table:table-cell office:value-type="float" office:value="9759037" calcext:value-type="float">
            <text:p>9759037</text:p>
          </table:table-cell>
          <table:table-cell table:formula="of:=[.A612]/1000/(60*60*24)" office:value-type="time" office:time-value="PT02H42M39.037S" calcext:value-type="time">
            <text:p>02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354.29" calcext:value-type="float">
            <text:p>1354.29</text:p>
          </table:table-cell>
          <table:table-cell office:value-type="float" office:value="1618.23" calcext:value-type="float">
            <text:p>1618.23</text:p>
          </table:table-cell>
        </table:table-row>
        <table:table-row table:style-name="ro1">
          <table:table-cell office:value-type="float" office:value="9775037" calcext:value-type="float">
            <text:p>9775037</text:p>
          </table:table-cell>
          <table:table-cell table:formula="of:=[.A613]/1000/(60*60*24)" office:value-type="time" office:time-value="PT02H42M55.037S" calcext:value-type="time">
            <text:p>02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356.51" calcext:value-type="float">
            <text:p>1356.51</text:p>
          </table:table-cell>
          <table:table-cell office:value-type="float" office:value="1620.82" calcext:value-type="float">
            <text:p>1620.82</text:p>
          </table:table-cell>
        </table:table-row>
        <table:table-row table:style-name="ro1">
          <table:table-cell office:value-type="float" office:value="9791037" calcext:value-type="float">
            <text:p>9791037</text:p>
          </table:table-cell>
          <table:table-cell table:formula="of:=[.A614]/1000/(60*60*24)" office:value-type="time" office:time-value="PT02H43M11.037S" calcext:value-type="time">
            <text:p>02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358.73" calcext:value-type="float">
            <text:p>1358.73</text:p>
          </table:table-cell>
          <table:table-cell office:value-type="float" office:value="1623.42" calcext:value-type="float">
            <text:p>1623.42</text:p>
          </table:table-cell>
        </table:table-row>
        <table:table-row table:style-name="ro1">
          <table:table-cell office:value-type="float" office:value="9807038" calcext:value-type="float">
            <text:p>9807038</text:p>
          </table:table-cell>
          <table:table-cell table:formula="of:=[.A615]/1000/(60*60*24)" office:value-type="time" office:time-value="PT02H43M27.038S" calcext:value-type="time">
            <text:p>02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1360.95" calcext:value-type="float">
            <text:p>1360.95</text:p>
          </table:table-cell>
          <table:table-cell office:value-type="float" office:value="1626.02" calcext:value-type="float">
            <text:p>1626.02</text:p>
          </table:table-cell>
        </table:table-row>
        <table:table-row table:style-name="ro1">
          <table:table-cell office:value-type="float" office:value="9823038" calcext:value-type="float">
            <text:p>9823038</text:p>
          </table:table-cell>
          <table:table-cell table:formula="of:=[.A616]/1000/(60*60*24)" office:value-type="time" office:time-value="PT02H43M43.038S" calcext:value-type="time">
            <text:p>02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363.17" calcext:value-type="float">
            <text:p>1363.17</text:p>
          </table:table-cell>
          <table:table-cell office:value-type="float" office:value="1628.61" calcext:value-type="float">
            <text:p>1628.61</text:p>
          </table:table-cell>
        </table:table-row>
        <table:table-row table:style-name="ro1">
          <table:table-cell office:value-type="float" office:value="9839037" calcext:value-type="float">
            <text:p>9839037</text:p>
          </table:table-cell>
          <table:table-cell table:formula="of:=[.A617]/1000/(60*60*24)" office:value-type="time" office:time-value="PT02H43M59.037S" calcext:value-type="time">
            <text:p>02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365.39" calcext:value-type="float">
            <text:p>1365.39</text:p>
          </table:table-cell>
          <table:table-cell office:value-type="float" office:value="1631.21" calcext:value-type="float">
            <text:p>1631.21</text:p>
          </table:table-cell>
        </table:table-row>
        <table:table-row table:style-name="ro1">
          <table:table-cell office:value-type="float" office:value="9855037" calcext:value-type="float">
            <text:p>9855037</text:p>
          </table:table-cell>
          <table:table-cell table:formula="of:=[.A618]/1000/(60*60*24)" office:value-type="time" office:time-value="PT02H44M15.037S" calcext:value-type="time">
            <text:p>02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367.61" calcext:value-type="float">
            <text:p>1367.61</text:p>
          </table:table-cell>
          <table:table-cell office:value-type="float" office:value="1633.81" calcext:value-type="float">
            <text:p>1633.81</text:p>
          </table:table-cell>
        </table:table-row>
        <table:table-row table:style-name="ro1">
          <table:table-cell office:value-type="float" office:value="9871037" calcext:value-type="float">
            <text:p>9871037</text:p>
          </table:table-cell>
          <table:table-cell table:formula="of:=[.A619]/1000/(60*60*24)" office:value-type="time" office:time-value="PT02H44M31.037S" calcext:value-type="time">
            <text:p>02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369.83" calcext:value-type="float">
            <text:p>1369.83</text:p>
          </table:table-cell>
          <table:table-cell office:value-type="float" office:value="1636.4" calcext:value-type="float">
            <text:p>1636.4</text:p>
          </table:table-cell>
        </table:table-row>
        <table:table-row table:style-name="ro1">
          <table:table-cell office:value-type="float" office:value="9887037" calcext:value-type="float">
            <text:p>9887037</text:p>
          </table:table-cell>
          <table:table-cell table:formula="of:=[.A620]/1000/(60*60*24)" office:value-type="time" office:time-value="PT02H44M47.037S" calcext:value-type="time">
            <text:p>02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1372.05" calcext:value-type="float">
            <text:p>1372.05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float" office:value="9903038" calcext:value-type="float">
            <text:p>9903038</text:p>
          </table:table-cell>
          <table:table-cell table:formula="of:=[.A621]/1000/(60*60*24)" office:value-type="time" office:time-value="PT02H45M03.038S" calcext:value-type="time">
            <text:p>02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1374.26" calcext:value-type="float">
            <text:p>1374.26</text:p>
          </table:table-cell>
          <table:table-cell office:value-type="float" office:value="1641.59" calcext:value-type="float">
            <text:p>1641.59</text:p>
          </table:table-cell>
        </table:table-row>
        <table:table-row table:style-name="ro1">
          <table:table-cell office:value-type="float" office:value="9919037" calcext:value-type="float">
            <text:p>9919037</text:p>
          </table:table-cell>
          <table:table-cell table:formula="of:=[.A622]/1000/(60*60*24)" office:value-type="time" office:time-value="PT02H45M19.037S" calcext:value-type="time">
            <text:p>02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376.48" calcext:value-type="float">
            <text:p>1376.48</text:p>
          </table:table-cell>
          <table:table-cell office:value-type="float" office:value="1644.19" calcext:value-type="float">
            <text:p>1644.19</text:p>
          </table:table-cell>
        </table:table-row>
        <table:table-row table:style-name="ro1">
          <table:table-cell office:value-type="float" office:value="9935038" calcext:value-type="float">
            <text:p>9935038</text:p>
          </table:table-cell>
          <table:table-cell table:formula="of:=[.A623]/1000/(60*60*24)" office:value-type="time" office:time-value="PT02H45M35.038S" calcext:value-type="time">
            <text:p>02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378.7" calcext:value-type="float">
            <text:p>1378.7</text:p>
          </table:table-cell>
          <table:table-cell office:value-type="float" office:value="1646.78" calcext:value-type="float">
            <text:p>1646.78</text:p>
          </table:table-cell>
        </table:table-row>
        <table:table-row table:style-name="ro1">
          <table:table-cell office:value-type="float" office:value="9951037" calcext:value-type="float">
            <text:p>9951037</text:p>
          </table:table-cell>
          <table:table-cell table:formula="of:=[.A624]/1000/(60*60*24)" office:value-type="time" office:time-value="PT02H45M51.037S" calcext:value-type="time">
            <text:p>02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1380.92" calcext:value-type="float">
            <text:p>1380.92</text:p>
          </table:table-cell>
          <table:table-cell office:value-type="float" office:value="1649.38" calcext:value-type="float">
            <text:p>1649.38</text:p>
          </table:table-cell>
        </table:table-row>
        <table:table-row table:style-name="ro1">
          <table:table-cell office:value-type="float" office:value="9967037" calcext:value-type="float">
            <text:p>9967037</text:p>
          </table:table-cell>
          <table:table-cell table:formula="of:=[.A625]/1000/(60*60*24)" office:value-type="time" office:time-value="PT02H46M07.037S" calcext:value-type="time">
            <text:p>02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383.14" calcext:value-type="float">
            <text:p>1383.14</text:p>
          </table:table-cell>
          <table:table-cell office:value-type="float" office:value="1651.97" calcext:value-type="float">
            <text:p>1651.97</text:p>
          </table:table-cell>
        </table:table-row>
        <table:table-row table:style-name="ro1">
          <table:table-cell office:value-type="float" office:value="9983037" calcext:value-type="float">
            <text:p>9983037</text:p>
          </table:table-cell>
          <table:table-cell table:formula="of:=[.A626]/1000/(60*60*24)" office:value-type="time" office:time-value="PT02H46M23.037S" calcext:value-type="time">
            <text:p>02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1385.36" calcext:value-type="float">
            <text:p>1385.36</text:p>
          </table:table-cell>
          <table:table-cell office:value-type="float" office:value="1654.57" calcext:value-type="float">
            <text:p>1654.57</text:p>
          </table:table-cell>
        </table:table-row>
        <table:table-row table:style-name="ro1">
          <table:table-cell office:value-type="float" office:value="9999037" calcext:value-type="float">
            <text:p>9999037</text:p>
          </table:table-cell>
          <table:table-cell table:formula="of:=[.A627]/1000/(60*60*24)" office:value-type="time" office:time-value="PT02H46M39.037S" calcext:value-type="time">
            <text:p>02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2" calcext:value-type="float">
            <text:p>584.22</text:p>
          </table:table-cell>
          <table:table-cell office:value-type="float" office:value="1387.58" calcext:value-type="float">
            <text:p>1387.58</text:p>
          </table:table-cell>
          <table:table-cell office:value-type="float" office:value="1657.17" calcext:value-type="float">
            <text:p>1657.17</text:p>
          </table:table-cell>
        </table:table-row>
        <table:table-row table:style-name="ro1">
          <table:table-cell office:value-type="float" office:value="10015038" calcext:value-type="float">
            <text:p>10015038</text:p>
          </table:table-cell>
          <table:table-cell table:formula="of:=[.A628]/1000/(60*60*24)" office:value-type="time" office:time-value="PT02H46M55.038S" calcext:value-type="time">
            <text:p>02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389.81" calcext:value-type="float">
            <text:p>1389.81</text:p>
          </table:table-cell>
          <table:table-cell office:value-type="float" office:value="1659.77" calcext:value-type="float">
            <text:p>1659.77</text:p>
          </table:table-cell>
        </table:table-row>
        <table:table-row table:style-name="ro1">
          <table:table-cell office:value-type="float" office:value="10031037" calcext:value-type="float">
            <text:p>10031037</text:p>
          </table:table-cell>
          <table:table-cell table:formula="of:=[.A629]/1000/(60*60*24)" office:value-type="time" office:time-value="PT02H47M11.037S" calcext:value-type="time">
            <text:p>02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392.03" calcext:value-type="float">
            <text:p>1392.03</text:p>
          </table:table-cell>
          <table:table-cell office:value-type="float" office:value="1662.36" calcext:value-type="float">
            <text:p>1662.36</text:p>
          </table:table-cell>
        </table:table-row>
        <table:table-row table:style-name="ro1">
          <table:table-cell office:value-type="float" office:value="10047037" calcext:value-type="float">
            <text:p>10047037</text:p>
          </table:table-cell>
          <table:table-cell table:formula="of:=[.A630]/1000/(60*60*24)" office:value-type="time" office:time-value="PT02H47M27.037S" calcext:value-type="time">
            <text:p>02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1394.25" calcext:value-type="float">
            <text:p>1394.25</text:p>
          </table:table-cell>
          <table:table-cell office:value-type="float" office:value="1664.96" calcext:value-type="float">
            <text:p>1664.96</text:p>
          </table:table-cell>
        </table:table-row>
        <table:table-row table:style-name="ro1">
          <table:table-cell office:value-type="float" office:value="10063038" calcext:value-type="float">
            <text:p>10063038</text:p>
          </table:table-cell>
          <table:table-cell table:formula="of:=[.A631]/1000/(60*60*24)" office:value-type="time" office:time-value="PT02H47M43.038S" calcext:value-type="time">
            <text:p>02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1396.47" calcext:value-type="float">
            <text:p>1396.47</text:p>
          </table:table-cell>
          <table:table-cell office:value-type="float" office:value="1667.55" calcext:value-type="float">
            <text:p>1667.55</text:p>
          </table:table-cell>
        </table:table-row>
        <table:table-row table:style-name="ro1">
          <table:table-cell office:value-type="float" office:value="10079037" calcext:value-type="float">
            <text:p>10079037</text:p>
          </table:table-cell>
          <table:table-cell table:formula="of:=[.A632]/1000/(60*60*24)" office:value-type="time" office:time-value="PT02H47M59.037S" calcext:value-type="time">
            <text:p>02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1398.69" calcext:value-type="float">
            <text:p>1398.69</text:p>
          </table:table-cell>
          <table:table-cell office:value-type="float" office:value="1670.14" calcext:value-type="float">
            <text:p>1670.14</text:p>
          </table:table-cell>
        </table:table-row>
        <table:table-row table:style-name="ro1">
          <table:table-cell office:value-type="float" office:value="10095037" calcext:value-type="float">
            <text:p>10095037</text:p>
          </table:table-cell>
          <table:table-cell table:formula="of:=[.A633]/1000/(60*60*24)" office:value-type="time" office:time-value="PT02H48M15.037S" calcext:value-type="time">
            <text:p>02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1400.9" calcext:value-type="float">
            <text:p>1400.9</text:p>
          </table:table-cell>
          <table:table-cell office:value-type="float" office:value="1672.74" calcext:value-type="float">
            <text:p>1672.74</text:p>
          </table:table-cell>
        </table:table-row>
        <table:table-row table:style-name="ro1">
          <table:table-cell office:value-type="float" office:value="10111037" calcext:value-type="float">
            <text:p>10111037</text:p>
          </table:table-cell>
          <table:table-cell table:formula="of:=[.A634]/1000/(60*60*24)" office:value-type="time" office:time-value="PT02H48M31.037S" calcext:value-type="time">
            <text:p>02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1.71" calcext:value-type="float">
            <text:p>581.71</text:p>
          </table:table-cell>
          <table:table-cell office:value-type="float" office:value="1403.12" calcext:value-type="float">
            <text:p>1403.12</text:p>
          </table:table-cell>
          <table:table-cell office:value-type="float" office:value="1675.33" calcext:value-type="float">
            <text:p>1675.33</text:p>
          </table:table-cell>
        </table:table-row>
        <table:table-row table:style-name="ro1">
          <table:table-cell office:value-type="float" office:value="10127037" calcext:value-type="float">
            <text:p>10127037</text:p>
          </table:table-cell>
          <table:table-cell table:formula="of:=[.A635]/1000/(60*60*24)" office:value-type="time" office:time-value="PT02H48M47.037S" calcext:value-type="time">
            <text:p>02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405.34" calcext:value-type="float">
            <text:p>1405.34</text:p>
          </table:table-cell>
          <table:table-cell office:value-type="float" office:value="1677.92" calcext:value-type="float">
            <text:p>1677.92</text:p>
          </table:table-cell>
        </table:table-row>
        <table:table-row table:style-name="ro1">
          <table:table-cell office:value-type="float" office:value="10143038" calcext:value-type="float">
            <text:p>10143038</text:p>
          </table:table-cell>
          <table:table-cell table:formula="of:=[.A636]/1000/(60*60*24)" office:value-type="time" office:time-value="PT02H49M03.038S" calcext:value-type="time">
            <text:p>02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407.56" calcext:value-type="float">
            <text:p>1407.56</text:p>
          </table:table-cell>
          <table:table-cell office:value-type="float" office:value="1680.51" calcext:value-type="float">
            <text:p>1680.51</text:p>
          </table:table-cell>
        </table:table-row>
        <table:table-row table:style-name="ro1">
          <table:table-cell office:value-type="float" office:value="10159037" calcext:value-type="float">
            <text:p>10159037</text:p>
          </table:table-cell>
          <table:table-cell table:formula="of:=[.A637]/1000/(60*60*24)" office:value-type="time" office:time-value="PT02H49M19.037S" calcext:value-type="time">
            <text:p>02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1409.78" calcext:value-type="float">
            <text:p>1409.78</text:p>
          </table:table-cell>
          <table:table-cell office:value-type="float" office:value="1683.1" calcext:value-type="float">
            <text:p>1683.1</text:p>
          </table:table-cell>
        </table:table-row>
        <table:table-row table:style-name="ro1">
          <table:table-cell office:value-type="float" office:value="10175038" calcext:value-type="float">
            <text:p>10175038</text:p>
          </table:table-cell>
          <table:table-cell table:formula="of:=[.A638]/1000/(60*60*24)" office:value-type="time" office:time-value="PT02H49M35.038S" calcext:value-type="time">
            <text:p>02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1412.01" calcext:value-type="float">
            <text:p>1412.01</text:p>
          </table:table-cell>
          <table:table-cell office:value-type="float" office:value="1685.7" calcext:value-type="float">
            <text:p>1685.7</text:p>
          </table:table-cell>
        </table:table-row>
        <table:table-row table:style-name="ro1">
          <table:table-cell office:value-type="float" office:value="10191037" calcext:value-type="float">
            <text:p>10191037</text:p>
          </table:table-cell>
          <table:table-cell table:formula="of:=[.A639]/1000/(60*60*24)" office:value-type="time" office:time-value="PT02H49M51.037S" calcext:value-type="time">
            <text:p>02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414.23" calcext:value-type="float">
            <text:p>1414.23</text:p>
          </table:table-cell>
          <table:table-cell office:value-type="float" office:value="1688.3" calcext:value-type="float">
            <text:p>1688.3</text:p>
          </table:table-cell>
        </table:table-row>
        <table:table-row table:style-name="ro1">
          <table:table-cell office:value-type="float" office:value="10207038" calcext:value-type="float">
            <text:p>10207038</text:p>
          </table:table-cell>
          <table:table-cell table:formula="of:=[.A640]/1000/(60*60*24)" office:value-type="time" office:time-value="PT02H50M07.038S" calcext:value-type="time">
            <text:p>02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416.45" calcext:value-type="float">
            <text:p>1416.45</text:p>
          </table:table-cell>
          <table:table-cell office:value-type="float" office:value="1690.89" calcext:value-type="float">
            <text:p>1690.89</text:p>
          </table:table-cell>
        </table:table-row>
        <table:table-row table:style-name="ro1">
          <table:table-cell office:value-type="float" office:value="10223037" calcext:value-type="float">
            <text:p>10223037</text:p>
          </table:table-cell>
          <table:table-cell table:formula="of:=[.A641]/1000/(60*60*24)" office:value-type="time" office:time-value="PT02H50M23.037S" calcext:value-type="time">
            <text:p>02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418.67" calcext:value-type="float">
            <text:p>1418.67</text:p>
          </table:table-cell>
          <table:table-cell office:value-type="float" office:value="1693.48" calcext:value-type="float">
            <text:p>1693.48</text:p>
          </table:table-cell>
        </table:table-row>
        <table:table-row table:style-name="ro1">
          <table:table-cell office:value-type="float" office:value="10239037" calcext:value-type="float">
            <text:p>10239037</text:p>
          </table:table-cell>
          <table:table-cell table:formula="of:=[.A642]/1000/(60*60*24)" office:value-type="time" office:time-value="PT02H50M39.037S" calcext:value-type="time">
            <text:p>02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420.89" calcext:value-type="float">
            <text:p>1420.89</text:p>
          </table:table-cell>
          <table:table-cell office:value-type="float" office:value="1696.07" calcext:value-type="float">
            <text:p>1696.07</text:p>
          </table:table-cell>
        </table:table-row>
        <table:table-row table:style-name="ro1">
          <table:table-cell office:value-type="float" office:value="10255037" calcext:value-type="float">
            <text:p>10255037</text:p>
          </table:table-cell>
          <table:table-cell table:formula="of:=[.A643]/1000/(60*60*24)" office:value-type="time" office:time-value="PT02H50M55.037S" calcext:value-type="time">
            <text:p>02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423.11" calcext:value-type="float">
            <text:p>1423.11</text:p>
          </table:table-cell>
          <table:table-cell office:value-type="float" office:value="1698.66" calcext:value-type="float">
            <text:p>1698.66</text:p>
          </table:table-cell>
        </table:table-row>
        <table:table-row table:style-name="ro1">
          <table:table-cell office:value-type="float" office:value="10271037" calcext:value-type="float">
            <text:p>10271037</text:p>
          </table:table-cell>
          <table:table-cell table:formula="of:=[.A644]/1000/(60*60*24)" office:value-type="time" office:time-value="PT02H51M11.037S" calcext:value-type="time">
            <text:p>02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425.33" calcext:value-type="float">
            <text:p>1425.33</text:p>
          </table:table-cell>
          <table:table-cell office:value-type="float" office:value="1701.25" calcext:value-type="float">
            <text:p>1701.25</text:p>
          </table:table-cell>
        </table:table-row>
        <table:table-row table:style-name="ro1">
          <table:table-cell office:value-type="float" office:value="10287037" calcext:value-type="float">
            <text:p>10287037</text:p>
          </table:table-cell>
          <table:table-cell table:formula="of:=[.A645]/1000/(60*60*24)" office:value-type="time" office:time-value="PT02H51M27.037S" calcext:value-type="time">
            <text:p>02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427.55" calcext:value-type="float">
            <text:p>1427.55</text:p>
          </table:table-cell>
          <table:table-cell office:value-type="float" office:value="1703.84" calcext:value-type="float">
            <text:p>1703.84</text:p>
          </table:table-cell>
        </table:table-row>
        <table:table-row table:style-name="ro1">
          <table:table-cell office:value-type="float" office:value="10303037" calcext:value-type="float">
            <text:p>10303037</text:p>
          </table:table-cell>
          <table:table-cell table:formula="of:=[.A646]/1000/(60*60*24)" office:value-type="time" office:time-value="PT02H51M43.037S" calcext:value-type="time">
            <text:p>02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49" calcext:value-type="float">
            <text:p>582.49</text:p>
          </table:table-cell>
          <table:table-cell office:value-type="float" office:value="1429.77" calcext:value-type="float">
            <text:p>1429.77</text:p>
          </table:table-cell>
          <table:table-cell office:value-type="float" office:value="1706.43" calcext:value-type="float">
            <text:p>1706.43</text:p>
          </table:table-cell>
        </table:table-row>
        <table:table-row table:style-name="ro1">
          <table:table-cell office:value-type="float" office:value="10319037" calcext:value-type="float">
            <text:p>10319037</text:p>
          </table:table-cell>
          <table:table-cell table:formula="of:=[.A647]/1000/(60*60*24)" office:value-type="time" office:time-value="PT02H51M59.037S" calcext:value-type="time">
            <text:p>02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431.99" calcext:value-type="float">
            <text:p>1431.99</text:p>
          </table:table-cell>
          <table:table-cell office:value-type="float" office:value="1709.02" calcext:value-type="float">
            <text:p>1709.02</text:p>
          </table:table-cell>
        </table:table-row>
        <table:table-row table:style-name="ro1">
          <table:table-cell office:value-type="float" office:value="10335037" calcext:value-type="float">
            <text:p>10335037</text:p>
          </table:table-cell>
          <table:table-cell table:formula="of:=[.A648]/1000/(60*60*24)" office:value-type="time" office:time-value="PT02H52M15.037S" calcext:value-type="time">
            <text:p>02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1434.21" calcext:value-type="float">
            <text:p>1434.21</text:p>
          </table:table-cell>
          <table:table-cell office:value-type="float" office:value="1711.61" calcext:value-type="float">
            <text:p>1711.61</text:p>
          </table:table-cell>
        </table:table-row>
        <table:table-row table:style-name="ro1">
          <table:table-cell office:value-type="float" office:value="10351038" calcext:value-type="float">
            <text:p>10351038</text:p>
          </table:table-cell>
          <table:table-cell table:formula="of:=[.A649]/1000/(60*60*24)" office:value-type="time" office:time-value="PT02H52M31.038S" calcext:value-type="time">
            <text:p>02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1436.43" calcext:value-type="float">
            <text:p>1436.43</text:p>
          </table:table-cell>
          <table:table-cell office:value-type="float" office:value="1714.19" calcext:value-type="float">
            <text:p>1714.19</text:p>
          </table:table-cell>
        </table:table-row>
        <table:table-row table:style-name="ro1">
          <table:table-cell office:value-type="float" office:value="10367037" calcext:value-type="float">
            <text:p>10367037</text:p>
          </table:table-cell>
          <table:table-cell table:formula="of:=[.A650]/1000/(60*60*24)" office:value-type="time" office:time-value="PT02H52M47.037S" calcext:value-type="time">
            <text:p>02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1438.64" calcext:value-type="float">
            <text:p>1438.64</text:p>
          </table:table-cell>
          <table:table-cell office:value-type="float" office:value="1716.78" calcext:value-type="float">
            <text:p>1716.78</text:p>
          </table:table-cell>
        </table:table-row>
        <table:table-row table:style-name="ro1">
          <table:table-cell office:value-type="float" office:value="10383037" calcext:value-type="float">
            <text:p>10383037</text:p>
          </table:table-cell>
          <table:table-cell table:formula="of:=[.A651]/1000/(60*60*24)" office:value-type="time" office:time-value="PT02H53M03.037S" calcext:value-type="time">
            <text:p>02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440.86" calcext:value-type="float">
            <text:p>1440.86</text:p>
          </table:table-cell>
          <table:table-cell office:value-type="float" office:value="1719.37" calcext:value-type="float">
            <text:p>1719.37</text:p>
          </table:table-cell>
        </table:table-row>
        <table:table-row table:style-name="ro1">
          <table:table-cell office:value-type="float" office:value="10399038" calcext:value-type="float">
            <text:p>10399038</text:p>
          </table:table-cell>
          <table:table-cell table:formula="of:=[.A652]/1000/(60*60*24)" office:value-type="time" office:time-value="PT02H53M19.038S" calcext:value-type="time">
            <text:p>02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443.08" calcext:value-type="float">
            <text:p>1443.08</text:p>
          </table:table-cell>
          <table:table-cell office:value-type="float" office:value="1721.96" calcext:value-type="float">
            <text:p>1721.96</text:p>
          </table:table-cell>
        </table:table-row>
        <table:table-row table:style-name="ro1">
          <table:table-cell office:value-type="float" office:value="10415038" calcext:value-type="float">
            <text:p>10415038</text:p>
          </table:table-cell>
          <table:table-cell table:formula="of:=[.A653]/1000/(60*60*24)" office:value-type="time" office:time-value="PT02H53M35.038S" calcext:value-type="time">
            <text:p>02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1445.3" calcext:value-type="float">
            <text:p>1445.3</text:p>
          </table:table-cell>
          <table:table-cell office:value-type="float" office:value="1724.55" calcext:value-type="float">
            <text:p>1724.55</text:p>
          </table:table-cell>
        </table:table-row>
        <table:table-row table:style-name="ro1">
          <table:table-cell office:value-type="float" office:value="10431037" calcext:value-type="float">
            <text:p>10431037</text:p>
          </table:table-cell>
          <table:table-cell table:formula="of:=[.A654]/1000/(60*60*24)" office:value-type="time" office:time-value="PT02H53M51.037S" calcext:value-type="time">
            <text:p>02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447.52" calcext:value-type="float">
            <text:p>1447.52</text:p>
          </table:table-cell>
          <table:table-cell office:value-type="float" office:value="1727.14" calcext:value-type="float">
            <text:p>1727.14</text:p>
          </table:table-cell>
        </table:table-row>
        <table:table-row table:style-name="ro1">
          <table:table-cell office:value-type="float" office:value="10447037" calcext:value-type="float">
            <text:p>10447037</text:p>
          </table:table-cell>
          <table:table-cell table:formula="of:=[.A655]/1000/(60*60*24)" office:value-type="time" office:time-value="PT02H54M07.037S" calcext:value-type="time">
            <text:p>02:5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449.74" calcext:value-type="float">
            <text:p>1449.74</text:p>
          </table:table-cell>
          <table:table-cell office:value-type="float" office:value="1729.73" calcext:value-type="float">
            <text:p>1729.73</text:p>
          </table:table-cell>
        </table:table-row>
        <table:table-row table:style-name="ro1">
          <table:table-cell office:value-type="float" office:value="10463037" calcext:value-type="float">
            <text:p>10463037</text:p>
          </table:table-cell>
          <table:table-cell table:formula="of:=[.A656]/1000/(60*60*24)" office:value-type="time" office:time-value="PT02H54M23.037S" calcext:value-type="time">
            <text:p>02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451.96" calcext:value-type="float">
            <text:p>1451.96</text:p>
          </table:table-cell>
          <table:table-cell office:value-type="float" office:value="1732.31" calcext:value-type="float">
            <text:p>1732.31</text:p>
          </table:table-cell>
        </table:table-row>
        <table:table-row table:style-name="ro1">
          <table:table-cell office:value-type="float" office:value="10479037" calcext:value-type="float">
            <text:p>10479037</text:p>
          </table:table-cell>
          <table:table-cell table:formula="of:=[.A657]/1000/(60*60*24)" office:value-type="time" office:time-value="PT02H54M39.037S" calcext:value-type="time">
            <text:p>02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454.18" calcext:value-type="float">
            <text:p>1454.18</text:p>
          </table:table-cell>
          <table:table-cell office:value-type="float" office:value="1734.9" calcext:value-type="float">
            <text:p>1734.9</text:p>
          </table:table-cell>
        </table:table-row>
        <table:table-row table:style-name="ro1">
          <table:table-cell office:value-type="float" office:value="10495038" calcext:value-type="float">
            <text:p>10495038</text:p>
          </table:table-cell>
          <table:table-cell table:formula="of:=[.A658]/1000/(60*60*24)" office:value-type="time" office:time-value="PT02H54M55.038S" calcext:value-type="time">
            <text:p>02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456.4" calcext:value-type="float">
            <text:p>1456.4</text:p>
          </table:table-cell>
          <table:table-cell office:value-type="float" office:value="1737.49" calcext:value-type="float">
            <text:p>1737.49</text:p>
          </table:table-cell>
        </table:table-row>
        <table:table-row table:style-name="ro1">
          <table:table-cell office:value-type="float" office:value="10511037" calcext:value-type="float">
            <text:p>10511037</text:p>
          </table:table-cell>
          <table:table-cell table:formula="of:=[.A659]/1000/(60*60*24)" office:value-type="time" office:time-value="PT02H55M11.037S" calcext:value-type="time">
            <text:p>02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458.62" calcext:value-type="float">
            <text:p>1458.62</text:p>
          </table:table-cell>
          <table:table-cell office:value-type="float" office:value="1740.08" calcext:value-type="float">
            <text:p>1740.08</text:p>
          </table:table-cell>
        </table:table-row>
        <table:table-row table:style-name="ro1">
          <table:table-cell office:value-type="float" office:value="10527037" calcext:value-type="float">
            <text:p>10527037</text:p>
          </table:table-cell>
          <table:table-cell table:formula="of:=[.A660]/1000/(60*60*24)" office:value-type="time" office:time-value="PT02H55M27.037S" calcext:value-type="time">
            <text:p>02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460.84" calcext:value-type="float">
            <text:p>1460.84</text:p>
          </table:table-cell>
          <table:table-cell office:value-type="float" office:value="1742.66" calcext:value-type="float">
            <text:p>1742.66</text:p>
          </table:table-cell>
        </table:table-row>
        <table:table-row table:style-name="ro1">
          <table:table-cell office:value-type="float" office:value="10543038" calcext:value-type="float">
            <text:p>10543038</text:p>
          </table:table-cell>
          <table:table-cell table:formula="of:=[.A661]/1000/(60*60*24)" office:value-type="time" office:time-value="PT02H55M43.038S" calcext:value-type="time">
            <text:p>02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463.06" calcext:value-type="float">
            <text:p>1463.06</text:p>
          </table:table-cell>
          <table:table-cell office:value-type="float" office:value="1745.25" calcext:value-type="float">
            <text:p>1745.25</text:p>
          </table:table-cell>
        </table:table-row>
        <table:table-row table:style-name="ro1">
          <table:table-cell office:value-type="float" office:value="10559038" calcext:value-type="float">
            <text:p>10559038</text:p>
          </table:table-cell>
          <table:table-cell table:formula="of:=[.A662]/1000/(60*60*24)" office:value-type="time" office:time-value="PT02H55M59.038S" calcext:value-type="time">
            <text:p>02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1465.28" calcext:value-type="float">
            <text:p>1465.28</text:p>
          </table:table-cell>
          <table:table-cell office:value-type="float" office:value="1747.84" calcext:value-type="float">
            <text:p>1747.84</text:p>
          </table:table-cell>
        </table:table-row>
        <table:table-row table:style-name="ro1">
          <table:table-cell office:value-type="float" office:value="10575037" calcext:value-type="float">
            <text:p>10575037</text:p>
          </table:table-cell>
          <table:table-cell table:formula="of:=[.A663]/1000/(60*60*24)" office:value-type="time" office:time-value="PT02H56M15.037S" calcext:value-type="time">
            <text:p>02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467.5" calcext:value-type="float">
            <text:p>1467.5</text:p>
          </table:table-cell>
          <table:table-cell office:value-type="float" office:value="1750.42" calcext:value-type="float">
            <text:p>1750.42</text:p>
          </table:table-cell>
        </table:table-row>
        <table:table-row table:style-name="ro1">
          <table:table-cell office:value-type="float" office:value="10591037" calcext:value-type="float">
            <text:p>10591037</text:p>
          </table:table-cell>
          <table:table-cell table:formula="of:=[.A664]/1000/(60*60*24)" office:value-type="time" office:time-value="PT02H56M31.037S" calcext:value-type="time">
            <text:p>02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1" calcext:value-type="float">
            <text:p>579.81</text:p>
          </table:table-cell>
          <table:table-cell office:value-type="float" office:value="1469.72" calcext:value-type="float">
            <text:p>1469.72</text:p>
          </table:table-cell>
          <table:table-cell office:value-type="float" office:value="1753.01" calcext:value-type="float">
            <text:p>1753.01</text:p>
          </table:table-cell>
        </table:table-row>
        <table:table-row table:style-name="ro1">
          <table:table-cell office:value-type="float" office:value="10607037" calcext:value-type="float">
            <text:p>10607037</text:p>
          </table:table-cell>
          <table:table-cell table:formula="of:=[.A665]/1000/(60*60*24)" office:value-type="time" office:time-value="PT02H56M47.037S" calcext:value-type="time">
            <text:p>02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471.94" calcext:value-type="float">
            <text:p>1471.94</text:p>
          </table:table-cell>
          <table:table-cell office:value-type="float" office:value="1755.59" calcext:value-type="float">
            <text:p>1755.59</text:p>
          </table:table-cell>
        </table:table-row>
        <table:table-row table:style-name="ro1">
          <table:table-cell office:value-type="float" office:value="10623038" calcext:value-type="float">
            <text:p>10623038</text:p>
          </table:table-cell>
          <table:table-cell table:formula="of:=[.A666]/1000/(60*60*24)" office:value-type="time" office:time-value="PT02H57M03.038S" calcext:value-type="time">
            <text:p>02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1474.15" calcext:value-type="float">
            <text:p>1474.15</text:p>
          </table:table-cell>
          <table:table-cell office:value-type="float" office:value="1758.18" calcext:value-type="float">
            <text:p>1758.18</text:p>
          </table:table-cell>
        </table:table-row>
        <table:table-row table:style-name="ro1">
          <table:table-cell office:value-type="float" office:value="10639037" calcext:value-type="float">
            <text:p>10639037</text:p>
          </table:table-cell>
          <table:table-cell table:formula="of:=[.A667]/1000/(60*60*24)" office:value-type="time" office:time-value="PT02H57M19.037S" calcext:value-type="time">
            <text:p>02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476.37" calcext:value-type="float">
            <text:p>1476.37</text:p>
          </table:table-cell>
          <table:table-cell office:value-type="float" office:value="1760.77" calcext:value-type="float">
            <text:p>1760.77</text:p>
          </table:table-cell>
        </table:table-row>
        <table:table-row table:style-name="ro1">
          <table:table-cell office:value-type="float" office:value="10655037" calcext:value-type="float">
            <text:p>10655037</text:p>
          </table:table-cell>
          <table:table-cell table:formula="of:=[.A668]/1000/(60*60*24)" office:value-type="time" office:time-value="PT02H57M35.037S" calcext:value-type="time">
            <text:p>02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478.59" calcext:value-type="float">
            <text:p>1478.59</text:p>
          </table:table-cell>
          <table:table-cell office:value-type="float" office:value="1763.35" calcext:value-type="float">
            <text:p>1763.35</text:p>
          </table:table-cell>
        </table:table-row>
        <table:table-row table:style-name="ro1">
          <table:table-cell office:value-type="float" office:value="10671037" calcext:value-type="float">
            <text:p>10671037</text:p>
          </table:table-cell>
          <table:table-cell table:formula="of:=[.A669]/1000/(60*60*24)" office:value-type="time" office:time-value="PT02H57M51.037S" calcext:value-type="time">
            <text:p>02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480.81" calcext:value-type="float">
            <text:p>1480.81</text:p>
          </table:table-cell>
          <table:table-cell office:value-type="float" office:value="1765.94" calcext:value-type="float">
            <text:p>1765.94</text:p>
          </table:table-cell>
        </table:table-row>
        <table:table-row table:style-name="ro1">
          <table:table-cell office:value-type="float" office:value="10687037" calcext:value-type="float">
            <text:p>10687037</text:p>
          </table:table-cell>
          <table:table-cell table:formula="of:=[.A670]/1000/(60*60*24)" office:value-type="time" office:time-value="PT02H58M07.037S" calcext:value-type="time">
            <text:p>02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6" calcext:value-type="float">
            <text:p>581.96</text:p>
          </table:table-cell>
          <table:table-cell office:value-type="float" office:value="1483.03" calcext:value-type="float">
            <text:p>1483.03</text:p>
          </table:table-cell>
          <table:table-cell office:value-type="float" office:value="1768.52" calcext:value-type="float">
            <text:p>1768.52</text:p>
          </table:table-cell>
        </table:table-row>
        <table:table-row table:style-name="ro1">
          <table:table-cell office:value-type="float" office:value="10703037" calcext:value-type="float">
            <text:p>10703037</text:p>
          </table:table-cell>
          <table:table-cell table:formula="of:=[.A671]/1000/(60*60*24)" office:value-type="time" office:time-value="PT02H58M23.037S" calcext:value-type="time">
            <text:p>02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3.65" calcext:value-type="float">
            <text:p>583.65</text:p>
          </table:table-cell>
          <table:table-cell office:value-type="float" office:value="1485.25" calcext:value-type="float">
            <text:p>1485.25</text:p>
          </table:table-cell>
          <table:table-cell office:value-type="float" office:value="1771.11" calcext:value-type="float">
            <text:p>1771.11</text:p>
          </table:table-cell>
        </table:table-row>
        <table:table-row table:style-name="ro1">
          <table:table-cell office:value-type="float" office:value="10719037" calcext:value-type="float">
            <text:p>10719037</text:p>
          </table:table-cell>
          <table:table-cell table:formula="of:=[.A672]/1000/(60*60*24)" office:value-type="time" office:time-value="PT02H58M39.037S" calcext:value-type="time">
            <text:p>02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8" calcext:value-type="float">
            <text:p>583.88</text:p>
          </table:table-cell>
          <table:table-cell office:value-type="float" office:value="1487.48" calcext:value-type="float">
            <text:p>1487.48</text:p>
          </table:table-cell>
          <table:table-cell office:value-type="float" office:value="1773.7" calcext:value-type="float">
            <text:p>1773.7</text:p>
          </table:table-cell>
        </table:table-row>
        <table:table-row table:style-name="ro1">
          <table:table-cell office:value-type="float" office:value="10735037" calcext:value-type="float">
            <text:p>10735037</text:p>
          </table:table-cell>
          <table:table-cell table:formula="of:=[.A673]/1000/(60*60*24)" office:value-type="time" office:time-value="PT02H58M55.037S" calcext:value-type="time">
            <text:p>02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489.7" calcext:value-type="float">
            <text:p>1489.7</text:p>
          </table:table-cell>
          <table:table-cell office:value-type="float" office:value="1776.29" calcext:value-type="float">
            <text:p>1776.29</text:p>
          </table:table-cell>
        </table:table-row>
        <table:table-row table:style-name="ro1">
          <table:table-cell office:value-type="float" office:value="10751037" calcext:value-type="float">
            <text:p>10751037</text:p>
          </table:table-cell>
          <table:table-cell table:formula="of:=[.A674]/1000/(60*60*24)" office:value-type="time" office:time-value="PT02H59M11.037S" calcext:value-type="time">
            <text:p>02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491.92" calcext:value-type="float">
            <text:p>1491.92</text:p>
          </table:table-cell>
          <table:table-cell office:value-type="float" office:value="1778.87" calcext:value-type="float">
            <text:p>1778.87</text:p>
          </table:table-cell>
        </table:table-row>
        <table:table-row table:style-name="ro1">
          <table:table-cell office:value-type="float" office:value="10767037" calcext:value-type="float">
            <text:p>10767037</text:p>
          </table:table-cell>
          <table:table-cell table:formula="of:=[.A675]/1000/(60*60*24)" office:value-type="time" office:time-value="PT02H59M27.037S" calcext:value-type="time">
            <text:p>02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494.14" calcext:value-type="float">
            <text:p>1494.14</text:p>
          </table:table-cell>
          <table:table-cell office:value-type="float" office:value="1781.46" calcext:value-type="float">
            <text:p>1781.46</text:p>
          </table:table-cell>
        </table:table-row>
        <table:table-row table:style-name="ro1">
          <table:table-cell office:value-type="float" office:value="10783037" calcext:value-type="float">
            <text:p>10783037</text:p>
          </table:table-cell>
          <table:table-cell table:formula="of:=[.A676]/1000/(60*60*24)" office:value-type="time" office:time-value="PT02H59M43.037S" calcext:value-type="time">
            <text:p>02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496.36" calcext:value-type="float">
            <text:p>1496.36</text:p>
          </table:table-cell>
          <table:table-cell office:value-type="float" office:value="1784.04" calcext:value-type="float">
            <text:p>1784.04</text:p>
          </table:table-cell>
        </table:table-row>
        <table:table-row table:style-name="ro1">
          <table:table-cell office:value-type="float" office:value="10799037" calcext:value-type="float">
            <text:p>10799037</text:p>
          </table:table-cell>
          <table:table-cell table:formula="of:=[.A677]/1000/(60*60*24)" office:value-type="time" office:time-value="PT02H59M59.037S" calcext:value-type="time">
            <text:p>02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498.58" calcext:value-type="float">
            <text:p>1498.58</text:p>
          </table:table-cell>
          <table:table-cell office:value-type="float" office:value="1786.62" calcext:value-type="float">
            <text:p>1786.62</text:p>
          </table:table-cell>
        </table:table-row>
        <table:table-row table:style-name="ro1">
          <table:table-cell office:value-type="float" office:value="10815037" calcext:value-type="float">
            <text:p>10815037</text:p>
          </table:table-cell>
          <table:table-cell table:formula="of:=[.A678]/1000/(60*60*24)" office:value-type="time" office:time-value="PT03H00M15.037S" calcext:value-type="time">
            <text:p>03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500.8" calcext:value-type="float">
            <text:p>1500.8</text:p>
          </table:table-cell>
          <table:table-cell office:value-type="float" office:value="1789.21" calcext:value-type="float">
            <text:p>1789.21</text:p>
          </table:table-cell>
        </table:table-row>
        <table:table-row table:style-name="ro1">
          <table:table-cell office:value-type="float" office:value="10831038" calcext:value-type="float">
            <text:p>10831038</text:p>
          </table:table-cell>
          <table:table-cell table:formula="of:=[.A679]/1000/(60*60*24)" office:value-type="time" office:time-value="PT03H00M31.038S" calcext:value-type="time">
            <text:p>03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503.02" calcext:value-type="float">
            <text:p>1503.02</text:p>
          </table:table-cell>
          <table:table-cell office:value-type="float" office:value="1791.79" calcext:value-type="float">
            <text:p>1791.79</text:p>
          </table:table-cell>
        </table:table-row>
        <table:table-row table:style-name="ro1">
          <table:table-cell office:value-type="float" office:value="10847037" calcext:value-type="float">
            <text:p>10847037</text:p>
          </table:table-cell>
          <table:table-cell table:formula="of:=[.A680]/1000/(60*60*24)" office:value-type="time" office:time-value="PT03H00M47.037S" calcext:value-type="time">
            <text:p>03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05.24" calcext:value-type="float">
            <text:p>1505.24</text:p>
          </table:table-cell>
          <table:table-cell office:value-type="float" office:value="1794.37" calcext:value-type="float">
            <text:p>1794.37</text:p>
          </table:table-cell>
        </table:table-row>
        <table:table-row table:style-name="ro1">
          <table:table-cell office:value-type="float" office:value="10863037" calcext:value-type="float">
            <text:p>10863037</text:p>
          </table:table-cell>
          <table:table-cell table:formula="of:=[.A681]/1000/(60*60*24)" office:value-type="time" office:time-value="PT03H01M03.037S" calcext:value-type="time">
            <text:p>03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507.46" calcext:value-type="float">
            <text:p>1507.46</text:p>
          </table:table-cell>
          <table:table-cell office:value-type="float" office:value="1796.95" calcext:value-type="float">
            <text:p>1796.95</text:p>
          </table:table-cell>
        </table:table-row>
        <table:table-row table:style-name="ro1">
          <table:table-cell office:value-type="float" office:value="10879037" calcext:value-type="float">
            <text:p>10879037</text:p>
          </table:table-cell>
          <table:table-cell table:formula="of:=[.A682]/1000/(60*60*24)" office:value-type="time" office:time-value="PT03H01M19.037S" calcext:value-type="time">
            <text:p>03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509.68" calcext:value-type="float">
            <text:p>1509.68</text:p>
          </table:table-cell>
          <table:table-cell office:value-type="float" office:value="1799.54" calcext:value-type="float">
            <text:p>1799.54</text:p>
          </table:table-cell>
        </table:table-row>
        <table:table-row table:style-name="ro1">
          <table:table-cell office:value-type="float" office:value="10895038" calcext:value-type="float">
            <text:p>10895038</text:p>
          </table:table-cell>
          <table:table-cell table:formula="of:=[.A683]/1000/(60*60*24)" office:value-type="time" office:time-value="PT03H01M35.038S" calcext:value-type="time">
            <text:p>03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1511.9" calcext:value-type="float">
            <text:p>1511.9</text:p>
          </table:table-cell>
          <table:table-cell office:value-type="float" office:value="1802.13" calcext:value-type="float">
            <text:p>1802.13</text:p>
          </table:table-cell>
        </table:table-row>
        <table:table-row table:style-name="ro1">
          <table:table-cell office:value-type="float" office:value="10911037" calcext:value-type="float">
            <text:p>10911037</text:p>
          </table:table-cell>
          <table:table-cell table:formula="of:=[.A684]/1000/(60*60*24)" office:value-type="time" office:time-value="PT03H01M51.037S" calcext:value-type="time">
            <text:p>03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1514.13" calcext:value-type="float">
            <text:p>1514.13</text:p>
          </table:table-cell>
          <table:table-cell office:value-type="float" office:value="1804.71" calcext:value-type="float">
            <text:p>1804.71</text:p>
          </table:table-cell>
        </table:table-row>
        <table:table-row table:style-name="ro1">
          <table:table-cell office:value-type="float" office:value="10927037" calcext:value-type="float">
            <text:p>10927037</text:p>
          </table:table-cell>
          <table:table-cell table:formula="of:=[.A685]/1000/(60*60*24)" office:value-type="time" office:time-value="PT03H02M07.037S" calcext:value-type="time">
            <text:p>03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516.35" calcext:value-type="float">
            <text:p>1516.35</text:p>
          </table:table-cell>
          <table:table-cell office:value-type="float" office:value="1807.3" calcext:value-type="float">
            <text:p>1807.3</text:p>
          </table:table-cell>
        </table:table-row>
        <table:table-row table:style-name="ro1">
          <table:table-cell office:value-type="float" office:value="10943038" calcext:value-type="float">
            <text:p>10943038</text:p>
          </table:table-cell>
          <table:table-cell table:formula="of:=[.A686]/1000/(60*60*24)" office:value-type="time" office:time-value="PT03H02M23.038S" calcext:value-type="time">
            <text:p>03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4" calcext:value-type="float">
            <text:p>583.74</text:p>
          </table:table-cell>
          <table:table-cell office:value-type="float" office:value="1518.58" calcext:value-type="float">
            <text:p>1518.58</text:p>
          </table:table-cell>
          <table:table-cell office:value-type="float" office:value="1809.89" calcext:value-type="float">
            <text:p>1809.89</text:p>
          </table:table-cell>
        </table:table-row>
        <table:table-row table:style-name="ro1">
          <table:table-cell office:value-type="float" office:value="10959037" calcext:value-type="float">
            <text:p>10959037</text:p>
          </table:table-cell>
          <table:table-cell table:formula="of:=[.A687]/1000/(60*60*24)" office:value-type="time" office:time-value="PT03H02M39.037S" calcext:value-type="time">
            <text:p>03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1520.8" calcext:value-type="float">
            <text:p>1520.8</text:p>
          </table:table-cell>
          <table:table-cell office:value-type="float" office:value="1812.48" calcext:value-type="float">
            <text:p>1812.48</text:p>
          </table:table-cell>
        </table:table-row>
        <table:table-row table:style-name="ro1">
          <table:table-cell office:value-type="float" office:value="10975037" calcext:value-type="float">
            <text:p>10975037</text:p>
          </table:table-cell>
          <table:table-cell table:formula="of:=[.A688]/1000/(60*60*24)" office:value-type="time" office:time-value="PT03H02M55.037S" calcext:value-type="time">
            <text:p>03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523.03" calcext:value-type="float">
            <text:p>1523.03</text:p>
          </table:table-cell>
          <table:table-cell office:value-type="float" office:value="1815.06" calcext:value-type="float">
            <text:p>1815.06</text:p>
          </table:table-cell>
        </table:table-row>
        <table:table-row table:style-name="ro1">
          <table:table-cell office:value-type="float" office:value="10991037" calcext:value-type="float">
            <text:p>10991037</text:p>
          </table:table-cell>
          <table:table-cell table:formula="of:=[.A689]/1000/(60*60*24)" office:value-type="time" office:time-value="PT03H03M11.037S" calcext:value-type="time">
            <text:p>03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525.25" calcext:value-type="float">
            <text:p>1525.25</text:p>
          </table:table-cell>
          <table:table-cell office:value-type="float" office:value="1817.64" calcext:value-type="float">
            <text:p>1817.64</text:p>
          </table:table-cell>
        </table:table-row>
        <table:table-row table:style-name="ro1">
          <table:table-cell office:value-type="float" office:value="11007037" calcext:value-type="float">
            <text:p>11007037</text:p>
          </table:table-cell>
          <table:table-cell table:formula="of:=[.A690]/1000/(60*60*24)" office:value-type="time" office:time-value="PT03H03M27.037S" calcext:value-type="time">
            <text:p>03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527.47" calcext:value-type="float">
            <text:p>1527.47</text:p>
          </table:table-cell>
          <table:table-cell office:value-type="float" office:value="1820.22" calcext:value-type="float">
            <text:p>1820.22</text:p>
          </table:table-cell>
        </table:table-row>
        <table:table-row table:style-name="ro1">
          <table:table-cell office:value-type="float" office:value="11023037" calcext:value-type="float">
            <text:p>11023037</text:p>
          </table:table-cell>
          <table:table-cell table:formula="of:=[.A691]/1000/(60*60*24)" office:value-type="time" office:time-value="PT03H03M43.037S" calcext:value-type="time">
            <text:p>03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529.69" calcext:value-type="float">
            <text:p>1529.69</text:p>
          </table:table-cell>
          <table:table-cell office:value-type="float" office:value="1822.81" calcext:value-type="float">
            <text:p>1822.81</text:p>
          </table:table-cell>
        </table:table-row>
        <table:table-row table:style-name="ro1">
          <table:table-cell office:value-type="float" office:value="11039038" calcext:value-type="float">
            <text:p>11039038</text:p>
          </table:table-cell>
          <table:table-cell table:formula="of:=[.A692]/1000/(60*60*24)" office:value-type="time" office:time-value="PT03H03M59.038S" calcext:value-type="time">
            <text:p>03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531.91" calcext:value-type="float">
            <text:p>1531.91</text:p>
          </table:table-cell>
          <table:table-cell office:value-type="float" office:value="1825.39" calcext:value-type="float">
            <text:p>1825.39</text:p>
          </table:table-cell>
        </table:table-row>
        <table:table-row table:style-name="ro1">
          <table:table-cell office:value-type="float" office:value="11055037" calcext:value-type="float">
            <text:p>11055037</text:p>
          </table:table-cell>
          <table:table-cell table:formula="of:=[.A693]/1000/(60*60*24)" office:value-type="time" office:time-value="PT03H04M15.037S" calcext:value-type="time">
            <text:p>03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34.12" calcext:value-type="float">
            <text:p>1534.12</text:p>
          </table:table-cell>
          <table:table-cell office:value-type="float" office:value="1827.97" calcext:value-type="float">
            <text:p>1827.97</text:p>
          </table:table-cell>
        </table:table-row>
        <table:table-row table:style-name="ro1">
          <table:table-cell office:value-type="float" office:value="11071037" calcext:value-type="float">
            <text:p>11071037</text:p>
          </table:table-cell>
          <table:table-cell table:formula="of:=[.A694]/1000/(60*60*24)" office:value-type="time" office:time-value="PT03H04M31.037S" calcext:value-type="time">
            <text:p>03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536.34" calcext:value-type="float">
            <text:p>1536.34</text:p>
          </table:table-cell>
          <table:table-cell office:value-type="float" office:value="1830.55" calcext:value-type="float">
            <text:p>1830.55</text:p>
          </table:table-cell>
        </table:table-row>
        <table:table-row table:style-name="ro1">
          <table:table-cell office:value-type="float" office:value="11087037" calcext:value-type="float">
            <text:p>11087037</text:p>
          </table:table-cell>
          <table:table-cell table:formula="of:=[.A695]/1000/(60*60*24)" office:value-type="time" office:time-value="PT03H04M47.037S" calcext:value-type="time">
            <text:p>03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1538.56" calcext:value-type="float">
            <text:p>1538.56</text:p>
          </table:table-cell>
          <table:table-cell office:value-type="float" office:value="1833.13" calcext:value-type="float">
            <text:p>1833.13</text:p>
          </table:table-cell>
        </table:table-row>
        <table:table-row table:style-name="ro1">
          <table:table-cell office:value-type="float" office:value="11103038" calcext:value-type="float">
            <text:p>11103038</text:p>
          </table:table-cell>
          <table:table-cell table:formula="of:=[.A696]/1000/(60*60*24)" office:value-type="time" office:time-value="PT03H05M03.038S" calcext:value-type="time">
            <text:p>03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540.78" calcext:value-type="float">
            <text:p>1540.78</text:p>
          </table:table-cell>
          <table:table-cell office:value-type="float" office:value="1835.7" calcext:value-type="float">
            <text:p>1835.7</text:p>
          </table:table-cell>
        </table:table-row>
        <table:table-row table:style-name="ro1">
          <table:table-cell office:value-type="float" office:value="11119037" calcext:value-type="float">
            <text:p>11119037</text:p>
          </table:table-cell>
          <table:table-cell table:formula="of:=[.A697]/1000/(60*60*24)" office:value-type="time" office:time-value="PT03H05M19.037S" calcext:value-type="time">
            <text:p>03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543" calcext:value-type="float">
            <text:p>1543</text:p>
          </table:table-cell>
          <table:table-cell office:value-type="float" office:value="1838.29" calcext:value-type="float">
            <text:p>1838.29</text:p>
          </table:table-cell>
        </table:table-row>
        <table:table-row table:style-name="ro1">
          <table:table-cell office:value-type="float" office:value="11135037" calcext:value-type="float">
            <text:p>11135037</text:p>
          </table:table-cell>
          <table:table-cell table:formula="of:=[.A698]/1000/(60*60*24)" office:value-type="time" office:time-value="PT03H05M35.037S" calcext:value-type="time">
            <text:p>03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545.22" calcext:value-type="float">
            <text:p>1545.22</text:p>
          </table:table-cell>
          <table:table-cell office:value-type="float" office:value="1840.87" calcext:value-type="float">
            <text:p>1840.87</text:p>
          </table:table-cell>
        </table:table-row>
        <table:table-row table:style-name="ro1">
          <table:table-cell office:value-type="float" office:value="11151037" calcext:value-type="float">
            <text:p>11151037</text:p>
          </table:table-cell>
          <table:table-cell table:formula="of:=[.A699]/1000/(60*60*24)" office:value-type="time" office:time-value="PT03H05M51.037S" calcext:value-type="time">
            <text:p>03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49" calcext:value-type="float">
            <text:p>580.49</text:p>
          </table:table-cell>
          <table:table-cell office:value-type="float" office:value="1547.44" calcext:value-type="float">
            <text:p>1547.44</text:p>
          </table:table-cell>
          <table:table-cell office:value-type="float" office:value="1843.45" calcext:value-type="float">
            <text:p>1843.45</text:p>
          </table:table-cell>
        </table:table-row>
        <table:table-row table:style-name="ro1">
          <table:table-cell office:value-type="float" office:value="11167037" calcext:value-type="float">
            <text:p>11167037</text:p>
          </table:table-cell>
          <table:table-cell table:formula="of:=[.A700]/1000/(60*60*24)" office:value-type="time" office:time-value="PT03H06M07.037S" calcext:value-type="time">
            <text:p>03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2" calcext:value-type="float">
            <text:p>580.02</text:p>
          </table:table-cell>
          <table:table-cell office:value-type="float" office:value="1549.66" calcext:value-type="float">
            <text:p>1549.66</text:p>
          </table:table-cell>
          <table:table-cell office:value-type="float" office:value="1846.02" calcext:value-type="float">
            <text:p>1846.02</text:p>
          </table:table-cell>
        </table:table-row>
        <table:table-row table:style-name="ro1">
          <table:table-cell office:value-type="float" office:value="11183038" calcext:value-type="float">
            <text:p>11183038</text:p>
          </table:table-cell>
          <table:table-cell table:formula="of:=[.A701]/1000/(60*60*24)" office:value-type="time" office:time-value="PT03H06M23.038S" calcext:value-type="time">
            <text:p>03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551.88" calcext:value-type="float">
            <text:p>1551.88</text:p>
          </table:table-cell>
          <table:table-cell office:value-type="float" office:value="1848.6" calcext:value-type="float">
            <text:p>1848.6</text:p>
          </table:table-cell>
        </table:table-row>
        <table:table-row table:style-name="ro1">
          <table:table-cell office:value-type="float" office:value="11199037" calcext:value-type="float">
            <text:p>11199037</text:p>
          </table:table-cell>
          <table:table-cell table:formula="of:=[.A702]/1000/(60*60*24)" office:value-type="time" office:time-value="PT03H06M39.037S" calcext:value-type="time">
            <text:p>03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49" calcext:value-type="float">
            <text:p>580.49</text:p>
          </table:table-cell>
          <table:table-cell office:value-type="float" office:value="1554.1" calcext:value-type="float">
            <text:p>1554.1</text:p>
          </table:table-cell>
          <table:table-cell office:value-type="float" office:value="1851.18" calcext:value-type="float">
            <text:p>1851.18</text:p>
          </table:table-cell>
        </table:table-row>
        <table:table-row table:style-name="ro1">
          <table:table-cell office:value-type="float" office:value="11215037" calcext:value-type="float">
            <text:p>11215037</text:p>
          </table:table-cell>
          <table:table-cell table:formula="of:=[.A703]/1000/(60*60*24)" office:value-type="time" office:time-value="PT03H06M55.037S" calcext:value-type="time">
            <text:p>03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5" calcext:value-type="float">
            <text:p>580.25</text:p>
          </table:table-cell>
          <table:table-cell office:value-type="float" office:value="1556.32" calcext:value-type="float">
            <text:p>1556.32</text:p>
          </table:table-cell>
          <table:table-cell office:value-type="float" office:value="1853.76" calcext:value-type="float">
            <text:p>1853.76</text:p>
          </table:table-cell>
        </table:table-row>
        <table:table-row table:style-name="ro1">
          <table:table-cell office:value-type="float" office:value="11231037" calcext:value-type="float">
            <text:p>11231037</text:p>
          </table:table-cell>
          <table:table-cell table:formula="of:=[.A704]/1000/(60*60*24)" office:value-type="time" office:time-value="PT03H07M11.037S" calcext:value-type="time">
            <text:p>03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558.54" calcext:value-type="float">
            <text:p>1558.54</text:p>
          </table:table-cell>
          <table:table-cell office:value-type="float" office:value="1856.34" calcext:value-type="float">
            <text:p>1856.34</text:p>
          </table:table-cell>
        </table:table-row>
        <table:table-row table:style-name="ro1">
          <table:table-cell office:value-type="float" office:value="11247037" calcext:value-type="float">
            <text:p>11247037</text:p>
          </table:table-cell>
          <table:table-cell table:formula="of:=[.A705]/1000/(60*60*24)" office:value-type="time" office:time-value="PT03H07M27.037S" calcext:value-type="time">
            <text:p>03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560.75" calcext:value-type="float">
            <text:p>1560.75</text:p>
          </table:table-cell>
          <table:table-cell office:value-type="float" office:value="1858.92" calcext:value-type="float">
            <text:p>1858.92</text:p>
          </table:table-cell>
        </table:table-row>
        <table:table-row table:style-name="ro1">
          <table:table-cell office:value-type="float" office:value="11263037" calcext:value-type="float">
            <text:p>11263037</text:p>
          </table:table-cell>
          <table:table-cell table:formula="of:=[.A706]/1000/(60*60*24)" office:value-type="time" office:time-value="PT03H07M43.037S" calcext:value-type="time">
            <text:p>03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562.97" calcext:value-type="float">
            <text:p>1562.97</text:p>
          </table:table-cell>
          <table:table-cell office:value-type="float" office:value="1861.49" calcext:value-type="float">
            <text:p>1861.49</text:p>
          </table:table-cell>
        </table:table-row>
        <table:table-row table:style-name="ro1">
          <table:table-cell office:value-type="float" office:value="11279037" calcext:value-type="float">
            <text:p>11279037</text:p>
          </table:table-cell>
          <table:table-cell table:formula="of:=[.A707]/1000/(60*60*24)" office:value-type="time" office:time-value="PT03H07M59.037S" calcext:value-type="time">
            <text:p>03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565.19" calcext:value-type="float">
            <text:p>1565.19</text:p>
          </table:table-cell>
          <table:table-cell office:value-type="float" office:value="1864.07" calcext:value-type="float">
            <text:p>1864.07</text:p>
          </table:table-cell>
        </table:table-row>
        <table:table-row table:style-name="ro1">
          <table:table-cell office:value-type="float" office:value="11295038" calcext:value-type="float">
            <text:p>11295038</text:p>
          </table:table-cell>
          <table:table-cell table:formula="of:=[.A708]/1000/(60*60*24)" office:value-type="time" office:time-value="PT03H08M15.038S" calcext:value-type="time">
            <text:p>03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498.92" calcext:value-type="float">
            <text:p>498.92</text:p>
          </table:table-cell>
          <table:table-cell office:value-type="float" office:value="579.71" calcext:value-type="float">
            <text:p>579.71</text:p>
          </table:table-cell>
          <table:table-cell office:value-type="float" office:value="1567.41" calcext:value-type="float">
            <text:p>1567.41</text:p>
          </table:table-cell>
          <table:table-cell office:value-type="float" office:value="1866.65" calcext:value-type="float">
            <text:p>1866.65</text:p>
          </table:table-cell>
        </table:table-row>
        <table:table-row table:style-name="ro1">
          <table:table-cell office:value-type="float" office:value="11311038" calcext:value-type="float">
            <text:p>11311038</text:p>
          </table:table-cell>
          <table:table-cell table:formula="of:=[.A709]/1000/(60*60*24)" office:value-type="time" office:time-value="PT03H08M31.038S" calcext:value-type="time">
            <text:p>03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6" calcext:value-type="float">
            <text:p>579.86</text:p>
          </table:table-cell>
          <table:table-cell office:value-type="float" office:value="1569.63" calcext:value-type="float">
            <text:p>1569.63</text:p>
          </table:table-cell>
          <table:table-cell office:value-type="float" office:value="1869.23" calcext:value-type="float">
            <text:p>1869.23</text:p>
          </table:table-cell>
        </table:table-row>
        <table:table-row table:style-name="ro1">
          <table:table-cell office:value-type="float" office:value="11327037" calcext:value-type="float">
            <text:p>11327037</text:p>
          </table:table-cell>
          <table:table-cell table:formula="of:=[.A710]/1000/(60*60*24)" office:value-type="time" office:time-value="PT03H08M47.037S" calcext:value-type="time">
            <text:p>03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571.85" calcext:value-type="float">
            <text:p>1571.85</text:p>
          </table:table-cell>
          <table:table-cell office:value-type="float" office:value="1871.81" calcext:value-type="float">
            <text:p>1871.81</text:p>
          </table:table-cell>
        </table:table-row>
        <table:table-row table:style-name="ro1">
          <table:table-cell office:value-type="float" office:value="11343037" calcext:value-type="float">
            <text:p>11343037</text:p>
          </table:table-cell>
          <table:table-cell table:formula="of:=[.A711]/1000/(60*60*24)" office:value-type="time" office:time-value="PT03H09M03.037S" calcext:value-type="time">
            <text:p>03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574.07" calcext:value-type="float">
            <text:p>1574.07</text:p>
          </table:table-cell>
          <table:table-cell office:value-type="float" office:value="1874.39" calcext:value-type="float">
            <text:p>1874.39</text:p>
          </table:table-cell>
        </table:table-row>
        <table:table-row table:style-name="ro1">
          <table:table-cell office:value-type="float" office:value="11359038" calcext:value-type="float">
            <text:p>11359038</text:p>
          </table:table-cell>
          <table:table-cell table:formula="of:=[.A712]/1000/(60*60*24)" office:value-type="time" office:time-value="PT03H09M19.038S" calcext:value-type="time">
            <text:p>03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576.29" calcext:value-type="float">
            <text:p>1576.29</text:p>
          </table:table-cell>
          <table:table-cell office:value-type="float" office:value="1876.96" calcext:value-type="float">
            <text:p>1876.96</text:p>
          </table:table-cell>
        </table:table-row>
        <table:table-row table:style-name="ro1">
          <table:table-cell office:value-type="float" office:value="11375037" calcext:value-type="float">
            <text:p>11375037</text:p>
          </table:table-cell>
          <table:table-cell table:formula="of:=[.A713]/1000/(60*60*24)" office:value-type="time" office:time-value="PT03H09M35.037S" calcext:value-type="time">
            <text:p>03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6" calcext:value-type="float">
            <text:p>579.96</text:p>
          </table:table-cell>
          <table:table-cell office:value-type="float" office:value="1578.51" calcext:value-type="float">
            <text:p>1578.51</text:p>
          </table:table-cell>
          <table:table-cell office:value-type="float" office:value="1879.54" calcext:value-type="float">
            <text:p>1879.54</text:p>
          </table:table-cell>
        </table:table-row>
        <table:table-row table:style-name="ro1">
          <table:table-cell office:value-type="float" office:value="11391037" calcext:value-type="float">
            <text:p>11391037</text:p>
          </table:table-cell>
          <table:table-cell table:formula="of:=[.A714]/1000/(60*60*24)" office:value-type="time" office:time-value="PT03H09M51.037S" calcext:value-type="time">
            <text:p>03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580.73" calcext:value-type="float">
            <text:p>1580.73</text:p>
          </table:table-cell>
          <table:table-cell office:value-type="float" office:value="1882.12" calcext:value-type="float">
            <text:p>1882.12</text:p>
          </table:table-cell>
        </table:table-row>
        <table:table-row table:style-name="ro1">
          <table:table-cell office:value-type="float" office:value="11407037" calcext:value-type="float">
            <text:p>11407037</text:p>
          </table:table-cell>
          <table:table-cell table:formula="of:=[.A715]/1000/(60*60*24)" office:value-type="time" office:time-value="PT03H10M07.037S" calcext:value-type="time">
            <text:p>03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582.95" calcext:value-type="float">
            <text:p>1582.95</text:p>
          </table:table-cell>
          <table:table-cell office:value-type="float" office:value="1884.7" calcext:value-type="float">
            <text:p>1884.7</text:p>
          </table:table-cell>
        </table:table-row>
        <table:table-row table:style-name="ro1">
          <table:table-cell office:value-type="float" office:value="11423038" calcext:value-type="float">
            <text:p>11423038</text:p>
          </table:table-cell>
          <table:table-cell table:formula="of:=[.A716]/1000/(60*60*24)" office:value-type="time" office:time-value="PT03H10M23.038S" calcext:value-type="time">
            <text:p>03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585.17" calcext:value-type="float">
            <text:p>1585.17</text:p>
          </table:table-cell>
          <table:table-cell office:value-type="float" office:value="1887.27" calcext:value-type="float">
            <text:p>1887.27</text:p>
          </table:table-cell>
        </table:table-row>
        <table:table-row table:style-name="ro1">
          <table:table-cell office:value-type="float" office:value="11439037" calcext:value-type="float">
            <text:p>11439037</text:p>
          </table:table-cell>
          <table:table-cell table:formula="of:=[.A717]/1000/(60*60*24)" office:value-type="time" office:time-value="PT03H10M39.037S" calcext:value-type="time">
            <text:p>03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587.39" calcext:value-type="float">
            <text:p>1587.39</text:p>
          </table:table-cell>
          <table:table-cell office:value-type="float" office:value="1889.85" calcext:value-type="float">
            <text:p>1889.85</text:p>
          </table:table-cell>
        </table:table-row>
        <table:table-row table:style-name="ro1">
          <table:table-cell office:value-type="float" office:value="11455037" calcext:value-type="float">
            <text:p>11455037</text:p>
          </table:table-cell>
          <table:table-cell table:formula="of:=[.A718]/1000/(60*60*24)" office:value-type="time" office:time-value="PT03H10M55.037S" calcext:value-type="time">
            <text:p>03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1589.61" calcext:value-type="float">
            <text:p>1589.61</text:p>
          </table:table-cell>
          <table:table-cell office:value-type="float" office:value="1892.43" calcext:value-type="float">
            <text:p>1892.43</text:p>
          </table:table-cell>
        </table:table-row>
        <table:table-row table:style-name="ro1">
          <table:table-cell office:value-type="float" office:value="11471038" calcext:value-type="float">
            <text:p>11471038</text:p>
          </table:table-cell>
          <table:table-cell table:formula="of:=[.A719]/1000/(60*60*24)" office:value-type="time" office:time-value="PT03H11M11.038S" calcext:value-type="time">
            <text:p>03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1591.83" calcext:value-type="float">
            <text:p>1591.83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1487037" calcext:value-type="float">
            <text:p>11487037</text:p>
          </table:table-cell>
          <table:table-cell table:formula="of:=[.A720]/1000/(60*60*24)" office:value-type="time" office:time-value="PT03H11M27.037S" calcext:value-type="time">
            <text:p>03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594.05" calcext:value-type="float">
            <text:p>1594.05</text:p>
          </table:table-cell>
          <table:table-cell office:value-type="float" office:value="1897.58" calcext:value-type="float">
            <text:p>1897.58</text:p>
          </table:table-cell>
        </table:table-row>
        <table:table-row table:style-name="ro1">
          <table:table-cell office:value-type="float" office:value="11503037" calcext:value-type="float">
            <text:p>11503037</text:p>
          </table:table-cell>
          <table:table-cell table:formula="of:=[.A721]/1000/(60*60*24)" office:value-type="time" office:time-value="PT03H11M43.037S" calcext:value-type="time">
            <text:p>03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1" calcext:value-type="float">
            <text:p>582.11</text:p>
          </table:table-cell>
          <table:table-cell office:value-type="float" office:value="1596.28" calcext:value-type="float">
            <text:p>1596.28</text:p>
          </table:table-cell>
          <table:table-cell office:value-type="float" office:value="1900.16" calcext:value-type="float">
            <text:p>1900.16</text:p>
          </table:table-cell>
        </table:table-row>
        <table:table-row table:style-name="ro1">
          <table:table-cell office:value-type="float" office:value="11519037" calcext:value-type="float">
            <text:p>11519037</text:p>
          </table:table-cell>
          <table:table-cell table:formula="of:=[.A722]/1000/(60*60*24)" office:value-type="time" office:time-value="PT03H11M59.037S" calcext:value-type="time">
            <text:p>03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2" calcext:value-type="float">
            <text:p>578.02</text:p>
          </table:table-cell>
          <table:table-cell office:value-type="float" office:value="1598.5" calcext:value-type="float">
            <text:p>1598.5</text:p>
          </table:table-cell>
          <table:table-cell office:value-type="float" office:value="1902.74" calcext:value-type="float">
            <text:p>1902.74</text:p>
          </table:table-cell>
        </table:table-row>
        <table:table-row table:style-name="ro1">
          <table:table-cell office:value-type="float" office:value="11535038" calcext:value-type="float">
            <text:p>11535038</text:p>
          </table:table-cell>
          <table:table-cell table:formula="of:=[.A723]/1000/(60*60*24)" office:value-type="time" office:time-value="PT03H12M15.038S" calcext:value-type="time">
            <text:p>03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00.72" calcext:value-type="float">
            <text:p>1600.72</text:p>
          </table:table-cell>
          <table:table-cell office:value-type="float" office:value="1905.32" calcext:value-type="float">
            <text:p>1905.32</text:p>
          </table:table-cell>
        </table:table-row>
        <table:table-row table:style-name="ro1">
          <table:table-cell office:value-type="float" office:value="11551037" calcext:value-type="float">
            <text:p>11551037</text:p>
          </table:table-cell>
          <table:table-cell table:formula="of:=[.A724]/1000/(60*60*24)" office:value-type="time" office:time-value="PT03H12M31.037S" calcext:value-type="time">
            <text:p>03:1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602.94" calcext:value-type="float">
            <text:p>1602.94</text:p>
          </table:table-cell>
          <table:table-cell office:value-type="float" office:value="1907.9" calcext:value-type="float">
            <text:p>1907.9</text:p>
          </table:table-cell>
        </table:table-row>
        <table:table-row table:style-name="ro1">
          <table:table-cell office:value-type="float" office:value="11567037" calcext:value-type="float">
            <text:p>11567037</text:p>
          </table:table-cell>
          <table:table-cell table:formula="of:=[.A725]/1000/(60*60*24)" office:value-type="time" office:time-value="PT03H12M47.037S" calcext:value-type="time">
            <text:p>03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605.16" calcext:value-type="float">
            <text:p>1605.16</text:p>
          </table:table-cell>
          <table:table-cell office:value-type="float" office:value="1910.48" calcext:value-type="float">
            <text:p>1910.48</text:p>
          </table:table-cell>
        </table:table-row>
        <table:table-row table:style-name="ro1">
          <table:table-cell office:value-type="float" office:value="11583037" calcext:value-type="float">
            <text:p>11583037</text:p>
          </table:table-cell>
          <table:table-cell table:formula="of:=[.A726]/1000/(60*60*24)" office:value-type="time" office:time-value="PT03H13M03.037S" calcext:value-type="time">
            <text:p>03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607.38" calcext:value-type="float">
            <text:p>1607.38</text:p>
          </table:table-cell>
          <table:table-cell office:value-type="float" office:value="1913.05" calcext:value-type="float">
            <text:p>1913.05</text:p>
          </table:table-cell>
        </table:table-row>
        <table:table-row table:style-name="ro1">
          <table:table-cell office:value-type="float" office:value="11599037" calcext:value-type="float">
            <text:p>11599037</text:p>
          </table:table-cell>
          <table:table-cell table:formula="of:=[.A727]/1000/(60*60*24)" office:value-type="time" office:time-value="PT03H13M19.037S" calcext:value-type="time">
            <text:p>03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609.6" calcext:value-type="float">
            <text:p>1609.6</text:p>
          </table:table-cell>
          <table:table-cell office:value-type="float" office:value="1915.63" calcext:value-type="float">
            <text:p>1915.63</text:p>
          </table:table-cell>
        </table:table-row>
        <table:table-row table:style-name="ro1">
          <table:table-cell office:value-type="float" office:value="11615038" calcext:value-type="float">
            <text:p>11615038</text:p>
          </table:table-cell>
          <table:table-cell table:formula="of:=[.A728]/1000/(60*60*24)" office:value-type="time" office:time-value="PT03H13M35.038S" calcext:value-type="time">
            <text:p>03:1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9" calcext:value-type="float">
            <text:p>580.19</text:p>
          </table:table-cell>
          <table:table-cell office:value-type="float" office:value="1611.82" calcext:value-type="float">
            <text:p>1611.82</text:p>
          </table:table-cell>
          <table:table-cell office:value-type="float" office:value="1918.2" calcext:value-type="float">
            <text:p>1918.2</text:p>
          </table:table-cell>
        </table:table-row>
        <table:table-row table:style-name="ro1">
          <table:table-cell office:value-type="float" office:value="11631037" calcext:value-type="float">
            <text:p>11631037</text:p>
          </table:table-cell>
          <table:table-cell table:formula="of:=[.A729]/1000/(60*60*24)" office:value-type="time" office:time-value="PT03H13M51.037S" calcext:value-type="time">
            <text:p>03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614.04" calcext:value-type="float">
            <text:p>1614.04</text:p>
          </table:table-cell>
          <table:table-cell office:value-type="float" office:value="1920.78" calcext:value-type="float">
            <text:p>1920.78</text:p>
          </table:table-cell>
        </table:table-row>
        <table:table-row table:style-name="ro1">
          <table:table-cell office:value-type="float" office:value="11647037" calcext:value-type="float">
            <text:p>11647037</text:p>
          </table:table-cell>
          <table:table-cell table:formula="of:=[.A730]/1000/(60*60*24)" office:value-type="time" office:time-value="PT03H14M07.037S" calcext:value-type="time">
            <text:p>03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2" calcext:value-type="float">
            <text:p>580.2</text:p>
          </table:table-cell>
          <table:table-cell office:value-type="float" office:value="1616.26" calcext:value-type="float">
            <text:p>1616.26</text:p>
          </table:table-cell>
          <table:table-cell office:value-type="float" office:value="1923.35" calcext:value-type="float">
            <text:p>1923.35</text:p>
          </table:table-cell>
        </table:table-row>
        <table:table-row table:style-name="ro1">
          <table:table-cell office:value-type="float" office:value="11663037" calcext:value-type="float">
            <text:p>11663037</text:p>
          </table:table-cell>
          <table:table-cell table:formula="of:=[.A731]/1000/(60*60*24)" office:value-type="time" office:time-value="PT03H14M23.037S" calcext:value-type="time">
            <text:p>03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618.47" calcext:value-type="float">
            <text:p>1618.47</text:p>
          </table:table-cell>
          <table:table-cell office:value-type="float" office:value="1925.93" calcext:value-type="float">
            <text:p>1925.93</text:p>
          </table:table-cell>
        </table:table-row>
        <table:table-row table:style-name="ro1">
          <table:table-cell office:value-type="float" office:value="11679037" calcext:value-type="float">
            <text:p>11679037</text:p>
          </table:table-cell>
          <table:table-cell table:formula="of:=[.A732]/1000/(60*60*24)" office:value-type="time" office:time-value="PT03H14M39.037S" calcext:value-type="time">
            <text:p>03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620.69" calcext:value-type="float">
            <text:p>1620.69</text:p>
          </table:table-cell>
          <table:table-cell office:value-type="float" office:value="1928.5" calcext:value-type="float">
            <text:p>1928.5</text:p>
          </table:table-cell>
        </table:table-row>
        <table:table-row table:style-name="ro1">
          <table:table-cell office:value-type="float" office:value="11695037" calcext:value-type="float">
            <text:p>11695037</text:p>
          </table:table-cell>
          <table:table-cell table:formula="of:=[.A733]/1000/(60*60*24)" office:value-type="time" office:time-value="PT03H14M55.037S" calcext:value-type="time">
            <text:p>03:1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622.91" calcext:value-type="float">
            <text:p>1622.91</text:p>
          </table:table-cell>
          <table:table-cell office:value-type="float" office:value="1931.07" calcext:value-type="float">
            <text:p>1931.07</text:p>
          </table:table-cell>
        </table:table-row>
        <table:table-row table:style-name="ro1">
          <table:table-cell office:value-type="float" office:value="11711037" calcext:value-type="float">
            <text:p>11711037</text:p>
          </table:table-cell>
          <table:table-cell table:formula="of:=[.A734]/1000/(60*60*24)" office:value-type="time" office:time-value="PT03H15M11.037S" calcext:value-type="time">
            <text:p>03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625.13" calcext:value-type="float">
            <text:p>1625.13</text:p>
          </table:table-cell>
          <table:table-cell office:value-type="float" office:value="1933.65" calcext:value-type="float">
            <text:p>1933.65</text:p>
          </table:table-cell>
        </table:table-row>
        <table:table-row table:style-name="ro1">
          <table:table-cell office:value-type="float" office:value="11727038" calcext:value-type="float">
            <text:p>11727038</text:p>
          </table:table-cell>
          <table:table-cell table:formula="of:=[.A735]/1000/(60*60*24)" office:value-type="time" office:time-value="PT03H15M27.038S" calcext:value-type="time">
            <text:p>03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9" calcext:value-type="float">
            <text:p>578.19</text:p>
          </table:table-cell>
          <table:table-cell office:value-type="float" office:value="1627.35" calcext:value-type="float">
            <text:p>1627.35</text:p>
          </table:table-cell>
          <table:table-cell office:value-type="float" office:value="1936.22" calcext:value-type="float">
            <text:p>1936.22</text:p>
          </table:table-cell>
        </table:table-row>
        <table:table-row table:style-name="ro1">
          <table:table-cell office:value-type="float" office:value="11743038" calcext:value-type="float">
            <text:p>11743038</text:p>
          </table:table-cell>
          <table:table-cell table:formula="of:=[.A736]/1000/(60*60*24)" office:value-type="time" office:time-value="PT03H15M43.038S" calcext:value-type="time">
            <text:p>03:1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629.57" calcext:value-type="float">
            <text:p>1629.57</text:p>
          </table:table-cell>
          <table:table-cell office:value-type="float" office:value="1938.79" calcext:value-type="float">
            <text:p>1938.79</text:p>
          </table:table-cell>
        </table:table-row>
        <table:table-row table:style-name="ro1">
          <table:table-cell office:value-type="float" office:value="11759037" calcext:value-type="float">
            <text:p>11759037</text:p>
          </table:table-cell>
          <table:table-cell table:formula="of:=[.A737]/1000/(60*60*24)" office:value-type="time" office:time-value="PT03H15M59.037S" calcext:value-type="time">
            <text:p>03:1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6" calcext:value-type="float">
            <text:p>576.06</text:p>
          </table:table-cell>
          <table:table-cell office:value-type="float" office:value="1631.79" calcext:value-type="float">
            <text:p>1631.79</text:p>
          </table:table-cell>
          <table:table-cell office:value-type="float" office:value="1941.36" calcext:value-type="float">
            <text:p>1941.36</text:p>
          </table:table-cell>
        </table:table-row>
        <table:table-row table:style-name="ro1">
          <table:table-cell office:value-type="float" office:value="11775037" calcext:value-type="float">
            <text:p>11775037</text:p>
          </table:table-cell>
          <table:table-cell table:formula="of:=[.A738]/1000/(60*60*24)" office:value-type="time" office:time-value="PT03H16M15.037S" calcext:value-type="time">
            <text:p>03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49" calcext:value-type="float">
            <text:p>578.49</text:p>
          </table:table-cell>
          <table:table-cell office:value-type="float" office:value="1634.01" calcext:value-type="float">
            <text:p>1634.01</text:p>
          </table:table-cell>
          <table:table-cell office:value-type="float" office:value="1943.93" calcext:value-type="float">
            <text:p>1943.93</text:p>
          </table:table-cell>
        </table:table-row>
        <table:table-row table:style-name="ro1">
          <table:table-cell office:value-type="float" office:value="11791037" calcext:value-type="float">
            <text:p>11791037</text:p>
          </table:table-cell>
          <table:table-cell table:formula="of:=[.A739]/1000/(60*60*24)" office:value-type="time" office:time-value="PT03H16M31.037S" calcext:value-type="time">
            <text:p>03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" calcext:value-type="float">
            <text:p>578.4</text:p>
          </table:table-cell>
          <table:table-cell office:value-type="float" office:value="1636.23" calcext:value-type="float">
            <text:p>1636.23</text:p>
          </table:table-cell>
          <table:table-cell office:value-type="float" office:value="1946.5" calcext:value-type="float">
            <text:p>1946.5</text:p>
          </table:table-cell>
        </table:table-row>
        <table:table-row table:style-name="ro1">
          <table:table-cell office:value-type="float" office:value="11807037" calcext:value-type="float">
            <text:p>11807037</text:p>
          </table:table-cell>
          <table:table-cell table:formula="of:=[.A740]/1000/(60*60*24)" office:value-type="time" office:time-value="PT03H16M47.037S" calcext:value-type="time">
            <text:p>03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638.45" calcext:value-type="float">
            <text:p>1638.45</text:p>
          </table:table-cell>
          <table:table-cell office:value-type="float" office:value="1949.08" calcext:value-type="float">
            <text:p>1949.08</text:p>
          </table:table-cell>
        </table:table-row>
        <table:table-row table:style-name="ro1">
          <table:table-cell office:value-type="float" office:value="11823037" calcext:value-type="float">
            <text:p>11823037</text:p>
          </table:table-cell>
          <table:table-cell table:formula="of:=[.A741]/1000/(60*60*24)" office:value-type="time" office:time-value="PT03H17M03.037S" calcext:value-type="time">
            <text:p>03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40.67" calcext:value-type="float">
            <text:p>1640.67</text:p>
          </table:table-cell>
          <table:table-cell office:value-type="float" office:value="1951.65" calcext:value-type="float">
            <text:p>1951.65</text:p>
          </table:table-cell>
        </table:table-row>
        <table:table-row table:style-name="ro1">
          <table:table-cell office:value-type="float" office:value="11839037" calcext:value-type="float">
            <text:p>11839037</text:p>
          </table:table-cell>
          <table:table-cell table:formula="of:=[.A742]/1000/(60*60*24)" office:value-type="time" office:time-value="PT03H17M19.037S" calcext:value-type="time">
            <text:p>03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642.89" calcext:value-type="float">
            <text:p>1642.89</text:p>
          </table:table-cell>
          <table:table-cell office:value-type="float" office:value="1954.22" calcext:value-type="float">
            <text:p>1954.22</text:p>
          </table:table-cell>
        </table:table-row>
        <table:table-row table:style-name="ro1">
          <table:table-cell office:value-type="float" office:value="11855037" calcext:value-type="float">
            <text:p>11855037</text:p>
          </table:table-cell>
          <table:table-cell table:formula="of:=[.A743]/1000/(60*60*24)" office:value-type="time" office:time-value="PT03H17M35.037S" calcext:value-type="time">
            <text:p>03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2" calcext:value-type="float">
            <text:p>577.82</text:p>
          </table:table-cell>
          <table:table-cell office:value-type="float" office:value="1645.11" calcext:value-type="float">
            <text:p>1645.11</text:p>
          </table:table-cell>
          <table:table-cell office:value-type="float" office:value="1956.79" calcext:value-type="float">
            <text:p>1956.79</text:p>
          </table:table-cell>
        </table:table-row>
        <table:table-row table:style-name="ro1">
          <table:table-cell office:value-type="float" office:value="11871037" calcext:value-type="float">
            <text:p>11871037</text:p>
          </table:table-cell>
          <table:table-cell table:formula="of:=[.A744]/1000/(60*60*24)" office:value-type="time" office:time-value="PT03H17M51.037S" calcext:value-type="time">
            <text:p>03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647.33" calcext:value-type="float">
            <text:p>1647.33</text:p>
          </table:table-cell>
          <table:table-cell office:value-type="float" office:value="1959.36" calcext:value-type="float">
            <text:p>1959.36</text:p>
          </table:table-cell>
        </table:table-row>
        <table:table-row table:style-name="ro1">
          <table:table-cell office:value-type="float" office:value="11887037" calcext:value-type="float">
            <text:p>11887037</text:p>
          </table:table-cell>
          <table:table-cell table:formula="of:=[.A745]/1000/(60*60*24)" office:value-type="time" office:time-value="PT03H18M07.037S" calcext:value-type="time">
            <text:p>03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649.55" calcext:value-type="float">
            <text:p>1649.55</text:p>
          </table:table-cell>
          <table:table-cell office:value-type="float" office:value="1961.93" calcext:value-type="float">
            <text:p>1961.93</text:p>
          </table:table-cell>
        </table:table-row>
        <table:table-row table:style-name="ro1">
          <table:table-cell office:value-type="float" office:value="11903037" calcext:value-type="float">
            <text:p>11903037</text:p>
          </table:table-cell>
          <table:table-cell table:formula="of:=[.A746]/1000/(60*60*24)" office:value-type="time" office:time-value="PT03H18M23.037S" calcext:value-type="time">
            <text:p>03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6" calcext:value-type="float">
            <text:p>578.16</text:p>
          </table:table-cell>
          <table:table-cell office:value-type="float" office:value="1651.76" calcext:value-type="float">
            <text:p>1651.76</text:p>
          </table:table-cell>
          <table:table-cell office:value-type="float" office:value="1964.5" calcext:value-type="float">
            <text:p>1964.5</text:p>
          </table:table-cell>
        </table:table-row>
        <table:table-row table:style-name="ro1">
          <table:table-cell office:value-type="float" office:value="11919038" calcext:value-type="float">
            <text:p>11919038</text:p>
          </table:table-cell>
          <table:table-cell table:formula="of:=[.A747]/1000/(60*60*24)" office:value-type="time" office:time-value="PT03H18M39.038S" calcext:value-type="time">
            <text:p>03:1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653.98" calcext:value-type="float">
            <text:p>1653.98</text:p>
          </table:table-cell>
          <table:table-cell office:value-type="float" office:value="1967.08" calcext:value-type="float">
            <text:p>1967.08</text:p>
          </table:table-cell>
        </table:table-row>
        <table:table-row table:style-name="ro1">
          <table:table-cell office:value-type="float" office:value="11935038" calcext:value-type="float">
            <text:p>11935038</text:p>
          </table:table-cell>
          <table:table-cell table:formula="of:=[.A748]/1000/(60*60*24)" office:value-type="time" office:time-value="PT03H18M55.038S" calcext:value-type="time">
            <text:p>03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656.2" calcext:value-type="float">
            <text:p>1656.2</text:p>
          </table:table-cell>
          <table:table-cell office:value-type="float" office:value="1969.65" calcext:value-type="float">
            <text:p>1969.65</text:p>
          </table:table-cell>
        </table:table-row>
        <table:table-row table:style-name="ro1">
          <table:table-cell office:value-type="float" office:value="11951037" calcext:value-type="float">
            <text:p>11951037</text:p>
          </table:table-cell>
          <table:table-cell table:formula="of:=[.A749]/1000/(60*60*24)" office:value-type="time" office:time-value="PT03H19M11.037S" calcext:value-type="time">
            <text:p>03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58.42" calcext:value-type="float">
            <text:p>1658.42</text:p>
          </table:table-cell>
          <table:table-cell office:value-type="float" office:value="1972.22" calcext:value-type="float">
            <text:p>1972.22</text:p>
          </table:table-cell>
        </table:table-row>
        <table:table-row table:style-name="ro1">
          <table:table-cell office:value-type="float" office:value="11967038" calcext:value-type="float">
            <text:p>11967038</text:p>
          </table:table-cell>
          <table:table-cell table:formula="of:=[.A750]/1000/(60*60*24)" office:value-type="time" office:time-value="PT03H19M27.038S" calcext:value-type="time">
            <text:p>03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660.64" calcext:value-type="float">
            <text:p>1660.64</text:p>
          </table:table-cell>
          <table:table-cell office:value-type="float" office:value="1974.79" calcext:value-type="float">
            <text:p>1974.79</text:p>
          </table:table-cell>
        </table:table-row>
        <table:table-row table:style-name="ro1">
          <table:table-cell office:value-type="float" office:value="11983037" calcext:value-type="float">
            <text:p>11983037</text:p>
          </table:table-cell>
          <table:table-cell table:formula="of:=[.A751]/1000/(60*60*24)" office:value-type="time" office:time-value="PT03H19M43.037S" calcext:value-type="time">
            <text:p>03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662.86" calcext:value-type="float">
            <text:p>1662.86</text:p>
          </table:table-cell>
          <table:table-cell office:value-type="float" office:value="1977.36" calcext:value-type="float">
            <text:p>1977.36</text:p>
          </table:table-cell>
        </table:table-row>
        <table:table-row table:style-name="ro1">
          <table:table-cell office:value-type="float" office:value="11999037" calcext:value-type="float">
            <text:p>11999037</text:p>
          </table:table-cell>
          <table:table-cell table:formula="of:=[.A752]/1000/(60*60*24)" office:value-type="time" office:time-value="PT03H19M59.037S" calcext:value-type="time">
            <text:p>03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1" calcext:value-type="float">
            <text:p>578.51</text:p>
          </table:table-cell>
          <table:table-cell office:value-type="float" office:value="1665.08" calcext:value-type="float">
            <text:p>1665.08</text:p>
          </table:table-cell>
          <table:table-cell office:value-type="float" office:value="1979.93" calcext:value-type="float">
            <text:p>1979.93</text:p>
          </table:table-cell>
        </table:table-row>
        <table:table-row table:style-name="ro1">
          <table:table-cell office:value-type="float" office:value="12015037" calcext:value-type="float">
            <text:p>12015037</text:p>
          </table:table-cell>
          <table:table-cell table:formula="of:=[.A753]/1000/(60*60*24)" office:value-type="time" office:time-value="PT03H20M15.037S" calcext:value-type="time">
            <text:p>03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667.3" calcext:value-type="float">
            <text:p>1667.3</text:p>
          </table:table-cell>
          <table:table-cell office:value-type="float" office:value="1982.5" calcext:value-type="float">
            <text:p>1982.5</text:p>
          </table:table-cell>
        </table:table-row>
        <table:table-row table:style-name="ro1">
          <table:table-cell office:value-type="float" office:value="12031037" calcext:value-type="float">
            <text:p>12031037</text:p>
          </table:table-cell>
          <table:table-cell table:formula="of:=[.A754]/1000/(60*60*24)" office:value-type="time" office:time-value="PT03H20M31.037S" calcext:value-type="time">
            <text:p>03:2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669.52" calcext:value-type="float">
            <text:p>1669.52</text:p>
          </table:table-cell>
          <table:table-cell office:value-type="float" office:value="1985.06" calcext:value-type="float">
            <text:p>1985.06</text:p>
          </table:table-cell>
        </table:table-row>
        <table:table-row table:style-name="ro1">
          <table:table-cell office:value-type="float" office:value="12047038" calcext:value-type="float">
            <text:p>12047038</text:p>
          </table:table-cell>
          <table:table-cell table:formula="of:=[.A755]/1000/(60*60*24)" office:value-type="time" office:time-value="PT03H20M47.038S" calcext:value-type="time">
            <text:p>03:2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4" calcext:value-type="float">
            <text:p>575.94</text:p>
          </table:table-cell>
          <table:table-cell office:value-type="float" office:value="1671.74" calcext:value-type="float">
            <text:p>1671.74</text:p>
          </table:table-cell>
          <table:table-cell office:value-type="float" office:value="1987.63" calcext:value-type="float">
            <text:p>1987.63</text:p>
          </table:table-cell>
        </table:table-row>
        <table:table-row table:style-name="ro1">
          <table:table-cell office:value-type="float" office:value="12063037" calcext:value-type="float">
            <text:p>12063037</text:p>
          </table:table-cell>
          <table:table-cell table:formula="of:=[.A756]/1000/(60*60*24)" office:value-type="time" office:time-value="PT03H21M03.037S" calcext:value-type="time">
            <text:p>03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673.96" calcext:value-type="float">
            <text:p>1673.96</text:p>
          </table:table-cell>
          <table:table-cell office:value-type="float" office:value="1990.2" calcext:value-type="float">
            <text:p>1990.2</text:p>
          </table:table-cell>
        </table:table-row>
        <table:table-row table:style-name="ro1">
          <table:table-cell office:value-type="float" office:value="12079037" calcext:value-type="float">
            <text:p>12079037</text:p>
          </table:table-cell>
          <table:table-cell table:formula="of:=[.A757]/1000/(60*60*24)" office:value-type="time" office:time-value="PT03H21M19.037S" calcext:value-type="time">
            <text:p>03:2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676.18" calcext:value-type="float">
            <text:p>1676.18</text:p>
          </table:table-cell>
          <table:table-cell office:value-type="float" office:value="1992.77" calcext:value-type="float">
            <text:p>1992.77</text:p>
          </table:table-cell>
        </table:table-row>
        <table:table-row table:style-name="ro1">
          <table:table-cell office:value-type="float" office:value="12095037" calcext:value-type="float">
            <text:p>12095037</text:p>
          </table:table-cell>
          <table:table-cell table:formula="of:=[.A758]/1000/(60*60*24)" office:value-type="time" office:time-value="PT03H21M35.037S" calcext:value-type="time">
            <text:p>03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9" calcext:value-type="float">
            <text:p>579.89</text:p>
          </table:table-cell>
          <table:table-cell office:value-type="float" office:value="1678.4" calcext:value-type="float">
            <text:p>1678.4</text:p>
          </table:table-cell>
          <table:table-cell office:value-type="float" office:value="1995.34" calcext:value-type="float">
            <text:p>1995.34</text:p>
          </table:table-cell>
        </table:table-row>
        <table:table-row table:style-name="ro1">
          <table:table-cell office:value-type="float" office:value="12111037" calcext:value-type="float">
            <text:p>12111037</text:p>
          </table:table-cell>
          <table:table-cell table:formula="of:=[.A759]/1000/(60*60*24)" office:value-type="time" office:time-value="PT03H21M51.037S" calcext:value-type="time">
            <text:p>03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2" calcext:value-type="float">
            <text:p>580.2</text:p>
          </table:table-cell>
          <table:table-cell office:value-type="float" office:value="1680.63" calcext:value-type="float">
            <text:p>1680.63</text:p>
          </table:table-cell>
          <table:table-cell office:value-type="float" office:value="1997.92" calcext:value-type="float">
            <text:p>1997.92</text:p>
          </table:table-cell>
        </table:table-row>
        <table:table-row table:style-name="ro1">
          <table:table-cell office:value-type="float" office:value="12127037" calcext:value-type="float">
            <text:p>12127037</text:p>
          </table:table-cell>
          <table:table-cell table:formula="of:=[.A760]/1000/(60*60*24)" office:value-type="time" office:time-value="PT03H22M07.037S" calcext:value-type="time">
            <text:p>03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682.85" calcext:value-type="float">
            <text:p>1682.85</text:p>
          </table:table-cell>
          <table:table-cell office:value-type="float" office:value="2000.49" calcext:value-type="float">
            <text:p>2000.49</text:p>
          </table:table-cell>
        </table:table-row>
        <table:table-row table:style-name="ro1">
          <table:table-cell office:value-type="float" office:value="12143037" calcext:value-type="float">
            <text:p>12143037</text:p>
          </table:table-cell>
          <table:table-cell table:formula="of:=[.A761]/1000/(60*60*24)" office:value-type="time" office:time-value="PT03H22M23.037S" calcext:value-type="time">
            <text:p>03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685.07" calcext:value-type="float">
            <text:p>1685.07</text:p>
          </table:table-cell>
          <table:table-cell office:value-type="float" office:value="2003.06" calcext:value-type="float">
            <text:p>2003.06</text:p>
          </table:table-cell>
        </table:table-row>
        <table:table-row table:style-name="ro1">
          <table:table-cell office:value-type="float" office:value="12159037" calcext:value-type="float">
            <text:p>12159037</text:p>
          </table:table-cell>
          <table:table-cell table:formula="of:=[.A762]/1000/(60*60*24)" office:value-type="time" office:time-value="PT03H22M39.037S" calcext:value-type="time">
            <text:p>03:2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687.29" calcext:value-type="float">
            <text:p>1687.29</text:p>
          </table:table-cell>
          <table:table-cell office:value-type="float" office:value="2005.62" calcext:value-type="float">
            <text:p>2005.62</text:p>
          </table:table-cell>
        </table:table-row>
        <table:table-row table:style-name="ro1">
          <table:table-cell office:value-type="float" office:value="12175038" calcext:value-type="float">
            <text:p>12175038</text:p>
          </table:table-cell>
          <table:table-cell table:formula="of:=[.A763]/1000/(60*60*24)" office:value-type="time" office:time-value="PT03H22M55.038S" calcext:value-type="time">
            <text:p>03:2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689.51" calcext:value-type="float">
            <text:p>1689.51</text:p>
          </table:table-cell>
          <table:table-cell office:value-type="float" office:value="2008.19" calcext:value-type="float">
            <text:p>2008.19</text:p>
          </table:table-cell>
        </table:table-row>
        <table:table-row table:style-name="ro1">
          <table:table-cell office:value-type="float" office:value="12191038" calcext:value-type="float">
            <text:p>12191038</text:p>
          </table:table-cell>
          <table:table-cell table:formula="of:=[.A764]/1000/(60*60*24)" office:value-type="time" office:time-value="PT03H23M11.038S" calcext:value-type="time">
            <text:p>03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8" calcext:value-type="float">
            <text:p>579.98</text:p>
          </table:table-cell>
          <table:table-cell office:value-type="float" office:value="1691.73" calcext:value-type="float">
            <text:p>1691.73</text:p>
          </table:table-cell>
          <table:table-cell office:value-type="float" office:value="2010.76" calcext:value-type="float">
            <text:p>2010.76</text:p>
          </table:table-cell>
        </table:table-row>
        <table:table-row table:style-name="ro1">
          <table:table-cell office:value-type="float" office:value="12207037" calcext:value-type="float">
            <text:p>12207037</text:p>
          </table:table-cell>
          <table:table-cell table:formula="of:=[.A765]/1000/(60*60*24)" office:value-type="time" office:time-value="PT03H23M27.037S" calcext:value-type="time">
            <text:p>03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693.95" calcext:value-type="float">
            <text:p>1693.95</text:p>
          </table:table-cell>
          <table:table-cell office:value-type="float" office:value="2013.33" calcext:value-type="float">
            <text:p>2013.33</text:p>
          </table:table-cell>
        </table:table-row>
        <table:table-row table:style-name="ro1">
          <table:table-cell office:value-type="float" office:value="12223037" calcext:value-type="float">
            <text:p>12223037</text:p>
          </table:table-cell>
          <table:table-cell table:formula="of:=[.A766]/1000/(60*60*24)" office:value-type="time" office:time-value="PT03H23M43.037S" calcext:value-type="time">
            <text:p>03:2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" calcext:value-type="float">
            <text:p>575.8</text:p>
          </table:table-cell>
          <table:table-cell office:value-type="float" office:value="1696.17" calcext:value-type="float">
            <text:p>1696.17</text:p>
          </table:table-cell>
          <table:table-cell office:value-type="float" office:value="2015.89" calcext:value-type="float">
            <text:p>2015.89</text:p>
          </table:table-cell>
        </table:table-row>
        <table:table-row table:style-name="ro1">
          <table:table-cell office:value-type="float" office:value="12239037" calcext:value-type="float">
            <text:p>12239037</text:p>
          </table:table-cell>
          <table:table-cell table:formula="of:=[.A767]/1000/(60*60*24)" office:value-type="time" office:time-value="PT03H23M59.037S" calcext:value-type="time">
            <text:p>03:2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698.39" calcext:value-type="float">
            <text:p>1698.39</text:p>
          </table:table-cell>
          <table:table-cell office:value-type="float" office:value="2018.46" calcext:value-type="float">
            <text:p>2018.46</text:p>
          </table:table-cell>
        </table:table-row>
        <table:table-row table:style-name="ro1">
          <table:table-cell office:value-type="float" office:value="12255037" calcext:value-type="float">
            <text:p>12255037</text:p>
          </table:table-cell>
          <table:table-cell table:formula="of:=[.A768]/1000/(60*60*24)" office:value-type="time" office:time-value="PT03H24M15.037S" calcext:value-type="time">
            <text:p>03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8" calcext:value-type="float">
            <text:p>577.88</text:p>
          </table:table-cell>
          <table:table-cell office:value-type="float" office:value="1700.61" calcext:value-type="float">
            <text:p>1700.61</text:p>
          </table:table-cell>
          <table:table-cell office:value-type="float" office:value="2021.03" calcext:value-type="float">
            <text:p>2021.03</text:p>
          </table:table-cell>
        </table:table-row>
        <table:table-row table:style-name="ro1">
          <table:table-cell office:value-type="float" office:value="12271037" calcext:value-type="float">
            <text:p>12271037</text:p>
          </table:table-cell>
          <table:table-cell table:formula="of:=[.A769]/1000/(60*60*24)" office:value-type="time" office:time-value="PT03H24M31.037S" calcext:value-type="time">
            <text:p>03:24:31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702.84" calcext:value-type="float">
            <text:p>1702.84</text:p>
          </table:table-cell>
          <table:table-cell office:value-type="float" office:value="2023.6" calcext:value-type="float">
            <text:p>2023.6</text:p>
          </table:table-cell>
        </table:table-row>
        <table:table-row table:style-name="ro1">
          <table:table-cell office:value-type="float" office:value="12287037" calcext:value-type="float">
            <text:p>12287037</text:p>
          </table:table-cell>
          <table:table-cell table:formula="of:=[.A770]/1000/(60*60*24)" office:value-type="time" office:time-value="PT03H24M47.037S" calcext:value-type="time">
            <text:p>03:2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705.06" calcext:value-type="float">
            <text:p>1705.06</text:p>
          </table:table-cell>
          <table:table-cell office:value-type="float" office:value="2026.17" calcext:value-type="float">
            <text:p>2026.17</text:p>
          </table:table-cell>
        </table:table-row>
        <table:table-row table:style-name="ro1">
          <table:table-cell office:value-type="float" office:value="12303037" calcext:value-type="float">
            <text:p>12303037</text:p>
          </table:table-cell>
          <table:table-cell table:formula="of:=[.A771]/1000/(60*60*24)" office:value-type="time" office:time-value="PT03H25M03.037S" calcext:value-type="time">
            <text:p>03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707.28" calcext:value-type="float">
            <text:p>1707.28</text:p>
          </table:table-cell>
          <table:table-cell office:value-type="float" office:value="2028.73" calcext:value-type="float">
            <text:p>2028.73</text:p>
          </table:table-cell>
        </table:table-row>
        <table:table-row table:style-name="ro1">
          <table:table-cell office:value-type="float" office:value="12319038" calcext:value-type="float">
            <text:p>12319038</text:p>
          </table:table-cell>
          <table:table-cell table:formula="of:=[.A772]/1000/(60*60*24)" office:value-type="time" office:time-value="PT03H25M19.038S" calcext:value-type="time">
            <text:p>03:25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709.5" calcext:value-type="float">
            <text:p>1709.5</text:p>
          </table:table-cell>
          <table:table-cell office:value-type="float" office:value="2031.29" calcext:value-type="float">
            <text:p>2031.29</text:p>
          </table:table-cell>
        </table:table-row>
        <table:table-row table:style-name="ro1">
          <table:table-cell office:value-type="float" office:value="12335037" calcext:value-type="float">
            <text:p>12335037</text:p>
          </table:table-cell>
          <table:table-cell table:formula="of:=[.A773]/1000/(60*60*24)" office:value-type="time" office:time-value="PT03H25M35.037S" calcext:value-type="time">
            <text:p>03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711.72" calcext:value-type="float">
            <text:p>1711.72</text:p>
          </table:table-cell>
          <table:table-cell office:value-type="float" office:value="2033.86" calcext:value-type="float">
            <text:p>2033.86</text:p>
          </table:table-cell>
        </table:table-row>
        <table:table-row table:style-name="ro1">
          <table:table-cell office:value-type="float" office:value="12351037" calcext:value-type="float">
            <text:p>12351037</text:p>
          </table:table-cell>
          <table:table-cell table:formula="of:=[.A774]/1000/(60*60*24)" office:value-type="time" office:time-value="PT03H25M51.037S" calcext:value-type="time">
            <text:p>03:2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713.93" calcext:value-type="float">
            <text:p>1713.93</text:p>
          </table:table-cell>
          <table:table-cell office:value-type="float" office:value="2036.42" calcext:value-type="float">
            <text:p>2036.42</text:p>
          </table:table-cell>
        </table:table-row>
        <table:table-row table:style-name="ro1">
          <table:table-cell office:value-type="float" office:value="12367037" calcext:value-type="float">
            <text:p>12367037</text:p>
          </table:table-cell>
          <table:table-cell table:formula="of:=[.A775]/1000/(60*60*24)" office:value-type="time" office:time-value="PT03H26M07.037S" calcext:value-type="time">
            <text:p>03:2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6" calcext:value-type="float">
            <text:p>576.26</text:p>
          </table:table-cell>
          <table:table-cell office:value-type="float" office:value="1716.15" calcext:value-type="float">
            <text:p>1716.15</text:p>
          </table:table-cell>
          <table:table-cell office:value-type="float" office:value="2038.98" calcext:value-type="float">
            <text:p>2038.98</text:p>
          </table:table-cell>
        </table:table-row>
        <table:table-row table:style-name="ro1">
          <table:table-cell office:value-type="float" office:value="12383037" calcext:value-type="float">
            <text:p>12383037</text:p>
          </table:table-cell>
          <table:table-cell table:formula="of:=[.A776]/1000/(60*60*24)" office:value-type="time" office:time-value="PT03H26M23.037S" calcext:value-type="time">
            <text:p>03:26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718.37" calcext:value-type="float">
            <text:p>1718.37</text:p>
          </table:table-cell>
          <table:table-cell office:value-type="float" office:value="2041.55" calcext:value-type="float">
            <text:p>2041.55</text:p>
          </table:table-cell>
        </table:table-row>
        <table:table-row table:style-name="ro1">
          <table:table-cell office:value-type="float" office:value="12399037" calcext:value-type="float">
            <text:p>12399037</text:p>
          </table:table-cell>
          <table:table-cell table:formula="of:=[.A777]/1000/(60*60*24)" office:value-type="time" office:time-value="PT03H26M39.037S" calcext:value-type="time">
            <text:p>03:26:39</text:p>
          </table:table-cell>
          <table:table-cell office:value-type="float" office:value="1.15" calcext:value-type="float">
            <text:p>1.15</text:p>
          </table:table-cell>
          <table:table-cell office:value-type="float" office:value="500.52" calcext:value-type="float">
            <text:p>500.52</text:p>
          </table:table-cell>
          <table:table-cell office:value-type="float" office:value="577.64" calcext:value-type="float">
            <text:p>577.64</text:p>
          </table:table-cell>
          <table:table-cell office:value-type="float" office:value="1720.6" calcext:value-type="float">
            <text:p>1720.6</text:p>
          </table:table-cell>
          <table:table-cell office:value-type="float" office:value="2044.11" calcext:value-type="float">
            <text:p>2044.11</text:p>
          </table:table-cell>
        </table:table-row>
        <table:table-row table:style-name="ro1">
          <table:table-cell office:value-type="float" office:value="12415038" calcext:value-type="float">
            <text:p>12415038</text:p>
          </table:table-cell>
          <table:table-cell table:formula="of:=[.A778]/1000/(60*60*24)" office:value-type="time" office:time-value="PT03H26M55.038S" calcext:value-type="time">
            <text:p>03:26:55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8.19" calcext:value-type="float">
            <text:p>578.19</text:p>
          </table:table-cell>
          <table:table-cell office:value-type="float" office:value="1722.82" calcext:value-type="float">
            <text:p>1722.82</text:p>
          </table:table-cell>
          <table:table-cell office:value-type="float" office:value="2046.68" calcext:value-type="float">
            <text:p>2046.68</text:p>
          </table:table-cell>
        </table:table-row>
        <table:table-row table:style-name="ro1">
          <table:table-cell office:value-type="float" office:value="12431037" calcext:value-type="float">
            <text:p>12431037</text:p>
          </table:table-cell>
          <table:table-cell table:formula="of:=[.A779]/1000/(60*60*24)" office:value-type="time" office:time-value="PT03H27M11.037S" calcext:value-type="time">
            <text:p>03:2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725.05" calcext:value-type="float">
            <text:p>1725.05</text:p>
          </table:table-cell>
          <table:table-cell office:value-type="float" office:value="2049.25" calcext:value-type="float">
            <text:p>2049.25</text:p>
          </table:table-cell>
        </table:table-row>
        <table:table-row table:style-name="ro1">
          <table:table-cell office:value-type="float" office:value="12447037" calcext:value-type="float">
            <text:p>12447037</text:p>
          </table:table-cell>
          <table:table-cell table:formula="of:=[.A780]/1000/(60*60*24)" office:value-type="time" office:time-value="PT03H27M27.037S" calcext:value-type="time">
            <text:p>03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727.27" calcext:value-type="float">
            <text:p>1727.27</text:p>
          </table:table-cell>
          <table:table-cell office:value-type="float" office:value="2051.81" calcext:value-type="float">
            <text:p>2051.81</text:p>
          </table:table-cell>
        </table:table-row>
        <table:table-row table:style-name="ro1">
          <table:table-cell office:value-type="float" office:value="12463037" calcext:value-type="float">
            <text:p>12463037</text:p>
          </table:table-cell>
          <table:table-cell table:formula="of:=[.A781]/1000/(60*60*24)" office:value-type="time" office:time-value="PT03H27M43.037S" calcext:value-type="time">
            <text:p>03:2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729.49" calcext:value-type="float">
            <text:p>1729.49</text:p>
          </table:table-cell>
          <table:table-cell office:value-type="float" office:value="2054.38" calcext:value-type="float">
            <text:p>2054.38</text:p>
          </table:table-cell>
        </table:table-row>
        <table:table-row table:style-name="ro1">
          <table:table-cell office:value-type="float" office:value="12479038" calcext:value-type="float">
            <text:p>12479038</text:p>
          </table:table-cell>
          <table:table-cell table:formula="of:=[.A782]/1000/(60*60*24)" office:value-type="time" office:time-value="PT03H27M59.038S" calcext:value-type="time">
            <text:p>03:2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731.71" calcext:value-type="float">
            <text:p>1731.71</text:p>
          </table:table-cell>
          <table:table-cell office:value-type="float" office:value="2056.94" calcext:value-type="float">
            <text:p>2056.94</text:p>
          </table:table-cell>
        </table:table-row>
        <table:table-row table:style-name="ro1">
          <table:table-cell office:value-type="float" office:value="12495037" calcext:value-type="float">
            <text:p>12495037</text:p>
          </table:table-cell>
          <table:table-cell table:formula="of:=[.A783]/1000/(60*60*24)" office:value-type="time" office:time-value="PT03H28M15.037S" calcext:value-type="time">
            <text:p>03:2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5" calcext:value-type="float">
            <text:p>575.95</text:p>
          </table:table-cell>
          <table:table-cell office:value-type="float" office:value="1733.92" calcext:value-type="float">
            <text:p>1733.92</text:p>
          </table:table-cell>
          <table:table-cell office:value-type="float" office:value="2059.5" calcext:value-type="float">
            <text:p>2059.5</text:p>
          </table:table-cell>
        </table:table-row>
        <table:table-row table:style-name="ro1">
          <table:table-cell office:value-type="float" office:value="12511037" calcext:value-type="float">
            <text:p>12511037</text:p>
          </table:table-cell>
          <table:table-cell table:formula="of:=[.A784]/1000/(60*60*24)" office:value-type="time" office:time-value="PT03H28M31.037S" calcext:value-type="time">
            <text:p>03:2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736.14" calcext:value-type="float">
            <text:p>1736.14</text:p>
          </table:table-cell>
          <table:table-cell office:value-type="float" office:value="2062.06" calcext:value-type="float">
            <text:p>2062.06</text:p>
          </table:table-cell>
        </table:table-row>
        <table:table-row table:style-name="ro1">
          <table:table-cell office:value-type="float" office:value="12527037" calcext:value-type="float">
            <text:p>12527037</text:p>
          </table:table-cell>
          <table:table-cell table:formula="of:=[.A785]/1000/(60*60*24)" office:value-type="time" office:time-value="PT03H28M47.037S" calcext:value-type="time">
            <text:p>03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38.36" calcext:value-type="float">
            <text:p>1738.36</text:p>
          </table:table-cell>
          <table:table-cell office:value-type="float" office:value="2064.62" calcext:value-type="float">
            <text:p>2064.62</text:p>
          </table:table-cell>
        </table:table-row>
        <table:table-row table:style-name="ro1">
          <table:table-cell office:value-type="float" office:value="12543037" calcext:value-type="float">
            <text:p>12543037</text:p>
          </table:table-cell>
          <table:table-cell table:formula="of:=[.A786]/1000/(60*60*24)" office:value-type="time" office:time-value="PT03H29M03.037S" calcext:value-type="time">
            <text:p>03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740.58" calcext:value-type="float">
            <text:p>1740.58</text:p>
          </table:table-cell>
          <table:table-cell office:value-type="float" office:value="2067.18" calcext:value-type="float">
            <text:p>2067.18</text:p>
          </table:table-cell>
        </table:table-row>
        <table:table-row table:style-name="ro1">
          <table:table-cell office:value-type="float" office:value="12559038" calcext:value-type="float">
            <text:p>12559038</text:p>
          </table:table-cell>
          <table:table-cell table:formula="of:=[.A787]/1000/(60*60*24)" office:value-type="time" office:time-value="PT03H29M19.038S" calcext:value-type="time">
            <text:p>03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42.8" calcext:value-type="float">
            <text:p>1742.8</text:p>
          </table:table-cell>
          <table:table-cell office:value-type="float" office:value="2069.74" calcext:value-type="float">
            <text:p>2069.74</text:p>
          </table:table-cell>
        </table:table-row>
        <table:table-row table:style-name="ro1">
          <table:table-cell office:value-type="float" office:value="12575037" calcext:value-type="float">
            <text:p>12575037</text:p>
          </table:table-cell>
          <table:table-cell table:formula="of:=[.A788]/1000/(60*60*24)" office:value-type="time" office:time-value="PT03H29M35.037S" calcext:value-type="time">
            <text:p>03:2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745.02" calcext:value-type="float">
            <text:p>1745.02</text:p>
          </table:table-cell>
          <table:table-cell office:value-type="float" office:value="2072.3" calcext:value-type="float">
            <text:p>2072.3</text:p>
          </table:table-cell>
        </table:table-row>
        <table:table-row table:style-name="ro1">
          <table:table-cell office:value-type="float" office:value="12591038" calcext:value-type="float">
            <text:p>12591038</text:p>
          </table:table-cell>
          <table:table-cell table:formula="of:=[.A789]/1000/(60*60*24)" office:value-type="time" office:time-value="PT03H29M51.038S" calcext:value-type="time">
            <text:p>03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6.64" calcext:value-type="float">
            <text:p>576.64</text:p>
          </table:table-cell>
          <table:table-cell office:value-type="float" office:value="1747.24" calcext:value-type="float">
            <text:p>1747.24</text:p>
          </table:table-cell>
          <table:table-cell office:value-type="float" office:value="2074.86" calcext:value-type="float">
            <text:p>2074.86</text:p>
          </table:table-cell>
        </table:table-row>
        <table:table-row table:style-name="ro1">
          <table:table-cell office:value-type="float" office:value="12607037" calcext:value-type="float">
            <text:p>12607037</text:p>
          </table:table-cell>
          <table:table-cell table:formula="of:=[.A790]/1000/(60*60*24)" office:value-type="time" office:time-value="PT03H30M07.037S" calcext:value-type="time">
            <text:p>03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749.46" calcext:value-type="float">
            <text:p>1749.46</text:p>
          </table:table-cell>
          <table:table-cell office:value-type="float" office:value="2077.41" calcext:value-type="float">
            <text:p>2077.41</text:p>
          </table:table-cell>
        </table:table-row>
        <table:table-row table:style-name="ro1">
          <table:table-cell office:value-type="float" office:value="12623037" calcext:value-type="float">
            <text:p>12623037</text:p>
          </table:table-cell>
          <table:table-cell table:formula="of:=[.A791]/1000/(60*60*24)" office:value-type="time" office:time-value="PT03H30M23.037S" calcext:value-type="time">
            <text:p>03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751.68" calcext:value-type="float">
            <text:p>1751.68</text:p>
          </table:table-cell>
          <table:table-cell office:value-type="float" office:value="2079.97" calcext:value-type="float">
            <text:p>2079.97</text:p>
          </table:table-cell>
        </table:table-row>
        <table:table-row table:style-name="ro1">
          <table:table-cell office:value-type="float" office:value="12639037" calcext:value-type="float">
            <text:p>12639037</text:p>
          </table:table-cell>
          <table:table-cell table:formula="of:=[.A792]/1000/(60*60*24)" office:value-type="time" office:time-value="PT03H30M39.037S" calcext:value-type="time">
            <text:p>03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753.9" calcext:value-type="float">
            <text:p>1753.9</text:p>
          </table:table-cell>
          <table:table-cell office:value-type="float" office:value="2082.53" calcext:value-type="float">
            <text:p>2082.53</text:p>
          </table:table-cell>
        </table:table-row>
        <table:table-row table:style-name="ro1">
          <table:table-cell office:value-type="float" office:value="12655038" calcext:value-type="float">
            <text:p>12655038</text:p>
          </table:table-cell>
          <table:table-cell table:formula="of:=[.A793]/1000/(60*60*24)" office:value-type="time" office:time-value="PT03H30M55.038S" calcext:value-type="time">
            <text:p>03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6" calcext:value-type="float">
            <text:p>574.26</text:p>
          </table:table-cell>
          <table:table-cell office:value-type="float" office:value="1756.12" calcext:value-type="float">
            <text:p>1756.12</text:p>
          </table:table-cell>
          <table:table-cell office:value-type="float" office:value="2085.09" calcext:value-type="float">
            <text:p>2085.09</text:p>
          </table:table-cell>
        </table:table-row>
        <table:table-row table:style-name="ro1">
          <table:table-cell office:value-type="float" office:value="12671037" calcext:value-type="float">
            <text:p>12671037</text:p>
          </table:table-cell>
          <table:table-cell table:formula="of:=[.A794]/1000/(60*60*24)" office:value-type="time" office:time-value="PT03H31M11.037S" calcext:value-type="time">
            <text:p>03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758.34" calcext:value-type="float">
            <text:p>1758.34</text:p>
          </table:table-cell>
          <table:table-cell office:value-type="float" office:value="2087.64" calcext:value-type="float">
            <text:p>2087.64</text:p>
          </table:table-cell>
        </table:table-row>
        <table:table-row table:style-name="ro1">
          <table:table-cell office:value-type="float" office:value="12687038" calcext:value-type="float">
            <text:p>12687038</text:p>
          </table:table-cell>
          <table:table-cell table:formula="of:=[.A795]/1000/(60*60*24)" office:value-type="time" office:time-value="PT03H31M27.038S" calcext:value-type="time">
            <text:p>03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7" calcext:value-type="float">
            <text:p>574.17</text:p>
          </table:table-cell>
          <table:table-cell office:value-type="float" office:value="1760.56" calcext:value-type="float">
            <text:p>1760.56</text:p>
          </table:table-cell>
          <table:table-cell office:value-type="float" office:value="2090.2" calcext:value-type="float">
            <text:p>2090.2</text:p>
          </table:table-cell>
        </table:table-row>
        <table:table-row table:style-name="ro1">
          <table:table-cell office:value-type="float" office:value="12703037" calcext:value-type="float">
            <text:p>12703037</text:p>
          </table:table-cell>
          <table:table-cell table:formula="of:=[.A796]/1000/(60*60*24)" office:value-type="time" office:time-value="PT03H31M43.037S" calcext:value-type="time">
            <text:p>03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762.78" calcext:value-type="float">
            <text:p>1762.78</text:p>
          </table:table-cell>
          <table:table-cell office:value-type="float" office:value="2092.76" calcext:value-type="float">
            <text:p>2092.76</text:p>
          </table:table-cell>
        </table:table-row>
        <table:table-row table:style-name="ro1">
          <table:table-cell office:value-type="float" office:value="12719037" calcext:value-type="float">
            <text:p>12719037</text:p>
          </table:table-cell>
          <table:table-cell table:formula="of:=[.A797]/1000/(60*60*24)" office:value-type="time" office:time-value="PT03H31M59.037S" calcext:value-type="time">
            <text:p>03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3" calcext:value-type="float">
            <text:p>574.43</text:p>
          </table:table-cell>
          <table:table-cell office:value-type="float" office:value="1765" calcext:value-type="float">
            <text:p>1765</text:p>
          </table:table-cell>
          <table:table-cell office:value-type="float" office:value="2095.31" calcext:value-type="float">
            <text:p>2095.31</text:p>
          </table:table-cell>
        </table:table-row>
        <table:table-row table:style-name="ro1">
          <table:table-cell office:value-type="float" office:value="12735037" calcext:value-type="float">
            <text:p>12735037</text:p>
          </table:table-cell>
          <table:table-cell table:formula="of:=[.A798]/1000/(60*60*24)" office:value-type="time" office:time-value="PT03H32M15.037S" calcext:value-type="time">
            <text:p>03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767.22" calcext:value-type="float">
            <text:p>1767.22</text:p>
          </table:table-cell>
          <table:table-cell office:value-type="float" office:value="2097.87" calcext:value-type="float">
            <text:p>2097.87</text:p>
          </table:table-cell>
        </table:table-row>
        <table:table-row table:style-name="ro1">
          <table:table-cell office:value-type="float" office:value="12751037" calcext:value-type="float">
            <text:p>12751037</text:p>
          </table:table-cell>
          <table:table-cell table:formula="of:=[.A799]/1000/(60*60*24)" office:value-type="time" office:time-value="PT03H32M31.037S" calcext:value-type="time">
            <text:p>03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769.44" calcext:value-type="float">
            <text:p>1769.44</text:p>
          </table:table-cell>
          <table:table-cell office:value-type="float" office:value="2100.42" calcext:value-type="float">
            <text:p>2100.42</text:p>
          </table:table-cell>
        </table:table-row>
        <table:table-row table:style-name="ro1">
          <table:table-cell office:value-type="float" office:value="12767037" calcext:value-type="float">
            <text:p>12767037</text:p>
          </table:table-cell>
          <table:table-cell table:formula="of:=[.A800]/1000/(60*60*24)" office:value-type="time" office:time-value="PT03H32M47.037S" calcext:value-type="time">
            <text:p>03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771.66" calcext:value-type="float">
            <text:p>1771.66</text:p>
          </table:table-cell>
          <table:table-cell office:value-type="float" office:value="2102.98" calcext:value-type="float">
            <text:p>2102.98</text:p>
          </table:table-cell>
        </table:table-row>
        <table:table-row table:style-name="ro1">
          <table:table-cell office:value-type="float" office:value="12783038" calcext:value-type="float">
            <text:p>12783038</text:p>
          </table:table-cell>
          <table:table-cell table:formula="of:=[.A801]/1000/(60*60*24)" office:value-type="time" office:time-value="PT03H33M03.038S" calcext:value-type="time">
            <text:p>03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773.88" calcext:value-type="float">
            <text:p>1773.88</text:p>
          </table:table-cell>
          <table:table-cell office:value-type="float" office:value="2105.53" calcext:value-type="float">
            <text:p>2105.53</text:p>
          </table:table-cell>
        </table:table-row>
        <table:table-row table:style-name="ro1">
          <table:table-cell office:value-type="float" office:value="12799037" calcext:value-type="float">
            <text:p>12799037</text:p>
          </table:table-cell>
          <table:table-cell table:formula="of:=[.A802]/1000/(60*60*24)" office:value-type="time" office:time-value="PT03H33M19.037S" calcext:value-type="time">
            <text:p>03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776.1" calcext:value-type="float">
            <text:p>1776.1</text:p>
          </table:table-cell>
          <table:table-cell office:value-type="float" office:value="2108.08" calcext:value-type="float">
            <text:p>2108.08</text:p>
          </table:table-cell>
        </table:table-row>
        <table:table-row table:style-name="ro1">
          <table:table-cell office:value-type="float" office:value="12815038" calcext:value-type="float">
            <text:p>12815038</text:p>
          </table:table-cell>
          <table:table-cell table:formula="of:=[.A803]/1000/(60*60*24)" office:value-type="time" office:time-value="PT03H33M35.038S" calcext:value-type="time">
            <text:p>03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778.32" calcext:value-type="float">
            <text:p>1778.32</text:p>
          </table:table-cell>
          <table:table-cell office:value-type="float" office:value="2110.64" calcext:value-type="float">
            <text:p>2110.64</text:p>
          </table:table-cell>
        </table:table-row>
        <table:table-row table:style-name="ro1">
          <table:table-cell office:value-type="float" office:value="12831037" calcext:value-type="float">
            <text:p>12831037</text:p>
          </table:table-cell>
          <table:table-cell table:formula="of:=[.A804]/1000/(60*60*24)" office:value-type="time" office:time-value="PT03H33M51.037S" calcext:value-type="time">
            <text:p>03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780.54" calcext:value-type="float">
            <text:p>1780.54</text:p>
          </table:table-cell>
          <table:table-cell office:value-type="float" office:value="2113.2" calcext:value-type="float">
            <text:p>2113.2</text:p>
          </table:table-cell>
        </table:table-row>
        <table:table-row table:style-name="ro1">
          <table:table-cell office:value-type="float" office:value="12847037" calcext:value-type="float">
            <text:p>12847037</text:p>
          </table:table-cell>
          <table:table-cell table:formula="of:=[.A805]/1000/(60*60*24)" office:value-type="time" office:time-value="PT03H34M07.037S" calcext:value-type="time">
            <text:p>03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782.76" calcext:value-type="float">
            <text:p>1782.76</text:p>
          </table:table-cell>
          <table:table-cell office:value-type="float" office:value="2115.75" calcext:value-type="float">
            <text:p>2115.75</text:p>
          </table:table-cell>
        </table:table-row>
        <table:table-row table:style-name="ro1">
          <table:table-cell office:value-type="float" office:value="12863037" calcext:value-type="float">
            <text:p>12863037</text:p>
          </table:table-cell>
          <table:table-cell table:formula="of:=[.A806]/1000/(60*60*24)" office:value-type="time" office:time-value="PT03H34M23.037S" calcext:value-type="time">
            <text:p>03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784.98" calcext:value-type="float">
            <text:p>1784.98</text:p>
          </table:table-cell>
          <table:table-cell office:value-type="float" office:value="2118.3" calcext:value-type="float">
            <text:p>2118.3</text:p>
          </table:table-cell>
        </table:table-row>
        <table:table-row table:style-name="ro1">
          <table:table-cell office:value-type="float" office:value="12879037" calcext:value-type="float">
            <text:p>12879037</text:p>
          </table:table-cell>
          <table:table-cell table:formula="of:=[.A807]/1000/(60*60*24)" office:value-type="time" office:time-value="PT03H34M39.037S" calcext:value-type="time">
            <text:p>03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8.92" calcext:value-type="float">
            <text:p>498.92</text:p>
          </table:table-cell>
          <table:table-cell office:value-type="float" office:value="573.73" calcext:value-type="float">
            <text:p>573.73</text:p>
          </table:table-cell>
          <table:table-cell office:value-type="float" office:value="1787.2" calcext:value-type="float">
            <text:p>1787.2</text:p>
          </table:table-cell>
          <table:table-cell office:value-type="float" office:value="2120.85" calcext:value-type="float">
            <text:p>2120.85</text:p>
          </table:table-cell>
        </table:table-row>
        <table:table-row table:style-name="ro1">
          <table:table-cell office:value-type="float" office:value="12895037" calcext:value-type="float">
            <text:p>12895037</text:p>
          </table:table-cell>
          <table:table-cell table:formula="of:=[.A808]/1000/(60*60*24)" office:value-type="time" office:time-value="PT03H34M55.037S" calcext:value-type="time">
            <text:p>03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2" calcext:value-type="float">
            <text:p>574.52</text:p>
          </table:table-cell>
          <table:table-cell office:value-type="float" office:value="1789.41" calcext:value-type="float">
            <text:p>1789.41</text:p>
          </table:table-cell>
          <table:table-cell office:value-type="float" office:value="2123.4" calcext:value-type="float">
            <text:p>2123.4</text:p>
          </table:table-cell>
        </table:table-row>
        <table:table-row table:style-name="ro1">
          <table:table-cell office:value-type="float" office:value="12911037" calcext:value-type="float">
            <text:p>12911037</text:p>
          </table:table-cell>
          <table:table-cell table:formula="of:=[.A809]/1000/(60*60*24)" office:value-type="time" office:time-value="PT03H35M11.037S" calcext:value-type="time">
            <text:p>03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791.63" calcext:value-type="float">
            <text:p>1791.63</text:p>
          </table:table-cell>
          <table:table-cell office:value-type="float" office:value="2125.96" calcext:value-type="float">
            <text:p>2125.96</text:p>
          </table:table-cell>
        </table:table-row>
        <table:table-row table:style-name="ro1">
          <table:table-cell office:value-type="float" office:value="12927037" calcext:value-type="float">
            <text:p>12927037</text:p>
          </table:table-cell>
          <table:table-cell table:formula="of:=[.A810]/1000/(60*60*24)" office:value-type="time" office:time-value="PT03H35M27.037S" calcext:value-type="time">
            <text:p>03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2" calcext:value-type="float">
            <text:p>574.42</text:p>
          </table:table-cell>
          <table:table-cell office:value-type="float" office:value="1793.85" calcext:value-type="float">
            <text:p>1793.85</text:p>
          </table:table-cell>
          <table:table-cell office:value-type="float" office:value="2128.51" calcext:value-type="float">
            <text:p>2128.51</text:p>
          </table:table-cell>
        </table:table-row>
        <table:table-row table:style-name="ro1">
          <table:table-cell office:value-type="float" office:value="12943037" calcext:value-type="float">
            <text:p>12943037</text:p>
          </table:table-cell>
          <table:table-cell table:formula="of:=[.A811]/1000/(60*60*24)" office:value-type="time" office:time-value="PT03H35M43.037S" calcext:value-type="time">
            <text:p>03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796.07" calcext:value-type="float">
            <text:p>1796.07</text:p>
          </table:table-cell>
          <table:table-cell office:value-type="float" office:value="2131.06" calcext:value-type="float">
            <text:p>2131.06</text:p>
          </table:table-cell>
        </table:table-row>
        <table:table-row table:style-name="ro1">
          <table:table-cell office:value-type="float" office:value="12959037" calcext:value-type="float">
            <text:p>12959037</text:p>
          </table:table-cell>
          <table:table-cell table:formula="of:=[.A812]/1000/(60*60*24)" office:value-type="time" office:time-value="PT03H35M59.037S" calcext:value-type="time">
            <text:p>03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798.29" calcext:value-type="float">
            <text:p>1798.29</text:p>
          </table:table-cell>
          <table:table-cell office:value-type="float" office:value="2133.61" calcext:value-type="float">
            <text:p>2133.61</text:p>
          </table:table-cell>
        </table:table-row>
        <table:table-row table:style-name="ro1">
          <table:table-cell office:value-type="float" office:value="12975037" calcext:value-type="float">
            <text:p>12975037</text:p>
          </table:table-cell>
          <table:table-cell table:formula="of:=[.A813]/1000/(60*60*24)" office:value-type="time" office:time-value="PT03H36M15.037S" calcext:value-type="time">
            <text:p>03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800.51" calcext:value-type="float">
            <text:p>1800.51</text:p>
          </table:table-cell>
          <table:table-cell office:value-type="float" office:value="2136.16" calcext:value-type="float">
            <text:p>2136.16</text:p>
          </table:table-cell>
        </table:table-row>
        <table:table-row table:style-name="ro1">
          <table:table-cell office:value-type="float" office:value="12991037" calcext:value-type="float">
            <text:p>12991037</text:p>
          </table:table-cell>
          <table:table-cell table:formula="of:=[.A814]/1000/(60*60*24)" office:value-type="time" office:time-value="PT03H36M31.037S" calcext:value-type="time">
            <text:p>03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802.73" calcext:value-type="float">
            <text:p>1802.73</text:p>
          </table:table-cell>
          <table:table-cell office:value-type="float" office:value="2138.71" calcext:value-type="float">
            <text:p>2138.71</text:p>
          </table:table-cell>
        </table:table-row>
        <table:table-row table:style-name="ro1">
          <table:table-cell office:value-type="float" office:value="13007037" calcext:value-type="float">
            <text:p>13007037</text:p>
          </table:table-cell>
          <table:table-cell table:formula="of:=[.A815]/1000/(60*60*24)" office:value-type="time" office:time-value="PT03H36M47.037S" calcext:value-type="time">
            <text:p>03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804.95" calcext:value-type="float">
            <text:p>1804.95</text:p>
          </table:table-cell>
          <table:table-cell office:value-type="float" office:value="2141.26" calcext:value-type="float">
            <text:p>2141.26</text:p>
          </table:table-cell>
        </table:table-row>
        <table:table-row table:style-name="ro1">
          <table:table-cell office:value-type="float" office:value="13023037" calcext:value-type="float">
            <text:p>13023037</text:p>
          </table:table-cell>
          <table:table-cell table:formula="of:=[.A816]/1000/(60*60*24)" office:value-type="time" office:time-value="PT03H37M03.037S" calcext:value-type="time">
            <text:p>03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807.17" calcext:value-type="float">
            <text:p>1807.17</text:p>
          </table:table-cell>
          <table:table-cell office:value-type="float" office:value="2143.81" calcext:value-type="float">
            <text:p>2143.81</text:p>
          </table:table-cell>
        </table:table-row>
        <table:table-row table:style-name="ro1">
          <table:table-cell office:value-type="float" office:value="13039037" calcext:value-type="float">
            <text:p>13039037</text:p>
          </table:table-cell>
          <table:table-cell table:formula="of:=[.A817]/1000/(60*60*24)" office:value-type="time" office:time-value="PT03H37M19.037S" calcext:value-type="time">
            <text:p>03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809.39" calcext:value-type="float">
            <text:p>1809.39</text:p>
          </table:table-cell>
          <table:table-cell office:value-type="float" office:value="2146.36" calcext:value-type="float">
            <text:p>2146.36</text:p>
          </table:table-cell>
        </table:table-row>
        <table:table-row table:style-name="ro1">
          <table:table-cell office:value-type="float" office:value="13055037" calcext:value-type="float">
            <text:p>13055037</text:p>
          </table:table-cell>
          <table:table-cell table:formula="of:=[.A818]/1000/(60*60*24)" office:value-type="time" office:time-value="PT03H37M35.037S" calcext:value-type="time">
            <text:p>03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811.61" calcext:value-type="float">
            <text:p>1811.61</text:p>
          </table:table-cell>
          <table:table-cell office:value-type="float" office:value="2148.91" calcext:value-type="float">
            <text:p>2148.91</text:p>
          </table:table-cell>
        </table:table-row>
        <table:table-row table:style-name="ro1">
          <table:table-cell office:value-type="float" office:value="13071037" calcext:value-type="float">
            <text:p>13071037</text:p>
          </table:table-cell>
          <table:table-cell table:formula="of:=[.A819]/1000/(60*60*24)" office:value-type="time" office:time-value="PT03H37M51.037S" calcext:value-type="time">
            <text:p>03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813.83" calcext:value-type="float">
            <text:p>1813.83</text:p>
          </table:table-cell>
          <table:table-cell office:value-type="float" office:value="2151.46" calcext:value-type="float">
            <text:p>2151.46</text:p>
          </table:table-cell>
        </table:table-row>
        <table:table-row table:style-name="ro1">
          <table:table-cell office:value-type="float" office:value="13087038" calcext:value-type="float">
            <text:p>13087038</text:p>
          </table:table-cell>
          <table:table-cell table:formula="of:=[.A820]/1000/(60*60*24)" office:value-type="time" office:time-value="PT03H38M07.038S" calcext:value-type="time">
            <text:p>03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3" calcext:value-type="float">
            <text:p>572.43</text:p>
          </table:table-cell>
          <table:table-cell office:value-type="float" office:value="1816.05" calcext:value-type="float">
            <text:p>1816.05</text:p>
          </table:table-cell>
          <table:table-cell office:value-type="float" office:value="2154.01" calcext:value-type="float">
            <text:p>2154.01</text:p>
          </table:table-cell>
        </table:table-row>
        <table:table-row table:style-name="ro1">
          <table:table-cell office:value-type="float" office:value="13103037" calcext:value-type="float">
            <text:p>13103037</text:p>
          </table:table-cell>
          <table:table-cell table:formula="of:=[.A821]/1000/(60*60*24)" office:value-type="time" office:time-value="PT03H38M23.037S" calcext:value-type="time">
            <text:p>03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818.27" calcext:value-type="float">
            <text:p>1818.27</text:p>
          </table:table-cell>
          <table:table-cell office:value-type="float" office:value="2156.55" calcext:value-type="float">
            <text:p>2156.55</text:p>
          </table:table-cell>
        </table:table-row>
        <table:table-row table:style-name="ro1">
          <table:table-cell office:value-type="float" office:value="13119038" calcext:value-type="float">
            <text:p>13119038</text:p>
          </table:table-cell>
          <table:table-cell table:formula="of:=[.A822]/1000/(60*60*24)" office:value-type="time" office:time-value="PT03H38M39.038S" calcext:value-type="time">
            <text:p>03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820.49" calcext:value-type="float">
            <text:p>1820.49</text:p>
          </table:table-cell>
          <table:table-cell office:value-type="float" office:value="2159.1" calcext:value-type="float">
            <text:p>2159.1</text:p>
          </table:table-cell>
        </table:table-row>
        <table:table-row table:style-name="ro1">
          <table:table-cell office:value-type="float" office:value="13135037" calcext:value-type="float">
            <text:p>13135037</text:p>
          </table:table-cell>
          <table:table-cell table:formula="of:=[.A823]/1000/(60*60*24)" office:value-type="time" office:time-value="PT03H38M55.037S" calcext:value-type="time">
            <text:p>03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" calcext:value-type="float">
            <text:p>572.5</text:p>
          </table:table-cell>
          <table:table-cell office:value-type="float" office:value="1822.71" calcext:value-type="float">
            <text:p>1822.71</text:p>
          </table:table-cell>
          <table:table-cell office:value-type="float" office:value="2161.65" calcext:value-type="float">
            <text:p>2161.65</text:p>
          </table:table-cell>
        </table:table-row>
        <table:table-row table:style-name="ro1">
          <table:table-cell office:value-type="float" office:value="13151037" calcext:value-type="float">
            <text:p>13151037</text:p>
          </table:table-cell>
          <table:table-cell table:formula="of:=[.A824]/1000/(60*60*24)" office:value-type="time" office:time-value="PT03H39M11.037S" calcext:value-type="time">
            <text:p>03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824.93" calcext:value-type="float">
            <text:p>1824.93</text:p>
          </table:table-cell>
          <table:table-cell office:value-type="float" office:value="2164.19" calcext:value-type="float">
            <text:p>2164.19</text:p>
          </table:table-cell>
        </table:table-row>
        <table:table-row table:style-name="ro1">
          <table:table-cell office:value-type="float" office:value="13167037" calcext:value-type="float">
            <text:p>13167037</text:p>
          </table:table-cell>
          <table:table-cell table:formula="of:=[.A825]/1000/(60*60*24)" office:value-type="time" office:time-value="PT03H39M27.037S" calcext:value-type="time">
            <text:p>03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827.15" calcext:value-type="float">
            <text:p>1827.15</text:p>
          </table:table-cell>
          <table:table-cell office:value-type="float" office:value="2166.74" calcext:value-type="float">
            <text:p>2166.74</text:p>
          </table:table-cell>
        </table:table-row>
        <table:table-row table:style-name="ro1">
          <table:table-cell office:value-type="float" office:value="13183037" calcext:value-type="float">
            <text:p>13183037</text:p>
          </table:table-cell>
          <table:table-cell table:formula="of:=[.A826]/1000/(60*60*24)" office:value-type="time" office:time-value="PT03H39M43.037S" calcext:value-type="time">
            <text:p>03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829.37" calcext:value-type="float">
            <text:p>1829.37</text:p>
          </table:table-cell>
          <table:table-cell office:value-type="float" office:value="2169.28" calcext:value-type="float">
            <text:p>2169.28</text:p>
          </table:table-cell>
        </table:table-row>
        <table:table-row table:style-name="ro1">
          <table:table-cell office:value-type="float" office:value="13199037" calcext:value-type="float">
            <text:p>13199037</text:p>
          </table:table-cell>
          <table:table-cell table:formula="of:=[.A827]/1000/(60*60*24)" office:value-type="time" office:time-value="PT03H39M59.037S" calcext:value-type="time">
            <text:p>03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831.59" calcext:value-type="float">
            <text:p>1831.59</text:p>
          </table:table-cell>
          <table:table-cell office:value-type="float" office:value="2171.83" calcext:value-type="float">
            <text:p>2171.83</text:p>
          </table:table-cell>
        </table:table-row>
        <table:table-row table:style-name="ro1">
          <table:table-cell office:value-type="float" office:value="13215037" calcext:value-type="float">
            <text:p>13215037</text:p>
          </table:table-cell>
          <table:table-cell table:formula="of:=[.A828]/1000/(60*60*24)" office:value-type="time" office:time-value="PT03H40M15.037S" calcext:value-type="time">
            <text:p>03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33.81" calcext:value-type="float">
            <text:p>1833.81</text:p>
          </table:table-cell>
          <table:table-cell office:value-type="float" office:value="2174.37" calcext:value-type="float">
            <text:p>2174.37</text:p>
          </table:table-cell>
        </table:table-row>
        <table:table-row table:style-name="ro1">
          <table:table-cell office:value-type="float" office:value="13231038" calcext:value-type="float">
            <text:p>13231038</text:p>
          </table:table-cell>
          <table:table-cell table:formula="of:=[.A829]/1000/(60*60*24)" office:value-type="time" office:time-value="PT03H40M31.038S" calcext:value-type="time">
            <text:p>03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36.03" calcext:value-type="float">
            <text:p>1836.03</text:p>
          </table:table-cell>
          <table:table-cell office:value-type="float" office:value="2176.92" calcext:value-type="float">
            <text:p>2176.92</text:p>
          </table:table-cell>
        </table:table-row>
        <table:table-row table:style-name="ro1">
          <table:table-cell office:value-type="float" office:value="13247038" calcext:value-type="float">
            <text:p>13247038</text:p>
          </table:table-cell>
          <table:table-cell table:formula="of:=[.A830]/1000/(60*60*24)" office:value-type="time" office:time-value="PT03H40M47.038S" calcext:value-type="time">
            <text:p>03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838.25" calcext:value-type="float">
            <text:p>1838.25</text:p>
          </table:table-cell>
          <table:table-cell office:value-type="float" office:value="2179.46" calcext:value-type="float">
            <text:p>2179.46</text:p>
          </table:table-cell>
        </table:table-row>
        <table:table-row table:style-name="ro1">
          <table:table-cell office:value-type="float" office:value="13263037" calcext:value-type="float">
            <text:p>13263037</text:p>
          </table:table-cell>
          <table:table-cell table:formula="of:=[.A831]/1000/(60*60*24)" office:value-type="time" office:time-value="PT03H41M03.037S" calcext:value-type="time">
            <text:p>03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2" calcext:value-type="float">
            <text:p>572.52</text:p>
          </table:table-cell>
          <table:table-cell office:value-type="float" office:value="1840.46" calcext:value-type="float">
            <text:p>1840.46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3279037" calcext:value-type="float">
            <text:p>13279037</text:p>
          </table:table-cell>
          <table:table-cell table:formula="of:=[.A832]/1000/(60*60*24)" office:value-type="time" office:time-value="PT03H41M19.037S" calcext:value-type="time">
            <text:p>03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42.68" calcext:value-type="float">
            <text:p>1842.68</text:p>
          </table:table-cell>
          <table:table-cell office:value-type="float" office:value="2184.55" calcext:value-type="float">
            <text:p>2184.55</text:p>
          </table:table-cell>
        </table:table-row>
        <table:table-row table:style-name="ro1">
          <table:table-cell office:value-type="float" office:value="13295037" calcext:value-type="float">
            <text:p>13295037</text:p>
          </table:table-cell>
          <table:table-cell table:formula="of:=[.A833]/1000/(60*60*24)" office:value-type="time" office:time-value="PT03H41M35.037S" calcext:value-type="time">
            <text:p>03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844.9" calcext:value-type="float">
            <text:p>1844.9</text:p>
          </table:table-cell>
          <table:table-cell office:value-type="float" office:value="2187.09" calcext:value-type="float">
            <text:p>2187.09</text:p>
          </table:table-cell>
        </table:table-row>
        <table:table-row table:style-name="ro1">
          <table:table-cell office:value-type="float" office:value="13311038" calcext:value-type="float">
            <text:p>13311038</text:p>
          </table:table-cell>
          <table:table-cell table:formula="of:=[.A834]/1000/(60*60*24)" office:value-type="time" office:time-value="PT03H41M51.038S" calcext:value-type="time">
            <text:p>03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847.12" calcext:value-type="float">
            <text:p>1847.12</text:p>
          </table:table-cell>
          <table:table-cell office:value-type="float" office:value="2189.63" calcext:value-type="float">
            <text:p>2189.63</text:p>
          </table:table-cell>
        </table:table-row>
        <table:table-row table:style-name="ro1">
          <table:table-cell office:value-type="float" office:value="13327037" calcext:value-type="float">
            <text:p>13327037</text:p>
          </table:table-cell>
          <table:table-cell table:formula="of:=[.A835]/1000/(60*60*24)" office:value-type="time" office:time-value="PT03H42M07.037S" calcext:value-type="time">
            <text:p>03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4" calcext:value-type="float">
            <text:p>572.04</text:p>
          </table:table-cell>
          <table:table-cell office:value-type="float" office:value="1849.34" calcext:value-type="float">
            <text:p>1849.34</text:p>
          </table:table-cell>
          <table:table-cell office:value-type="float" office:value="2192.17" calcext:value-type="float">
            <text:p>2192.17</text:p>
          </table:table-cell>
        </table:table-row>
        <table:table-row table:style-name="ro1">
          <table:table-cell office:value-type="float" office:value="13343037" calcext:value-type="float">
            <text:p>13343037</text:p>
          </table:table-cell>
          <table:table-cell table:formula="of:=[.A836]/1000/(60*60*24)" office:value-type="time" office:time-value="PT03H42M23.037S" calcext:value-type="time">
            <text:p>03:42:23</text:p>
          </table:table-cell>
          <table:table-cell office:value-type="float" office:value="1.14" calcext:value-type="float">
            <text:p>1.14</text:p>
          </table:table-cell>
          <table:table-cell office:value-type="float" office:value="500.6" calcext:value-type="float">
            <text:p>500.6</text:p>
          </table:table-cell>
          <table:table-cell office:value-type="float" office:value="571.73" calcext:value-type="float">
            <text:p>571.73</text:p>
          </table:table-cell>
          <table:table-cell office:value-type="float" office:value="1851.57" calcext:value-type="float">
            <text:p>1851.57</text:p>
          </table:table-cell>
          <table:table-cell office:value-type="float" office:value="2194.72" calcext:value-type="float">
            <text:p>2194.72</text:p>
          </table:table-cell>
        </table:table-row>
        <table:table-row table:style-name="ro1">
          <table:table-cell office:value-type="float" office:value="13359037" calcext:value-type="float">
            <text:p>13359037</text:p>
          </table:table-cell>
          <table:table-cell table:formula="of:=[.A837]/1000/(60*60*24)" office:value-type="time" office:time-value="PT03H42M39.037S" calcext:value-type="time">
            <text:p>03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9" calcext:value-type="float">
            <text:p>573.89</text:p>
          </table:table-cell>
          <table:table-cell office:value-type="float" office:value="1853.79" calcext:value-type="float">
            <text:p>1853.79</text:p>
          </table:table-cell>
          <table:table-cell office:value-type="float" office:value="2197.26" calcext:value-type="float">
            <text:p>2197.26</text:p>
          </table:table-cell>
        </table:table-row>
        <table:table-row table:style-name="ro1">
          <table:table-cell office:value-type="float" office:value="13375037" calcext:value-type="float">
            <text:p>13375037</text:p>
          </table:table-cell>
          <table:table-cell table:formula="of:=[.A838]/1000/(60*60*24)" office:value-type="time" office:time-value="PT03H42M55.037S" calcext:value-type="time">
            <text:p>03:42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856.01" calcext:value-type="float">
            <text:p>1856.01</text:p>
          </table:table-cell>
          <table:table-cell office:value-type="float" office:value="2199.81" calcext:value-type="float">
            <text:p>2199.81</text:p>
          </table:table-cell>
        </table:table-row>
        <table:table-row table:style-name="ro1">
          <table:table-cell office:value-type="float" office:value="13391037" calcext:value-type="float">
            <text:p>13391037</text:p>
          </table:table-cell>
          <table:table-cell table:formula="of:=[.A839]/1000/(60*60*24)" office:value-type="time" office:time-value="PT03H43M11.037S" calcext:value-type="time">
            <text:p>03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7" calcext:value-type="float">
            <text:p>573.87</text:p>
          </table:table-cell>
          <table:table-cell office:value-type="float" office:value="1858.24" calcext:value-type="float">
            <text:p>1858.24</text:p>
          </table:table-cell>
          <table:table-cell office:value-type="float" office:value="2202.35" calcext:value-type="float">
            <text:p>2202.35</text:p>
          </table:table-cell>
        </table:table-row>
        <table:table-row table:style-name="ro1">
          <table:table-cell office:value-type="float" office:value="13407037" calcext:value-type="float">
            <text:p>13407037</text:p>
          </table:table-cell>
          <table:table-cell table:formula="of:=[.A840]/1000/(60*60*24)" office:value-type="time" office:time-value="PT03H43M27.037S" calcext:value-type="time">
            <text:p>03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1" calcext:value-type="float">
            <text:p>572.51</text:p>
          </table:table-cell>
          <table:table-cell office:value-type="float" office:value="1860.46" calcext:value-type="float">
            <text:p>1860.46</text:p>
          </table:table-cell>
          <table:table-cell office:value-type="float" office:value="2204.89" calcext:value-type="float">
            <text:p>2204.89</text:p>
          </table:table-cell>
        </table:table-row>
        <table:table-row table:style-name="ro1">
          <table:table-cell office:value-type="float" office:value="13423037" calcext:value-type="float">
            <text:p>13423037</text:p>
          </table:table-cell>
          <table:table-cell table:formula="of:=[.A841]/1000/(60*60*24)" office:value-type="time" office:time-value="PT03H43M43.037S" calcext:value-type="time">
            <text:p>03:43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0.65" calcext:value-type="float">
            <text:p>570.65</text:p>
          </table:table-cell>
          <table:table-cell office:value-type="float" office:value="1862.68" calcext:value-type="float">
            <text:p>1862.68</text:p>
          </table:table-cell>
          <table:table-cell office:value-type="float" office:value="2207.43" calcext:value-type="float">
            <text:p>2207.43</text:p>
          </table:table-cell>
        </table:table-row>
        <table:table-row table:style-name="ro1">
          <table:table-cell office:value-type="float" office:value="13439038" calcext:value-type="float">
            <text:p>13439038</text:p>
          </table:table-cell>
          <table:table-cell table:formula="of:=[.A842]/1000/(60*60*24)" office:value-type="time" office:time-value="PT03H43M59.038S" calcext:value-type="time">
            <text:p>03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9" calcext:value-type="float">
            <text:p>570.29</text:p>
          </table:table-cell>
          <table:table-cell office:value-type="float" office:value="1864.9" calcext:value-type="float">
            <text:p>1864.9</text:p>
          </table:table-cell>
          <table:table-cell office:value-type="float" office:value="2209.97" calcext:value-type="float">
            <text:p>2209.97</text:p>
          </table:table-cell>
        </table:table-row>
        <table:table-row table:style-name="ro1">
          <table:table-cell office:value-type="float" office:value="13455038" calcext:value-type="float">
            <text:p>13455038</text:p>
          </table:table-cell>
          <table:table-cell table:formula="of:=[.A843]/1000/(60*60*24)" office:value-type="time" office:time-value="PT03H44M15.038S" calcext:value-type="time">
            <text:p>03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867.12" calcext:value-type="float">
            <text:p>1867.12</text:p>
          </table:table-cell>
          <table:table-cell office:value-type="float" office:value="2212.5" calcext:value-type="float">
            <text:p>2212.5</text:p>
          </table:table-cell>
        </table:table-row>
        <table:table-row table:style-name="ro1">
          <table:table-cell office:value-type="float" office:value="13471037" calcext:value-type="float">
            <text:p>13471037</text:p>
          </table:table-cell>
          <table:table-cell table:formula="of:=[.A844]/1000/(60*60*24)" office:value-type="time" office:time-value="PT03H44M31.037S" calcext:value-type="time">
            <text:p>03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869.34" calcext:value-type="float">
            <text:p>1869.34</text:p>
          </table:table-cell>
          <table:table-cell office:value-type="float" office:value="2215.04" calcext:value-type="float">
            <text:p>2215.04</text:p>
          </table:table-cell>
        </table:table-row>
        <table:table-row table:style-name="ro1">
          <table:table-cell office:value-type="float" office:value="13487037" calcext:value-type="float">
            <text:p>13487037</text:p>
          </table:table-cell>
          <table:table-cell table:formula="of:=[.A845]/1000/(60*60*24)" office:value-type="time" office:time-value="PT03H44M47.037S" calcext:value-type="time">
            <text:p>03:44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7" calcext:value-type="float">
            <text:p>570.27</text:p>
          </table:table-cell>
          <table:table-cell office:value-type="float" office:value="1871.56" calcext:value-type="float">
            <text:p>1871.56</text:p>
          </table:table-cell>
          <table:table-cell office:value-type="float" office:value="2217.58" calcext:value-type="float">
            <text:p>2217.58</text:p>
          </table:table-cell>
        </table:table-row>
        <table:table-row table:style-name="ro1">
          <table:table-cell office:value-type="float" office:value="13503037" calcext:value-type="float">
            <text:p>13503037</text:p>
          </table:table-cell>
          <table:table-cell table:formula="of:=[.A846]/1000/(60*60*24)" office:value-type="time" office:time-value="PT03H45M03.037S" calcext:value-type="time">
            <text:p>03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1" calcext:value-type="float">
            <text:p>572.41</text:p>
          </table:table-cell>
          <table:table-cell office:value-type="float" office:value="1873.77" calcext:value-type="float">
            <text:p>1873.77</text:p>
          </table:table-cell>
          <table:table-cell office:value-type="float" office:value="2220.11" calcext:value-type="float">
            <text:p>2220.11</text:p>
          </table:table-cell>
        </table:table-row>
        <table:table-row table:style-name="ro1">
          <table:table-cell office:value-type="float" office:value="13519037" calcext:value-type="float">
            <text:p>13519037</text:p>
          </table:table-cell>
          <table:table-cell table:formula="of:=[.A847]/1000/(60*60*24)" office:value-type="time" office:time-value="PT03H45M19.037S" calcext:value-type="time">
            <text:p>03:45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875.99" calcext:value-type="float">
            <text:p>1875.99</text:p>
          </table:table-cell>
          <table:table-cell office:value-type="float" office:value="2222.65" calcext:value-type="float">
            <text:p>2222.65</text:p>
          </table:table-cell>
        </table:table-row>
        <table:table-row table:style-name="ro1">
          <table:table-cell office:value-type="float" office:value="13535037" calcext:value-type="float">
            <text:p>13535037</text:p>
          </table:table-cell>
          <table:table-cell table:formula="of:=[.A848]/1000/(60*60*24)" office:value-type="time" office:time-value="PT03H45M35.037S" calcext:value-type="time">
            <text:p>03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5" calcext:value-type="float">
            <text:p>571.95</text:p>
          </table:table-cell>
          <table:table-cell office:value-type="float" office:value="1878.21" calcext:value-type="float">
            <text:p>1878.21</text:p>
          </table:table-cell>
          <table:table-cell office:value-type="float" office:value="2225.18" calcext:value-type="float">
            <text:p>2225.18</text:p>
          </table:table-cell>
        </table:table-row>
        <table:table-row table:style-name="ro1">
          <table:table-cell office:value-type="float" office:value="13551037" calcext:value-type="float">
            <text:p>13551037</text:p>
          </table:table-cell>
          <table:table-cell table:formula="of:=[.A849]/1000/(60*60*24)" office:value-type="time" office:time-value="PT03H45M51.037S" calcext:value-type="time">
            <text:p>03:45:51</text:p>
          </table:table-cell>
          <table:table-cell office:value-type="float" office:value="1.14" calcext:value-type="float">
            <text:p>1.14</text:p>
          </table:table-cell>
          <table:table-cell office:value-type="float" office:value="501" calcext:value-type="float">
            <text:p>501</text:p>
          </table:table-cell>
          <table:table-cell office:value-type="float" office:value="570.17" calcext:value-type="float">
            <text:p>570.17</text:p>
          </table:table-cell>
          <table:table-cell office:value-type="float" office:value="1880.44" calcext:value-type="float">
            <text:p>1880.44</text:p>
          </table:table-cell>
          <table:table-cell office:value-type="float" office:value="2227.72" calcext:value-type="float">
            <text:p>2227.72</text:p>
          </table:table-cell>
        </table:table-row>
        <table:table-row table:style-name="ro1">
          <table:table-cell office:value-type="float" office:value="13567037" calcext:value-type="float">
            <text:p>13567037</text:p>
          </table:table-cell>
          <table:table-cell table:formula="of:=[.A850]/1000/(60*60*24)" office:value-type="time" office:time-value="PT03H46M07.037S" calcext:value-type="time">
            <text:p>03:46:07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1" calcext:value-type="float">
            <text:p>572.1</text:p>
          </table:table-cell>
          <table:table-cell office:value-type="float" office:value="1882.66" calcext:value-type="float">
            <text:p>1882.66</text:p>
          </table:table-cell>
          <table:table-cell office:value-type="float" office:value="2230.26" calcext:value-type="float">
            <text:p>2230.26</text:p>
          </table:table-cell>
        </table:table-row>
        <table:table-row table:style-name="ro1">
          <table:table-cell office:value-type="float" office:value="13583037" calcext:value-type="float">
            <text:p>13583037</text:p>
          </table:table-cell>
          <table:table-cell table:formula="of:=[.A851]/1000/(60*60*24)" office:value-type="time" office:time-value="PT03H46M23.037S" calcext:value-type="time">
            <text:p>03:46:23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5" calcext:value-type="float">
            <text:p>571.85</text:p>
          </table:table-cell>
          <table:table-cell office:value-type="float" office:value="1884.89" calcext:value-type="float">
            <text:p>1884.89</text:p>
          </table:table-cell>
          <table:table-cell office:value-type="float" office:value="2232.81" calcext:value-type="float">
            <text:p>2232.81</text:p>
          </table:table-cell>
        </table:table-row>
        <table:table-row table:style-name="ro1">
          <table:table-cell office:value-type="float" office:value="13599037" calcext:value-type="float">
            <text:p>13599037</text:p>
          </table:table-cell>
          <table:table-cell table:formula="of:=[.A852]/1000/(60*60*24)" office:value-type="time" office:time-value="PT03H46M39.037S" calcext:value-type="time">
            <text:p>03:46:39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6" calcext:value-type="float">
            <text:p>571.96</text:p>
          </table:table-cell>
          <table:table-cell office:value-type="float" office:value="1887.11" calcext:value-type="float">
            <text:p>1887.11</text:p>
          </table:table-cell>
          <table:table-cell office:value-type="float" office:value="2235.35" calcext:value-type="float">
            <text:p>2235.35</text:p>
          </table:table-cell>
        </table:table-row>
        <table:table-row table:style-name="ro1">
          <table:table-cell office:value-type="float" office:value="13615037" calcext:value-type="float">
            <text:p>13615037</text:p>
          </table:table-cell>
          <table:table-cell table:formula="of:=[.A853]/1000/(60*60*24)" office:value-type="time" office:time-value="PT03H46M55.037S" calcext:value-type="time">
            <text:p>03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6" calcext:value-type="float">
            <text:p>571.86</text:p>
          </table:table-cell>
          <table:table-cell office:value-type="float" office:value="1889.34" calcext:value-type="float">
            <text:p>1889.34</text:p>
          </table:table-cell>
          <table:table-cell office:value-type="float" office:value="2237.89" calcext:value-type="float">
            <text:p>2237.89</text:p>
          </table:table-cell>
        </table:table-row>
        <table:table-row table:style-name="ro1">
          <table:table-cell office:value-type="float" office:value="13631037" calcext:value-type="float">
            <text:p>13631037</text:p>
          </table:table-cell>
          <table:table-cell table:formula="of:=[.A854]/1000/(60*60*24)" office:value-type="time" office:time-value="PT03H47M11.037S" calcext:value-type="time">
            <text:p>03:47:11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5" calcext:value-type="float">
            <text:p>571.95</text:p>
          </table:table-cell>
          <table:table-cell office:value-type="float" office:value="1891.56" calcext:value-type="float">
            <text:p>1891.56</text:p>
          </table:table-cell>
          <table:table-cell office:value-type="float" office:value="2240.42" calcext:value-type="float">
            <text:p>2240.42</text:p>
          </table:table-cell>
        </table:table-row>
        <table:table-row table:style-name="ro1">
          <table:table-cell office:value-type="float" office:value="13647037" calcext:value-type="float">
            <text:p>13647037</text:p>
          </table:table-cell>
          <table:table-cell table:formula="of:=[.A855]/1000/(60*60*24)" office:value-type="time" office:time-value="PT03H47M27.037S" calcext:value-type="time">
            <text:p>03:47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" calcext:value-type="float">
            <text:p>570.5</text:p>
          </table:table-cell>
          <table:table-cell office:value-type="float" office:value="1893.79" calcext:value-type="float">
            <text:p>1893.79</text:p>
          </table:table-cell>
          <table:table-cell office:value-type="float" office:value="2242.96" calcext:value-type="float">
            <text:p>2242.96</text:p>
          </table:table-cell>
        </table:table-row>
        <table:table-row table:style-name="ro1">
          <table:table-cell office:value-type="float" office:value="13663037" calcext:value-type="float">
            <text:p>13663037</text:p>
          </table:table-cell>
          <table:table-cell table:formula="of:=[.A856]/1000/(60*60*24)" office:value-type="time" office:time-value="PT03H47M43.037S" calcext:value-type="time">
            <text:p>03:47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" calcext:value-type="float">
            <text:p>499</text:p>
          </table:table-cell>
          <table:table-cell office:value-type="float" office:value="567.83" calcext:value-type="float">
            <text:p>567.83</text:p>
          </table:table-cell>
          <table:table-cell office:value-type="float" office:value="1896.01" calcext:value-type="float">
            <text:p>1896.01</text:p>
          </table:table-cell>
          <table:table-cell office:value-type="float" office:value="2245.49" calcext:value-type="float">
            <text:p>2245.49</text:p>
          </table:table-cell>
        </table:table-row>
        <table:table-row table:style-name="ro1">
          <table:table-cell office:value-type="float" office:value="13679037" calcext:value-type="float">
            <text:p>13679037</text:p>
          </table:table-cell>
          <table:table-cell table:formula="of:=[.A857]/1000/(60*60*24)" office:value-type="time" office:time-value="PT03H47M59.037S" calcext:value-type="time">
            <text:p>03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898.23" calcext:value-type="float">
            <text:p>1898.23</text:p>
          </table:table-cell>
          <table:table-cell office:value-type="float" office:value="2248.02" calcext:value-type="float">
            <text:p>2248.02</text:p>
          </table:table-cell>
        </table:table-row>
        <table:table-row table:style-name="ro1">
          <table:table-cell office:value-type="float" office:value="13695038" calcext:value-type="float">
            <text:p>13695038</text:p>
          </table:table-cell>
          <table:table-cell table:formula="of:=[.A858]/1000/(60*60*24)" office:value-type="time" office:time-value="PT03H48M15.038S" calcext:value-type="time">
            <text:p>03:48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900.45" calcext:value-type="float">
            <text:p>1900.45</text:p>
          </table:table-cell>
          <table:table-cell office:value-type="float" office:value="2250.55" calcext:value-type="float">
            <text:p>2250.55</text:p>
          </table:table-cell>
        </table:table-row>
        <table:table-row table:style-name="ro1">
          <table:table-cell office:value-type="float" office:value="13711037" calcext:value-type="float">
            <text:p>13711037</text:p>
          </table:table-cell>
          <table:table-cell table:formula="of:=[.A859]/1000/(60*60*24)" office:value-type="time" office:time-value="PT03H48M31.037S" calcext:value-type="time">
            <text:p>03:48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1" calcext:value-type="float">
            <text:p>568.51</text:p>
          </table:table-cell>
          <table:table-cell office:value-type="float" office:value="1902.67" calcext:value-type="float">
            <text:p>1902.67</text:p>
          </table:table-cell>
          <table:table-cell office:value-type="float" office:value="2253.09" calcext:value-type="float">
            <text:p>2253.09</text:p>
          </table:table-cell>
        </table:table-row>
        <table:table-row table:style-name="ro1">
          <table:table-cell office:value-type="float" office:value="13727038" calcext:value-type="float">
            <text:p>13727038</text:p>
          </table:table-cell>
          <table:table-cell table:formula="of:=[.A860]/1000/(60*60*24)" office:value-type="time" office:time-value="PT03H48M47.038S" calcext:value-type="time">
            <text:p>03:48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1" calcext:value-type="float">
            <text:p>568.41</text:p>
          </table:table-cell>
          <table:table-cell office:value-type="float" office:value="1904.89" calcext:value-type="float">
            <text:p>1904.89</text:p>
          </table:table-cell>
          <table:table-cell office:value-type="float" office:value="2255.62" calcext:value-type="float">
            <text:p>2255.62</text:p>
          </table:table-cell>
        </table:table-row>
        <table:table-row table:style-name="ro1">
          <table:table-cell office:value-type="float" office:value="13743037" calcext:value-type="float">
            <text:p>13743037</text:p>
          </table:table-cell>
          <table:table-cell table:formula="of:=[.A861]/1000/(60*60*24)" office:value-type="time" office:time-value="PT03H49M03.037S" calcext:value-type="time">
            <text:p>03:49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907.11" calcext:value-type="float">
            <text:p>1907.11</text:p>
          </table:table-cell>
          <table:table-cell office:value-type="float" office:value="2258.15" calcext:value-type="float">
            <text:p>2258.15</text:p>
          </table:table-cell>
        </table:table-row>
        <table:table-row table:style-name="ro1">
          <table:table-cell office:value-type="float" office:value="13759038" calcext:value-type="float">
            <text:p>13759038</text:p>
          </table:table-cell>
          <table:table-cell table:formula="of:=[.A862]/1000/(60*60*24)" office:value-type="time" office:time-value="PT03H49M19.038S" calcext:value-type="time">
            <text:p>03:49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909.33" calcext:value-type="float">
            <text:p>1909.33</text:p>
          </table:table-cell>
          <table:table-cell office:value-type="float" office:value="2260.68" calcext:value-type="float">
            <text:p>2260.68</text:p>
          </table:table-cell>
        </table:table-row>
        <table:table-row table:style-name="ro1">
          <table:table-cell office:value-type="float" office:value="13775038" calcext:value-type="float">
            <text:p>13775038</text:p>
          </table:table-cell>
          <table:table-cell table:formula="of:=[.A863]/1000/(60*60*24)" office:value-type="time" office:time-value="PT03H49M35.038S" calcext:value-type="time">
            <text:p>03:49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911.54" calcext:value-type="float">
            <text:p>1911.54</text:p>
          </table:table-cell>
          <table:table-cell office:value-type="float" office:value="2263.2" calcext:value-type="float">
            <text:p>2263.2</text:p>
          </table:table-cell>
        </table:table-row>
        <table:table-row table:style-name="ro1">
          <table:table-cell office:value-type="float" office:value="13791038" calcext:value-type="float">
            <text:p>13791038</text:p>
          </table:table-cell>
          <table:table-cell table:formula="of:=[.A864]/1000/(60*60*24)" office:value-type="time" office:time-value="PT03H49M51.038S" calcext:value-type="time">
            <text:p>03:49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6" calcext:value-type="float">
            <text:p>568.06</text:p>
          </table:table-cell>
          <table:table-cell office:value-type="float" office:value="1913.76" calcext:value-type="float">
            <text:p>1913.76</text:p>
          </table:table-cell>
          <table:table-cell office:value-type="float" office:value="2265.73" calcext:value-type="float">
            <text:p>2265.73</text:p>
          </table:table-cell>
        </table:table-row>
        <table:table-row table:style-name="ro1">
          <table:table-cell office:value-type="float" office:value="13807037" calcext:value-type="float">
            <text:p>13807037</text:p>
          </table:table-cell>
          <table:table-cell table:formula="of:=[.A865]/1000/(60*60*24)" office:value-type="time" office:time-value="PT03H50M07.037S" calcext:value-type="time">
            <text:p>03:50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915.98" calcext:value-type="float">
            <text:p>1915.98</text:p>
          </table:table-cell>
          <table:table-cell office:value-type="float" office:value="2268.26" calcext:value-type="float">
            <text:p>2268.26</text:p>
          </table:table-cell>
        </table:table-row>
        <table:table-row table:style-name="ro1">
          <table:table-cell office:value-type="float" office:value="13823038" calcext:value-type="float">
            <text:p>13823038</text:p>
          </table:table-cell>
          <table:table-cell table:formula="of:=[.A866]/1000/(60*60*24)" office:value-type="time" office:time-value="PT03H50M23.038S" calcext:value-type="time">
            <text:p>03:50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" calcext:value-type="float">
            <text:p>499</text:p>
          </table:table-cell>
          <table:table-cell office:value-type="float" office:value="567.83" calcext:value-type="float">
            <text:p>567.83</text:p>
          </table:table-cell>
          <table:table-cell office:value-type="float" office:value="1918.2" calcext:value-type="float">
            <text:p>1918.2</text:p>
          </table:table-cell>
          <table:table-cell office:value-type="float" office:value="2270.78" calcext:value-type="float">
            <text:p>2270.78</text:p>
          </table:table-cell>
        </table:table-row>
        <table:table-row table:style-name="ro1">
          <table:table-cell office:value-type="float" office:value="13839037" calcext:value-type="float">
            <text:p>13839037</text:p>
          </table:table-cell>
          <table:table-cell table:formula="of:=[.A867]/1000/(60*60*24)" office:value-type="time" office:time-value="PT03H50M39.037S" calcext:value-type="time">
            <text:p>03:50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920.42" calcext:value-type="float">
            <text:p>1920.42</text:p>
          </table:table-cell>
          <table:table-cell office:value-type="float" office:value="2273.31" calcext:value-type="float">
            <text:p>2273.31</text:p>
          </table:table-cell>
        </table:table-row>
        <table:table-row table:style-name="ro1">
          <table:table-cell office:value-type="float" office:value="13855037" calcext:value-type="float">
            <text:p>13855037</text:p>
          </table:table-cell>
          <table:table-cell table:formula="of:=[.A868]/1000/(60*60*24)" office:value-type="time" office:time-value="PT03H50M55.037S" calcext:value-type="time">
            <text:p>03:50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922.64" calcext:value-type="float">
            <text:p>1922.64</text:p>
          </table:table-cell>
          <table:table-cell office:value-type="float" office:value="2275.83" calcext:value-type="float">
            <text:p>2275.83</text:p>
          </table:table-cell>
        </table:table-row>
        <table:table-row table:style-name="ro1">
          <table:table-cell office:value-type="float" office:value="13871037" calcext:value-type="float">
            <text:p>13871037</text:p>
          </table:table-cell>
          <table:table-cell table:formula="of:=[.A869]/1000/(60*60*24)" office:value-type="time" office:time-value="PT03H51M11.037S" calcext:value-type="time">
            <text:p>03:51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924.86" calcext:value-type="float">
            <text:p>1924.86</text:p>
          </table:table-cell>
          <table:table-cell office:value-type="float" office:value="2278.36" calcext:value-type="float">
            <text:p>2278.36</text:p>
          </table:table-cell>
        </table:table-row>
        <table:table-row table:style-name="ro1">
          <table:table-cell office:value-type="float" office:value="13887037" calcext:value-type="float">
            <text:p>13887037</text:p>
          </table:table-cell>
          <table:table-cell table:formula="of:=[.A870]/1000/(60*60*24)" office:value-type="time" office:time-value="PT03H51M27.037S" calcext:value-type="time">
            <text:p>03:51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927.08" calcext:value-type="float">
            <text:p>1927.08</text:p>
          </table:table-cell>
          <table:table-cell office:value-type="float" office:value="2280.88" calcext:value-type="float">
            <text:p>2280.88</text:p>
          </table:table-cell>
        </table:table-row>
        <table:table-row table:style-name="ro1">
          <table:table-cell office:value-type="float" office:value="13903037" calcext:value-type="float">
            <text:p>13903037</text:p>
          </table:table-cell>
          <table:table-cell table:formula="of:=[.A871]/1000/(60*60*24)" office:value-type="time" office:time-value="PT03H51M43.037S" calcext:value-type="time">
            <text:p>03:51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929.3" calcext:value-type="float">
            <text:p>1929.3</text:p>
          </table:table-cell>
          <table:table-cell office:value-type="float" office:value="2283.4" calcext:value-type="float">
            <text:p>2283.4</text:p>
          </table:table-cell>
        </table:table-row>
        <table:table-row table:style-name="ro1">
          <table:table-cell office:value-type="float" office:value="13919037" calcext:value-type="float">
            <text:p>13919037</text:p>
          </table:table-cell>
          <table:table-cell table:formula="of:=[.A872]/1000/(60*60*24)" office:value-type="time" office:time-value="PT03H51M59.037S" calcext:value-type="time">
            <text:p>03:51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931.52" calcext:value-type="float">
            <text:p>1931.52</text:p>
          </table:table-cell>
          <table:table-cell office:value-type="float" office:value="2285.93" calcext:value-type="float">
            <text:p>2285.93</text:p>
          </table:table-cell>
        </table:table-row>
        <table:table-row table:style-name="ro1">
          <table:table-cell office:value-type="float" office:value="13935037" calcext:value-type="float">
            <text:p>13935037</text:p>
          </table:table-cell>
          <table:table-cell table:formula="of:=[.A873]/1000/(60*60*24)" office:value-type="time" office:time-value="PT03H52M15.037S" calcext:value-type="time">
            <text:p>03:52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8" calcext:value-type="float">
            <text:p>499.8</text:p>
          </table:table-cell>
          <table:table-cell office:value-type="float" office:value="568.74" calcext:value-type="float">
            <text:p>568.74</text:p>
          </table:table-cell>
          <table:table-cell office:value-type="float" office:value="1933.74" calcext:value-type="float">
            <text:p>1933.74</text:p>
          </table:table-cell>
          <table:table-cell office:value-type="float" office:value="2288.45" calcext:value-type="float">
            <text:p>2288.45</text:p>
          </table:table-cell>
        </table:table-row>
        <table:table-row table:style-name="ro1">
          <table:table-cell office:value-type="float" office:value="13951038" calcext:value-type="float">
            <text:p>13951038</text:p>
          </table:table-cell>
          <table:table-cell table:formula="of:=[.A874]/1000/(60*60*24)" office:value-type="time" office:time-value="PT03H52M31.038S" calcext:value-type="time">
            <text:p>03:52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8" calcext:value-type="float">
            <text:p>566.18</text:p>
          </table:table-cell>
          <table:table-cell office:value-type="float" office:value="1935.96" calcext:value-type="float">
            <text:p>1935.96</text:p>
          </table:table-cell>
          <table:table-cell office:value-type="float" office:value="2290.97" calcext:value-type="float">
            <text:p>2290.97</text:p>
          </table:table-cell>
        </table:table-row>
        <table:table-row table:style-name="ro1">
          <table:table-cell office:value-type="float" office:value="13967038" calcext:value-type="float">
            <text:p>13967038</text:p>
          </table:table-cell>
          <table:table-cell table:formula="of:=[.A875]/1000/(60*60*24)" office:value-type="time" office:time-value="PT03H52M47.038S" calcext:value-type="time">
            <text:p>03:52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5" calcext:value-type="float">
            <text:p>565.95</text:p>
          </table:table-cell>
          <table:table-cell office:value-type="float" office:value="1938.18" calcext:value-type="float">
            <text:p>1938.18</text:p>
          </table:table-cell>
          <table:table-cell office:value-type="float" office:value="2293.49" calcext:value-type="float">
            <text:p>2293.49</text:p>
          </table:table-cell>
        </table:table-row>
        <table:table-row table:style-name="ro1">
          <table:table-cell office:value-type="float" office:value="13983038" calcext:value-type="float">
            <text:p>13983038</text:p>
          </table:table-cell>
          <table:table-cell table:formula="of:=[.A876]/1000/(60*60*24)" office:value-type="time" office:time-value="PT03H53M03.038S" calcext:value-type="time">
            <text:p>03:53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7" calcext:value-type="float">
            <text:p>566.27</text:p>
          </table:table-cell>
          <table:table-cell office:value-type="float" office:value="1940.4" calcext:value-type="float">
            <text:p>1940.4</text:p>
          </table:table-cell>
          <table:table-cell office:value-type="float" office:value="2296.01" calcext:value-type="float">
            <text:p>2296.01</text:p>
          </table:table-cell>
        </table:table-row>
        <table:table-row table:style-name="ro1">
          <table:table-cell office:value-type="float" office:value="13999037" calcext:value-type="float">
            <text:p>13999037</text:p>
          </table:table-cell>
          <table:table-cell table:formula="of:=[.A877]/1000/(60*60*24)" office:value-type="time" office:time-value="PT03H53M19.037S" calcext:value-type="time">
            <text:p>03:53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68.52" calcext:value-type="float">
            <text:p>568.52</text:p>
          </table:table-cell>
          <table:table-cell office:value-type="float" office:value="1942.62" calcext:value-type="float">
            <text:p>1942.62</text:p>
          </table:table-cell>
          <table:table-cell office:value-type="float" office:value="2298.53" calcext:value-type="float">
            <text:p>2298.53</text:p>
          </table:table-cell>
        </table:table-row>
        <table:table-row table:style-name="ro1">
          <table:table-cell office:value-type="float" office:value="14015037" calcext:value-type="float">
            <text:p>14015037</text:p>
          </table:table-cell>
          <table:table-cell table:formula="of:=[.A878]/1000/(60*60*24)" office:value-type="time" office:time-value="PT03H53M35.037S" calcext:value-type="time">
            <text:p>03:53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8" calcext:value-type="float">
            <text:p>565.98</text:p>
          </table:table-cell>
          <table:table-cell office:value-type="float" office:value="1944.84" calcext:value-type="float">
            <text:p>1944.84</text:p>
          </table:table-cell>
          <table:table-cell office:value-type="float" office:value="2301.04" calcext:value-type="float">
            <text:p>2301.04</text:p>
          </table:table-cell>
        </table:table-row>
        <table:table-row table:style-name="ro1">
          <table:table-cell office:value-type="float" office:value="14031038" calcext:value-type="float">
            <text:p>14031038</text:p>
          </table:table-cell>
          <table:table-cell table:formula="of:=[.A879]/1000/(60*60*24)" office:value-type="time" office:time-value="PT03H53M51.038S" calcext:value-type="time">
            <text:p>03:5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" calcext:value-type="float">
            <text:p>499</text:p>
          </table:table-cell>
          <table:table-cell office:value-type="float" office:value="565.83" calcext:value-type="float">
            <text:p>565.83</text:p>
          </table:table-cell>
          <table:table-cell office:value-type="float" office:value="1947.06" calcext:value-type="float">
            <text:p>1947.06</text:p>
          </table:table-cell>
          <table:table-cell office:value-type="float" office:value="2303.56" calcext:value-type="float">
            <text:p>2303.56</text:p>
          </table:table-cell>
        </table:table-row>
        <table:table-row table:style-name="ro1">
          <table:table-cell office:value-type="float" office:value="14047037" calcext:value-type="float">
            <text:p>14047037</text:p>
          </table:table-cell>
          <table:table-cell table:formula="of:=[.A880]/1000/(60*60*24)" office:value-type="time" office:time-value="PT03H54M07.037S" calcext:value-type="time">
            <text:p>03:54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949.27" calcext:value-type="float">
            <text:p>1949.27</text:p>
          </table:table-cell>
          <table:table-cell office:value-type="float" office:value="2306.08" calcext:value-type="float">
            <text:p>2306.08</text:p>
          </table:table-cell>
        </table:table-row>
        <table:table-row table:style-name="ro1">
          <table:table-cell office:value-type="float" office:value="14063037" calcext:value-type="float">
            <text:p>14063037</text:p>
          </table:table-cell>
          <table:table-cell table:formula="of:=[.A881]/1000/(60*60*24)" office:value-type="time" office:time-value="PT03H54M23.037S" calcext:value-type="time">
            <text:p>03:54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951.49" calcext:value-type="float">
            <text:p>1951.49</text:p>
          </table:table-cell>
          <table:table-cell office:value-type="float" office:value="2308.6" calcext:value-type="float">
            <text:p>2308.6</text:p>
          </table:table-cell>
        </table:table-row>
        <table:table-row table:style-name="ro1">
          <table:table-cell office:value-type="float" office:value="14079038" calcext:value-type="float">
            <text:p>14079038</text:p>
          </table:table-cell>
          <table:table-cell table:formula="of:=[.A882]/1000/(60*60*24)" office:value-type="time" office:time-value="PT03H54M39.038S" calcext:value-type="time">
            <text:p>03:54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953.71" calcext:value-type="float">
            <text:p>1953.71</text:p>
          </table:table-cell>
          <table:table-cell office:value-type="float" office:value="2311.11" calcext:value-type="float">
            <text:p>2311.11</text:p>
          </table:table-cell>
        </table:table-row>
        <table:table-row table:style-name="ro1">
          <table:table-cell office:value-type="float" office:value="14095037" calcext:value-type="float">
            <text:p>14095037</text:p>
          </table:table-cell>
          <table:table-cell table:formula="of:=[.A883]/1000/(60*60*24)" office:value-type="time" office:time-value="PT03H54M55.037S" calcext:value-type="time">
            <text:p>03:54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3" calcext:value-type="float">
            <text:p>566.43</text:p>
          </table:table-cell>
          <table:table-cell office:value-type="float" office:value="1955.93" calcext:value-type="float">
            <text:p>1955.93</text:p>
          </table:table-cell>
          <table:table-cell office:value-type="float" office:value="2313.63" calcext:value-type="float">
            <text:p>2313.63</text:p>
          </table:table-cell>
        </table:table-row>
        <table:table-row table:style-name="ro1">
          <table:table-cell office:value-type="float" office:value="14111037" calcext:value-type="float">
            <text:p>14111037</text:p>
          </table:table-cell>
          <table:table-cell table:formula="of:=[.A884]/1000/(60*60*24)" office:value-type="time" office:time-value="PT03H55M11.037S" calcext:value-type="time">
            <text:p>03:55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958.15" calcext:value-type="float">
            <text:p>1958.15</text:p>
          </table:table-cell>
          <table:table-cell office:value-type="float" office:value="2316.14" calcext:value-type="float">
            <text:p>2316.14</text:p>
          </table:table-cell>
        </table:table-row>
        <table:table-row table:style-name="ro1">
          <table:table-cell office:value-type="float" office:value="14127037" calcext:value-type="float">
            <text:p>14127037</text:p>
          </table:table-cell>
          <table:table-cell table:formula="of:=[.A885]/1000/(60*60*24)" office:value-type="time" office:time-value="PT03H55M27.037S" calcext:value-type="time">
            <text:p>03:5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960.37" calcext:value-type="float">
            <text:p>1960.37</text:p>
          </table:table-cell>
          <table:table-cell office:value-type="float" office:value="2318.66" calcext:value-type="float">
            <text:p>2318.66</text:p>
          </table:table-cell>
        </table:table-row>
        <table:table-row table:style-name="ro1">
          <table:table-cell office:value-type="float" office:value="14143037" calcext:value-type="float">
            <text:p>14143037</text:p>
          </table:table-cell>
          <table:table-cell table:formula="of:=[.A886]/1000/(60*60*24)" office:value-type="time" office:time-value="PT03H55M43.037S" calcext:value-type="time">
            <text:p>03:55:43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4" calcext:value-type="float">
            <text:p>565.94</text:p>
          </table:table-cell>
          <table:table-cell office:value-type="float" office:value="1962.6" calcext:value-type="float">
            <text:p>1962.6</text:p>
          </table:table-cell>
          <table:table-cell office:value-type="float" office:value="2321.18" calcext:value-type="float">
            <text:p>2321.18</text:p>
          </table:table-cell>
        </table:table-row>
        <table:table-row table:style-name="ro1">
          <table:table-cell office:value-type="float" office:value="14159037" calcext:value-type="float">
            <text:p>14159037</text:p>
          </table:table-cell>
          <table:table-cell table:formula="of:=[.A887]/1000/(60*60*24)" office:value-type="time" office:time-value="PT03H55M59.037S" calcext:value-type="time">
            <text:p>03:55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964.82" calcext:value-type="float">
            <text:p>1964.82</text:p>
          </table:table-cell>
          <table:table-cell office:value-type="float" office:value="2323.7" calcext:value-type="float">
            <text:p>2323.7</text:p>
          </table:table-cell>
        </table:table-row>
        <table:table-row table:style-name="ro1">
          <table:table-cell office:value-type="float" office:value="14175038" calcext:value-type="float">
            <text:p>14175038</text:p>
          </table:table-cell>
          <table:table-cell table:formula="of:=[.A888]/1000/(60*60*24)" office:value-type="time" office:time-value="PT03H56M15.038S" calcext:value-type="time">
            <text:p>03:56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967.04" calcext:value-type="float">
            <text:p>1967.04</text:p>
          </table:table-cell>
          <table:table-cell office:value-type="float" office:value="2326.21" calcext:value-type="float">
            <text:p>2326.21</text:p>
          </table:table-cell>
        </table:table-row>
        <table:table-row table:style-name="ro1">
          <table:table-cell office:value-type="float" office:value="14191037" calcext:value-type="float">
            <text:p>14191037</text:p>
          </table:table-cell>
          <table:table-cell table:formula="of:=[.A889]/1000/(60*60*24)" office:value-type="time" office:time-value="PT03H56M31.037S" calcext:value-type="time">
            <text:p>03:56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7" calcext:value-type="float">
            <text:p>565.97</text:p>
          </table:table-cell>
          <table:table-cell office:value-type="float" office:value="1969.26" calcext:value-type="float">
            <text:p>1969.26</text:p>
          </table:table-cell>
          <table:table-cell office:value-type="float" office:value="2328.72" calcext:value-type="float">
            <text:p>2328.72</text:p>
          </table:table-cell>
        </table:table-row>
        <table:table-row table:style-name="ro1">
          <table:table-cell office:value-type="float" office:value="14207037" calcext:value-type="float">
            <text:p>14207037</text:p>
          </table:table-cell>
          <table:table-cell table:formula="of:=[.A890]/1000/(60*60*24)" office:value-type="time" office:time-value="PT03H56M47.037S" calcext:value-type="time">
            <text:p>03:56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971.48" calcext:value-type="float">
            <text:p>1971.48</text:p>
          </table:table-cell>
          <table:table-cell office:value-type="float" office:value="2331.23" calcext:value-type="float">
            <text:p>2331.23</text:p>
          </table:table-cell>
        </table:table-row>
        <table:table-row table:style-name="ro1">
          <table:table-cell office:value-type="float" office:value="14223037" calcext:value-type="float">
            <text:p>14223037</text:p>
          </table:table-cell>
          <table:table-cell table:formula="of:=[.A891]/1000/(60*60*24)" office:value-type="time" office:time-value="PT03H57M03.037S" calcext:value-type="time">
            <text:p>03:57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8" calcext:value-type="float">
            <text:p>564.08</text:p>
          </table:table-cell>
          <table:table-cell office:value-type="float" office:value="1973.7" calcext:value-type="float">
            <text:p>1973.7</text:p>
          </table:table-cell>
          <table:table-cell office:value-type="float" office:value="2333.74" calcext:value-type="float">
            <text:p>2333.74</text:p>
          </table:table-cell>
        </table:table-row>
        <table:table-row table:style-name="ro1">
          <table:table-cell office:value-type="float" office:value="14239038" calcext:value-type="float">
            <text:p>14239038</text:p>
          </table:table-cell>
          <table:table-cell table:formula="of:=[.A892]/1000/(60*60*24)" office:value-type="time" office:time-value="PT03H57M19.038S" calcext:value-type="time">
            <text:p>03:57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1" calcext:value-type="float">
            <text:p>564.31</text:p>
          </table:table-cell>
          <table:table-cell office:value-type="float" office:value="1975.92" calcext:value-type="float">
            <text:p>1975.92</text:p>
          </table:table-cell>
          <table:table-cell office:value-type="float" office:value="2336.25" calcext:value-type="float">
            <text:p>2336.25</text:p>
          </table:table-cell>
        </table:table-row>
        <table:table-row table:style-name="ro1">
          <table:table-cell office:value-type="float" office:value="14255038" calcext:value-type="float">
            <text:p>14255038</text:p>
          </table:table-cell>
          <table:table-cell table:formula="of:=[.A893]/1000/(60*60*24)" office:value-type="time" office:time-value="PT03H57M35.038S" calcext:value-type="time">
            <text:p>03:57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978.14" calcext:value-type="float">
            <text:p>1978.14</text:p>
          </table:table-cell>
          <table:table-cell office:value-type="float" office:value="2338.76" calcext:value-type="float">
            <text:p>2338.76</text:p>
          </table:table-cell>
        </table:table-row>
        <table:table-row table:style-name="ro1">
          <table:table-cell office:value-type="float" office:value="14271038" calcext:value-type="float">
            <text:p>14271038</text:p>
          </table:table-cell>
          <table:table-cell table:formula="of:=[.A894]/1000/(60*60*24)" office:value-type="time" office:time-value="PT03H57M51.038S" calcext:value-type="time">
            <text:p>03:57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980.36" calcext:value-type="float">
            <text:p>1980.36</text:p>
          </table:table-cell>
          <table:table-cell office:value-type="float" office:value="2341.27" calcext:value-type="float">
            <text:p>2341.27</text:p>
          </table:table-cell>
        </table:table-row>
        <table:table-row table:style-name="ro1">
          <table:table-cell office:value-type="float" office:value="14287037" calcext:value-type="float">
            <text:p>14287037</text:p>
          </table:table-cell>
          <table:table-cell table:formula="of:=[.A895]/1000/(60*60*24)" office:value-type="time" office:time-value="PT03H58M07.037S" calcext:value-type="time">
            <text:p>03:58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982.58" calcext:value-type="float">
            <text:p>1982.58</text:p>
          </table:table-cell>
          <table:table-cell office:value-type="float" office:value="2343.78" calcext:value-type="float">
            <text:p>2343.78</text:p>
          </table:table-cell>
        </table:table-row>
        <table:table-row table:style-name="ro1">
          <table:table-cell office:value-type="float" office:value="14303037" calcext:value-type="float">
            <text:p>14303037</text:p>
          </table:table-cell>
          <table:table-cell table:formula="of:=[.A896]/1000/(60*60*24)" office:value-type="time" office:time-value="PT03H58M23.037S" calcext:value-type="time">
            <text:p>03:58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3.99" calcext:value-type="float">
            <text:p>563.99</text:p>
          </table:table-cell>
          <table:table-cell office:value-type="float" office:value="1984.8" calcext:value-type="float">
            <text:p>1984.8</text:p>
          </table:table-cell>
          <table:table-cell office:value-type="float" office:value="2346.29" calcext:value-type="float">
            <text:p>2346.29</text:p>
          </table:table-cell>
        </table:table-row>
        <table:table-row table:style-name="ro1">
          <table:table-cell office:value-type="float" office:value="14319037" calcext:value-type="float">
            <text:p>14319037</text:p>
          </table:table-cell>
          <table:table-cell table:formula="of:=[.A897]/1000/(60*60*24)" office:value-type="time" office:time-value="PT03H58M39.037S" calcext:value-type="time">
            <text:p>03:58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1987.01" calcext:value-type="float">
            <text:p>1987.01</text:p>
          </table:table-cell>
          <table:table-cell office:value-type="float" office:value="2348.79" calcext:value-type="float">
            <text:p>2348.79</text:p>
          </table:table-cell>
        </table:table-row>
        <table:table-row table:style-name="ro1">
          <table:table-cell office:value-type="float" office:value="14335037" calcext:value-type="float">
            <text:p>14335037</text:p>
          </table:table-cell>
          <table:table-cell table:formula="of:=[.A898]/1000/(60*60*24)" office:value-type="time" office:time-value="PT03H58M55.037S" calcext:value-type="time">
            <text:p>03:58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989.23" calcext:value-type="float">
            <text:p>1989.23</text:p>
          </table:table-cell>
          <table:table-cell office:value-type="float" office:value="2351.3" calcext:value-type="float">
            <text:p>2351.3</text:p>
          </table:table-cell>
        </table:table-row>
        <table:table-row table:style-name="ro1">
          <table:table-cell office:value-type="float" office:value="14351037" calcext:value-type="float">
            <text:p>14351037</text:p>
          </table:table-cell>
          <table:table-cell table:formula="of:=[.A899]/1000/(60*60*24)" office:value-type="time" office:time-value="PT03H59M11.037S" calcext:value-type="time">
            <text:p>03:59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5" calcext:value-type="float">
            <text:p>564.05</text:p>
          </table:table-cell>
          <table:table-cell office:value-type="float" office:value="1991.45" calcext:value-type="float">
            <text:p>1991.45</text:p>
          </table:table-cell>
          <table:table-cell office:value-type="float" office:value="2353.81" calcext:value-type="float">
            <text:p>2353.81</text:p>
          </table:table-cell>
        </table:table-row>
        <table:table-row table:style-name="ro1">
          <table:table-cell office:value-type="float" office:value="14367037" calcext:value-type="float">
            <text:p>14367037</text:p>
          </table:table-cell>
          <table:table-cell table:formula="of:=[.A900]/1000/(60*60*24)" office:value-type="time" office:time-value="PT03H59M27.037S" calcext:value-type="time">
            <text:p>03:59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7" calcext:value-type="float">
            <text:p>564.07</text:p>
          </table:table-cell>
          <table:table-cell office:value-type="float" office:value="1993.67" calcext:value-type="float">
            <text:p>1993.67</text:p>
          </table:table-cell>
          <table:table-cell office:value-type="float" office:value="2356.31" calcext:value-type="float">
            <text:p>2356.31</text:p>
          </table:table-cell>
        </table:table-row>
        <table:table-row table:style-name="ro1">
          <table:table-cell office:value-type="float" office:value="14383037" calcext:value-type="float">
            <text:p>14383037</text:p>
          </table:table-cell>
          <table:table-cell table:formula="of:=[.A901]/1000/(60*60*24)" office:value-type="time" office:time-value="PT03H59M43.037S" calcext:value-type="time">
            <text:p>03:59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8" calcext:value-type="float">
            <text:p>564.28</text:p>
          </table:table-cell>
          <table:table-cell office:value-type="float" office:value="1995.89" calcext:value-type="float">
            <text:p>1995.89</text:p>
          </table:table-cell>
          <table:table-cell office:value-type="float" office:value="2358.82" calcext:value-type="float">
            <text:p>2358.82</text:p>
          </table:table-cell>
        </table:table-row>
        <table:table-row table:style-name="ro1">
          <table:table-cell office:value-type="float" office:value="14399037" calcext:value-type="float">
            <text:p>14399037</text:p>
          </table:table-cell>
          <table:table-cell table:formula="of:=[.A902]/1000/(60*60*24)" office:value-type="time" office:time-value="PT03H59M59.037S" calcext:value-type="time">
            <text:p>03:5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7" calcext:value-type="float">
            <text:p>564.27</text:p>
          </table:table-cell>
          <table:table-cell office:value-type="float" office:value="1998.11" calcext:value-type="float">
            <text:p>1998.11</text:p>
          </table:table-cell>
          <table:table-cell office:value-type="float" office:value="2361.32" calcext:value-type="float">
            <text:p>2361.32</text:p>
          </table:table-cell>
        </table:table-row>
        <table:table-row table:style-name="ro1">
          <table:table-cell office:value-type="float" office:value="14415037" calcext:value-type="float">
            <text:p>14415037</text:p>
          </table:table-cell>
          <table:table-cell table:formula="of:=[.A903]/1000/(60*60*24)" office:value-type="time" office:time-value="PT04H00M15.037S" calcext:value-type="time">
            <text:p>04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2000.33" calcext:value-type="float">
            <text:p>2000.33</text:p>
          </table:table-cell>
          <table:table-cell office:value-type="float" office:value="2363.82" calcext:value-type="float">
            <text:p>2363.82</text:p>
          </table:table-cell>
        </table:table-row>
        <table:table-row table:style-name="ro1">
          <table:table-cell office:value-type="float" office:value="14431037" calcext:value-type="float">
            <text:p>14431037</text:p>
          </table:table-cell>
          <table:table-cell table:formula="of:=[.A904]/1000/(60*60*24)" office:value-type="time" office:time-value="PT04H00M31.037S" calcext:value-type="time">
            <text:p>04:00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2" calcext:value-type="float">
            <text:p>564.2</text:p>
          </table:table-cell>
          <table:table-cell office:value-type="float" office:value="2002.55" calcext:value-type="float">
            <text:p>2002.55</text:p>
          </table:table-cell>
          <table:table-cell office:value-type="float" office:value="2366.33" calcext:value-type="float">
            <text:p>2366.33</text:p>
          </table:table-cell>
        </table:table-row>
        <table:table-row table:style-name="ro1">
          <table:table-cell office:value-type="float" office:value="14447037" calcext:value-type="float">
            <text:p>14447037</text:p>
          </table:table-cell>
          <table:table-cell table:formula="of:=[.A905]/1000/(60*60*24)" office:value-type="time" office:time-value="PT04H00M47.037S" calcext:value-type="time">
            <text:p>04:00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2004.77" calcext:value-type="float">
            <text:p>2004.77</text:p>
          </table:table-cell>
          <table:table-cell office:value-type="float" office:value="2368.83" calcext:value-type="float">
            <text:p>2368.83</text:p>
          </table:table-cell>
        </table:table-row>
        <table:table-row table:style-name="ro1">
          <table:table-cell office:value-type="float" office:value="14463037" calcext:value-type="float">
            <text:p>14463037</text:p>
          </table:table-cell>
          <table:table-cell table:formula="of:=[.A906]/1000/(60*60*24)" office:value-type="time" office:time-value="PT04H01M03.037S" calcext:value-type="time">
            <text:p>04:01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1" calcext:value-type="float">
            <text:p>562.31</text:p>
          </table:table-cell>
          <table:table-cell office:value-type="float" office:value="2006.99" calcext:value-type="float">
            <text:p>2006.99</text:p>
          </table:table-cell>
          <table:table-cell office:value-type="float" office:value="2371.33" calcext:value-type="float">
            <text:p>2371.33</text:p>
          </table:table-cell>
        </table:table-row>
        <table:table-row table:style-name="ro1">
          <table:table-cell office:value-type="float" office:value="14479037" calcext:value-type="float">
            <text:p>14479037</text:p>
          </table:table-cell>
          <table:table-cell table:formula="of:=[.A907]/1000/(60*60*24)" office:value-type="time" office:time-value="PT04H01M19.037S" calcext:value-type="time">
            <text:p>04:01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2009.21" calcext:value-type="float">
            <text:p>2009.21</text:p>
          </table:table-cell>
          <table:table-cell office:value-type="float" office:value="2373.83" calcext:value-type="float">
            <text:p>2373.83</text:p>
          </table:table-cell>
        </table:table-row>
        <table:table-row table:style-name="ro1">
          <table:table-cell office:value-type="float" office:value="14495038" calcext:value-type="float">
            <text:p>14495038</text:p>
          </table:table-cell>
          <table:table-cell table:formula="of:=[.A908]/1000/(60*60*24)" office:value-type="time" office:time-value="PT04H01M35.038S" calcext:value-type="time">
            <text:p>04:01:35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6" calcext:value-type="float">
            <text:p>565.96</text:p>
          </table:table-cell>
          <table:table-cell office:value-type="float" office:value="2011.43" calcext:value-type="float">
            <text:p>2011.43</text:p>
          </table:table-cell>
          <table:table-cell office:value-type="float" office:value="2376.33" calcext:value-type="float">
            <text:p>2376.33</text:p>
          </table:table-cell>
        </table:table-row>
        <table:table-row table:style-name="ro1">
          <table:table-cell office:value-type="float" office:value="14511037" calcext:value-type="float">
            <text:p>14511037</text:p>
          </table:table-cell>
          <table:table-cell table:formula="of:=[.A909]/1000/(60*60*24)" office:value-type="time" office:time-value="PT04H01M51.037S" calcext:value-type="time">
            <text:p>04:01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5" calcext:value-type="float">
            <text:p>562.05</text:p>
          </table:table-cell>
          <table:table-cell office:value-type="float" office:value="2013.65" calcext:value-type="float">
            <text:p>2013.65</text:p>
          </table:table-cell>
          <table:table-cell office:value-type="float" office:value="2378.83" calcext:value-type="float">
            <text:p>2378.83</text:p>
          </table:table-cell>
        </table:table-row>
        <table:table-row table:style-name="ro1">
          <table:table-cell office:value-type="float" office:value="14527037" calcext:value-type="float">
            <text:p>14527037</text:p>
          </table:table-cell>
          <table:table-cell table:formula="of:=[.A910]/1000/(60*60*24)" office:value-type="time" office:time-value="PT04H02M07.037S" calcext:value-type="time">
            <text:p>04:02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19" calcext:value-type="float">
            <text:p>560.19</text:p>
          </table:table-cell>
          <table:table-cell office:value-type="float" office:value="2015.87" calcext:value-type="float">
            <text:p>2015.87</text:p>
          </table:table-cell>
          <table:table-cell office:value-type="float" office:value="2381.33" calcext:value-type="float">
            <text:p>2381.33</text:p>
          </table:table-cell>
        </table:table-row>
        <table:table-row table:style-name="ro1">
          <table:table-cell office:value-type="float" office:value="14543038" calcext:value-type="float">
            <text:p>14543038</text:p>
          </table:table-cell>
          <table:table-cell table:formula="of:=[.A911]/1000/(60*60*24)" office:value-type="time" office:time-value="PT04H02M23.038S" calcext:value-type="time">
            <text:p>04:02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2018.08" calcext:value-type="float">
            <text:p>2018.08</text:p>
          </table:table-cell>
          <table:table-cell office:value-type="float" office:value="2383.82" calcext:value-type="float">
            <text:p>2383.82</text:p>
          </table:table-cell>
        </table:table-row>
        <table:table-row table:style-name="ro1">
          <table:table-cell office:value-type="float" office:value="14559037" calcext:value-type="float">
            <text:p>14559037</text:p>
          </table:table-cell>
          <table:table-cell table:formula="of:=[.A912]/1000/(60*60*24)" office:value-type="time" office:time-value="PT04H02M39.037S" calcext:value-type="time">
            <text:p>04:02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1" calcext:value-type="float">
            <text:p>562.21</text:p>
          </table:table-cell>
          <table:table-cell office:value-type="float" office:value="2020.3" calcext:value-type="float">
            <text:p>2020.3</text:p>
          </table:table-cell>
          <table:table-cell office:value-type="float" office:value="2386.32" calcext:value-type="float">
            <text:p>2386.32</text:p>
          </table:table-cell>
        </table:table-row>
        <table:table-row table:style-name="ro1">
          <table:table-cell office:value-type="float" office:value="14575037" calcext:value-type="float">
            <text:p>14575037</text:p>
          </table:table-cell>
          <table:table-cell table:formula="of:=[.A913]/1000/(60*60*24)" office:value-type="time" office:time-value="PT04H02M55.037S" calcext:value-type="time">
            <text:p>04:02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2" calcext:value-type="float">
            <text:p>560.52</text:p>
          </table:table-cell>
          <table:table-cell office:value-type="float" office:value="2022.52" calcext:value-type="float">
            <text:p>2022.52</text:p>
          </table:table-cell>
          <table:table-cell office:value-type="float" office:value="2388.82" calcext:value-type="float">
            <text:p>2388.82</text:p>
          </table:table-cell>
        </table:table-row>
        <table:table-row table:style-name="ro1">
          <table:table-cell office:value-type="float" office:value="14591038" calcext:value-type="float">
            <text:p>14591038</text:p>
          </table:table-cell>
          <table:table-cell table:formula="of:=[.A914]/1000/(60*60*24)" office:value-type="time" office:time-value="PT04H03M11.038S" calcext:value-type="time">
            <text:p>04:03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2024.74" calcext:value-type="float">
            <text:p>2024.74</text:p>
          </table:table-cell>
          <table:table-cell office:value-type="float" office:value="2391.31" calcext:value-type="float">
            <text:p>2391.31</text:p>
          </table:table-cell>
        </table:table-row>
        <table:table-row table:style-name="ro1">
          <table:table-cell office:value-type="float" office:value="14607037" calcext:value-type="float">
            <text:p>14607037</text:p>
          </table:table-cell>
          <table:table-cell table:formula="of:=[.A915]/1000/(60*60*24)" office:value-type="time" office:time-value="PT04H03M27.037S" calcext:value-type="time">
            <text:p>04:03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6" calcext:value-type="float">
            <text:p>499.6</text:p>
          </table:table-cell>
          <table:table-cell office:value-type="float" office:value="560.51" calcext:value-type="float">
            <text:p>560.51</text:p>
          </table:table-cell>
          <table:table-cell office:value-type="float" office:value="2026.96" calcext:value-type="float">
            <text:p>2026.96</text:p>
          </table:table-cell>
          <table:table-cell office:value-type="float" office:value="2393.8" calcext:value-type="float">
            <text:p>2393.8</text:p>
          </table:table-cell>
        </table:table-row>
        <table:table-row table:style-name="ro1">
          <table:table-cell office:value-type="float" office:value="14623038" calcext:value-type="float">
            <text:p>14623038</text:p>
          </table:table-cell>
          <table:table-cell table:formula="of:=[.A916]/1000/(60*60*24)" office:value-type="time" office:time-value="PT04H03M43.038S" calcext:value-type="time">
            <text:p>04:03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1.97" calcext:value-type="float">
            <text:p>561.97</text:p>
          </table:table-cell>
          <table:table-cell office:value-type="float" office:value="2029.18" calcext:value-type="float">
            <text:p>2029.18</text:p>
          </table:table-cell>
          <table:table-cell office:value-type="float" office:value="2396.3" calcext:value-type="float">
            <text:p>2396.3</text:p>
          </table:table-cell>
        </table:table-row>
        <table:table-row table:style-name="ro1">
          <table:table-cell office:value-type="float" office:value="14639037" calcext:value-type="float">
            <text:p>14639037</text:p>
          </table:table-cell>
          <table:table-cell table:formula="of:=[.A917]/1000/(60*60*24)" office:value-type="time" office:time-value="PT04H03M59.037S" calcext:value-type="time">
            <text:p>04:03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7" calcext:value-type="float">
            <text:p>559.97</text:p>
          </table:table-cell>
          <table:table-cell office:value-type="float" office:value="2031.4" calcext:value-type="float">
            <text:p>2031.4</text:p>
          </table:table-cell>
          <table:table-cell office:value-type="float" office:value="2398.79" calcext:value-type="float">
            <text:p>2398.79</text:p>
          </table:table-cell>
        </table:table-row>
        <table:table-row table:style-name="ro1">
          <table:table-cell office:value-type="float" office:value="14655037" calcext:value-type="float">
            <text:p>14655037</text:p>
          </table:table-cell>
          <table:table-cell table:formula="of:=[.A918]/1000/(60*60*24)" office:value-type="time" office:time-value="PT04H04M15.037S" calcext:value-type="time">
            <text:p>04:04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2033.62" calcext:value-type="float">
            <text:p>2033.62</text:p>
          </table:table-cell>
          <table:table-cell office:value-type="float" office:value="2401.29" calcext:value-type="float">
            <text:p>2401.29</text:p>
          </table:table-cell>
        </table:table-row>
        <table:table-row table:style-name="ro1">
          <table:table-cell office:value-type="float" office:value="14671037" calcext:value-type="float">
            <text:p>14671037</text:p>
          </table:table-cell>
          <table:table-cell table:formula="of:=[.A919]/1000/(60*60*24)" office:value-type="time" office:time-value="PT04H04M31.037S" calcext:value-type="time">
            <text:p>04:04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9.98" calcext:value-type="float">
            <text:p>559.98</text:p>
          </table:table-cell>
          <table:table-cell office:value-type="float" office:value="2035.84" calcext:value-type="float">
            <text:p>2035.84</text:p>
          </table:table-cell>
          <table:table-cell office:value-type="float" office:value="2403.78" calcext:value-type="float">
            <text:p>2403.78</text:p>
          </table:table-cell>
        </table:table-row>
        <table:table-row table:style-name="ro1">
          <table:table-cell office:value-type="float" office:value="14687038" calcext:value-type="float">
            <text:p>14687038</text:p>
          </table:table-cell>
          <table:table-cell table:formula="of:=[.A920]/1000/(60*60*24)" office:value-type="time" office:time-value="PT04H04M47.038S" calcext:value-type="time">
            <text:p>04:04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2038.06" calcext:value-type="float">
            <text:p>2038.06</text:p>
          </table:table-cell>
          <table:table-cell office:value-type="float" office:value="2406.27" calcext:value-type="float">
            <text:p>2406.27</text:p>
          </table:table-cell>
        </table:table-row>
        <table:table-row table:style-name="ro1">
          <table:table-cell office:value-type="float" office:value="14703037" calcext:value-type="float">
            <text:p>14703037</text:p>
          </table:table-cell>
          <table:table-cell table:formula="of:=[.A921]/1000/(60*60*24)" office:value-type="time" office:time-value="PT04H05M03.037S" calcext:value-type="time">
            <text:p>04:05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9" calcext:value-type="float">
            <text:p>560.29</text:p>
          </table:table-cell>
          <table:table-cell office:value-type="float" office:value="2040.28" calcext:value-type="float">
            <text:p>2040.28</text:p>
          </table:table-cell>
          <table:table-cell office:value-type="float" office:value="2408.75" calcext:value-type="float">
            <text:p>2408.75</text:p>
          </table:table-cell>
        </table:table-row>
        <table:table-row table:style-name="ro1">
          <table:table-cell office:value-type="float" office:value="14719037" calcext:value-type="float">
            <text:p>14719037</text:p>
          </table:table-cell>
          <table:table-cell table:formula="of:=[.A922]/1000/(60*60*24)" office:value-type="time" office:time-value="PT04H05M19.037S" calcext:value-type="time">
            <text:p>04:05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19" calcext:value-type="float">
            <text:p>560.19</text:p>
          </table:table-cell>
          <table:table-cell office:value-type="float" office:value="2042.5" calcext:value-type="float">
            <text:p>2042.5</text:p>
          </table:table-cell>
          <table:table-cell office:value-type="float" office:value="2411.24" calcext:value-type="float">
            <text:p>2411.24</text:p>
          </table:table-cell>
        </table:table-row>
        <table:table-row table:style-name="ro1">
          <table:table-cell office:value-type="float" office:value="14735037" calcext:value-type="float">
            <text:p>14735037</text:p>
          </table:table-cell>
          <table:table-cell table:formula="of:=[.A923]/1000/(60*60*24)" office:value-type="time" office:time-value="PT04H05M35.037S" calcext:value-type="time">
            <text:p>04:05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5" calcext:value-type="float">
            <text:p>560.05</text:p>
          </table:table-cell>
          <table:table-cell office:value-type="float" office:value="2044.71" calcext:value-type="float">
            <text:p>2044.71</text:p>
          </table:table-cell>
          <table:table-cell office:value-type="float" office:value="2413.73" calcext:value-type="float">
            <text:p>2413.73</text:p>
          </table:table-cell>
        </table:table-row>
        <table:table-row table:style-name="ro1">
          <table:table-cell office:value-type="float" office:value="14751037" calcext:value-type="float">
            <text:p>14751037</text:p>
          </table:table-cell>
          <table:table-cell table:formula="of:=[.A924]/1000/(60*60*24)" office:value-type="time" office:time-value="PT04H05M51.037S" calcext:value-type="time">
            <text:p>04:05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2046.93" calcext:value-type="float">
            <text:p>2046.93</text:p>
          </table:table-cell>
          <table:table-cell office:value-type="float" office:value="2416.22" calcext:value-type="float">
            <text:p>2416.22</text:p>
          </table:table-cell>
        </table:table-row>
        <table:table-row table:style-name="ro1">
          <table:table-cell office:value-type="float" office:value="14767038" calcext:value-type="float">
            <text:p>14767038</text:p>
          </table:table-cell>
          <table:table-cell table:formula="of:=[.A925]/1000/(60*60*24)" office:value-type="time" office:time-value="PT04H06M07.038S" calcext:value-type="time">
            <text:p>04:06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2049.15" calcext:value-type="float">
            <text:p>2049.15</text:p>
          </table:table-cell>
          <table:table-cell office:value-type="float" office:value="2418.7" calcext:value-type="float">
            <text:p>2418.7</text:p>
          </table:table-cell>
        </table:table-row>
        <table:table-row table:style-name="ro1">
          <table:table-cell office:value-type="float" office:value="14783037" calcext:value-type="float">
            <text:p>14783037</text:p>
          </table:table-cell>
          <table:table-cell table:formula="of:=[.A926]/1000/(60*60*24)" office:value-type="time" office:time-value="PT04H06M23.037S" calcext:value-type="time">
            <text:p>04:06:23</text:p>
          </table:table-cell>
          <table:table-cell office:value-type="float" office:value="1.12" calcext:value-type="float">
            <text:p>1.12</text:p>
          </table:table-cell>
          <table:table-cell office:value-type="float" office:value="500.6" calcext:value-type="float">
            <text:p>500.6</text:p>
          </table:table-cell>
          <table:table-cell office:value-type="float" office:value="559.72" calcext:value-type="float">
            <text:p>559.72</text:p>
          </table:table-cell>
          <table:table-cell office:value-type="float" office:value="2051.37" calcext:value-type="float">
            <text:p>2051.37</text:p>
          </table:table-cell>
          <table:table-cell office:value-type="float" office:value="2421.19" calcext:value-type="float">
            <text:p>2421.19</text:p>
          </table:table-cell>
        </table:table-row>
        <table:table-row table:style-name="ro1">
          <table:table-cell office:value-type="float" office:value="14799037" calcext:value-type="float">
            <text:p>14799037</text:p>
          </table:table-cell>
          <table:table-cell table:formula="of:=[.A927]/1000/(60*60*24)" office:value-type="time" office:time-value="PT04H06M39.037S" calcext:value-type="time">
            <text:p>04:06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2053.59" calcext:value-type="float">
            <text:p>2053.59</text:p>
          </table:table-cell>
          <table:table-cell office:value-type="float" office:value="2423.67" calcext:value-type="float">
            <text:p>2423.67</text:p>
          </table:table-cell>
        </table:table-row>
        <table:table-row table:style-name="ro1">
          <table:table-cell office:value-type="float" office:value="14815037" calcext:value-type="float">
            <text:p>14815037</text:p>
          </table:table-cell>
          <table:table-cell table:formula="of:=[.A928]/1000/(60*60*24)" office:value-type="time" office:time-value="PT04H06M55.037S" calcext:value-type="time">
            <text:p>04:06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2055.81" calcext:value-type="float">
            <text:p>2055.81</text:p>
          </table:table-cell>
          <table:table-cell office:value-type="float" office:value="2426.16" calcext:value-type="float">
            <text:p>2426.16</text:p>
          </table:table-cell>
        </table:table-row>
        <table:table-row table:style-name="ro1">
          <table:table-cell office:value-type="float" office:value="14831037" calcext:value-type="float">
            <text:p>14831037</text:p>
          </table:table-cell>
          <table:table-cell table:formula="of:=[.A929]/1000/(60*60*24)" office:value-type="time" office:time-value="PT04H07M11.037S" calcext:value-type="time">
            <text:p>04:07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2058.03" calcext:value-type="float">
            <text:p>2058.03</text:p>
          </table:table-cell>
          <table:table-cell office:value-type="float" office:value="2428.64" calcext:value-type="float">
            <text:p>2428.64</text:p>
          </table:table-cell>
        </table:table-row>
        <table:table-row table:style-name="ro1">
          <table:table-cell office:value-type="float" office:value="14847037" calcext:value-type="float">
            <text:p>14847037</text:p>
          </table:table-cell>
          <table:table-cell table:formula="of:=[.A930]/1000/(60*60*24)" office:value-type="time" office:time-value="PT04H07M27.037S" calcext:value-type="time">
            <text:p>04:07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3" calcext:value-type="float">
            <text:p>558.43</text:p>
          </table:table-cell>
          <table:table-cell office:value-type="float" office:value="2060.25" calcext:value-type="float">
            <text:p>2060.25</text:p>
          </table:table-cell>
          <table:table-cell office:value-type="float" office:value="2431.12" calcext:value-type="float">
            <text:p>2431.12</text:p>
          </table:table-cell>
        </table:table-row>
        <table:table-row table:style-name="ro1">
          <table:table-cell office:value-type="float" office:value="14863038" calcext:value-type="float">
            <text:p>14863038</text:p>
          </table:table-cell>
          <table:table-cell table:formula="of:=[.A931]/1000/(60*60*24)" office:value-type="time" office:time-value="PT04H07M43.038S" calcext:value-type="time">
            <text:p>04:07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2" calcext:value-type="float">
            <text:p>558.42</text:p>
          </table:table-cell>
          <table:table-cell office:value-type="float" office:value="2062.47" calcext:value-type="float">
            <text:p>2062.47</text:p>
          </table:table-cell>
          <table:table-cell office:value-type="float" office:value="2433.61" calcext:value-type="float">
            <text:p>2433.61</text:p>
          </table:table-cell>
        </table:table-row>
        <table:table-row table:style-name="ro1">
          <table:table-cell office:value-type="float" office:value="14879037" calcext:value-type="float">
            <text:p>14879037</text:p>
          </table:table-cell>
          <table:table-cell table:formula="of:=[.A932]/1000/(60*60*24)" office:value-type="time" office:time-value="PT04H07M59.037S" calcext:value-type="time">
            <text:p>04:07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2064.69" calcext:value-type="float">
            <text:p>2064.69</text:p>
          </table:table-cell>
          <table:table-cell office:value-type="float" office:value="2436.09" calcext:value-type="float">
            <text:p>2436.09</text:p>
          </table:table-cell>
        </table:table-row>
        <table:table-row table:style-name="ro1">
          <table:table-cell office:value-type="float" office:value="14895037" calcext:value-type="float">
            <text:p>14895037</text:p>
          </table:table-cell>
          <table:table-cell table:formula="of:=[.A933]/1000/(60*60*24)" office:value-type="time" office:time-value="PT04H08M15.037S" calcext:value-type="time">
            <text:p>04:08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5" calcext:value-type="float">
            <text:p>558.45</text:p>
          </table:table-cell>
          <table:table-cell office:value-type="float" office:value="2066.91" calcext:value-type="float">
            <text:p>2066.91</text:p>
          </table:table-cell>
          <table:table-cell office:value-type="float" office:value="2438.57" calcext:value-type="float">
            <text:p>2438.57</text:p>
          </table:table-cell>
        </table:table-row>
        <table:table-row table:style-name="ro1">
          <table:table-cell office:value-type="float" office:value="14911037" calcext:value-type="float">
            <text:p>14911037</text:p>
          </table:table-cell>
          <table:table-cell table:formula="of:=[.A934]/1000/(60*60*24)" office:value-type="time" office:time-value="PT04H08M31.037S" calcext:value-type="time">
            <text:p>04:08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2069.13" calcext:value-type="float">
            <text:p>2069.13</text:p>
          </table:table-cell>
          <table:table-cell office:value-type="float" office:value="2441.05" calcext:value-type="float">
            <text:p>2441.05</text:p>
          </table:table-cell>
        </table:table-row>
        <table:table-row table:style-name="ro1">
          <table:table-cell office:value-type="float" office:value="14927037" calcext:value-type="float">
            <text:p>14927037</text:p>
          </table:table-cell>
          <table:table-cell table:formula="of:=[.A935]/1000/(60*60*24)" office:value-type="time" office:time-value="PT04H08M47.037S" calcext:value-type="time">
            <text:p>04:08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2071.35" calcext:value-type="float">
            <text:p>2071.35</text:p>
          </table:table-cell>
          <table:table-cell office:value-type="float" office:value="2443.53" calcext:value-type="float">
            <text:p>2443.53</text:p>
          </table:table-cell>
        </table:table-row>
        <table:table-row table:style-name="ro1">
          <table:table-cell office:value-type="float" office:value="14943037" calcext:value-type="float">
            <text:p>14943037</text:p>
          </table:table-cell>
          <table:table-cell table:formula="of:=[.A936]/1000/(60*60*24)" office:value-type="time" office:time-value="PT04H09M03.037S" calcext:value-type="time">
            <text:p>04:09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2073.57" calcext:value-type="float">
            <text:p>2073.57</text:p>
          </table:table-cell>
          <table:table-cell office:value-type="float" office:value="2446" calcext:value-type="float">
            <text:p>2446</text:p>
          </table:table-cell>
        </table:table-row>
        <table:table-row table:style-name="ro1">
          <table:table-cell office:value-type="float" office:value="14959037" calcext:value-type="float">
            <text:p>14959037</text:p>
          </table:table-cell>
          <table:table-cell table:formula="of:=[.A937]/1000/(60*60*24)" office:value-type="time" office:time-value="PT04H09M19.037S" calcext:value-type="time">
            <text:p>04:09:1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2075.79" calcext:value-type="float">
            <text:p>2075.79</text:p>
          </table:table-cell>
          <table:table-cell office:value-type="float" office:value="2448.48" calcext:value-type="float">
            <text:p>2448.48</text:p>
          </table:table-cell>
        </table:table-row>
        <table:table-row table:style-name="ro1">
          <table:table-cell office:value-type="float" office:value="14975037" calcext:value-type="float">
            <text:p>14975037</text:p>
          </table:table-cell>
          <table:table-cell table:formula="of:=[.A938]/1000/(60*60*24)" office:value-type="time" office:time-value="PT04H09M35.037S" calcext:value-type="time">
            <text:p>04:09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2078.01" calcext:value-type="float">
            <text:p>2078.01</text:p>
          </table:table-cell>
          <table:table-cell office:value-type="float" office:value="2450.96" calcext:value-type="float">
            <text:p>2450.96</text:p>
          </table:table-cell>
        </table:table-row>
        <table:table-row table:style-name="ro1">
          <table:table-cell office:value-type="float" office:value="14991037" calcext:value-type="float">
            <text:p>14991037</text:p>
          </table:table-cell>
          <table:table-cell table:formula="of:=[.A939]/1000/(60*60*24)" office:value-type="time" office:time-value="PT04H09M51.037S" calcext:value-type="time">
            <text:p>04:09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2080.22" calcext:value-type="float">
            <text:p>2080.22</text:p>
          </table:table-cell>
          <table:table-cell office:value-type="float" office:value="2453.43" calcext:value-type="float">
            <text:p>2453.43</text:p>
          </table:table-cell>
        </table:table-row>
        <table:table-row table:style-name="ro1">
          <table:table-cell office:value-type="float" office:value="15007037" calcext:value-type="float">
            <text:p>15007037</text:p>
          </table:table-cell>
          <table:table-cell table:formula="of:=[.A940]/1000/(60*60*24)" office:value-type="time" office:time-value="PT04H10M07.037S" calcext:value-type="time">
            <text:p>04:10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6.21" calcext:value-type="float">
            <text:p>556.21</text:p>
          </table:table-cell>
          <table:table-cell office:value-type="float" office:value="2082.44" calcext:value-type="float">
            <text:p>2082.44</text:p>
          </table:table-cell>
          <table:table-cell office:value-type="float" office:value="2455.91" calcext:value-type="float">
            <text:p>2455.91</text:p>
          </table:table-cell>
        </table:table-row>
        <table:table-row table:style-name="ro1">
          <table:table-cell office:value-type="float" office:value="15023037" calcext:value-type="float">
            <text:p>15023037</text:p>
          </table:table-cell>
          <table:table-cell table:formula="of:=[.A941]/1000/(60*60*24)" office:value-type="time" office:time-value="PT04H10M23.037S" calcext:value-type="time">
            <text:p>04:10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2084.66" calcext:value-type="float">
            <text:p>2084.66</text:p>
          </table:table-cell>
          <table:table-cell office:value-type="float" office:value="2458.38" calcext:value-type="float">
            <text:p>2458.38</text:p>
          </table:table-cell>
        </table:table-row>
        <table:table-row table:style-name="ro1">
          <table:table-cell office:value-type="float" office:value="15039038" calcext:value-type="float">
            <text:p>15039038</text:p>
          </table:table-cell>
          <table:table-cell table:formula="of:=[.A942]/1000/(60*60*24)" office:value-type="time" office:time-value="PT04H10M39.038S" calcext:value-type="time">
            <text:p>04:10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6.53" calcext:value-type="float">
            <text:p>556.53</text:p>
          </table:table-cell>
          <table:table-cell office:value-type="float" office:value="2086.88" calcext:value-type="float">
            <text:p>2086.88</text:p>
          </table:table-cell>
          <table:table-cell office:value-type="float" office:value="2460.86" calcext:value-type="float">
            <text:p>2460.86</text:p>
          </table:table-cell>
        </table:table-row>
        <table:table-row table:style-name="ro1">
          <table:table-cell office:value-type="float" office:value="15055038" calcext:value-type="float">
            <text:p>15055038</text:p>
          </table:table-cell>
          <table:table-cell table:formula="of:=[.A943]/1000/(60*60*24)" office:value-type="time" office:time-value="PT04H10M55.038S" calcext:value-type="time">
            <text:p>04:10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9" calcext:value-type="float">
            <text:p>556.29</text:p>
          </table:table-cell>
          <table:table-cell office:value-type="float" office:value="2089.1" calcext:value-type="float">
            <text:p>2089.1</text:p>
          </table:table-cell>
          <table:table-cell office:value-type="float" office:value="2463.33" calcext:value-type="float">
            <text:p>2463.33</text:p>
          </table:table-cell>
        </table:table-row>
        <table:table-row table:style-name="ro1">
          <table:table-cell office:value-type="float" office:value="15071037" calcext:value-type="float">
            <text:p>15071037</text:p>
          </table:table-cell>
          <table:table-cell table:formula="of:=[.A944]/1000/(60*60*24)" office:value-type="time" office:time-value="PT04H11M11.037S" calcext:value-type="time">
            <text:p>04:1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4" calcext:value-type="float">
            <text:p>556.44</text:p>
          </table:table-cell>
          <table:table-cell office:value-type="float" office:value="2091.32" calcext:value-type="float">
            <text:p>2091.32</text:p>
          </table:table-cell>
          <table:table-cell office:value-type="float" office:value="2465.8" calcext:value-type="float">
            <text:p>2465.8</text:p>
          </table:table-cell>
        </table:table-row>
        <table:table-row table:style-name="ro1">
          <table:table-cell office:value-type="float" office:value="15087037" calcext:value-type="float">
            <text:p>15087037</text:p>
          </table:table-cell>
          <table:table-cell table:formula="of:=[.A945]/1000/(60*60*24)" office:value-type="time" office:time-value="PT04H11M27.037S" calcext:value-type="time">
            <text:p>04:11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9" calcext:value-type="float">
            <text:p>553.99</text:p>
          </table:table-cell>
          <table:table-cell office:value-type="float" office:value="2093.54" calcext:value-type="float">
            <text:p>2093.54</text:p>
          </table:table-cell>
          <table:table-cell office:value-type="float" office:value="2468.27" calcext:value-type="float">
            <text:p>2468.27</text:p>
          </table:table-cell>
        </table:table-row>
        <table:table-row table:style-name="ro1">
          <table:table-cell office:value-type="float" office:value="15103037" calcext:value-type="float">
            <text:p>15103037</text:p>
          </table:table-cell>
          <table:table-cell table:formula="of:=[.A946]/1000/(60*60*24)" office:value-type="time" office:time-value="PT04H11M43.037S" calcext:value-type="time">
            <text:p>04:11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8" calcext:value-type="float">
            <text:p>553.98</text:p>
          </table:table-cell>
          <table:table-cell office:value-type="float" office:value="2095.76" calcext:value-type="float">
            <text:p>2095.76</text:p>
          </table:table-cell>
          <table:table-cell office:value-type="float" office:value="2470.74" calcext:value-type="float">
            <text:p>2470.74</text:p>
          </table:table-cell>
        </table:table-row>
        <table:table-row table:style-name="ro1">
          <table:table-cell office:value-type="float" office:value="15119038" calcext:value-type="float">
            <text:p>15119038</text:p>
          </table:table-cell>
          <table:table-cell table:formula="of:=[.A947]/1000/(60*60*24)" office:value-type="time" office:time-value="PT04H11M59.038S" calcext:value-type="time">
            <text:p>04:11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2097.98" calcext:value-type="float">
            <text:p>2097.98</text:p>
          </table:table-cell>
          <table:table-cell office:value-type="float" office:value="2473.21" calcext:value-type="float">
            <text:p>2473.21</text:p>
          </table:table-cell>
        </table:table-row>
        <table:table-row table:style-name="ro1">
          <table:table-cell office:value-type="float" office:value="15135038" calcext:value-type="float">
            <text:p>15135038</text:p>
          </table:table-cell>
          <table:table-cell table:formula="of:=[.A948]/1000/(60*60*24)" office:value-type="time" office:time-value="PT04H12M15.038S" calcext:value-type="time">
            <text:p>04:12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3" calcext:value-type="float">
            <text:p>556.3</text:p>
          </table:table-cell>
          <table:table-cell office:value-type="float" office:value="2100.2" calcext:value-type="float">
            <text:p>2100.2</text:p>
          </table:table-cell>
          <table:table-cell office:value-type="float" office:value="2475.68" calcext:value-type="float">
            <text:p>2475.68</text:p>
          </table:table-cell>
        </table:table-row>
        <table:table-row table:style-name="ro1">
          <table:table-cell office:value-type="float" office:value="15151037" calcext:value-type="float">
            <text:p>15151037</text:p>
          </table:table-cell>
          <table:table-cell table:formula="of:=[.A949]/1000/(60*60*24)" office:value-type="time" office:time-value="PT04H12M31.037S" calcext:value-type="time">
            <text:p>04:12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7" calcext:value-type="float">
            <text:p>553.97</text:p>
          </table:table-cell>
          <table:table-cell office:value-type="float" office:value="2102.42" calcext:value-type="float">
            <text:p>2102.42</text:p>
          </table:table-cell>
          <table:table-cell office:value-type="float" office:value="2478.15" calcext:value-type="float">
            <text:p>2478.15</text:p>
          </table:table-cell>
        </table:table-row>
        <table:table-row table:style-name="ro1">
          <table:table-cell office:value-type="float" office:value="15167037" calcext:value-type="float">
            <text:p>15167037</text:p>
          </table:table-cell>
          <table:table-cell table:formula="of:=[.A950]/1000/(60*60*24)" office:value-type="time" office:time-value="PT04H12M47.037S" calcext:value-type="time">
            <text:p>04:12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9" calcext:value-type="float">
            <text:p>553.99</text:p>
          </table:table-cell>
          <table:table-cell office:value-type="float" office:value="2104.64" calcext:value-type="float">
            <text:p>2104.64</text:p>
          </table:table-cell>
          <table:table-cell office:value-type="float" office:value="2480.62" calcext:value-type="float">
            <text:p>2480.62</text:p>
          </table:table-cell>
        </table:table-row>
        <table:table-row table:style-name="ro1">
          <table:table-cell office:value-type="float" office:value="15183037" calcext:value-type="float">
            <text:p>15183037</text:p>
          </table:table-cell>
          <table:table-cell table:formula="of:=[.A951]/1000/(60*60*24)" office:value-type="time" office:time-value="PT04H13M03.037S" calcext:value-type="time">
            <text:p>04:13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2106.86" calcext:value-type="float">
            <text:p>2106.86</text:p>
          </table:table-cell>
          <table:table-cell office:value-type="float" office:value="2483.08" calcext:value-type="float">
            <text:p>2483.08</text:p>
          </table:table-cell>
        </table:table-row>
        <table:table-row table:style-name="ro1">
          <table:table-cell office:value-type="float" office:value="15199037" calcext:value-type="float">
            <text:p>15199037</text:p>
          </table:table-cell>
          <table:table-cell table:formula="of:=[.A952]/1000/(60*60*24)" office:value-type="time" office:time-value="PT04H13M19.037S" calcext:value-type="time">
            <text:p>04:13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9" calcext:value-type="float">
            <text:p>556.29</text:p>
          </table:table-cell>
          <table:table-cell office:value-type="float" office:value="2109.08" calcext:value-type="float">
            <text:p>2109.08</text:p>
          </table:table-cell>
          <table:table-cell office:value-type="float" office:value="2485.55" calcext:value-type="float">
            <text:p>2485.55</text:p>
          </table:table-cell>
        </table:table-row>
        <table:table-row table:style-name="ro1">
          <table:table-cell office:value-type="float" office:value="15215038" calcext:value-type="float">
            <text:p>15215038</text:p>
          </table:table-cell>
          <table:table-cell table:formula="of:=[.A953]/1000/(60*60*24)" office:value-type="time" office:time-value="PT04H13M35.038S" calcext:value-type="time">
            <text:p>04:13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4.3" calcext:value-type="float">
            <text:p>554.3</text:p>
          </table:table-cell>
          <table:table-cell office:value-type="float" office:value="2111.3" calcext:value-type="float">
            <text:p>2111.3</text:p>
          </table:table-cell>
          <table:table-cell office:value-type="float" office:value="2488.01" calcext:value-type="float">
            <text:p>2488.01</text:p>
          </table:table-cell>
        </table:table-row>
        <table:table-row table:style-name="ro1">
          <table:table-cell office:value-type="float" office:value="15231037" calcext:value-type="float">
            <text:p>15231037</text:p>
          </table:table-cell>
          <table:table-cell table:formula="of:=[.A954]/1000/(60*60*24)" office:value-type="time" office:time-value="PT04H13M51.037S" calcext:value-type="time">
            <text:p>04:13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4.45" calcext:value-type="float">
            <text:p>554.45</text:p>
          </table:table-cell>
          <table:table-cell office:value-type="float" office:value="2113.52" calcext:value-type="float">
            <text:p>2113.52</text:p>
          </table:table-cell>
          <table:table-cell office:value-type="float" office:value="2490.47" calcext:value-type="float">
            <text:p>2490.47</text:p>
          </table:table-cell>
        </table:table-row>
        <table:table-row table:style-name="ro1">
          <table:table-cell office:value-type="float" office:value="15247038" calcext:value-type="float">
            <text:p>15247038</text:p>
          </table:table-cell>
          <table:table-cell table:formula="of:=[.A955]/1000/(60*60*24)" office:value-type="time" office:time-value="PT04H14M07.038S" calcext:value-type="time">
            <text:p>04:14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2115.74" calcext:value-type="float">
            <text:p>2115.74</text:p>
          </table:table-cell>
          <table:table-cell office:value-type="float" office:value="2492.94" calcext:value-type="float">
            <text:p>2492.94</text:p>
          </table:table-cell>
        </table:table-row>
        <table:table-row table:style-name="ro1">
          <table:table-cell office:value-type="float" office:value="15263037" calcext:value-type="float">
            <text:p>15263037</text:p>
          </table:table-cell>
          <table:table-cell table:formula="of:=[.A956]/1000/(60*60*24)" office:value-type="time" office:time-value="PT04H14M23.037S" calcext:value-type="time">
            <text:p>04:14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2" calcext:value-type="float">
            <text:p>554.22</text:p>
          </table:table-cell>
          <table:table-cell office:value-type="float" office:value="2117.96" calcext:value-type="float">
            <text:p>2117.96</text:p>
          </table:table-cell>
          <table:table-cell office:value-type="float" office:value="2495.4" calcext:value-type="float">
            <text:p>2495.4</text:p>
          </table:table-cell>
        </table:table-row>
        <table:table-row table:style-name="ro1">
          <table:table-cell office:value-type="float" office:value="15279038" calcext:value-type="float">
            <text:p>15279038</text:p>
          </table:table-cell>
          <table:table-cell table:formula="of:=[.A957]/1000/(60*60*24)" office:value-type="time" office:time-value="PT04H14M39.038S" calcext:value-type="time">
            <text:p>04:14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3" calcext:value-type="float">
            <text:p>552.43</text:p>
          </table:table-cell>
          <table:table-cell office:value-type="float" office:value="2120.18" calcext:value-type="float">
            <text:p>2120.18</text:p>
          </table:table-cell>
          <table:table-cell office:value-type="float" office:value="2497.86" calcext:value-type="float">
            <text:p>2497.86</text:p>
          </table:table-cell>
        </table:table-row>
        <table:table-row table:style-name="ro1">
          <table:table-cell office:value-type="float" office:value="15295037" calcext:value-type="float">
            <text:p>15295037</text:p>
          </table:table-cell>
          <table:table-cell table:formula="of:=[.A958]/1000/(60*60*24)" office:value-type="time" office:time-value="PT04H14M55.037S" calcext:value-type="time">
            <text:p>04:14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3" calcext:value-type="float">
            <text:p>552.43</text:p>
          </table:table-cell>
          <table:table-cell office:value-type="float" office:value="2122.4" calcext:value-type="float">
            <text:p>2122.4</text:p>
          </table:table-cell>
          <table:table-cell office:value-type="float" office:value="2500.32" calcext:value-type="float">
            <text:p>2500.32</text:p>
          </table:table-cell>
        </table:table-row>
        <table:table-row table:style-name="ro1">
          <table:table-cell office:value-type="float" office:value="15311037" calcext:value-type="float">
            <text:p>15311037</text:p>
          </table:table-cell>
          <table:table-cell table:formula="of:=[.A959]/1000/(60*60*24)" office:value-type="time" office:time-value="PT04H15M11.037S" calcext:value-type="time">
            <text:p>04:15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2124.62" calcext:value-type="float">
            <text:p>2124.62</text:p>
          </table:table-cell>
          <table:table-cell office:value-type="float" office:value="2502.78" calcext:value-type="float">
            <text:p>2502.78</text:p>
          </table:table-cell>
        </table:table-row>
        <table:table-row table:style-name="ro1">
          <table:table-cell office:value-type="float" office:value="15327037" calcext:value-type="float">
            <text:p>15327037</text:p>
          </table:table-cell>
          <table:table-cell table:formula="of:=[.A960]/1000/(60*60*24)" office:value-type="time" office:time-value="PT04H15M27.037S" calcext:value-type="time">
            <text:p>04:15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7" calcext:value-type="float">
            <text:p>552.07</text:p>
          </table:table-cell>
          <table:table-cell office:value-type="float" office:value="2126.83" calcext:value-type="float">
            <text:p>2126.83</text:p>
          </table:table-cell>
          <table:table-cell office:value-type="float" office:value="2505.23" calcext:value-type="float">
            <text:p>2505.23</text:p>
          </table:table-cell>
        </table:table-row>
        <table:table-row table:style-name="ro1">
          <table:table-cell office:value-type="float" office:value="15343038" calcext:value-type="float">
            <text:p>15343038</text:p>
          </table:table-cell>
          <table:table-cell table:formula="of:=[.A961]/1000/(60*60*24)" office:value-type="time" office:time-value="PT04H15M43.038S" calcext:value-type="time">
            <text:p>04:15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8" calcext:value-type="float">
            <text:p>552.08</text:p>
          </table:table-cell>
          <table:table-cell office:value-type="float" office:value="2129.05" calcext:value-type="float">
            <text:p>2129.05</text:p>
          </table:table-cell>
          <table:table-cell office:value-type="float" office:value="2507.69" calcext:value-type="float">
            <text:p>2507.69</text:p>
          </table:table-cell>
        </table:table-row>
        <table:table-row table:style-name="ro1">
          <table:table-cell office:value-type="float" office:value="15359037" calcext:value-type="float">
            <text:p>15359037</text:p>
          </table:table-cell>
          <table:table-cell table:formula="of:=[.A962]/1000/(60*60*24)" office:value-type="time" office:time-value="PT04H15M59.037S" calcext:value-type="time">
            <text:p>04:15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29" calcext:value-type="float">
            <text:p>552.29</text:p>
          </table:table-cell>
          <table:table-cell office:value-type="float" office:value="2131.27" calcext:value-type="float">
            <text:p>2131.27</text:p>
          </table:table-cell>
          <table:table-cell office:value-type="float" office:value="2510.15" calcext:value-type="float">
            <text:p>2510.15</text:p>
          </table:table-cell>
        </table:table-row>
        <table:table-row table:style-name="ro1">
          <table:table-cell office:value-type="float" office:value="15375037" calcext:value-type="float">
            <text:p>15375037</text:p>
          </table:table-cell>
          <table:table-cell table:formula="of:=[.A963]/1000/(60*60*24)" office:value-type="time" office:time-value="PT04H16M15.037S" calcext:value-type="time">
            <text:p>04:16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2133.49" calcext:value-type="float">
            <text:p>2133.49</text:p>
          </table:table-cell>
          <table:table-cell office:value-type="float" office:value="2512.6" calcext:value-type="float">
            <text:p>2512.6</text:p>
          </table:table-cell>
        </table:table-row>
        <table:table-row table:style-name="ro1">
          <table:table-cell office:value-type="float" office:value="15391037" calcext:value-type="float">
            <text:p>15391037</text:p>
          </table:table-cell>
          <table:table-cell table:formula="of:=[.A964]/1000/(60*60*24)" office:value-type="time" office:time-value="PT04H16M31.037S" calcext:value-type="time">
            <text:p>04:16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2135.71" calcext:value-type="float">
            <text:p>2135.71</text:p>
          </table:table-cell>
          <table:table-cell office:value-type="float" office:value="2515.06" calcext:value-type="float">
            <text:p>2515.06</text:p>
          </table:table-cell>
        </table:table-row>
        <table:table-row table:style-name="ro1">
          <table:table-cell office:value-type="float" office:value="15407037" calcext:value-type="float">
            <text:p>15407037</text:p>
          </table:table-cell>
          <table:table-cell table:formula="of:=[.A965]/1000/(60*60*24)" office:value-type="time" office:time-value="PT04H16M47.037S" calcext:value-type="time">
            <text:p>04:16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1.99" calcext:value-type="float">
            <text:p>551.99</text:p>
          </table:table-cell>
          <table:table-cell office:value-type="float" office:value="2137.93" calcext:value-type="float">
            <text:p>2137.93</text:p>
          </table:table-cell>
          <table:table-cell office:value-type="float" office:value="2517.51" calcext:value-type="float">
            <text:p>2517.51</text:p>
          </table:table-cell>
        </table:table-row>
        <table:table-row table:style-name="ro1">
          <table:table-cell office:value-type="float" office:value="15423037" calcext:value-type="float">
            <text:p>15423037</text:p>
          </table:table-cell>
          <table:table-cell table:formula="of:=[.A966]/1000/(60*60*24)" office:value-type="time" office:time-value="PT04H17M03.037S" calcext:value-type="time">
            <text:p>04:17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2140.15" calcext:value-type="float">
            <text:p>2140.15</text:p>
          </table:table-cell>
          <table:table-cell office:value-type="float" office:value="2519.96" calcext:value-type="float">
            <text:p>2519.96</text:p>
          </table:table-cell>
        </table:table-row>
        <table:table-row table:style-name="ro1">
          <table:table-cell office:value-type="float" office:value="15439037" calcext:value-type="float">
            <text:p>15439037</text:p>
          </table:table-cell>
          <table:table-cell table:formula="of:=[.A967]/1000/(60*60*24)" office:value-type="time" office:time-value="PT04H17M19.037S" calcext:value-type="time">
            <text:p>04:17:19</text:p>
          </table:table-cell>
          <table:table-cell office:value-type="float" office:value="1.1" calcext:value-type="float">
            <text:p>1.1</text:p>
          </table:table-cell>
          <table:table-cell office:value-type="float" office:value="498.8" calcext:value-type="float">
            <text:p>498.8</text:p>
          </table:table-cell>
          <table:table-cell office:value-type="float" office:value="549.64" calcext:value-type="float">
            <text:p>549.64</text:p>
          </table:table-cell>
          <table:table-cell office:value-type="float" office:value="2142.37" calcext:value-type="float">
            <text:p>2142.37</text:p>
          </table:table-cell>
          <table:table-cell office:value-type="float" office:value="2522.41" calcext:value-type="float">
            <text:p>2522.41</text:p>
          </table:table-cell>
        </table:table-row>
        <table:table-row table:style-name="ro1">
          <table:table-cell office:value-type="float" office:value="15455037" calcext:value-type="float">
            <text:p>15455037</text:p>
          </table:table-cell>
          <table:table-cell table:formula="of:=[.A968]/1000/(60*60*24)" office:value-type="time" office:time-value="PT04H17M35.037S" calcext:value-type="time">
            <text:p>04:17:35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7" calcext:value-type="float">
            <text:p>550.07</text:p>
          </table:table-cell>
          <table:table-cell office:value-type="float" office:value="2144.59" calcext:value-type="float">
            <text:p>2144.59</text:p>
          </table:table-cell>
          <table:table-cell office:value-type="float" office:value="2524.86" calcext:value-type="float">
            <text:p>2524.86</text:p>
          </table:table-cell>
        </table:table-row>
        <table:table-row table:style-name="ro1">
          <table:table-cell office:value-type="float" office:value="15471037" calcext:value-type="float">
            <text:p>15471037</text:p>
          </table:table-cell>
          <table:table-cell table:formula="of:=[.A969]/1000/(60*60*24)" office:value-type="time" office:time-value="PT04H17M51.037S" calcext:value-type="time">
            <text:p>04:17:51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3" calcext:value-type="float">
            <text:p>550.43</text:p>
          </table:table-cell>
          <table:table-cell office:value-type="float" office:value="2146.81" calcext:value-type="float">
            <text:p>2146.81</text:p>
          </table:table-cell>
          <table:table-cell office:value-type="float" office:value="2527.31" calcext:value-type="float">
            <text:p>2527.31</text:p>
          </table:table-cell>
        </table:table-row>
        <table:table-row table:style-name="ro1">
          <table:table-cell office:value-type="float" office:value="15487038" calcext:value-type="float">
            <text:p>15487038</text:p>
          </table:table-cell>
          <table:table-cell table:formula="of:=[.A970]/1000/(60*60*24)" office:value-type="time" office:time-value="PT04H18M07.038S" calcext:value-type="time">
            <text:p>04:18:07</text:p>
          </table:table-cell>
          <table:table-cell office:value-type="float" office:value="1.1" calcext:value-type="float">
            <text:p>1.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2.05" calcext:value-type="float">
            <text:p>552.05</text:p>
          </table:table-cell>
          <table:table-cell office:value-type="float" office:value="2149.03" calcext:value-type="float">
            <text:p>2149.03</text:p>
          </table:table-cell>
          <table:table-cell office:value-type="float" office:value="2529.75" calcext:value-type="float">
            <text:p>2529.75</text:p>
          </table:table-cell>
        </table:table-row>
        <table:table-row table:style-name="ro1">
          <table:table-cell office:value-type="float" office:value="15503037" calcext:value-type="float">
            <text:p>15503037</text:p>
          </table:table-cell>
          <table:table-cell table:formula="of:=[.A971]/1000/(60*60*24)" office:value-type="time" office:time-value="PT04H18M23.037S" calcext:value-type="time">
            <text:p>04:18:23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3.91" calcext:value-type="float">
            <text:p>553.91</text:p>
          </table:table-cell>
          <table:table-cell office:value-type="float" office:value="2151.26" calcext:value-type="float">
            <text:p>2151.26</text:p>
          </table:table-cell>
          <table:table-cell office:value-type="float" office:value="2532.21" calcext:value-type="float">
            <text:p>2532.21</text:p>
          </table:table-cell>
        </table:table-row>
        <table:table-row table:style-name="ro1">
          <table:table-cell office:value-type="float" office:value="15519037" calcext:value-type="float">
            <text:p>15519037</text:p>
          </table:table-cell>
          <table:table-cell table:formula="of:=[.A972]/1000/(60*60*24)" office:value-type="time" office:time-value="PT04H18M39.037S" calcext:value-type="time">
            <text:p>04:18:39</text:p>
          </table:table-cell>
          <table:table-cell office:value-type="float" office:value="1.1" calcext:value-type="float">
            <text:p>1.1</text:p>
          </table:table-cell>
          <table:table-cell office:value-type="float" office:value="500.6" calcext:value-type="float">
            <text:p>500.6</text:p>
          </table:table-cell>
          <table:table-cell office:value-type="float" office:value="551.7" calcext:value-type="float">
            <text:p>551.7</text:p>
          </table:table-cell>
          <table:table-cell office:value-type="float" office:value="2153.48" calcext:value-type="float">
            <text:p>2153.48</text:p>
          </table:table-cell>
          <table:table-cell office:value-type="float" office:value="2534.66" calcext:value-type="float">
            <text:p>2534.66</text:p>
          </table:table-cell>
        </table:table-row>
        <table:table-row table:style-name="ro1">
          <table:table-cell office:value-type="float" office:value="15535037" calcext:value-type="float">
            <text:p>15535037</text:p>
          </table:table-cell>
          <table:table-cell table:formula="of:=[.A973]/1000/(60*60*24)" office:value-type="time" office:time-value="PT04H18M55.037S" calcext:value-type="time">
            <text:p>04:18:55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9" calcext:value-type="float">
            <text:p>550.09</text:p>
          </table:table-cell>
          <table:table-cell office:value-type="float" office:value="2155.71" calcext:value-type="float">
            <text:p>2155.71</text:p>
          </table:table-cell>
          <table:table-cell office:value-type="float" office:value="2537.11" calcext:value-type="float">
            <text:p>2537.11</text:p>
          </table:table-cell>
        </table:table-row>
        <table:table-row table:style-name="ro1">
          <table:table-cell office:value-type="float" office:value="15551038" calcext:value-type="float">
            <text:p>15551038</text:p>
          </table:table-cell>
          <table:table-cell table:formula="of:=[.A974]/1000/(60*60*24)" office:value-type="time" office:time-value="PT04H19M11.038S" calcext:value-type="time">
            <text:p>04:19:1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1" calcext:value-type="float">
            <text:p>550.21</text:p>
          </table:table-cell>
          <table:table-cell office:value-type="float" office:value="2157.93" calcext:value-type="float">
            <text:p>2157.93</text:p>
          </table:table-cell>
          <table:table-cell office:value-type="float" office:value="2539.55" calcext:value-type="float">
            <text:p>2539.55</text:p>
          </table:table-cell>
        </table:table-row>
        <table:table-row table:style-name="ro1">
          <table:table-cell office:value-type="float" office:value="15567037" calcext:value-type="float">
            <text:p>15567037</text:p>
          </table:table-cell>
          <table:table-cell table:formula="of:=[.A975]/1000/(60*60*24)" office:value-type="time" office:time-value="PT04H19M27.037S" calcext:value-type="time">
            <text:p>04:19:27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8.01" calcext:value-type="float">
            <text:p>548.01</text:p>
          </table:table-cell>
          <table:table-cell office:value-type="float" office:value="2160.15" calcext:value-type="float">
            <text:p>2160.15</text:p>
          </table:table-cell>
          <table:table-cell office:value-type="float" office:value="2541.99" calcext:value-type="float">
            <text:p>2541.99</text:p>
          </table:table-cell>
        </table:table-row>
        <table:table-row table:style-name="ro1">
          <table:table-cell office:value-type="float" office:value="15583037" calcext:value-type="float">
            <text:p>15583037</text:p>
          </table:table-cell>
          <table:table-cell table:formula="of:=[.A976]/1000/(60*60*24)" office:value-type="time" office:time-value="PT04H19M43.037S" calcext:value-type="time">
            <text:p>04:19:43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" calcext:value-type="float">
            <text:p>550.3</text:p>
          </table:table-cell>
          <table:table-cell office:value-type="float" office:value="2162.37" calcext:value-type="float">
            <text:p>2162.37</text:p>
          </table:table-cell>
          <table:table-cell office:value-type="float" office:value="2544.43" calcext:value-type="float">
            <text:p>2544.43</text:p>
          </table:table-cell>
        </table:table-row>
        <table:table-row table:style-name="ro1">
          <table:table-cell office:value-type="float" office:value="15599037" calcext:value-type="float">
            <text:p>15599037</text:p>
          </table:table-cell>
          <table:table-cell table:formula="of:=[.A977]/1000/(60*60*24)" office:value-type="time" office:time-value="PT04H19M59.037S" calcext:value-type="time">
            <text:p>04:19:59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8" calcext:value-type="float">
            <text:p>548.08</text:p>
          </table:table-cell>
          <table:table-cell office:value-type="float" office:value="2164.58" calcext:value-type="float">
            <text:p>2164.58</text:p>
          </table:table-cell>
          <table:table-cell office:value-type="float" office:value="2546.87" calcext:value-type="float">
            <text:p>2546.87</text:p>
          </table:table-cell>
        </table:table-row>
        <table:table-row table:style-name="ro1">
          <table:table-cell office:value-type="float" office:value="15615037" calcext:value-type="float">
            <text:p>15615037</text:p>
          </table:table-cell>
          <table:table-cell table:formula="of:=[.A978]/1000/(60*60*24)" office:value-type="time" office:time-value="PT04H20M15.037S" calcext:value-type="time">
            <text:p>04:20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166.8" calcext:value-type="float">
            <text:p>2166.8</text:p>
          </table:table-cell>
          <table:table-cell office:value-type="float" office:value="2549.3" calcext:value-type="float">
            <text:p>2549.3</text:p>
          </table:table-cell>
        </table:table-row>
        <table:table-row table:style-name="ro1">
          <table:table-cell office:value-type="float" office:value="15631038" calcext:value-type="float">
            <text:p>15631038</text:p>
          </table:table-cell>
          <table:table-cell table:formula="of:=[.A979]/1000/(60*60*24)" office:value-type="time" office:time-value="PT04H20M31.038S" calcext:value-type="time">
            <text:p>04:20:3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2" calcext:value-type="float">
            <text:p>548.22</text:p>
          </table:table-cell>
          <table:table-cell office:value-type="float" office:value="2169.02" calcext:value-type="float">
            <text:p>2169.02</text:p>
          </table:table-cell>
          <table:table-cell office:value-type="float" office:value="2551.74" calcext:value-type="float">
            <text:p>2551.74</text:p>
          </table:table-cell>
        </table:table-row>
        <table:table-row table:style-name="ro1">
          <table:table-cell office:value-type="float" office:value="15647038" calcext:value-type="float">
            <text:p>15647038</text:p>
          </table:table-cell>
          <table:table-cell table:formula="of:=[.A980]/1000/(60*60*24)" office:value-type="time" office:time-value="PT04H20M47.038S" calcext:value-type="time">
            <text:p>04:20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171.24" calcext:value-type="float">
            <text:p>2171.24</text:p>
          </table:table-cell>
          <table:table-cell office:value-type="float" office:value="2554.17" calcext:value-type="float">
            <text:p>2554.17</text:p>
          </table:table-cell>
        </table:table-row>
        <table:table-row table:style-name="ro1">
          <table:table-cell office:value-type="float" office:value="15663037" calcext:value-type="float">
            <text:p>15663037</text:p>
          </table:table-cell>
          <table:table-cell table:formula="of:=[.A981]/1000/(60*60*24)" office:value-type="time" office:time-value="PT04H21M03.037S" calcext:value-type="time">
            <text:p>04:21:03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7.83" calcext:value-type="float">
            <text:p>547.83</text:p>
          </table:table-cell>
          <table:table-cell office:value-type="float" office:value="2173.47" calcext:value-type="float">
            <text:p>2173.47</text:p>
          </table:table-cell>
          <table:table-cell office:value-type="float" office:value="2556.61" calcext:value-type="float">
            <text:p>2556.61</text:p>
          </table:table-cell>
        </table:table-row>
        <table:table-row table:style-name="ro1">
          <table:table-cell office:value-type="float" office:value="15679038" calcext:value-type="float">
            <text:p>15679038</text:p>
          </table:table-cell>
          <table:table-cell table:formula="of:=[.A982]/1000/(60*60*24)" office:value-type="time" office:time-value="PT04H21M19.038S" calcext:value-type="time">
            <text:p>04:21:19</text:p>
          </table:table-cell>
          <table:table-cell office:value-type="float" office:value="1.09" calcext:value-type="float">
            <text:p>1.09</text:p>
          </table:table-cell>
          <table:table-cell office:value-type="float" office:value="500.6" calcext:value-type="float">
            <text:p>500.6</text:p>
          </table:table-cell>
          <table:table-cell office:value-type="float" office:value="547.69" calcext:value-type="float">
            <text:p>547.69</text:p>
          </table:table-cell>
          <table:table-cell office:value-type="float" office:value="2175.69" calcext:value-type="float">
            <text:p>2175.69</text:p>
          </table:table-cell>
          <table:table-cell office:value-type="float" office:value="2559.05" calcext:value-type="float">
            <text:p>2559.05</text:p>
          </table:table-cell>
        </table:table-row>
        <table:table-row table:style-name="ro1">
          <table:table-cell office:value-type="float" office:value="15695037" calcext:value-type="float">
            <text:p>15695037</text:p>
          </table:table-cell>
          <table:table-cell table:formula="of:=[.A983]/1000/(60*60*24)" office:value-type="time" office:time-value="PT04H21M35.037S" calcext:value-type="time">
            <text:p>04:21:35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7.82" calcext:value-type="float">
            <text:p>547.82</text:p>
          </table:table-cell>
          <table:table-cell office:value-type="float" office:value="2177.92" calcext:value-type="float">
            <text:p>2177.92</text:p>
          </table:table-cell>
          <table:table-cell office:value-type="float" office:value="2561.48" calcext:value-type="float">
            <text:p>2561.48</text:p>
          </table:table-cell>
        </table:table-row>
        <table:table-row table:style-name="ro1">
          <table:table-cell office:value-type="float" office:value="15711037" calcext:value-type="float">
            <text:p>15711037</text:p>
          </table:table-cell>
          <table:table-cell table:formula="of:=[.A984]/1000/(60*60*24)" office:value-type="time" office:time-value="PT04H21M51.037S" calcext:value-type="time">
            <text:p>04:21:51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7.83" calcext:value-type="float">
            <text:p>547.83</text:p>
          </table:table-cell>
          <table:table-cell office:value-type="float" office:value="2180.14" calcext:value-type="float">
            <text:p>2180.14</text:p>
          </table:table-cell>
          <table:table-cell office:value-type="float" office:value="2563.92" calcext:value-type="float">
            <text:p>2563.92</text:p>
          </table:table-cell>
        </table:table-row>
        <table:table-row table:style-name="ro1">
          <table:table-cell office:value-type="float" office:value="15727037" calcext:value-type="float">
            <text:p>15727037</text:p>
          </table:table-cell>
          <table:table-cell table:formula="of:=[.A985]/1000/(60*60*24)" office:value-type="time" office:time-value="PT04H22M07.037S" calcext:value-type="time">
            <text:p>04:22:07</text:p>
          </table:table-cell>
          <table:table-cell office:value-type="float" office:value="1.09" calcext:value-type="float">
            <text:p>1.09</text:p>
          </table:table-cell>
          <table:table-cell office:value-type="float" office:value="501" calcext:value-type="float">
            <text:p>501</text:p>
          </table:table-cell>
          <table:table-cell office:value-type="float" office:value="548.13" calcext:value-type="float">
            <text:p>548.13</text:p>
          </table:table-cell>
          <table:table-cell office:value-type="float" office:value="2182.37" calcext:value-type="float">
            <text:p>2182.37</text:p>
          </table:table-cell>
          <table:table-cell office:value-type="float" office:value="2566.35" calcext:value-type="float">
            <text:p>2566.35</text:p>
          </table:table-cell>
        </table:table-row>
        <table:table-row table:style-name="ro1">
          <table:table-cell office:value-type="float" office:value="15743037" calcext:value-type="float">
            <text:p>15743037</text:p>
          </table:table-cell>
          <table:table-cell table:formula="of:=[.A986]/1000/(60*60*24)" office:value-type="time" office:time-value="PT04H22M23.037S" calcext:value-type="time">
            <text:p>04:22:23</text:p>
          </table:table-cell>
          <table:table-cell office:value-type="float" office:value="1.09" calcext:value-type="float">
            <text:p>1.09</text:p>
          </table:table-cell>
          <table:table-cell office:value-type="float" office:value="500.8" calcext:value-type="float">
            <text:p>500.8</text:p>
          </table:table-cell>
          <table:table-cell office:value-type="float" office:value="547.92" calcext:value-type="float">
            <text:p>547.92</text:p>
          </table:table-cell>
          <table:table-cell office:value-type="float" office:value="2184.6" calcext:value-type="float">
            <text:p>2184.6</text:p>
          </table:table-cell>
          <table:table-cell office:value-type="float" office:value="2568.79" calcext:value-type="float">
            <text:p>2568.79</text:p>
          </table:table-cell>
        </table:table-row>
        <table:table-row table:style-name="ro1">
          <table:table-cell office:value-type="float" office:value="15759037" calcext:value-type="float">
            <text:p>15759037</text:p>
          </table:table-cell>
          <table:table-cell table:formula="of:=[.A987]/1000/(60*60*24)" office:value-type="time" office:time-value="PT04H22M39.037S" calcext:value-type="time">
            <text:p>04:22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2" calcext:value-type="float">
            <text:p>546.32</text:p>
          </table:table-cell>
          <table:table-cell office:value-type="float" office:value="2186.82" calcext:value-type="float">
            <text:p>2186.82</text:p>
          </table:table-cell>
          <table:table-cell office:value-type="float" office:value="2571.21" calcext:value-type="float">
            <text:p>2571.21</text:p>
          </table:table-cell>
        </table:table-row>
        <table:table-row table:style-name="ro1">
          <table:table-cell office:value-type="float" office:value="15775038" calcext:value-type="float">
            <text:p>15775038</text:p>
          </table:table-cell>
          <table:table-cell table:formula="of:=[.A988]/1000/(60*60*24)" office:value-type="time" office:time-value="PT04H22M55.038S" calcext:value-type="time">
            <text:p>04:22:55</text:p>
          </table:table-cell>
          <table:table-cell office:value-type="float" office:value="1.09" calcext:value-type="float">
            <text:p>1.09</text:p>
          </table:table-cell>
          <table:table-cell office:value-type="float" office:value="501" calcext:value-type="float">
            <text:p>501</text:p>
          </table:table-cell>
          <table:table-cell office:value-type="float" office:value="546.13" calcext:value-type="float">
            <text:p>546.13</text:p>
          </table:table-cell>
          <table:table-cell office:value-type="float" office:value="2189.04" calcext:value-type="float">
            <text:p>2189.04</text:p>
          </table:table-cell>
          <table:table-cell office:value-type="float" office:value="2573.64" calcext:value-type="float">
            <text:p>2573.64</text:p>
          </table:table-cell>
        </table:table-row>
        <table:table-row table:style-name="ro1">
          <table:table-cell office:value-type="float" office:value="15791037" calcext:value-type="float">
            <text:p>15791037</text:p>
          </table:table-cell>
          <table:table-cell table:formula="of:=[.A989]/1000/(60*60*24)" office:value-type="time" office:time-value="PT04H23M11.037S" calcext:value-type="time">
            <text:p>04:23:11</text:p>
          </table:table-cell>
          <table:table-cell office:value-type="float" office:value="1.09" calcext:value-type="float">
            <text:p>1.09</text:p>
          </table:table-cell>
          <table:table-cell office:value-type="float" office:value="501" calcext:value-type="float">
            <text:p>501</text:p>
          </table:table-cell>
          <table:table-cell office:value-type="float" office:value="546.13" calcext:value-type="float">
            <text:p>546.13</text:p>
          </table:table-cell>
          <table:table-cell office:value-type="float" office:value="2191.27" calcext:value-type="float">
            <text:p>2191.27</text:p>
          </table:table-cell>
          <table:table-cell office:value-type="float" office:value="2576.07" calcext:value-type="float">
            <text:p>2576.07</text:p>
          </table:table-cell>
        </table:table-row>
        <table:table-row table:style-name="ro1">
          <table:table-cell office:value-type="float" office:value="15807037" calcext:value-type="float">
            <text:p>15807037</text:p>
          </table:table-cell>
          <table:table-cell table:formula="of:=[.A990]/1000/(60*60*24)" office:value-type="time" office:time-value="PT04H23M27.037S" calcext:value-type="time">
            <text:p>04:23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3" calcext:value-type="float">
            <text:p>544.23</text:p>
          </table:table-cell>
          <table:table-cell office:value-type="float" office:value="2193.49" calcext:value-type="float">
            <text:p>2193.49</text:p>
          </table:table-cell>
          <table:table-cell office:value-type="float" office:value="2578.49" calcext:value-type="float">
            <text:p>2578.49</text:p>
          </table:table-cell>
        </table:table-row>
        <table:table-row table:style-name="ro1">
          <table:table-cell office:value-type="float" office:value="15823037" calcext:value-type="float">
            <text:p>15823037</text:p>
          </table:table-cell>
          <table:table-cell table:formula="of:=[.A991]/1000/(60*60*24)" office:value-type="time" office:time-value="PT04H23M43.037S" calcext:value-type="time">
            <text:p>04:23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9" calcext:value-type="float">
            <text:p>544.09</text:p>
          </table:table-cell>
          <table:table-cell office:value-type="float" office:value="2195.71" calcext:value-type="float">
            <text:p>2195.71</text:p>
          </table:table-cell>
          <table:table-cell office:value-type="float" office:value="2580.91" calcext:value-type="float">
            <text:p>2580.91</text:p>
          </table:table-cell>
        </table:table-row>
        <table:table-row table:style-name="ro1">
          <table:table-cell office:value-type="float" office:value="15839038" calcext:value-type="float">
            <text:p>15839038</text:p>
          </table:table-cell>
          <table:table-cell table:formula="of:=[.A992]/1000/(60*60*24)" office:value-type="time" office:time-value="PT04H23M59.038S" calcext:value-type="time">
            <text:p>04:23:5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" calcext:value-type="float">
            <text:p>544.3</text:p>
          </table:table-cell>
          <table:table-cell office:value-type="float" office:value="2197.93" calcext:value-type="float">
            <text:p>2197.93</text:p>
          </table:table-cell>
          <table:table-cell office:value-type="float" office:value="2583.32" calcext:value-type="float">
            <text:p>2583.32</text:p>
          </table:table-cell>
        </table:table-row>
        <table:table-row table:style-name="ro1">
          <table:table-cell office:value-type="float" office:value="15855038" calcext:value-type="float">
            <text:p>15855038</text:p>
          </table:table-cell>
          <table:table-cell table:formula="of:=[.A993]/1000/(60*60*24)" office:value-type="time" office:time-value="PT04H24M15.038S" calcext:value-type="time">
            <text:p>04:24:15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4.45" calcext:value-type="float">
            <text:p>544.45</text:p>
          </table:table-cell>
          <table:table-cell office:value-type="float" office:value="2200.15" calcext:value-type="float">
            <text:p>2200.15</text:p>
          </table:table-cell>
          <table:table-cell office:value-type="float" office:value="2585.74" calcext:value-type="float">
            <text:p>2585.74</text:p>
          </table:table-cell>
        </table:table-row>
        <table:table-row table:style-name="ro1">
          <table:table-cell office:value-type="float" office:value="15871037" calcext:value-type="float">
            <text:p>15871037</text:p>
          </table:table-cell>
          <table:table-cell table:formula="of:=[.A994]/1000/(60*60*24)" office:value-type="time" office:time-value="PT04H24M31.037S" calcext:value-type="time">
            <text:p>04:24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2.23" calcext:value-type="float">
            <text:p>542.23</text:p>
          </table:table-cell>
          <table:table-cell office:value-type="float" office:value="2202.37" calcext:value-type="float">
            <text:p>2202.37</text:p>
          </table:table-cell>
          <table:table-cell office:value-type="float" office:value="2588.15" calcext:value-type="float">
            <text:p>2588.15</text:p>
          </table:table-cell>
        </table:table-row>
        <table:table-row table:style-name="ro1">
          <table:table-cell office:value-type="float" office:value="15887037" calcext:value-type="float">
            <text:p>15887037</text:p>
          </table:table-cell>
          <table:table-cell table:formula="of:=[.A995]/1000/(60*60*24)" office:value-type="time" office:time-value="PT04H24M47.037S" calcext:value-type="time">
            <text:p>04:24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2" calcext:value-type="float">
            <text:p>542.32</text:p>
          </table:table-cell>
          <table:table-cell office:value-type="float" office:value="2204.59" calcext:value-type="float">
            <text:p>2204.59</text:p>
          </table:table-cell>
          <table:table-cell office:value-type="float" office:value="2590.57" calcext:value-type="float">
            <text:p>2590.57</text:p>
          </table:table-cell>
        </table:table-row>
        <table:table-row table:style-name="ro1">
          <table:table-cell office:value-type="float" office:value="15903037" calcext:value-type="float">
            <text:p>15903037</text:p>
          </table:table-cell>
          <table:table-cell table:formula="of:=[.A996]/1000/(60*60*24)" office:value-type="time" office:time-value="PT04H25M03.037S" calcext:value-type="time">
            <text:p>04:25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1" calcext:value-type="float">
            <text:p>544.21</text:p>
          </table:table-cell>
          <table:table-cell office:value-type="float" office:value="2206.8" calcext:value-type="float">
            <text:p>2206.8</text:p>
          </table:table-cell>
          <table:table-cell office:value-type="float" office:value="2592.98" calcext:value-type="float">
            <text:p>2592.98</text:p>
          </table:table-cell>
        </table:table-row>
        <table:table-row table:style-name="ro1">
          <table:table-cell office:value-type="float" office:value="15919037" calcext:value-type="float">
            <text:p>15919037</text:p>
          </table:table-cell>
          <table:table-cell table:formula="of:=[.A997]/1000/(60*60*24)" office:value-type="time" office:time-value="PT04H25M19.037S" calcext:value-type="time">
            <text:p>04:25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2.31" calcext:value-type="float">
            <text:p>542.31</text:p>
          </table:table-cell>
          <table:table-cell office:value-type="float" office:value="2209.02" calcext:value-type="float">
            <text:p>2209.02</text:p>
          </table:table-cell>
          <table:table-cell office:value-type="float" office:value="2595.39" calcext:value-type="float">
            <text:p>2595.39</text:p>
          </table:table-cell>
        </table:table-row>
        <table:table-row table:style-name="ro1">
          <table:table-cell office:value-type="float" office:value="15935037" calcext:value-type="float">
            <text:p>15935037</text:p>
          </table:table-cell>
          <table:table-cell table:formula="of:=[.A998]/1000/(60*60*24)" office:value-type="time" office:time-value="PT04H25M35.037S" calcext:value-type="time">
            <text:p>04:25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6" calcext:value-type="float">
            <text:p>499.6</text:p>
          </table:table-cell>
          <table:table-cell office:value-type="float" office:value="542.52" calcext:value-type="float">
            <text:p>542.52</text:p>
          </table:table-cell>
          <table:table-cell office:value-type="float" office:value="2211.24" calcext:value-type="float">
            <text:p>2211.24</text:p>
          </table:table-cell>
          <table:table-cell office:value-type="float" office:value="2597.8" calcext:value-type="float">
            <text:p>2597.8</text:p>
          </table:table-cell>
        </table:table-row>
        <table:table-row table:style-name="ro1">
          <table:table-cell office:value-type="float" office:value="15951037" calcext:value-type="float">
            <text:p>15951037</text:p>
          </table:table-cell>
          <table:table-cell table:formula="of:=[.A999]/1000/(60*60*24)" office:value-type="time" office:time-value="PT04H25M51.037S" calcext:value-type="time">
            <text:p>04:25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2" calcext:value-type="float">
            <text:p>540.22</text:p>
          </table:table-cell>
          <table:table-cell office:value-type="float" office:value="2213.46" calcext:value-type="float">
            <text:p>2213.46</text:p>
          </table:table-cell>
          <table:table-cell office:value-type="float" office:value="2600.2" calcext:value-type="float">
            <text:p>2600.2</text:p>
          </table:table-cell>
        </table:table-row>
        <table:table-row table:style-name="ro1">
          <table:table-cell office:value-type="float" office:value="15967037" calcext:value-type="float">
            <text:p>15967037</text:p>
          </table:table-cell>
          <table:table-cell table:formula="of:=[.A1000]/1000/(60*60*24)" office:value-type="time" office:time-value="PT04H26M07.037S" calcext:value-type="time">
            <text:p>04:26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2.08" calcext:value-type="float">
            <text:p>542.08</text:p>
          </table:table-cell>
          <table:table-cell office:value-type="float" office:value="2215.68" calcext:value-type="float">
            <text:p>2215.68</text:p>
          </table:table-cell>
          <table:table-cell office:value-type="float" office:value="2602.61" calcext:value-type="float">
            <text:p>2602.61</text:p>
          </table:table-cell>
        </table:table-row>
        <table:table-row table:style-name="ro1">
          <table:table-cell office:value-type="float" office:value="15983037" calcext:value-type="float">
            <text:p>15983037</text:p>
          </table:table-cell>
          <table:table-cell table:formula="of:=[.A1001]/1000/(60*60*24)" office:value-type="time" office:time-value="PT04H26M23.037S" calcext:value-type="time">
            <text:p>04:26:23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2" calcext:value-type="float">
            <text:p>540.32</text:p>
          </table:table-cell>
          <table:table-cell office:value-type="float" office:value="2217.9" calcext:value-type="float">
            <text:p>2217.9</text:p>
          </table:table-cell>
          <table:table-cell office:value-type="float" office:value="2605.01" calcext:value-type="float">
            <text:p>2605.01</text:p>
          </table:table-cell>
        </table:table-row>
        <table:table-row table:style-name="ro1">
          <table:table-cell office:value-type="float" office:value="15999038" calcext:value-type="float">
            <text:p>15999038</text:p>
          </table:table-cell>
          <table:table-cell table:formula="of:=[.A1002]/1000/(60*60*24)" office:value-type="time" office:time-value="PT04H26M39.038S" calcext:value-type="time">
            <text:p>04:26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2220.12" calcext:value-type="float">
            <text:p>2220.12</text:p>
          </table:table-cell>
          <table:table-cell office:value-type="float" office:value="2607.41" calcext:value-type="float">
            <text:p>2607.41</text:p>
          </table:table-cell>
        </table:table-row>
        <table:table-row table:style-name="ro1">
          <table:table-cell office:value-type="float" office:value="16015037" calcext:value-type="float">
            <text:p>16015037</text:p>
          </table:table-cell>
          <table:table-cell table:formula="of:=[.A1003]/1000/(60*60*24)" office:value-type="time" office:time-value="PT04H26M55.037S" calcext:value-type="time">
            <text:p>04:26:55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6" calcext:value-type="float">
            <text:p>540.46</text:p>
          </table:table-cell>
          <table:table-cell office:value-type="float" office:value="2222.34" calcext:value-type="float">
            <text:p>2222.34</text:p>
          </table:table-cell>
          <table:table-cell office:value-type="float" office:value="2609.81" calcext:value-type="float">
            <text:p>2609.81</text:p>
          </table:table-cell>
        </table:table-row>
        <table:table-row table:style-name="ro1">
          <table:table-cell office:value-type="float" office:value="16031037" calcext:value-type="float">
            <text:p>16031037</text:p>
          </table:table-cell>
          <table:table-cell table:formula="of:=[.A1004]/1000/(60*60*24)" office:value-type="time" office:time-value="PT04H27M11.037S" calcext:value-type="time">
            <text:p>04:27:11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40.34" calcext:value-type="float">
            <text:p>540.34</text:p>
          </table:table-cell>
          <table:table-cell office:value-type="float" office:value="2224.56" calcext:value-type="float">
            <text:p>2224.56</text:p>
          </table:table-cell>
          <table:table-cell office:value-type="float" office:value="2612.21" calcext:value-type="float">
            <text:p>2612.21</text:p>
          </table:table-cell>
        </table:table-row>
        <table:table-row table:style-name="ro1">
          <table:table-cell office:value-type="float" office:value="16047037" calcext:value-type="float">
            <text:p>16047037</text:p>
          </table:table-cell>
          <table:table-cell table:formula="of:=[.A1005]/1000/(60*60*24)" office:value-type="time" office:time-value="PT04H27M27.037S" calcext:value-type="time">
            <text:p>04:27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8.45" calcext:value-type="float">
            <text:p>538.45</text:p>
          </table:table-cell>
          <table:table-cell office:value-type="float" office:value="2226.78" calcext:value-type="float">
            <text:p>2226.78</text:p>
          </table:table-cell>
          <table:table-cell office:value-type="float" office:value="2614.6" calcext:value-type="float">
            <text:p>2614.6</text:p>
          </table:table-cell>
        </table:table-row>
        <table:table-row table:style-name="ro1">
          <table:table-cell office:value-type="float" office:value="16063037" calcext:value-type="float">
            <text:p>16063037</text:p>
          </table:table-cell>
          <table:table-cell table:formula="of:=[.A1006]/1000/(60*60*24)" office:value-type="time" office:time-value="PT04H27M43.037S" calcext:value-type="time">
            <text:p>04:27:43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5" calcext:value-type="float">
            <text:p>540.45</text:p>
          </table:table-cell>
          <table:table-cell office:value-type="float" office:value="2229" calcext:value-type="float">
            <text:p>2229</text:p>
          </table:table-cell>
          <table:table-cell office:value-type="float" office:value="2617" calcext:value-type="float">
            <text:p>2617</text:p>
          </table:table-cell>
        </table:table-row>
        <table:table-row table:style-name="ro1">
          <table:table-cell office:value-type="float" office:value="16079037" calcext:value-type="float">
            <text:p>16079037</text:p>
          </table:table-cell>
          <table:table-cell table:formula="of:=[.A1007]/1000/(60*60*24)" office:value-type="time" office:time-value="PT04H27M59.037S" calcext:value-type="time">
            <text:p>04:27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11" calcext:value-type="float">
            <text:p>538.11</text:p>
          </table:table-cell>
          <table:table-cell office:value-type="float" office:value="2231.22" calcext:value-type="float">
            <text:p>2231.22</text:p>
          </table:table-cell>
          <table:table-cell office:value-type="float" office:value="2619.39" calcext:value-type="float">
            <text:p>2619.39</text:p>
          </table:table-cell>
        </table:table-row>
        <table:table-row table:style-name="ro1">
          <table:table-cell office:value-type="float" office:value="16095037" calcext:value-type="float">
            <text:p>16095037</text:p>
          </table:table-cell>
          <table:table-cell table:formula="of:=[.A1008]/1000/(60*60*24)" office:value-type="time" office:time-value="PT04H28M15.037S" calcext:value-type="time">
            <text:p>04:28:15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3" calcext:value-type="float">
            <text:p>538.23</text:p>
          </table:table-cell>
          <table:table-cell office:value-type="float" office:value="2233.44" calcext:value-type="float">
            <text:p>2233.44</text:p>
          </table:table-cell>
          <table:table-cell office:value-type="float" office:value="2621.78" calcext:value-type="float">
            <text:p>2621.78</text:p>
          </table:table-cell>
        </table:table-row>
        <table:table-row table:style-name="ro1">
          <table:table-cell office:value-type="float" office:value="16111037" calcext:value-type="float">
            <text:p>16111037</text:p>
          </table:table-cell>
          <table:table-cell table:formula="of:=[.A1009]/1000/(60*60*24)" office:value-type="time" office:time-value="PT04H28M31.037S" calcext:value-type="time">
            <text:p>04:28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3" calcext:value-type="float">
            <text:p>536.23</text:p>
          </table:table-cell>
          <table:table-cell office:value-type="float" office:value="2235.66" calcext:value-type="float">
            <text:p>2235.66</text:p>
          </table:table-cell>
          <table:table-cell office:value-type="float" office:value="2624.17" calcext:value-type="float">
            <text:p>2624.17</text:p>
          </table:table-cell>
        </table:table-row>
        <table:table-row table:style-name="ro1">
          <table:table-cell office:value-type="float" office:value="16127037" calcext:value-type="float">
            <text:p>16127037</text:p>
          </table:table-cell>
          <table:table-cell table:formula="of:=[.A1010]/1000/(60*60*24)" office:value-type="time" office:time-value="PT04H28M47.037S" calcext:value-type="time">
            <text:p>04:28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6.45" calcext:value-type="float">
            <text:p>536.45</text:p>
          </table:table-cell>
          <table:table-cell office:value-type="float" office:value="2237.88" calcext:value-type="float">
            <text:p>2237.88</text:p>
          </table:table-cell>
          <table:table-cell office:value-type="float" office:value="2626.55" calcext:value-type="float">
            <text:p>2626.55</text:p>
          </table:table-cell>
        </table:table-row>
        <table:table-row table:style-name="ro1">
          <table:table-cell office:value-type="float" office:value="16143037" calcext:value-type="float">
            <text:p>16143037</text:p>
          </table:table-cell>
          <table:table-cell table:formula="of:=[.A1011]/1000/(60*60*24)" office:value-type="time" office:time-value="PT04H29M03.037S" calcext:value-type="time">
            <text:p>04:29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240.09" calcext:value-type="float">
            <text:p>2240.09</text:p>
          </table:table-cell>
          <table:table-cell office:value-type="float" office:value="2628.94" calcext:value-type="float">
            <text:p>2628.94</text:p>
          </table:table-cell>
        </table:table-row>
        <table:table-row table:style-name="ro1">
          <table:table-cell office:value-type="float" office:value="16159038" calcext:value-type="float">
            <text:p>16159038</text:p>
          </table:table-cell>
          <table:table-cell table:formula="of:=[.A1012]/1000/(60*60*24)" office:value-type="time" office:time-value="PT04H29M19.038S" calcext:value-type="time">
            <text:p>04:29:1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2" calcext:value-type="float">
            <text:p>536.32</text:p>
          </table:table-cell>
          <table:table-cell office:value-type="float" office:value="2242.31" calcext:value-type="float">
            <text:p>2242.31</text:p>
          </table:table-cell>
          <table:table-cell office:value-type="float" office:value="2631.32" calcext:value-type="float">
            <text:p>2631.32</text:p>
          </table:table-cell>
        </table:table-row>
        <table:table-row table:style-name="ro1">
          <table:table-cell office:value-type="float" office:value="16175037" calcext:value-type="float">
            <text:p>16175037</text:p>
          </table:table-cell>
          <table:table-cell table:formula="of:=[.A1013]/1000/(60*60*24)" office:value-type="time" office:time-value="PT04H29M35.037S" calcext:value-type="time">
            <text:p>04:29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3" calcext:value-type="float">
            <text:p>536.23</text:p>
          </table:table-cell>
          <table:table-cell office:value-type="float" office:value="2244.53" calcext:value-type="float">
            <text:p>2244.53</text:p>
          </table:table-cell>
          <table:table-cell office:value-type="float" office:value="2633.7" calcext:value-type="float">
            <text:p>2633.7</text:p>
          </table:table-cell>
        </table:table-row>
        <table:table-row table:style-name="ro1">
          <table:table-cell office:value-type="float" office:value="16191037" calcext:value-type="float">
            <text:p>16191037</text:p>
          </table:table-cell>
          <table:table-cell table:formula="of:=[.A1014]/1000/(60*60*24)" office:value-type="time" office:time-value="PT04H29M51.037S" calcext:value-type="time">
            <text:p>04:29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4" calcext:value-type="float">
            <text:p>534.24</text:p>
          </table:table-cell>
          <table:table-cell office:value-type="float" office:value="2246.75" calcext:value-type="float">
            <text:p>2246.75</text:p>
          </table:table-cell>
          <table:table-cell office:value-type="float" office:value="2636.08" calcext:value-type="float">
            <text:p>2636.08</text:p>
          </table:table-cell>
        </table:table-row>
        <table:table-row table:style-name="ro1">
          <table:table-cell office:value-type="float" office:value="16207037" calcext:value-type="float">
            <text:p>16207037</text:p>
          </table:table-cell>
          <table:table-cell table:formula="of:=[.A1015]/1000/(60*60*24)" office:value-type="time" office:time-value="PT04H30M07.037S" calcext:value-type="time">
            <text:p>04:30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4" calcext:value-type="float">
            <text:p>534.34</text:p>
          </table:table-cell>
          <table:table-cell office:value-type="float" office:value="2248.97" calcext:value-type="float">
            <text:p>2248.97</text:p>
          </table:table-cell>
          <table:table-cell office:value-type="float" office:value="2638.45" calcext:value-type="float">
            <text:p>2638.45</text:p>
          </table:table-cell>
        </table:table-row>
        <table:table-row table:style-name="ro1">
          <table:table-cell office:value-type="float" office:value="16223037" calcext:value-type="float">
            <text:p>16223037</text:p>
          </table:table-cell>
          <table:table-cell table:formula="of:=[.A1016]/1000/(60*60*24)" office:value-type="time" office:time-value="PT04H30M23.037S" calcext:value-type="time">
            <text:p>04:30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2" calcext:value-type="float">
            <text:p>532.12</text:p>
          </table:table-cell>
          <table:table-cell office:value-type="float" office:value="2251.19" calcext:value-type="float">
            <text:p>2251.19</text:p>
          </table:table-cell>
          <table:table-cell office:value-type="float" office:value="2640.83" calcext:value-type="float">
            <text:p>2640.83</text:p>
          </table:table-cell>
        </table:table-row>
        <table:table-row table:style-name="ro1">
          <table:table-cell office:value-type="float" office:value="16239037" calcext:value-type="float">
            <text:p>16239037</text:p>
          </table:table-cell>
          <table:table-cell table:formula="of:=[.A1017]/1000/(60*60*24)" office:value-type="time" office:time-value="PT04H30M39.037S" calcext:value-type="time">
            <text:p>04:30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4.23" calcext:value-type="float">
            <text:p>534.23</text:p>
          </table:table-cell>
          <table:table-cell office:value-type="float" office:value="2253.41" calcext:value-type="float">
            <text:p>2253.41</text:p>
          </table:table-cell>
          <table:table-cell office:value-type="float" office:value="2643.2" calcext:value-type="float">
            <text:p>2643.2</text:p>
          </table:table-cell>
        </table:table-row>
        <table:table-row table:style-name="ro1">
          <table:table-cell office:value-type="float" office:value="16255037" calcext:value-type="float">
            <text:p>16255037</text:p>
          </table:table-cell>
          <table:table-cell table:formula="of:=[.A1018]/1000/(60*60*24)" office:value-type="time" office:time-value="PT04H30M55.037S" calcext:value-type="time">
            <text:p>04:30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6" calcext:value-type="float">
            <text:p>534.46</text:p>
          </table:table-cell>
          <table:table-cell office:value-type="float" office:value="2255.63" calcext:value-type="float">
            <text:p>2255.63</text:p>
          </table:table-cell>
          <table:table-cell office:value-type="float" office:value="2645.57" calcext:value-type="float">
            <text:p>2645.57</text:p>
          </table:table-cell>
        </table:table-row>
        <table:table-row table:style-name="ro1">
          <table:table-cell office:value-type="float" office:value="16271037" calcext:value-type="float">
            <text:p>16271037</text:p>
          </table:table-cell>
          <table:table-cell table:formula="of:=[.A1019]/1000/(60*60*24)" office:value-type="time" office:time-value="PT04H31M11.037S" calcext:value-type="time">
            <text:p>04:31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2.04" calcext:value-type="float">
            <text:p>532.04</text:p>
          </table:table-cell>
          <table:table-cell office:value-type="float" office:value="2257.85" calcext:value-type="float">
            <text:p>2257.85</text:p>
          </table:table-cell>
          <table:table-cell office:value-type="float" office:value="2647.94" calcext:value-type="float">
            <text:p>2647.94</text:p>
          </table:table-cell>
        </table:table-row>
        <table:table-row table:style-name="ro1">
          <table:table-cell office:value-type="float" office:value="16287037" calcext:value-type="float">
            <text:p>16287037</text:p>
          </table:table-cell>
          <table:table-cell table:formula="of:=[.A1020]/1000/(60*60*24)" office:value-type="time" office:time-value="PT04H31M27.037S" calcext:value-type="time">
            <text:p>04:31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3" calcext:value-type="float">
            <text:p>532.23</text:p>
          </table:table-cell>
          <table:table-cell office:value-type="float" office:value="2260.07" calcext:value-type="float">
            <text:p>2260.07</text:p>
          </table:table-cell>
          <table:table-cell office:value-type="float" office:value="2650.3" calcext:value-type="float">
            <text:p>2650.3</text:p>
          </table:table-cell>
        </table:table-row>
        <table:table-row table:style-name="ro1">
          <table:table-cell office:value-type="float" office:value="16303038" calcext:value-type="float">
            <text:p>16303038</text:p>
          </table:table-cell>
          <table:table-cell table:formula="of:=[.A1021]/1000/(60*60*24)" office:value-type="time" office:time-value="PT04H31M43.038S" calcext:value-type="time">
            <text:p>04:31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1" calcext:value-type="float">
            <text:p>532.11</text:p>
          </table:table-cell>
          <table:table-cell office:value-type="float" office:value="2262.29" calcext:value-type="float">
            <text:p>2262.29</text:p>
          </table:table-cell>
          <table:table-cell office:value-type="float" office:value="2652.66" calcext:value-type="float">
            <text:p>2652.66</text:p>
          </table:table-cell>
        </table:table-row>
        <table:table-row table:style-name="ro1">
          <table:table-cell office:value-type="float" office:value="16319038" calcext:value-type="float">
            <text:p>16319038</text:p>
          </table:table-cell>
          <table:table-cell table:formula="of:=[.A1022]/1000/(60*60*24)" office:value-type="time" office:time-value="PT04H31M59.038S" calcext:value-type="time">
            <text:p>04:31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4" calcext:value-type="float">
            <text:p>530.24</text:p>
          </table:table-cell>
          <table:table-cell office:value-type="float" office:value="2264.51" calcext:value-type="float">
            <text:p>2264.51</text:p>
          </table:table-cell>
          <table:table-cell office:value-type="float" office:value="2655.03" calcext:value-type="float">
            <text:p>2655.03</text:p>
          </table:table-cell>
        </table:table-row>
        <table:table-row table:style-name="ro1">
          <table:table-cell office:value-type="float" office:value="16335037" calcext:value-type="float">
            <text:p>16335037</text:p>
          </table:table-cell>
          <table:table-cell table:formula="of:=[.A1023]/1000/(60*60*24)" office:value-type="time" office:time-value="PT04H32M15.037S" calcext:value-type="time">
            <text:p>04:32:15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5" calcext:value-type="float">
            <text:p>530.25</text:p>
          </table:table-cell>
          <table:table-cell office:value-type="float" office:value="2266.73" calcext:value-type="float">
            <text:p>2266.73</text:p>
          </table:table-cell>
          <table:table-cell office:value-type="float" office:value="2657.38" calcext:value-type="float">
            <text:p>2657.38</text:p>
          </table:table-cell>
        </table:table-row>
        <table:table-row table:style-name="ro1">
          <table:table-cell office:value-type="float" office:value="16351037" calcext:value-type="float">
            <text:p>16351037</text:p>
          </table:table-cell>
          <table:table-cell table:formula="of:=[.A1024]/1000/(60*60*24)" office:value-type="time" office:time-value="PT04H32M31.037S" calcext:value-type="time">
            <text:p>04:32:31</text:p>
          </table:table-cell>
          <table:table-cell office:value-type="float" office:value="1.06" calcext:value-type="float">
            <text:p>1.06</text:p>
          </table:table-cell>
          <table:table-cell office:value-type="float" office:value="500.8" calcext:value-type="float">
            <text:p>500.8</text:p>
          </table:table-cell>
          <table:table-cell office:value-type="float" office:value="531.89" calcext:value-type="float">
            <text:p>531.89</text:p>
          </table:table-cell>
          <table:table-cell office:value-type="float" office:value="2268.95" calcext:value-type="float">
            <text:p>2268.95</text:p>
          </table:table-cell>
          <table:table-cell office:value-type="float" office:value="2659.74" calcext:value-type="float">
            <text:p>2659.74</text:p>
          </table:table-cell>
        </table:table-row>
        <table:table-row table:style-name="ro1">
          <table:table-cell office:value-type="float" office:value="16367037" calcext:value-type="float">
            <text:p>16367037</text:p>
          </table:table-cell>
          <table:table-cell table:formula="of:=[.A1025]/1000/(60*60*24)" office:value-type="time" office:time-value="PT04H32M47.037S" calcext:value-type="time">
            <text:p>04:32:47</text:p>
          </table:table-cell>
          <table:table-cell office:value-type="float" office:value="1.06" calcext:value-type="float">
            <text:p>1.06</text:p>
          </table:table-cell>
          <table:table-cell office:value-type="float" office:value="501.12" calcext:value-type="float">
            <text:p>501.12</text:p>
          </table:table-cell>
          <table:table-cell office:value-type="float" office:value="530.23" calcext:value-type="float">
            <text:p>530.23</text:p>
          </table:table-cell>
          <table:table-cell office:value-type="float" office:value="2271.18" calcext:value-type="float">
            <text:p>2271.18</text:p>
          </table:table-cell>
          <table:table-cell office:value-type="float" office:value="2662.1" calcext:value-type="float">
            <text:p>2662.1</text:p>
          </table:table-cell>
        </table:table-row>
        <table:table-row table:style-name="ro1">
          <table:table-cell office:value-type="float" office:value="16383037" calcext:value-type="float">
            <text:p>16383037</text:p>
          </table:table-cell>
          <table:table-cell table:formula="of:=[.A1026]/1000/(60*60*24)" office:value-type="time" office:time-value="PT04H33M03.037S" calcext:value-type="time">
            <text:p>04:33:03</text:p>
          </table:table-cell>
          <table:table-cell office:value-type="float" office:value="1.06" calcext:value-type="float">
            <text:p>1.06</text:p>
          </table:table-cell>
          <table:table-cell office:value-type="float" office:value="499" calcext:value-type="float">
            <text:p>499</text:p>
          </table:table-cell>
          <table:table-cell office:value-type="float" office:value="527.92" calcext:value-type="float">
            <text:p>527.92</text:p>
          </table:table-cell>
          <table:table-cell office:value-type="float" office:value="2273.4" calcext:value-type="float">
            <text:p>2273.4</text:p>
          </table:table-cell>
          <table:table-cell office:value-type="float" office:value="2664.45" calcext:value-type="float">
            <text:p>2664.45</text:p>
          </table:table-cell>
        </table:table-row>
        <table:table-row table:style-name="ro1">
          <table:table-cell office:value-type="float" office:value="16399037" calcext:value-type="float">
            <text:p>16399037</text:p>
          </table:table-cell>
          <table:table-cell table:formula="of:=[.A1027]/1000/(60*60*24)" office:value-type="time" office:time-value="PT04H33M19.037S" calcext:value-type="time">
            <text:p>04:33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8.45" calcext:value-type="float">
            <text:p>528.45</text:p>
          </table:table-cell>
          <table:table-cell office:value-type="float" office:value="2275.62" calcext:value-type="float">
            <text:p>2275.62</text:p>
          </table:table-cell>
          <table:table-cell office:value-type="float" office:value="2666.8" calcext:value-type="float">
            <text:p>2666.8</text:p>
          </table:table-cell>
        </table:table-row>
        <table:table-row table:style-name="ro1">
          <table:table-cell office:value-type="float" office:value="16415038" calcext:value-type="float">
            <text:p>16415038</text:p>
          </table:table-cell>
          <table:table-cell table:formula="of:=[.A1028]/1000/(60*60*24)" office:value-type="time" office:time-value="PT04H33M35.038S" calcext:value-type="time">
            <text:p>04:33:35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8.03" calcext:value-type="float">
            <text:p>528.03</text:p>
          </table:table-cell>
          <table:table-cell office:value-type="float" office:value="2277.84" calcext:value-type="float">
            <text:p>2277.84</text:p>
          </table:table-cell>
          <table:table-cell office:value-type="float" office:value="2669.15" calcext:value-type="float">
            <text:p>2669.15</text:p>
          </table:table-cell>
        </table:table-row>
        <table:table-row table:style-name="ro1">
          <table:table-cell office:value-type="float" office:value="16431038" calcext:value-type="float">
            <text:p>16431038</text:p>
          </table:table-cell>
          <table:table-cell table:formula="of:=[.A1029]/1000/(60*60*24)" office:value-type="time" office:time-value="PT04H33M51.038S" calcext:value-type="time">
            <text:p>04:33:51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3" calcext:value-type="float">
            <text:p>528.23</text:p>
          </table:table-cell>
          <table:table-cell office:value-type="float" office:value="2280.06" calcext:value-type="float">
            <text:p>2280.06</text:p>
          </table:table-cell>
          <table:table-cell office:value-type="float" office:value="2671.49" calcext:value-type="float">
            <text:p>2671.49</text:p>
          </table:table-cell>
        </table:table-row>
        <table:table-row table:style-name="ro1">
          <table:table-cell office:value-type="float" office:value="16447037" calcext:value-type="float">
            <text:p>16447037</text:p>
          </table:table-cell>
          <table:table-cell table:formula="of:=[.A1030]/1000/(60*60*24)" office:value-type="time" office:time-value="PT04H34M07.037S" calcext:value-type="time">
            <text:p>04:34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6.25" calcext:value-type="float">
            <text:p>526.25</text:p>
          </table:table-cell>
          <table:table-cell office:value-type="float" office:value="2282.28" calcext:value-type="float">
            <text:p>2282.28</text:p>
          </table:table-cell>
          <table:table-cell office:value-type="float" office:value="2673.83" calcext:value-type="float">
            <text:p>2673.83</text:p>
          </table:table-cell>
        </table:table-row>
        <table:table-row table:style-name="ro1">
          <table:table-cell office:value-type="float" office:value="16463037" calcext:value-type="float">
            <text:p>16463037</text:p>
          </table:table-cell>
          <table:table-cell table:formula="of:=[.A1031]/1000/(60*60*24)" office:value-type="time" office:time-value="PT04H34M23.037S" calcext:value-type="time">
            <text:p>04:34:23</text:p>
          </table:table-cell>
          <table:table-cell office:value-type="float" office:value="1.05" calcext:value-type="float">
            <text:p>1.0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6.04" calcext:value-type="float">
            <text:p>526.04</text:p>
          </table:table-cell>
          <table:table-cell office:value-type="float" office:value="2284.5" calcext:value-type="float">
            <text:p>2284.5</text:p>
          </table:table-cell>
          <table:table-cell office:value-type="float" office:value="2676.16" calcext:value-type="float">
            <text:p>2676.16</text:p>
          </table:table-cell>
        </table:table-row>
        <table:table-row table:style-name="ro1">
          <table:table-cell office:value-type="float" office:value="16479038" calcext:value-type="float">
            <text:p>16479038</text:p>
          </table:table-cell>
          <table:table-cell table:formula="of:=[.A1032]/1000/(60*60*24)" office:value-type="time" office:time-value="PT04H34M39.038S" calcext:value-type="time">
            <text:p>04:34:39</text:p>
          </table:table-cell>
          <table:table-cell office:value-type="float" office:value="1.05" calcext:value-type="float">
            <text:p>1.0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4.04" calcext:value-type="float">
            <text:p>524.04</text:p>
          </table:table-cell>
          <table:table-cell office:value-type="float" office:value="2286.71" calcext:value-type="float">
            <text:p>2286.71</text:p>
          </table:table-cell>
          <table:table-cell office:value-type="float" office:value="2678.49" calcext:value-type="float">
            <text:p>2678.49</text:p>
          </table:table-cell>
        </table:table-row>
        <table:table-row table:style-name="ro1">
          <table:table-cell office:value-type="float" office:value="16495037" calcext:value-type="float">
            <text:p>16495037</text:p>
          </table:table-cell>
          <table:table-cell table:formula="of:=[.A1033]/1000/(60*60*24)" office:value-type="time" office:time-value="PT04H34M55.037S" calcext:value-type="time">
            <text:p>04:34:55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4.45" calcext:value-type="float">
            <text:p>524.45</text:p>
          </table:table-cell>
          <table:table-cell office:value-type="float" office:value="2288.93" calcext:value-type="float">
            <text:p>2288.93</text:p>
          </table:table-cell>
          <table:table-cell office:value-type="float" office:value="2680.82" calcext:value-type="float">
            <text:p>2680.82</text:p>
          </table:table-cell>
        </table:table-row>
        <table:table-row table:style-name="ro1">
          <table:table-cell office:value-type="float" office:value="16511037" calcext:value-type="float">
            <text:p>16511037</text:p>
          </table:table-cell>
          <table:table-cell table:formula="of:=[.A1034]/1000/(60*60*24)" office:value-type="time" office:time-value="PT04H35M11.037S" calcext:value-type="time">
            <text:p>04:35:11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2.26" calcext:value-type="float">
            <text:p>522.26</text:p>
          </table:table-cell>
          <table:table-cell office:value-type="float" office:value="2291.15" calcext:value-type="float">
            <text:p>2291.15</text:p>
          </table:table-cell>
          <table:table-cell office:value-type="float" office:value="2683.15" calcext:value-type="float">
            <text:p>2683.15</text:p>
          </table:table-cell>
        </table:table-row>
        <table:table-row table:style-name="ro1">
          <table:table-cell office:value-type="float" office:value="16527037" calcext:value-type="float">
            <text:p>16527037</text:p>
          </table:table-cell>
          <table:table-cell table:formula="of:=[.A1035]/1000/(60*60*24)" office:value-type="time" office:time-value="PT04H35M27.037S" calcext:value-type="time">
            <text:p>04:35:27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4" calcext:value-type="float">
            <text:p>522.34</text:p>
          </table:table-cell>
          <table:table-cell office:value-type="float" office:value="2293.37" calcext:value-type="float">
            <text:p>2293.37</text:p>
          </table:table-cell>
          <table:table-cell office:value-type="float" office:value="2685.47" calcext:value-type="float">
            <text:p>2685.47</text:p>
          </table:table-cell>
        </table:table-row>
        <table:table-row table:style-name="ro1">
          <table:table-cell office:value-type="float" office:value="16543037" calcext:value-type="float">
            <text:p>16543037</text:p>
          </table:table-cell>
          <table:table-cell table:formula="of:=[.A1036]/1000/(60*60*24)" office:value-type="time" office:time-value="PT04H35M43.037S" calcext:value-type="time">
            <text:p>04:35:43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4" calcext:value-type="float">
            <text:p>522.34</text:p>
          </table:table-cell>
          <table:table-cell office:value-type="float" office:value="2295.59" calcext:value-type="float">
            <text:p>2295.59</text:p>
          </table:table-cell>
          <table:table-cell office:value-type="float" office:value="2687.79" calcext:value-type="float">
            <text:p>2687.79</text:p>
          </table:table-cell>
        </table:table-row>
        <table:table-row table:style-name="ro1">
          <table:table-cell office:value-type="float" office:value="16559037" calcext:value-type="float">
            <text:p>16559037</text:p>
          </table:table-cell>
          <table:table-cell table:formula="of:=[.A1037]/1000/(60*60*24)" office:value-type="time" office:time-value="PT04H35M59.037S" calcext:value-type="time">
            <text:p>04:35:59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2.13" calcext:value-type="float">
            <text:p>522.13</text:p>
          </table:table-cell>
          <table:table-cell office:value-type="float" office:value="2297.81" calcext:value-type="float">
            <text:p>2297.81</text:p>
          </table:table-cell>
          <table:table-cell office:value-type="float" office:value="2690.11" calcext:value-type="float">
            <text:p>2690.11</text:p>
          </table:table-cell>
        </table:table-row>
        <table:table-row table:style-name="ro1">
          <table:table-cell office:value-type="float" office:value="16575037" calcext:value-type="float">
            <text:p>16575037</text:p>
          </table:table-cell>
          <table:table-cell table:formula="of:=[.A1038]/1000/(60*60*24)" office:value-type="time" office:time-value="PT04H36M15.037S" calcext:value-type="time">
            <text:p>04:36:15</text:p>
          </table:table-cell>
          <table:table-cell office:value-type="float" office:value="1.04" calcext:value-type="float">
            <text:p>1.0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0.26" calcext:value-type="float">
            <text:p>520.26</text:p>
          </table:table-cell>
          <table:table-cell office:value-type="float" office:value="2300.03" calcext:value-type="float">
            <text:p>2300.03</text:p>
          </table:table-cell>
          <table:table-cell office:value-type="float" office:value="2692.43" calcext:value-type="float">
            <text:p>2692.43</text:p>
          </table:table-cell>
        </table:table-row>
        <table:table-row table:style-name="ro1">
          <table:table-cell office:value-type="float" office:value="16591038" calcext:value-type="float">
            <text:p>16591038</text:p>
          </table:table-cell>
          <table:table-cell table:formula="of:=[.A1039]/1000/(60*60*24)" office:value-type="time" office:time-value="PT04H36M31.038S" calcext:value-type="time">
            <text:p>04:36:31</text:p>
          </table:table-cell>
          <table:table-cell office:value-type="float" office:value="1.04" calcext:value-type="float">
            <text:p>1.0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0.04" calcext:value-type="float">
            <text:p>520.04</text:p>
          </table:table-cell>
          <table:table-cell office:value-type="float" office:value="2302.25" calcext:value-type="float">
            <text:p>2302.25</text:p>
          </table:table-cell>
          <table:table-cell office:value-type="float" office:value="2694.74" calcext:value-type="float">
            <text:p>2694.74</text:p>
          </table:table-cell>
        </table:table-row>
        <table:table-row table:style-name="ro1">
          <table:table-cell office:value-type="float" office:value="16607037" calcext:value-type="float">
            <text:p>16607037</text:p>
          </table:table-cell>
          <table:table-cell table:formula="of:=[.A1040]/1000/(60*60*24)" office:value-type="time" office:time-value="PT04H36M47.037S" calcext:value-type="time">
            <text:p>04:36:47</text:p>
          </table:table-cell>
          <table:table-cell office:value-type="float" office:value="1.04" calcext:value-type="float">
            <text:p>1.04</text:p>
          </table:table-cell>
          <table:table-cell office:value-type="float" office:value="499" calcext:value-type="float">
            <text:p>499</text:p>
          </table:table-cell>
          <table:table-cell office:value-type="float" office:value="517.92" calcext:value-type="float">
            <text:p>517.92</text:p>
          </table:table-cell>
          <table:table-cell office:value-type="float" office:value="2304.47" calcext:value-type="float">
            <text:p>2304.47</text:p>
          </table:table-cell>
          <table:table-cell office:value-type="float" office:value="2697.04" calcext:value-type="float">
            <text:p>2697.04</text:p>
          </table:table-cell>
        </table:table-row>
        <table:table-row table:style-name="ro1">
          <table:table-cell office:value-type="float" office:value="16623037" calcext:value-type="float">
            <text:p>16623037</text:p>
          </table:table-cell>
          <table:table-cell table:formula="of:=[.A1041]/1000/(60*60*24)" office:value-type="time" office:time-value="PT04H37M03.037S" calcext:value-type="time">
            <text:p>04:37:03</text:p>
          </table:table-cell>
          <table:table-cell office:value-type="float" office:value="1.03" calcext:value-type="float">
            <text:p>1.03</text:p>
          </table:table-cell>
          <table:table-cell office:value-type="float" office:value="499.2" calcext:value-type="float">
            <text:p>499.2</text:p>
          </table:table-cell>
          <table:table-cell office:value-type="float" office:value="516.14" calcext:value-type="float">
            <text:p>516.14</text:p>
          </table:table-cell>
          <table:table-cell office:value-type="float" office:value="2306.69" calcext:value-type="float">
            <text:p>2306.69</text:p>
          </table:table-cell>
          <table:table-cell office:value-type="float" office:value="2699.34" calcext:value-type="float">
            <text:p>2699.34</text:p>
          </table:table-cell>
        </table:table-row>
        <table:table-row table:style-name="ro1">
          <table:table-cell office:value-type="float" office:value="16639037" calcext:value-type="float">
            <text:p>16639037</text:p>
          </table:table-cell>
          <table:table-cell table:formula="of:=[.A1042]/1000/(60*60*24)" office:value-type="time" office:time-value="PT04H37M19.037S" calcext:value-type="time">
            <text:p>04:37:19</text:p>
          </table:table-cell>
          <table:table-cell office:value-type="float" office:value="1.03" calcext:value-type="float">
            <text:p>1.0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16.05" calcext:value-type="float">
            <text:p>516.05</text:p>
          </table:table-cell>
          <table:table-cell office:value-type="float" office:value="2308.91" calcext:value-type="float">
            <text:p>2308.91</text:p>
          </table:table-cell>
          <table:table-cell office:value-type="float" office:value="2701.64" calcext:value-type="float">
            <text:p>2701.64</text:p>
          </table:table-cell>
        </table:table-row>
        <table:table-row table:style-name="ro1">
          <table:table-cell office:value-type="float" office:value="16655037" calcext:value-type="float">
            <text:p>16655037</text:p>
          </table:table-cell>
          <table:table-cell table:formula="of:=[.A1043]/1000/(60*60*24)" office:value-type="time" office:time-value="PT04H37M35.037S" calcext:value-type="time">
            <text:p>04:37:35</text:p>
          </table:table-cell>
          <table:table-cell office:value-type="float" office:value="1.03" calcext:value-type="float">
            <text:p>1.03</text:p>
          </table:table-cell>
          <table:table-cell office:value-type="float" office:value="500.8" calcext:value-type="float">
            <text:p>500.8</text:p>
          </table:table-cell>
          <table:table-cell office:value-type="float" office:value="517.88" calcext:value-type="float">
            <text:p>517.88</text:p>
          </table:table-cell>
          <table:table-cell office:value-type="float" office:value="2311.13" calcext:value-type="float">
            <text:p>2311.13</text:p>
          </table:table-cell>
          <table:table-cell office:value-type="float" office:value="2703.94" calcext:value-type="float">
            <text:p>2703.94</text:p>
          </table:table-cell>
        </table:table-row>
        <table:table-row table:style-name="ro1">
          <table:table-cell office:value-type="float" office:value="16671037" calcext:value-type="float">
            <text:p>16671037</text:p>
          </table:table-cell>
          <table:table-cell table:formula="of:=[.A1044]/1000/(60*60*24)" office:value-type="time" office:time-value="PT04H37M51.037S" calcext:value-type="time">
            <text:p>04:37:51</text:p>
          </table:table-cell>
          <table:table-cell office:value-type="float" office:value="1.03" calcext:value-type="float">
            <text:p>1.0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15.78" calcext:value-type="float">
            <text:p>515.78</text:p>
          </table:table-cell>
          <table:table-cell office:value-type="float" office:value="2313.36" calcext:value-type="float">
            <text:p>2313.36</text:p>
          </table:table-cell>
          <table:table-cell office:value-type="float" office:value="2706.24" calcext:value-type="float">
            <text:p>2706.24</text:p>
          </table:table-cell>
        </table:table-row>
        <table:table-row table:style-name="ro1">
          <table:table-cell office:value-type="float" office:value="16687037" calcext:value-type="float">
            <text:p>16687037</text:p>
          </table:table-cell>
          <table:table-cell table:formula="of:=[.A1045]/1000/(60*60*24)" office:value-type="time" office:time-value="PT04H38M07.037S" calcext:value-type="time">
            <text:p>04:38:07</text:p>
          </table:table-cell>
          <table:table-cell office:value-type="float" office:value="1.03" calcext:value-type="float">
            <text:p>1.03</text:p>
          </table:table-cell>
          <table:table-cell office:value-type="float" office:value="500.52" calcext:value-type="float">
            <text:p>500.52</text:p>
          </table:table-cell>
          <table:table-cell office:value-type="float" office:value="515.58" calcext:value-type="float">
            <text:p>515.58</text:p>
          </table:table-cell>
          <table:table-cell office:value-type="float" office:value="2315.58" calcext:value-type="float">
            <text:p>2315.58</text:p>
          </table:table-cell>
          <table:table-cell office:value-type="float" office:value="2708.53" calcext:value-type="float">
            <text:p>2708.53</text:p>
          </table:table-cell>
        </table:table-row>
        <table:table-row table:style-name="ro1">
          <table:table-cell office:value-type="float" office:value="16703037" calcext:value-type="float">
            <text:p>16703037</text:p>
          </table:table-cell>
          <table:table-cell table:formula="of:=[.A1046]/1000/(60*60*24)" office:value-type="time" office:time-value="PT04H38M23.037S" calcext:value-type="time">
            <text:p>04:38:23</text:p>
          </table:table-cell>
          <table:table-cell office:value-type="float" office:value="1.03" calcext:value-type="float">
            <text:p>1.0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13.79" calcext:value-type="float">
            <text:p>513.79</text:p>
          </table:table-cell>
          <table:table-cell office:value-type="float" office:value="2317.81" calcext:value-type="float">
            <text:p>2317.81</text:p>
          </table:table-cell>
          <table:table-cell office:value-type="float" office:value="2710.82" calcext:value-type="float">
            <text:p>2710.82</text:p>
          </table:table-cell>
        </table:table-row>
        <table:table-row table:style-name="ro1">
          <table:table-cell office:value-type="float" office:value="16719037" calcext:value-type="float">
            <text:p>16719037</text:p>
          </table:table-cell>
          <table:table-cell table:formula="of:=[.A1047]/1000/(60*60*24)" office:value-type="time" office:time-value="PT04H38M39.037S" calcext:value-type="time">
            <text:p>04:38:39</text:p>
          </table:table-cell>
          <table:table-cell office:value-type="float" office:value="1.03" calcext:value-type="float">
            <text:p>1.0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13.78" calcext:value-type="float">
            <text:p>513.78</text:p>
          </table:table-cell>
          <table:table-cell office:value-type="float" office:value="2320.04" calcext:value-type="float">
            <text:p>2320.04</text:p>
          </table:table-cell>
          <table:table-cell office:value-type="float" office:value="2713.1" calcext:value-type="float">
            <text:p>2713.1</text:p>
          </table:table-cell>
        </table:table-row>
        <table:table-row table:style-name="ro1">
          <table:table-cell office:value-type="float" office:value="16735037" calcext:value-type="float">
            <text:p>16735037</text:p>
          </table:table-cell>
          <table:table-cell table:formula="of:=[.A1048]/1000/(60*60*24)" office:value-type="time" office:time-value="PT04H38M55.037S" calcext:value-type="time">
            <text:p>04:38:55</text:p>
          </table:table-cell>
          <table:table-cell office:value-type="float" office:value="1.02" calcext:value-type="float">
            <text:p>1.02</text:p>
          </table:table-cell>
          <table:table-cell office:value-type="float" office:value="500.6" calcext:value-type="float">
            <text:p>500.6</text:p>
          </table:table-cell>
          <table:table-cell office:value-type="float" office:value="511.64" calcext:value-type="float">
            <text:p>511.64</text:p>
          </table:table-cell>
          <table:table-cell office:value-type="float" office:value="2322.26" calcext:value-type="float">
            <text:p>2322.26</text:p>
          </table:table-cell>
          <table:table-cell office:value-type="float" office:value="2715.38" calcext:value-type="float">
            <text:p>2715.38</text:p>
          </table:table-cell>
        </table:table-row>
        <table:table-row table:style-name="ro1">
          <table:table-cell office:value-type="float" office:value="16751037" calcext:value-type="float">
            <text:p>16751037</text:p>
          </table:table-cell>
          <table:table-cell table:formula="of:=[.A1049]/1000/(60*60*24)" office:value-type="time" office:time-value="PT04H39M11.037S" calcext:value-type="time">
            <text:p>04:39:11</text:p>
          </table:table-cell>
          <table:table-cell office:value-type="float" office:value="1.02" calcext:value-type="float">
            <text:p>1.02</text:p>
          </table:table-cell>
          <table:table-cell office:value-type="float" office:value="500.52" calcext:value-type="float">
            <text:p>500.52</text:p>
          </table:table-cell>
          <table:table-cell office:value-type="float" office:value="511.58" calcext:value-type="float">
            <text:p>511.58</text:p>
          </table:table-cell>
          <table:table-cell office:value-type="float" office:value="2324.49" calcext:value-type="float">
            <text:p>2324.49</text:p>
          </table:table-cell>
          <table:table-cell office:value-type="float" office:value="2717.66" calcext:value-type="float">
            <text:p>2717.66</text:p>
          </table:table-cell>
        </table:table-row>
        <table:table-row table:style-name="ro1">
          <table:table-cell office:value-type="float" office:value="16767038" calcext:value-type="float">
            <text:p>16767038</text:p>
          </table:table-cell>
          <table:table-cell table:formula="of:=[.A1050]/1000/(60*60*24)" office:value-type="time" office:time-value="PT04H39M27.038S" calcext:value-type="time">
            <text:p>04:39:27</text:p>
          </table:table-cell>
          <table:table-cell office:value-type="float" office:value="1.02" calcext:value-type="float">
            <text:p>1.0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09.77" calcext:value-type="float">
            <text:p>509.77</text:p>
          </table:table-cell>
          <table:table-cell office:value-type="float" office:value="2326.71" calcext:value-type="float">
            <text:p>2326.71</text:p>
          </table:table-cell>
          <table:table-cell office:value-type="float" office:value="2719.92" calcext:value-type="float">
            <text:p>2719.92</text:p>
          </table:table-cell>
        </table:table-row>
        <table:table-row table:style-name="ro1">
          <table:table-cell office:value-type="float" office:value="16783038" calcext:value-type="float">
            <text:p>16783038</text:p>
          </table:table-cell>
          <table:table-cell table:formula="of:=[.A1051]/1000/(60*60*24)" office:value-type="time" office:time-value="PT04H39M43.038S" calcext:value-type="time">
            <text:p>04:39:43</text:p>
          </table:table-cell>
          <table:table-cell office:value-type="float" office:value="1.01" calcext:value-type="float">
            <text:p>1.01</text:p>
          </table:table-cell>
          <table:table-cell office:value-type="float" office:value="500.6" calcext:value-type="float">
            <text:p>500.6</text:p>
          </table:table-cell>
          <table:table-cell office:value-type="float" office:value="507.63" calcext:value-type="float">
            <text:p>507.63</text:p>
          </table:table-cell>
          <table:table-cell office:value-type="float" office:value="2328.94" calcext:value-type="float">
            <text:p>2328.94</text:p>
          </table:table-cell>
          <table:table-cell office:value-type="float" office:value="2722.19" calcext:value-type="float">
            <text:p>2722.19</text:p>
          </table:table-cell>
        </table:table-row>
        <table:table-row table:style-name="ro1">
          <table:table-cell office:value-type="float" office:value="16799037" calcext:value-type="float">
            <text:p>16799037</text:p>
          </table:table-cell>
          <table:table-cell table:formula="of:=[.A1052]/1000/(60*60*24)" office:value-type="time" office:time-value="PT04H39M59.037S" calcext:value-type="time">
            <text:p>04:39:59</text:p>
          </table:table-cell>
          <table:table-cell office:value-type="float" office:value="1.01" calcext:value-type="float">
            <text:p>1.01</text:p>
          </table:table-cell>
          <table:table-cell office:value-type="float" office:value="500.8" calcext:value-type="float">
            <text:p>500.8</text:p>
          </table:table-cell>
          <table:table-cell office:value-type="float" office:value="505.85" calcext:value-type="float">
            <text:p>505.85</text:p>
          </table:table-cell>
          <table:table-cell office:value-type="float" office:value="2331.17" calcext:value-type="float">
            <text:p>2331.17</text:p>
          </table:table-cell>
          <table:table-cell office:value-type="float" office:value="2724.45" calcext:value-type="float">
            <text:p>2724.45</text:p>
          </table:table-cell>
        </table:table-row>
        <table:table-row table:style-name="ro1">
          <table:table-cell office:value-type="float" office:value="16815038" calcext:value-type="float">
            <text:p>16815038</text:p>
          </table:table-cell>
          <table:table-cell table:formula="of:=[.A1053]/1000/(60*60*24)" office:value-type="time" office:time-value="PT04H40M15.038S" calcext:value-type="time">
            <text:p>04:40:15</text:p>
          </table:table-cell>
          <table:table-cell office:value-type="float" office:value="1.01" calcext:value-type="float">
            <text:p>1.0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05.97" calcext:value-type="float">
            <text:p>505.97</text:p>
          </table:table-cell>
          <table:table-cell office:value-type="float" office:value="2333.39" calcext:value-type="float">
            <text:p>2333.39</text:p>
          </table:table-cell>
          <table:table-cell office:value-type="float" office:value="2726.7" calcext:value-type="float">
            <text:p>2726.7</text:p>
          </table:table-cell>
        </table:table-row>
        <table:table-row table:style-name="ro1">
          <table:table-cell office:value-type="float" office:value="16831037" calcext:value-type="float">
            <text:p>16831037</text:p>
          </table:table-cell>
          <table:table-cell table:formula="of:=[.A1054]/1000/(60*60*24)" office:value-type="time" office:time-value="PT04H40M31.037S" calcext:value-type="time">
            <text:p>04:40:31</text:p>
          </table:table-cell>
          <table:table-cell office:value-type="float" office:value="1.01" calcext:value-type="float">
            <text:p>1.0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03.76" calcext:value-type="float">
            <text:p>503.76</text:p>
          </table:table-cell>
          <table:table-cell office:value-type="float" office:value="2335.62" calcext:value-type="float">
            <text:p>2335.62</text:p>
          </table:table-cell>
          <table:table-cell office:value-type="float" office:value="2728.94" calcext:value-type="float">
            <text:p>2728.94</text:p>
          </table:table-cell>
        </table:table-row>
        <table:table-row table:style-name="ro1">
          <table:table-cell office:value-type="float" office:value="16847037" calcext:value-type="float">
            <text:p>16847037</text:p>
          </table:table-cell>
          <table:table-cell table:formula="of:=[.A1055]/1000/(60*60*24)" office:value-type="time" office:time-value="PT04H40M47.037S" calcext:value-type="time">
            <text:p>04:40:47</text:p>
          </table:table-cell>
          <table:table-cell office:value-type="float" office:value="1.01" calcext:value-type="float">
            <text:p>1.01</text:p>
          </table:table-cell>
          <table:table-cell office:value-type="float" office:value="500.6" calcext:value-type="float">
            <text:p>500.6</text:p>
          </table:table-cell>
          <table:table-cell office:value-type="float" office:value="503.65" calcext:value-type="float">
            <text:p>503.65</text:p>
          </table:table-cell>
          <table:table-cell office:value-type="float" office:value="2337.84" calcext:value-type="float">
            <text:p>2337.84</text:p>
          </table:table-cell>
          <table:table-cell office:value-type="float" office:value="2731.19" calcext:value-type="float">
            <text:p>2731.19</text:p>
          </table:table-cell>
        </table:table-row>
        <table:table-row table:style-name="ro1">
          <table:table-cell office:value-type="float" office:value="16863037" calcext:value-type="float">
            <text:p>16863037</text:p>
          </table:table-cell>
          <table:table-cell table:formula="of:=[.A1056]/1000/(60*60*24)" office:value-type="time" office:time-value="PT04H41M03.037S" calcext:value-type="time">
            <text:p>04:41:03</text:p>
          </table:table-cell>
          <table:table-cell office:value-type="float" office:value="1" calcext:value-type="float">
            <text:p>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0.27" calcext:value-type="float">
            <text:p>500.27</text:p>
          </table:table-cell>
          <table:table-cell office:value-type="float" office:value="2340.07" calcext:value-type="float">
            <text:p>2340.07</text:p>
          </table:table-cell>
          <table:table-cell office:value-type="float" office:value="2733.42" calcext:value-type="float">
            <text:p>2733.42</text:p>
          </table:table-cell>
        </table:table-row>
        <table:table-row table:style-name="ro1">
          <table:table-cell office:value-type="float" office:value="16865037" calcext:value-type="float">
            <text:p>16865037</text:p>
          </table:table-cell>
          <table:table-cell table:formula="of:=[.A1057]/1000/(60*60*24)" office:value-type="time" office:time-value="PT04H41M05.037S" calcext:value-type="time">
            <text:p>04:41:05</text:p>
          </table:table-cell>
          <table:table-cell office:value-type="float" office:value="1" calcext:value-type="float">
            <text:p>1</text:p>
          </table:table-cell>
          <table:table-cell office:value-type="float" office:value="499.4" calcext:value-type="float">
            <text:p>499.4</text:p>
          </table:table-cell>
          <table:table-cell office:value-type="float" office:value="498.37" calcext:value-type="float">
            <text:p>498.37</text:p>
          </table:table-cell>
          <table:table-cell office:value-type="float" office:value="2340.34" calcext:value-type="float">
            <text:p>2340.34</text:p>
          </table:table-cell>
          <table:table-cell office:value-type="float" office:value="2733.7" calcext:value-type="float">
            <text:p>2733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06T22:32:36.415000000</dc:date>
    <meta:editing-duration>PT8M29S</meta:editing-duration>
    <meta:editing-cycles>1</meta:editing-cycles>
    <meta:document-statistic meta:table-count="1" meta:cell-count="7399" meta:object-count="1"/>
    <meta:generator>LibreOffice/7.0.0.3$Windows_X86_64 LibreOffice_project/8061b3e9204bef6b321a21033174034a5e2ea88e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11cm" svg:height="15.142cm" xlink:href=".." xlink:type="simple" chart:class="chart:line" chart:style-name="ch1">
        <chart:title svg:x="10.702cm" svg:y="0.438cm" chart:style-name="ch2">
          <text:p>Eneloop Pro AA @0.2C #3</text:p>
        </chart:title>
        <chart:legend chart:legend-position="end" svg:x="24.356cm" svg:y="7.272cm" style:legend-expansion="high" chart:style-name="ch3"/>
        <chart:plot-area chart:style-name="ch4" table:cell-range-address="LOGGER02.B1:LOGGER02.C1057" chart:data-source-has-labels="both" svg:x="0.536cm" svg:y="1.519cm" svg:width="23.284cm" svg:height="13.321cm">
          <chart:coordinate-region svg:x="1.448cm" svg:y="1.519cm" svg:width="22.231cm" svg:height="11.992cm"/>
          <chart:axis chart:dimension="x" chart:name="primary-x" chart:style-name="ch5" chartooo:axis-type="auto">
            <chartooo:date-scale/>
            <chart:categories table:cell-range-address="LOGGER02.B2:LOGGER02.B105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1057" chart:label-cell-address="LOGGER02.C1:LOGGER02.C1" chart:class="chart:line">
            <chart:data-point chart:repeated="10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1057</svg:desc>
                </draw:g>
              </table:table-cell>
              <table:table-cell office:value-type="float" office:value="1.29">
                <text:p>1.29</text:p>
                <draw:g>
                  <svg:desc>LOGGER02.C2:LOGGER02.C1057</svg:desc>
                </draw:g>
              </table:table-cell>
            </table:table-row>
            <table:table-row>
              <table:table-cell office:value-type="float" office:value="0.000174039351851852">
                <text:p>0.00017403935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0359224537037037">
                <text:p>0.00035922453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544409722222222">
                <text:p>0.00054440972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729594907407407">
                <text:p>0.00072959490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14780092592593">
                <text:p>0.00091478009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09996527777778">
                <text:p>0.001099965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28515046296296">
                <text:p>0.0012851504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147034722222222">
                <text:p>0.001470347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65552083333333">
                <text:p>0.0016555208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84070601851852">
                <text:p>0.0018407060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02590277777778">
                <text:p>0.0020259027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21107638888889">
                <text:p>0.002211076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39626157407407">
                <text:p>0.002396261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144675925926">
                <text:p>0.0025814467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276663194444444">
                <text:p>0.002766631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5181712962963">
                <text:p>0.002951817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3700231481481">
                <text:p>0.0031370023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221875">
                <text:p>0.00332218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0737268518518">
                <text:p>0.0035073726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69255787037037">
                <text:p>0.003692557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87774305555555">
                <text:p>0.0038777430555555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06292824074074">
                <text:p>0.004062928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24811342592593">
                <text:p>0.004248113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443329861111111">
                <text:p>0.004433298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184837962963">
                <text:p>0.00461848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0366898148148">
                <text:p>0.004803668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8885416666667">
                <text:p>0.004988854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517403935185185">
                <text:p>0.005174039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5922453703704">
                <text:p>0.005359224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4440972222222">
                <text:p>0.005544409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2959490740741">
                <text:p>0.005729594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1478009259259">
                <text:p>0.005914780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09996527777778">
                <text:p>0.006099965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8515046296296">
                <text:p>0.006285150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7033564814815">
                <text:p>0.006470335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5552083333333">
                <text:p>0.006655520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84070601851852">
                <text:p>0.006840706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2590277777778">
                <text:p>0.0070259027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21107638888889">
                <text:p>0.007211076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39626157407407">
                <text:p>0.007396261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58144675925926">
                <text:p>0.007581446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76663194444445">
                <text:p>0.0077666319444444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181712962963">
                <text:p>0.007951817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13700231481482">
                <text:p>0.008137002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221875">
                <text:p>0.00832218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0737268518519">
                <text:p>0.008507372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69255787037037">
                <text:p>0.008692557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7774305555556">
                <text:p>0.008877743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6292824074074">
                <text:p>0.00906292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4811342592593">
                <text:p>0.009248113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3331018518519">
                <text:p>0.0094333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1849537037037">
                <text:p>0.0096184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0368055555556">
                <text:p>0.0098036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8885416666667">
                <text:p>0.009988854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740393518519">
                <text:p>0.01017403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3592361111111">
                <text:p>0.0103592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05444212962963">
                <text:p>0.010544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7296064814815">
                <text:p>0.010729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9147916666667">
                <text:p>0.0109147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0999652777778">
                <text:p>0.01109996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285150462963">
                <text:p>0.01128515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4703356481481">
                <text:p>0.01147033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555208333333">
                <text:p>0.01165552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8407060185185">
                <text:p>0.01184070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0258912037037">
                <text:p>0.01202589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2110763888889">
                <text:p>0.01221107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3962731481481">
                <text:p>0.0123962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5814467592593">
                <text:p>0.01258144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666319444444">
                <text:p>0.01276663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518287037037">
                <text:p>0.0129518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370138888889">
                <text:p>0.0131370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221990740741">
                <text:p>0.0133221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073726851852">
                <text:p>0.01350737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6925694444444">
                <text:p>0.0136925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777546296296">
                <text:p>0.0138777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629282407407">
                <text:p>0.01406292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248125">
                <text:p>0.014248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4332986111111">
                <text:p>0.01443329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6184837962963">
                <text:p>0.01461848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8036689814815">
                <text:p>0.01480366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49888541666667">
                <text:p>0.01498885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1740509259259">
                <text:p>0.0151740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359224537037">
                <text:p>0.01535922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5444097222222">
                <text:p>0.01554440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7295949074074">
                <text:p>0.01572959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59147800925926">
                <text:p>0.015914780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0999652777778">
                <text:p>0.01609996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285162037037">
                <text:p>0.016285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4703356481482">
                <text:p>0.01647033564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6555208333333">
                <text:p>0.016655520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68407060185185">
                <text:p>0.01684070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0258912037037">
                <text:p>0.017025891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2110763888889">
                <text:p>0.01721107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3962615740741">
                <text:p>0.017396261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5814583333333">
                <text:p>0.0175814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7666319444444">
                <text:p>0.01776663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79518171296296">
                <text:p>0.01795181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1370023148148">
                <text:p>0.018137002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3221875">
                <text:p>0.01832218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5073726851852">
                <text:p>0.018507372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6925578703704">
                <text:p>0.018692557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88777430555556">
                <text:p>0.018877743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0629282407407">
                <text:p>0.019062928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2481134259259">
                <text:p>0.01924811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4332986111111">
                <text:p>0.019433298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6184837962963">
                <text:p>0.019618483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8036689814815">
                <text:p>0.019803668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99888541666667">
                <text:p>0.019988854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1740393518519">
                <text:p>0.020174039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3592361111111">
                <text:p>0.0203592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5444097222222">
                <text:p>0.02054440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7295949074074">
                <text:p>0.02072959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9147916666667">
                <text:p>0.0209147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10999652777778">
                <text:p>0.021099965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285150462963">
                <text:p>0.02128515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4703356481481">
                <text:p>0.021470335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6555324074074">
                <text:p>0.0216555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8407060185185">
                <text:p>0.021840706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0258912037037">
                <text:p>0.022025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2110763888889">
                <text:p>0.022211076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3962615740741">
                <text:p>0.022396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5814467592593">
                <text:p>0.022581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27666319444444">
                <text:p>0.022766631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9518171296296">
                <text:p>0.022951817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1370023148148">
                <text:p>0.023137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3221875">
                <text:p>0.023322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5073726851852">
                <text:p>0.023507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6925578703704">
                <text:p>0.023692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38777430555556">
                <text:p>0.023877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0629282407407">
                <text:p>0.024062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2481134259259">
                <text:p>0.024248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4332986111111">
                <text:p>0.024433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6184837962963">
                <text:p>0.024618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8036689814815">
                <text:p>0.024803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49888541666667">
                <text:p>0.024988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1740393518518">
                <text:p>0.025174039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359224537037">
                <text:p>0.025359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5444097222222">
                <text:p>0.025544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7295949074074">
                <text:p>0.025729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59147800925926">
                <text:p>0.025914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0999652777778">
                <text:p>0.026099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285150462963">
                <text:p>0.02628515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4703356481481">
                <text:p>0.026470335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6555324074074">
                <text:p>0.02665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68407060185185">
                <text:p>0.026840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0258912037037">
                <text:p>0.027025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211087962963">
                <text:p>0.027211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3962731481481">
                <text:p>0.0273962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5814467592593">
                <text:p>0.02758144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7666319444444">
                <text:p>0.027766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9518171296296">
                <text:p>0.027951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1370023148148">
                <text:p>0.028137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3221875">
                <text:p>0.02832218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5073842592593">
                <text:p>0.0285073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6925578703704">
                <text:p>0.028692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88777430555556">
                <text:p>0.028877743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0629282407407">
                <text:p>0.029062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2481134259259">
                <text:p>0.029248113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4332986111111">
                <text:p>0.029433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6184837962963">
                <text:p>0.029618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8036689814815">
                <text:p>0.029803668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9888541666667">
                <text:p>0.029988854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1740393518518">
                <text:p>0.030174039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359224537037">
                <text:p>0.03035922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5444097222222">
                <text:p>0.030544409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7295949074074">
                <text:p>0.030729594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9147800925926">
                <text:p>0.030914780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0999652777778">
                <text:p>0.031099965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285150462963">
                <text:p>0.031285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14703472222222">
                <text:p>0.03147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6555324074074">
                <text:p>0.0316555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8407060185185">
                <text:p>0.031840706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0258912037037">
                <text:p>0.03202589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2110763888889">
                <text:p>0.032211076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3962615740741">
                <text:p>0.032396261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5814583333333">
                <text:p>0.0325814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27666319444444">
                <text:p>0.032766631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9518171296296">
                <text:p>0.032951817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1370023148148">
                <text:p>0.033137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3221990740741">
                <text:p>0.0333221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5073726851852">
                <text:p>0.033507372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6925578703704">
                <text:p>0.033692557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8777546296296">
                <text:p>0.033877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0629282407407">
                <text:p>0.034062928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248125">
                <text:p>0.034248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4332986111111">
                <text:p>0.034433298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6184837962963">
                <text:p>0.034618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8036805555556">
                <text:p>0.034803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49888541666667">
                <text:p>0.034988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1740393518519">
                <text:p>0.035174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3592361111111">
                <text:p>0.035359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5444097222222">
                <text:p>0.035544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7295949074074">
                <text:p>0.035729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59147800925926">
                <text:p>0.035914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0999652777778">
                <text:p>0.036099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285162037037">
                <text:p>0.036285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4703356481481">
                <text:p>0.03647033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6555208333333">
                <text:p>0.036655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68407060185185">
                <text:p>0.036840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0258912037037">
                <text:p>0.037025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2110763888889">
                <text:p>0.037211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3962615740741">
                <text:p>0.037396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5814467592593">
                <text:p>0.037581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7666319444444">
                <text:p>0.037766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79518171296296">
                <text:p>0.037951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1370138888889">
                <text:p>0.038137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3221875">
                <text:p>0.038322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5073726851852">
                <text:p>0.038507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6925694444444">
                <text:p>0.038692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88777430555556">
                <text:p>0.038877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0629398148148">
                <text:p>0.0390629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2481134259259">
                <text:p>0.039248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4333101851852">
                <text:p>0.039433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6184953703704">
                <text:p>0.039618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8036689814815">
                <text:p>0.039803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399888657407407">
                <text:p>0.039988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1740393518519">
                <text:p>0.040174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359224537037">
                <text:p>0.040359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5444097222222">
                <text:p>0.040544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7295949074074">
                <text:p>0.040729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09147800925926">
                <text:p>0.040914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0999652777778">
                <text:p>0.041099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285150462963">
                <text:p>0.041285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4703472222222">
                <text:p>0.0414703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6555208333333">
                <text:p>0.041655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18407060185185">
                <text:p>0.041840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0258912037037">
                <text:p>0.042025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211087962963">
                <text:p>0.04221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3962615740741">
                <text:p>0.042396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5814467592593">
                <text:p>0.042581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7666319444444">
                <text:p>0.042766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29518171296296">
                <text:p>0.042951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1370023148148">
                <text:p>0.043137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3221990740741">
                <text:p>0.043322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5073726851852">
                <text:p>0.043507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6925578703704">
                <text:p>0.043692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38777430555555">
                <text:p>0.04387774305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0629282407407">
                <text:p>0.044062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2481134259259">
                <text:p>0.044248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4332986111111">
                <text:p>0.044433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6184837962963">
                <text:p>0.044618483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8036689814815">
                <text:p>0.044803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49888657407407">
                <text:p>0.044988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1740509259259">
                <text:p>0.045174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359224537037">
                <text:p>0.045359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5444097222222">
                <text:p>0.045544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7296064814815">
                <text:p>0.045729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59147916666667">
                <text:p>0.0459147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0999652777778">
                <text:p>0.046099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285150462963">
                <text:p>0.046285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4703356481482">
                <text:p>0.04647033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6555208333333">
                <text:p>0.046655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68407060185185">
                <text:p>0.046840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0258912037037">
                <text:p>0.047025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2110763888889">
                <text:p>0.047211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3962615740741">
                <text:p>0.047396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5814467592593">
                <text:p>0.047581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7666319444444">
                <text:p>0.047766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79518171296296">
                <text:p>0.047951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1370023148148">
                <text:p>0.048137002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3221875">
                <text:p>0.048322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5073842592593">
                <text:p>0.048507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6925578703704">
                <text:p>0.048692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88777546296296">
                <text:p>0.048877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0629282407407">
                <text:p>0.049062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2481134259259">
                <text:p>0.049248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4332986111111">
                <text:p>0.049433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6184837962963">
                <text:p>0.049618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8036689814815">
                <text:p>0.049803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499888541666667">
                <text:p>0.049988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1740393518519">
                <text:p>0.050174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359224537037">
                <text:p>0.050359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5444212962963">
                <text:p>0.050544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7296064814815">
                <text:p>0.050729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09147800925926">
                <text:p>0.050914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0999652777778">
                <text:p>0.051099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285150462963">
                <text:p>0.051285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4703356481482">
                <text:p>0.05147033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6555208333333">
                <text:p>0.051655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18407175925926">
                <text:p>0.051840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0258912037037">
                <text:p>0.052025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211087962963">
                <text:p>0.052211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3962615740741">
                <text:p>0.052396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5814467592593">
                <text:p>0.052581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7666319444444">
                <text:p>0.052766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29518171296296">
                <text:p>0.052951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1370138888889">
                <text:p>0.0531370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3221875">
                <text:p>0.053322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5073842592593">
                <text:p>0.053507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6925694444444">
                <text:p>0.053692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38777546296296">
                <text:p>0.053877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0629282407407">
                <text:p>0.054062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2481134259259">
                <text:p>0.054248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4332986111111">
                <text:p>0.054433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6184837962963">
                <text:p>0.054618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8036689814815">
                <text:p>0.054803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49888657407407">
                <text:p>0.0549888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1740393518519">
                <text:p>0.055174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3592361111111">
                <text:p>0.055359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5444212962963">
                <text:p>0.055544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7296064814815">
                <text:p>0.055729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59147800925926">
                <text:p>0.055914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0999652777778">
                <text:p>0.056099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285150462963">
                <text:p>0.056285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4703356481482">
                <text:p>0.05647033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6555208333333">
                <text:p>0.056655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68407060185185">
                <text:p>0.056840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0259027777778">
                <text:p>0.057025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2110763888889">
                <text:p>0.057211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3962615740741">
                <text:p>0.057396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5814467592593">
                <text:p>0.057581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7666319444444">
                <text:p>0.057766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79518171296296">
                <text:p>0.057951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1370023148148">
                <text:p>0.058137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3221990740741">
                <text:p>0.058322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5073842592593">
                <text:p>0.058507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6925694444444">
                <text:p>0.0586925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88777430555556">
                <text:p>0.058877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0629282407407">
                <text:p>0.059062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2481134259259">
                <text:p>0.059248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4333101851852">
                <text:p>0.059433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6184953703704">
                <text:p>0.0596184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8036689814815">
                <text:p>0.059803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599888541666667">
                <text:p>0.059988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1740393518519">
                <text:p>0.060174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359224537037">
                <text:p>0.060359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5444097222222">
                <text:p>0.060544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7296064814815">
                <text:p>0.0607296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09147800925926">
                <text:p>0.060914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0999768518519">
                <text:p>0.061099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285150462963">
                <text:p>0.061285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4703356481482">
                <text:p>0.06147033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6555208333333">
                <text:p>0.061655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8407175925926">
                <text:p>0.061840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0259027777778">
                <text:p>0.062025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2110763888889">
                <text:p>0.062211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3962615740741">
                <text:p>0.062396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5814467592593">
                <text:p>0.062581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7666319444444">
                <text:p>0.062766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29518171296296">
                <text:p>0.062951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1370023148148">
                <text:p>0.063137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3221875">
                <text:p>0.063322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5073726851852">
                <text:p>0.063507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6925578703704">
                <text:p>0.063692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38777546296296">
                <text:p>0.0638777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0629282407407">
                <text:p>0.064062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248125">
                <text:p>0.06424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4332986111111">
                <text:p>0.064433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6184837962963">
                <text:p>0.064618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8036689814815">
                <text:p>0.064803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49888541666667">
                <text:p>0.064988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1740509259259">
                <text:p>0.065174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3592361111111">
                <text:p>0.0653592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5444097222222">
                <text:p>0.065544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7295949074074">
                <text:p>0.065729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9147800925926">
                <text:p>0.065914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0999652777778">
                <text:p>0.06609996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285162037037">
                <text:p>0.066285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4703356481482">
                <text:p>0.06647033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6555208333333">
                <text:p>0.066655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68407060185185">
                <text:p>0.066840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0259027777778">
                <text:p>0.0670259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2110763888889">
                <text:p>0.067211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3962731481481">
                <text:p>0.067396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5814467592593">
                <text:p>0.067581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7666319444444">
                <text:p>0.067766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79518287037037">
                <text:p>0.067951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1370023148148">
                <text:p>0.068137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3221990740741">
                <text:p>0.0683221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5073842592593">
                <text:p>0.0685073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6925578703704">
                <text:p>0.068692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88777430555556">
                <text:p>0.068877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0629282407407">
                <text:p>0.069062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2481134259259">
                <text:p>0.069248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4332986111111">
                <text:p>0.069433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6184837962963">
                <text:p>0.069618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8036689814815">
                <text:p>0.06980366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9888541666667">
                <text:p>0.069988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1740509259259">
                <text:p>0.0701740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359224537037">
                <text:p>0.070359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5444097222222">
                <text:p>0.07054440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7295949074074">
                <text:p>0.070729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09147916666667">
                <text:p>0.070914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0999652777778">
                <text:p>0.071099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1285150462963">
                <text:p>0.071285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4703472222222">
                <text:p>0.0714703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6555208333333">
                <text:p>0.071655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18407060185185">
                <text:p>0.071840706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0258912037037">
                <text:p>0.072025891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2110763888889">
                <text:p>0.072211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3962731481481">
                <text:p>0.0723962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5814467592593">
                <text:p>0.072581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7666319444444">
                <text:p>0.072766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9518287037037">
                <text:p>0.0729518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1370023148148">
                <text:p>0.073137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3221875">
                <text:p>0.073322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5073726851852">
                <text:p>0.073507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6925578703704">
                <text:p>0.073692557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8777430555556">
                <text:p>0.073877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0629282407407">
                <text:p>0.074062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248125">
                <text:p>0.074248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4332986111111">
                <text:p>0.074433298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6184837962963">
                <text:p>0.074618483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8036805555556">
                <text:p>0.074803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9888541666667">
                <text:p>0.074988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1740393518519">
                <text:p>0.07517403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359224537037">
                <text:p>0.07535922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5444212962963">
                <text:p>0.0755444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7295949074074">
                <text:p>0.075729594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9147800925926">
                <text:p>0.075914780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0999768518519">
                <text:p>0.076099976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285150462963">
                <text:p>0.07628515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4703356481482">
                <text:p>0.076470335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6555208333333">
                <text:p>0.07665552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8407175925926">
                <text:p>0.0768407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0258912037037">
                <text:p>0.077025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72110763888889">
                <text:p>0.077211076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3962615740741">
                <text:p>0.077396261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5814467592593">
                <text:p>0.077581446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7666435185185">
                <text:p>0.0777666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9518171296296">
                <text:p>0.07795181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1370023148148">
                <text:p>0.078137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3221875">
                <text:p>0.07832218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5073726851852">
                <text:p>0.07850737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6925578703704">
                <text:p>0.078692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88777430555556">
                <text:p>0.07887774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0629282407407">
                <text:p>0.079062928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2481134259259">
                <text:p>0.079248113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4333101851852">
                <text:p>0.0794333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6184837962963">
                <text:p>0.079618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98036689814815">
                <text:p>0.079803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799888541666667">
                <text:p>0.079988854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1740393518519">
                <text:p>0.080174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03592245370371">
                <text:p>0.08035922453703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05444097222222">
                <text:p>0.080544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07295949074074">
                <text:p>0.080729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09147800925926">
                <text:p>0.080914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0999652777778">
                <text:p>0.081099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285150462963">
                <text:p>0.081285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4703472222222">
                <text:p>0.081470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6555324074074">
                <text:p>0.081655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18407060185185">
                <text:p>0.081840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0258912037037">
                <text:p>0.082025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2110763888889">
                <text:p>0.082211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3962615740741">
                <text:p>0.08239626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5814467592593">
                <text:p>0.082581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27666319444444">
                <text:p>0.082766631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9518171296296">
                <text:p>0.082951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1370023148148">
                <text:p>0.083137002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3221875">
                <text:p>0.083322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5073726851852">
                <text:p>0.083507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6925578703704">
                <text:p>0.083692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38777546296296">
                <text:p>0.0838777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0629282407407">
                <text:p>0.084062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2481134259259">
                <text:p>0.084248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4333101851852">
                <text:p>0.084433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6184837962963">
                <text:p>0.084618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48036805555556">
                <text:p>0.0848036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9888541666667">
                <text:p>0.084988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1740509259259">
                <text:p>0.0851740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359224537037">
                <text:p>0.085359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5444097222222">
                <text:p>0.085544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7295949074074">
                <text:p>0.085729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59147800925926">
                <text:p>0.085914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0999652777778">
                <text:p>0.086099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285150462963">
                <text:p>0.08628515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4703356481482">
                <text:p>0.086470335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6555208333333">
                <text:p>0.086655520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68407060185185">
                <text:p>0.086840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0258912037037">
                <text:p>0.087025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2110763888889">
                <text:p>0.087211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3962731481482">
                <text:p>0.08739627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5814467592593">
                <text:p>0.087581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7666319444445">
                <text:p>0.087766631944444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79518287037037">
                <text:p>0.087951828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1370023148148">
                <text:p>0.088137002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3221875">
                <text:p>0.088322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5073842592593">
                <text:p>0.0885073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6925578703704">
                <text:p>0.088692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88777430555555">
                <text:p>0.0888777430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0629282407408">
                <text:p>0.089062928240740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2481134259259">
                <text:p>0.089248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4333101851852">
                <text:p>0.0894333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6184837962963">
                <text:p>0.08961848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8036689814815">
                <text:p>0.089803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899888657407407">
                <text:p>0.089988865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1740393518518">
                <text:p>0.090174039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3592361111111">
                <text:p>0.0903592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5444097222222">
                <text:p>0.090544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7295949074074">
                <text:p>0.090729594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09147800925926">
                <text:p>0.090914780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0999652777778">
                <text:p>0.091099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285162037037">
                <text:p>0.09128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4703472222222">
                <text:p>0.0914703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6555324074074">
                <text:p>0.091655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18407060185185">
                <text:p>0.09184070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0258912037037">
                <text:p>0.092025891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2110763888889">
                <text:p>0.092211076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3962731481482">
                <text:p>0.09239627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5814467592593">
                <text:p>0.092581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7666319444444">
                <text:p>0.092766631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29518171296296">
                <text:p>0.092951817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1370138888889">
                <text:p>0.093137013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3221875">
                <text:p>0.093322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5073726851852">
                <text:p>0.093507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6925578703704">
                <text:p>0.09369255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38777430555556">
                <text:p>0.093877743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0629398148148">
                <text:p>0.094062939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2481134259259">
                <text:p>0.094248113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4332986111111">
                <text:p>0.09443329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6184837962963">
                <text:p>0.094618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8036689814815">
                <text:p>0.094803668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49888541666667">
                <text:p>0.09498885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1740393518519">
                <text:p>0.095174039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3592245370371">
                <text:p>0.095359224537037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5444097222222">
                <text:p>0.095544409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57295949074074">
                <text:p>0.09572959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59147916666667">
                <text:p>0.095914791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0999652777778">
                <text:p>0.096099965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285150462963">
                <text:p>0.096285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64703356481481">
                <text:p>0.096470335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6555324074074">
                <text:p>0.096655532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8407175925926">
                <text:p>0.096840717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0259027777778">
                <text:p>0.097025902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211087962963">
                <text:p>0.09721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3962731481482">
                <text:p>0.0973962731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5814467592593">
                <text:p>0.09758144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7666319444444">
                <text:p>0.097766631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79518287037037">
                <text:p>0.097951828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1370023148148">
                <text:p>0.09813700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3221875">
                <text:p>0.098322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5073726851852">
                <text:p>0.098507372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6925578703704">
                <text:p>0.09869255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88777430555556">
                <text:p>0.09887774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0629282407407">
                <text:p>0.099062928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2481134259259">
                <text:p>0.09924811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4332986111111">
                <text:p>0.09943329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6184837962963">
                <text:p>0.09961848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8036689814815">
                <text:p>0.09980366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99888541666667">
                <text:p>0.09998885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174039351852">
                <text:p>0.10017403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359224537037">
                <text:p>0.100359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544409722222">
                <text:p>0.1005444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729594907407">
                <text:p>0.1007295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0914780092593">
                <text:p>0.1009147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099965277778">
                <text:p>0.10109996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285150462963">
                <text:p>0.101285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470335648148">
                <text:p>0.1014703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655520833333">
                <text:p>0.1016555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1840706018519">
                <text:p>0.1018407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025891203704">
                <text:p>0.1020258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211076388889">
                <text:p>0.1022110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396261574074">
                <text:p>0.1023962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581446759259">
                <text:p>0.1025814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766631944444">
                <text:p>0.1027666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2951828703704">
                <text:p>0.10295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137013888889">
                <text:p>0.10313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3221875">
                <text:p>0.103322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507372685185">
                <text:p>0.1035073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69255787037">
                <text:p>0.1036925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3877743055556">
                <text:p>0.1038777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062928240741">
                <text:p>0.1040629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248113425926">
                <text:p>0.1042481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433298611111">
                <text:p>0.1044332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618483796296">
                <text:p>0.1046184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803668981481">
                <text:p>0.1048036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4988854166667">
                <text:p>0.1049888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174039351852">
                <text:p>0.1051740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359236111111">
                <text:p>0.10535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544409722222">
                <text:p>0.10554440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729594907407">
                <text:p>0.1057295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5914780092593">
                <text:p>0.1059147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099965277778">
                <text:p>0.1060999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285150462963">
                <text:p>0.106285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470335648148">
                <text:p>0.10647033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655520833333">
                <text:p>0.1066555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6840706018519">
                <text:p>0.1068407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025902777778">
                <text:p>0.10702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211076388889">
                <text:p>0.1072110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396261574074">
                <text:p>0.1073962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581446759259">
                <text:p>0.1075814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766631944444">
                <text:p>0.1077666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7951828703704">
                <text:p>0.10795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137013888889">
                <text:p>0.10813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3221875">
                <text:p>0.108322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507372685185">
                <text:p>0.1085073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69255787037">
                <text:p>0.1086925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8877743055556">
                <text:p>0.1088777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062928240741">
                <text:p>0.1090629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248113425926">
                <text:p>0.1092481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433298611111">
                <text:p>0.1094332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618483796296">
                <text:p>0.1096184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803668981481">
                <text:p>0.1098036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09988865740741">
                <text:p>0.10998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174039351852">
                <text:p>0.1101740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359224537037">
                <text:p>0.110359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544421296296">
                <text:p>0.11054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729594907407">
                <text:p>0.1107295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0914780092593">
                <text:p>0.11091478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099965277778">
                <text:p>0.1110999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285150462963">
                <text:p>0.111285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470347222222">
                <text:p>0.11147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655520833333">
                <text:p>0.1116555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1840706018519">
                <text:p>0.1118407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025891203704">
                <text:p>0.1120258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211087962963">
                <text:p>0.11221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396261574074">
                <text:p>0.1123962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581446759259">
                <text:p>0.1125814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766631944444">
                <text:p>0.1127666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295181712963">
                <text:p>0.1129518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137002314815">
                <text:p>0.1131370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3221875">
                <text:p>0.113322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507384259259">
                <text:p>0.11350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692569444444">
                <text:p>0.11369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3877743055556">
                <text:p>0.1138777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062928240741">
                <text:p>0.1140629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248113425926">
                <text:p>0.1142481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433298611111">
                <text:p>0.1144332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61849537037">
                <text:p>0.11461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803668981481">
                <text:p>0.1148036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4988865740741">
                <text:p>0.11498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174039351852">
                <text:p>0.1151740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359224537037">
                <text:p>0.11535922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544409722222">
                <text:p>0.11554440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729594907407">
                <text:p>0.1157295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5914791666667">
                <text:p>0.11591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099965277778">
                <text:p>0.1160999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285150462963">
                <text:p>0.116285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470347222222">
                <text:p>0.11647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655520833333">
                <text:p>0.1166555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6840706018519">
                <text:p>0.1168407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025891203704">
                <text:p>0.11702589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211076388889">
                <text:p>0.11721107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396273148148">
                <text:p>0.11739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581446759259">
                <text:p>0.1175814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766643518519">
                <text:p>0.11776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795181712963">
                <text:p>0.11795181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137013888889">
                <text:p>0.11813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3221875">
                <text:p>0.118322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507372685185">
                <text:p>0.1185073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69255787037">
                <text:p>0.1186925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8877743055556">
                <text:p>0.1188777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062928240741">
                <text:p>0.1190629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248113425926">
                <text:p>0.11924811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433298611111">
                <text:p>0.1194332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618483796296">
                <text:p>0.11961848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803680555556">
                <text:p>0.11980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988854166667">
                <text:p>0.1199888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174039351852">
                <text:p>0.1201740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359236111111">
                <text:p>0.12035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544421296296">
                <text:p>0.12054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729594907407">
                <text:p>0.1207295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914780092593">
                <text:p>0.1209147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1099965277778">
                <text:p>0.12109996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285150462963">
                <text:p>0.12128515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470347222222">
                <text:p>0.12147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655520833333">
                <text:p>0.12165552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840706018519">
                <text:p>0.12184070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025902777778">
                <text:p>0.12202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211087962963">
                <text:p>0.12221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396261574074">
                <text:p>0.12239626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581446759259">
                <text:p>0.1225814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2766631944444">
                <text:p>0.12276663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951828703704">
                <text:p>0.12295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137002314815">
                <text:p>0.12313700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3221875">
                <text:p>0.123322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3507372685185">
                <text:p>0.12350737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69255787037">
                <text:p>0.12369255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877743055556">
                <text:p>0.12387774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062928240741">
                <text:p>0.12406292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248113425926">
                <text:p>0.1242481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4433298611111">
                <text:p>0.12443329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618483796296">
                <text:p>0.1246184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4803668981481">
                <text:p>0.12480366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988854166667">
                <text:p>0.12498885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174039351852">
                <text:p>0.1251740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5359236111111">
                <text:p>0.12535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5544409722222">
                <text:p>0.1255444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5729594907407">
                <text:p>0.1257295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914780092593">
                <text:p>0.1259147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6099976851852">
                <text:p>0.12609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285150462963">
                <text:p>0.126285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6470335648148">
                <text:p>0.1264703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6655532407407">
                <text:p>0.12665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840706018519">
                <text:p>0.12684070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025891203704">
                <text:p>0.1270258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211076388889">
                <text:p>0.1272110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396261574074">
                <text:p>0.1273962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581446759259">
                <text:p>0.12758144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766643518519">
                <text:p>0.12776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795181712963">
                <text:p>0.1279518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137002314815">
                <text:p>0.1281370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3221875">
                <text:p>0.128322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507384259259">
                <text:p>0.12850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69255787037">
                <text:p>0.1286925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8877743055556">
                <text:p>0.12887774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062928240741">
                <text:p>0.129062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248113425926">
                <text:p>0.1292481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433310185185">
                <text:p>0.12943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618483796296">
                <text:p>0.1296184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803668981481">
                <text:p>0.1298036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29988854166667">
                <text:p>0.1299888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174039351852">
                <text:p>0.1301740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359224537037">
                <text:p>0.130359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544409722222">
                <text:p>0.1305444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729606481481">
                <text:p>0.13072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0914791666667">
                <text:p>0.13091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099965277778">
                <text:p>0.13109996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285150462963">
                <text:p>0.131285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470347222222">
                <text:p>0.13147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655520833333">
                <text:p>0.1316555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1840706018519">
                <text:p>0.13184070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025891203704">
                <text:p>0.1320258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211087962963">
                <text:p>0.13221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396261574074">
                <text:p>0.1323962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581446759259">
                <text:p>0.1325814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766643518519">
                <text:p>0.13276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295181712963">
                <text:p>0.13295181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137002314815">
                <text:p>0.13313700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3221875">
                <text:p>0.133322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507384259259">
                <text:p>0.13350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69255787037">
                <text:p>0.1336925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877743055556">
                <text:p>0.13387774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062928240741">
                <text:p>0.134062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248113425926">
                <text:p>0.13424811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433310185185">
                <text:p>0.13443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618483796296">
                <text:p>0.1346184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803668981481">
                <text:p>0.1348036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988854166667">
                <text:p>0.1349888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174039351852">
                <text:p>0.1351740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359224537037">
                <text:p>0.135359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544409722222">
                <text:p>0.1355444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729606481482">
                <text:p>0.13572960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914791666667">
                <text:p>0.13591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099965277778">
                <text:p>0.1360999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6285150462963">
                <text:p>0.136285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470335648148">
                <text:p>0.13647033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655520833333">
                <text:p>0.13665552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840706018519">
                <text:p>0.13684070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025891203704">
                <text:p>0.13702589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211076388889">
                <text:p>0.13721107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396261574074">
                <text:p>0.13739626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581446759259">
                <text:p>0.13758144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766631944444">
                <text:p>0.1377666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951828703704">
                <text:p>0.13795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8137013888889">
                <text:p>0.13813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3221875">
                <text:p>0.138322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507384259259">
                <text:p>0.13850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69255787037">
                <text:p>0.13869255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877743055556">
                <text:p>0.13887774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062928240741">
                <text:p>0.139062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248113425926">
                <text:p>0.1392481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433310185185">
                <text:p>0.13943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618483796296">
                <text:p>0.1396184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803668981481">
                <text:p>0.1398036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39988854166667">
                <text:p>0.13998885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174039351852">
                <text:p>0.14017403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359224537037">
                <text:p>0.14035922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544409722222">
                <text:p>0.14054440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729594907407">
                <text:p>0.14072959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0914791666667">
                <text:p>0.14091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099976851852">
                <text:p>0.14109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285150462963">
                <text:p>0.141285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470335648148">
                <text:p>0.14147033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655520833333">
                <text:p>0.1416555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1840706018519">
                <text:p>0.14184070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025891203704">
                <text:p>0.1420258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211076388889">
                <text:p>0.1422110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396261574074">
                <text:p>0.1423962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581458333333">
                <text:p>0.14258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2766631944444">
                <text:p>0.14276663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95181712963">
                <text:p>0.1429518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137002314815">
                <text:p>0.1431370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3221875">
                <text:p>0.143322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507372685185">
                <text:p>0.1435073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692569444444">
                <text:p>0.14369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3877743055556">
                <text:p>0.1438777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062928240741">
                <text:p>0.144062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248113425926">
                <text:p>0.1442481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433310185185">
                <text:p>0.14443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618483796296">
                <text:p>0.1446184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803668981481">
                <text:p>0.1448036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4988854166667">
                <text:p>0.1449888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174039351852">
                <text:p>0.1451740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359236111111">
                <text:p>0.14535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544409722222">
                <text:p>0.1455444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729606481481">
                <text:p>0.14572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5914780092593">
                <text:p>0.1459147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099965277778">
                <text:p>0.1460999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285150462963">
                <text:p>0.1462851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470347222222">
                <text:p>0.14647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655520833333">
                <text:p>0.1466555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6840717592593">
                <text:p>0.14684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025891203704">
                <text:p>0.1470258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211076388889">
                <text:p>0.1472110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396261574074">
                <text:p>0.1473962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581446759259">
                <text:p>0.1475814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766631944444">
                <text:p>0.1477666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7951828703704">
                <text:p>0.14795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137002314815">
                <text:p>0.14813700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322199074074">
                <text:p>0.14832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507372685185">
                <text:p>0.1485073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69255787037">
                <text:p>0.1486925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8877743055556">
                <text:p>0.1488777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062928240741">
                <text:p>0.14906292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248113425926">
                <text:p>0.1492481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433298611111">
                <text:p>0.1494332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618483796296">
                <text:p>0.1496184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803668981481">
                <text:p>0.14980366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49988854166667">
                <text:p>0.1499888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174039351852">
                <text:p>0.1501740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359224537037">
                <text:p>0.15035922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544409722222">
                <text:p>0.15054440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729594907407">
                <text:p>0.15072959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0914780092593">
                <text:p>0.1509147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099965277778">
                <text:p>0.15109996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285150462963">
                <text:p>0.1512851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470347222222">
                <text:p>0.15147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655520833333">
                <text:p>0.1516555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1840717592593">
                <text:p>0.15184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025891203704">
                <text:p>0.15202589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211076388889">
                <text:p>0.15221107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396261574074">
                <text:p>0.15239626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581446759259">
                <text:p>0.15258144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766631944444">
                <text:p>0.15276663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295181712963">
                <text:p>0.15295181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137013888889">
                <text:p>0.15313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322199074074">
                <text:p>0.15332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507372685185">
                <text:p>0.15350737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69255787037">
                <text:p>0.15369255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3877743055556">
                <text:p>0.15387774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062939814815">
                <text:p>0.15406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248113425926">
                <text:p>0.15424811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433298611111">
                <text:p>0.15443329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618483796296">
                <text:p>0.15461848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4803668981481">
                <text:p>0.15480366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4988854166667">
                <text:p>0.15498885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5174039351852">
                <text:p>0.15517403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5359224537037">
                <text:p>0.1553592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544421296296">
                <text:p>0.155544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5729606481482">
                <text:p>0.15572960648148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5914780092593">
                <text:p>0.15591478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6099965277778">
                <text:p>0.1560999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285150462963">
                <text:p>0.15628515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6470335648148">
                <text:p>0.15647033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6655520833333">
                <text:p>0.1566555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56840706018519">
                <text:p>0.15684070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025891203704">
                <text:p>0.15702589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211076388889">
                <text:p>0.15721107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396261574074">
                <text:p>0.15739626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581446759259">
                <text:p>0.15758144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766631944444">
                <text:p>0.1577666319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795181712963">
                <text:p>0.15795181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137002314815">
                <text:p>0.15813700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3221875">
                <text:p>0.15832218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507384259259">
                <text:p>0.158507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69255787037">
                <text:p>0.15869255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887775462963">
                <text:p>0.15887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062928240741">
                <text:p>0.15906292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248125">
                <text:p>0.15924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433310185185">
                <text:p>0.159433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61849537037">
                <text:p>0.15961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803668981481">
                <text:p>0.15980366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59988865740741">
                <text:p>0.159988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174039351852">
                <text:p>0.16017403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359224537037">
                <text:p>0.16035922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0544409722222">
                <text:p>0.16054440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729594907407">
                <text:p>0.1607295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0914780092593">
                <text:p>0.1609147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099965277778">
                <text:p>0.16109996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285150462963">
                <text:p>0.16128515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1470347222222">
                <text:p>0.161470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655532407407">
                <text:p>0.161655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1840717592593">
                <text:p>0.161840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025891203704">
                <text:p>0.16202589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2211076388889">
                <text:p>0.16221107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396273148148">
                <text:p>0.162396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581446759259">
                <text:p>0.1625814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766631944444">
                <text:p>0.16276663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2951828703704">
                <text:p>0.162951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137002314815">
                <text:p>0.16313700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3221875">
                <text:p>0.16332218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507372685185">
                <text:p>0.16350737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69255787037">
                <text:p>0.16369255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3877743055556">
                <text:p>0.1638777430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64062939814815">
                <text:p>0.164062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248113425926">
                <text:p>0.16424811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433298611111">
                <text:p>0.16443329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618483796296">
                <text:p>0.16461848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803680555556">
                <text:p>0.164803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4988865740741">
                <text:p>0.164988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174050925926">
                <text:p>0.165174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359224537037">
                <text:p>0.16535922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544409722222">
                <text:p>0.16554440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729594907407">
                <text:p>0.16572959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5914780092593">
                <text:p>0.16591478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099965277778">
                <text:p>0.16609996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285150462963">
                <text:p>0.16628515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470335648148">
                <text:p>0.16647033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655520833333">
                <text:p>0.16665552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6840706018519">
                <text:p>0.16684070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025891203704">
                <text:p>0.16702589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211076388889">
                <text:p>0.16721107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396261574074">
                <text:p>0.16739626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581446759259">
                <text:p>0.16758144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766643518519">
                <text:p>0.16776664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795181712963">
                <text:p>0.16795181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137002314815">
                <text:p>0.16813700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322199074074">
                <text:p>0.168322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507372685185">
                <text:p>0.16850737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869255787037">
                <text:p>0.16869255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887775462963">
                <text:p>0.16887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062928240741">
                <text:p>0.16906292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248125">
                <text:p>0.16924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433298611111">
                <text:p>0.16943329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618483796296">
                <text:p>0.16961848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69803668981482">
                <text:p>0.16980366898148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69988865740741">
                <text:p>0.1699888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174039351852">
                <text:p>0.17017403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359224537037">
                <text:p>0.17035922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544409722222">
                <text:p>0.17054440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729594907407">
                <text:p>0.17072959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0914791666667">
                <text:p>0.17091479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099965277778">
                <text:p>0.17109996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285150462963">
                <text:p>0.17128515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470335648148">
                <text:p>0.17147033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655520833333">
                <text:p>0.17165552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1840706018519">
                <text:p>0.171840706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025902777778">
                <text:p>0.17202590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211076388889">
                <text:p>0.17221107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2396261574074">
                <text:p>0.17239626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581446759259">
                <text:p>0.17258144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766631944444">
                <text:p>0.17276663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295181712963">
                <text:p>0.17295181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137002314815">
                <text:p>0.17313700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33221875">
                <text:p>0.17332218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507372685185">
                <text:p>0.17350737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69255787037">
                <text:p>0.17369255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3877743055556">
                <text:p>0.17387774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74062939814815">
                <text:p>0.17406293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248125">
                <text:p>0.17424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433298611111">
                <text:p>0.17443329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618483796296">
                <text:p>0.17461848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803668981481">
                <text:p>0.17480366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4988865740741">
                <text:p>0.1749888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174050925926">
                <text:p>0.17517405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359224537037">
                <text:p>0.17535922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544409722222">
                <text:p>0.17554440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729594907407">
                <text:p>0.17572959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5914780092593">
                <text:p>0.17591478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099976851852">
                <text:p>0.176099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285150462963">
                <text:p>0.17628515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470347222222">
                <text:p>0.1764703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655520833333">
                <text:p>0.17665552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6840717592593">
                <text:p>0.17684071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025891203704">
                <text:p>0.17702589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211076388889">
                <text:p>0.17721107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396261574074">
                <text:p>0.17739626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581458333333">
                <text:p>0.17758145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766631944444">
                <text:p>0.17776663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795181712963">
                <text:p>0.17795181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137002314815">
                <text:p>0.17813700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3221875">
                <text:p>0.17832218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507372685185">
                <text:p>0.17850737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869255787037">
                <text:p>0.17869255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8877743055556">
                <text:p>0.17887774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062928240741">
                <text:p>0.179062928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248125">
                <text:p>0.17924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433298611111">
                <text:p>0.17943329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79618483796296">
                <text:p>0.179618483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803668981481">
                <text:p>0.1798036689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79988865740741">
                <text:p>0.179988865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174039351852">
                <text:p>0.18017403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359224537037">
                <text:p>0.180359224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544409722222">
                <text:p>0.1805444097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0729594907407">
                <text:p>0.18072959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0914791666667">
                <text:p>0.18091479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81099976851852">
                <text:p>0.18109997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285150462963">
                <text:p>0.18128515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470347222222">
                <text:p>0.1814703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655520833333">
                <text:p>0.181655520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1840706018519">
                <text:p>0.181840706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025891203704">
                <text:p>0.18202589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211076388889">
                <text:p>0.18221107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396261574074">
                <text:p>0.18239626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581458333333">
                <text:p>0.18258145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766631944444">
                <text:p>0.182766631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295181712963">
                <text:p>0.182951817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137002314815">
                <text:p>0.183137002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322199074074">
                <text:p>0.18332219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507384259259">
                <text:p>0.18350738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69255787037">
                <text:p>0.183692557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3877743055556">
                <text:p>0.1838777430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062928240741">
                <text:p>0.18406292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248113425926">
                <text:p>0.184248113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433298611111">
                <text:p>0.1844332986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618483796296">
                <text:p>0.1846184837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4803668981481">
                <text:p>0.18480366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84988854166667">
                <text:p>0.1849888541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174050925926">
                <text:p>0.185174050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359224537037">
                <text:p>0.185359224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544409722222">
                <text:p>0.185544409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729594907407">
                <text:p>0.185729594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5914780092593">
                <text:p>0.185914780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099965277778">
                <text:p>0.186099965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285150462963">
                <text:p>0.18628515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6470335648148">
                <text:p>0.1864703356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655520833333">
                <text:p>0.1866555208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6840706018519">
                <text:p>0.1868407060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87025902777778">
                <text:p>0.18702590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211076388889">
                <text:p>0.187211076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396261574074">
                <text:p>0.187396261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581446759259">
                <text:p>0.187581446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766631944444">
                <text:p>0.187766631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795181712963">
                <text:p>0.18795181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137002314815">
                <text:p>0.188137002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3221875">
                <text:p>0.18832218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507372685185">
                <text:p>0.188507372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692569444444">
                <text:p>0.18869256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8887775462963">
                <text:p>0.188877754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062928240741">
                <text:p>0.1890629282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248113425926">
                <text:p>0.1892481134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433298611111">
                <text:p>0.189433298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618483796296">
                <text:p>0.1896184837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803668981481">
                <text:p>0.189803668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9988865740741">
                <text:p>0.189988865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0174050925926">
                <text:p>0.190174050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90359224537037">
                <text:p>0.190359224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0544409722222">
                <text:p>0.19054440972222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0729606481481">
                <text:p>0.19072960648148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0914780092593">
                <text:p>0.1909147800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099965277778">
                <text:p>0.191099965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285150462963">
                <text:p>0.19128515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470335648148">
                <text:p>0.191470335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655520833333">
                <text:p>0.191655520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91840706018519">
                <text:p>0.19184070601851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2025902777778">
                <text:p>0.19202590277777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2211076388889">
                <text:p>0.192211076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92396261574074">
                <text:p>0.19239626157407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2581446759259">
                <text:p>0.19258144675925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2766631944444">
                <text:p>0.1927666319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295181712963">
                <text:p>0.1929518171296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3137002314815">
                <text:p>0.19313700231481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33221875">
                <text:p>0.193322187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3507372685185">
                <text:p>0.19350737268518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9369255787037">
                <text:p>0.1936925578703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3877743055556">
                <text:p>0.19387774305555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4062939814815">
                <text:p>0.19406293981481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94248125">
                <text:p>0.19424812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4433298611111">
                <text:p>0.194433298611111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461849537037">
                <text:p>0.1946184953703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4803668981482">
                <text:p>0.194803668981482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4988854166667">
                <text:p>0.19498885416666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95174039351852">
                <text:p>0.195174039351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951971875">
                <text:p>0.195197187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